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800000"/>
    </style:style>
    <style:style style:name="ce3" style:family="table-cell" style:parent-style-name="Default">
      <style:text-properties fo:color="#800000"/>
    </style:style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float" office:value="-2.554007647084" calcext:value-type="float">
            <text:p>-2.554007647084</text:p>
          </table:table-cell>
          <table:table-cell table:style-name="ce1" office:value-type="float" office:value="-2.554785486777" calcext:value-type="float">
            <text:p>-2.554785486777</text:p>
          </table:table-cell>
          <table:table-cell table:style-name="ce1" office:value-type="float" office:value="-2.555172431891" calcext:value-type="float">
            <text:p>-2.555172431891</text:p>
          </table:table-cell>
          <table:table-cell table:style-name="ce1" office:value-type="float" office:value="-2.554785486434" calcext:value-type="float">
            <text:p>-2.554785486434</text:p>
          </table:table-cell>
          <table:table-cell table:style-name="ce1" office:value-type="float" office:value="-2.554007646575" calcext:value-type="float">
            <text:p>-2.554007646575</text:p>
          </table:table-cell>
          <table:table-cell table:style-name="ce1" office:value-type="float" office:value="-2.553616676539" calcext:value-type="float">
            <text:p>-2.553616676539</text:p>
          </table:table-cell>
          <table:table-cell table:style-name="ce1" office:value-type="float" office:value="-2.554021357261" calcext:value-type="float">
            <text:p>-2.554021357261</text:p>
          </table:table-cell>
          <table:table-cell table:style-name="ce1" office:value-type="float" office:value="-2.554821330477" calcext:value-type="float">
            <text:p>-2.554821330477</text:p>
          </table:table-cell>
          <table:table-cell table:style-name="ce1" office:value-type="float" office:value="-2.555217897764" calcext:value-type="float">
            <text:p>-2.555217897764</text:p>
          </table:table-cell>
          <table:table-cell table:style-name="ce1" office:value-type="float" office:value="-2.554821330242" calcext:value-type="float">
            <text:p>-2.554821330242</text:p>
          </table:table-cell>
          <table:table-cell table:style-name="ce1" office:value-type="float" office:value="-2.5540213569" calcext:value-type="float">
            <text:p>-2.5540213569</text:p>
          </table:table-cell>
          <table:table-cell table:style-name="ce1" office:value-type="float" office:value="-2.553617129371" calcext:value-type="float">
            <text:p>-2.553617129371</text:p>
          </table:table-cell>
          <table:table-cell table:style-name="ce1" office:value-type="float" office:value="-2.554027888745" calcext:value-type="float">
            <text:p>-2.554027888745</text:p>
          </table:table-cell>
          <table:table-cell table:style-name="ce1" office:value-type="float" office:value="-2.554837493262" calcext:value-type="float">
            <text:p>-2.554837493262</text:p>
          </table:table-cell>
          <table:table-cell table:style-name="ce2" office:value-type="float" office:value="-2.555238051171" calcext:value-type="float">
            <text:p>-2.555238051171</text:p>
          </table:table-cell>
          <table:table-cell table:style-name="ce2" office:value-type="float" office:value="-2.553617356123" calcext:value-type="float">
            <text:p>-2.553617356123</text:p>
          </table:table-cell>
          <table:table-cell table:style-name="ce1" office:value-type="float" office:value="-2.55400041116" calcext:value-type="float">
            <text:p>-2.55400041116</text:p>
          </table:table-cell>
          <table:table-cell table:style-name="ce1" office:value-type="float" office:value="-2.554765012709" calcext:value-type="float">
            <text:p>-2.554765012709</text:p>
          </table:table-cell>
          <table:table-cell table:style-name="ce2" office:value-type="float" office:value="-2.555145668347" calcext:value-type="float">
            <text:p>-2.555145668347</text:p>
          </table:table-cell>
          <table:table-cell table:style-name="ce2" office:value-type="float" office:value="-2.553616450448" calcext:value-type="float">
            <text:p>-2.553616450448</text:p>
          </table:table-cell>
        </table:table-row>
        <table:table-row table:style-name="ro1">
          <table:table-cell table:style-name="ce1" office:value-type="float" office:value="-2.553779630407" calcext:value-type="float">
            <text:p>-2.553779630407</text:p>
          </table:table-cell>
          <table:table-cell table:style-name="ce1" office:value-type="float" office:value="-2.554538835725" calcext:value-type="float">
            <text:p>-2.554538835725</text:p>
          </table:table-cell>
          <table:table-cell table:style-name="ce1" office:value-type="float" office:value="-2.554917140196" calcext:value-type="float">
            <text:p>-2.554917140196</text:p>
          </table:table-cell>
          <table:table-cell table:style-name="ce1" office:value-type="float" office:value="-2.554538836788" calcext:value-type="float">
            <text:p>-2.554538836788</text:p>
          </table:table-cell>
          <table:table-cell table:style-name="ce1" office:value-type="float" office:value="-2.553779631558" calcext:value-type="float">
            <text:p>-2.553779631558</text:p>
          </table:table-cell>
          <table:table-cell table:style-name="ce1" office:value-type="float" office:value="-2.553398775004" calcext:value-type="float">
            <text:p>-2.553398775004</text:p>
          </table:table-cell>
          <table:table-cell table:style-name="ce1" office:value-type="float" office:value="-2.5537749969" calcext:value-type="float">
            <text:p>-2.5537749969</text:p>
          </table:table-cell>
          <table:table-cell table:style-name="ce1" office:value-type="float" office:value="-2.554528827266" calcext:value-type="float">
            <text:p>-2.554528827266</text:p>
          </table:table-cell>
          <table:table-cell table:style-name="ce1" office:value-type="float" office:value="-2.554906015185" calcext:value-type="float">
            <text:p>-2.554906015185</text:p>
          </table:table-cell>
          <table:table-cell table:style-name="ce1" office:value-type="float" office:value="-2.554528828126" calcext:value-type="float">
            <text:p>-2.554528828126</text:p>
          </table:table-cell>
          <table:table-cell table:style-name="ce1" office:value-type="float" office:value="-2.553774997927" calcext:value-type="float">
            <text:p>-2.553774997927</text:p>
          </table:table-cell>
          <table:table-cell table:style-name="ce1" office:value-type="float" office:value="-2.553399168" calcext:value-type="float">
            <text:p>-2.553399168</text:p>
          </table:table-cell>
          <table:table-cell table:style-name="ce1" office:value-type="float" office:value="-2.553773025592" calcext:value-type="float">
            <text:p>-2.553773025592</text:p>
          </table:table-cell>
          <table:table-cell table:style-name="ce1" office:value-type="float" office:value="-2.554525740074" calcext:value-type="float">
            <text:p>-2.554525740074</text:p>
          </table:table-cell>
          <table:table-cell table:style-name="ce2" office:value-type="float" office:value="-2.554903282357" calcext:value-type="float">
            <text:p>-2.554903282357</text:p>
          </table:table-cell>
          <table:table-cell table:style-name="ce2" office:value-type="float" office:value="-2.553399364593" calcext:value-type="float">
            <text:p>-2.553399364593</text:p>
          </table:table-cell>
          <table:table-cell table:style-name="ce1" office:value-type="float" office:value="-2.553782350804" calcext:value-type="float">
            <text:p>-2.553782350804</text:p>
          </table:table-cell>
          <table:table-cell table:style-name="ce1" office:value-type="float" office:value="-2.554546575877" calcext:value-type="float">
            <text:p>-2.554546575877</text:p>
          </table:table-cell>
          <table:table-cell table:style-name="ce2" office:value-type="float" office:value="-2.554927044043" calcext:value-type="float">
            <text:p>-2.554927044043</text:p>
          </table:table-cell>
          <table:table-cell table:style-name="ce2" office:value-type="float" office:value="-2.553398578611" calcext:value-type="float">
            <text:p>-2.553398578611</text:p>
          </table:table-cell>
        </table:table-row>
        <table:table-row table:style-name="ro1">
          <table:table-cell table:style-name="ce1" office:value-type="float" office:value="-2.553395576966" calcext:value-type="float">
            <text:p>-2.553395576966</text:p>
          </table:table-cell>
          <table:table-cell table:style-name="ce1" office:value-type="float" office:value="-2.554161323008" calcext:value-type="float">
            <text:p>-2.554161323008</text:p>
          </table:table-cell>
          <table:table-cell table:style-name="ce1" office:value-type="float" office:value="-2.554542506516" calcext:value-type="float">
            <text:p>-2.554542506516</text:p>
          </table:table-cell>
          <table:table-cell table:style-name="ce1" office:value-type="float" office:value="-2.554161322796" calcext:value-type="float">
            <text:p>-2.554161322796</text:p>
          </table:table-cell>
          <table:table-cell table:style-name="ce1" office:value-type="float" office:value="-2.55339557648" calcext:value-type="float">
            <text:p>-2.55339557648</text:p>
          </table:table-cell>
          <table:table-cell table:style-name="ce1" office:value-type="float" office:value="-2.553010995725" calcext:value-type="float">
            <text:p>-2.553010995725</text:p>
          </table:table-cell>
          <table:table-cell table:style-name="ce1" office:value-type="float" office:value="-2.55339766944" calcext:value-type="float">
            <text:p>-2.55339766944</text:p>
          </table:table-cell>
          <table:table-cell table:style-name="ce1" office:value-type="float" office:value="-2.554166179595" calcext:value-type="float">
            <text:p>-2.554166179595</text:p>
          </table:table-cell>
          <table:table-cell table:style-name="ce1" office:value-type="float" office:value="-2.55454847423" calcext:value-type="float">
            <text:p>-2.55454847423</text:p>
          </table:table-cell>
          <table:table-cell table:style-name="ce1" office:value-type="float" office:value="-2.554166179437" calcext:value-type="float">
            <text:p>-2.554166179437</text:p>
          </table:table-cell>
          <table:table-cell table:style-name="ce1" office:value-type="float" office:value="-2.553397669038" calcext:value-type="float">
            <text:p>-2.553397669038</text:p>
          </table:table-cell>
          <table:table-cell table:style-name="ce1" office:value-type="float" office:value="-2.553011387008" calcext:value-type="float">
            <text:p>-2.553011387008</text:p>
          </table:table-cell>
          <table:table-cell table:style-name="ce1" office:value-type="float" office:value="-2.553398673418" calcext:value-type="float">
            <text:p>-2.553398673418</text:p>
          </table:table-cell>
          <table:table-cell table:style-name="ce1" office:value-type="float" office:value="-2.554168295034" calcext:value-type="float">
            <text:p>-2.554168295034</text:p>
          </table:table-cell>
          <table:table-cell table:style-name="ce2" office:value-type="float" office:value="-2.554550954353" calcext:value-type="float">
            <text:p>-2.554550954353</text:p>
          </table:table-cell>
          <table:table-cell table:style-name="ce2" office:value-type="float" office:value="-2.553011582684" calcext:value-type="float">
            <text:p>-2.553011582684</text:p>
          </table:table-cell>
          <table:table-cell table:style-name="ce1" office:value-type="float" office:value="-2.553394486382" calcext:value-type="float">
            <text:p>-2.553394486382</text:p>
          </table:table-cell>
          <table:table-cell table:style-name="ce1" office:value-type="float" office:value="-2.554158534074" calcext:value-type="float">
            <text:p>-2.554158534074</text:p>
          </table:table-cell>
          <table:table-cell table:style-name="ce2" office:value-type="float" office:value="-2.554538910867" calcext:value-type="float">
            <text:p>-2.554538910867</text:p>
          </table:table-cell>
          <table:table-cell table:style-name="ce2" office:value-type="float" office:value="-2.553010800127" calcext:value-type="float">
            <text:p>-2.553010800127</text:p>
          </table:table-cell>
        </table:table-row>
        <table:table-row table:style-name="ro1">
          <table:table-cell table:style-name="ce1" office:value-type="float" office:value="-2.553078819698" calcext:value-type="float">
            <text:p>-2.553078819698</text:p>
          </table:table-cell>
          <table:table-cell table:style-name="ce1" office:value-type="float" office:value="-2.553841141996" calcext:value-type="float">
            <text:p>-2.553841141996</text:p>
          </table:table-cell>
          <table:table-cell table:style-name="ce1" office:value-type="float" office:value="-2.554220703394" calcext:value-type="float">
            <text:p>-2.554220703394</text:p>
          </table:table-cell>
          <table:table-cell table:style-name="ce1" office:value-type="float" office:value="-2.55384114175" calcext:value-type="float">
            <text:p>-2.55384114175</text:p>
          </table:table-cell>
          <table:table-cell table:style-name="ce1" office:value-type="float" office:value="-2.55307881957" calcext:value-type="float">
            <text:p>-2.55307881957</text:p>
          </table:table-cell>
          <table:table-cell table:style-name="ce1" office:value-type="float" office:value="-2.552696044569" calcext:value-type="float">
            <text:p>-2.552696044569</text:p>
          </table:table-cell>
          <table:table-cell table:style-name="ce1" office:value-type="float" office:value="-2.553077546473" calcext:value-type="float">
            <text:p>-2.553077546473</text:p>
          </table:table-cell>
          <table:table-cell table:style-name="ce1" office:value-type="float" office:value="-2.55383719727" calcext:value-type="float">
            <text:p>-2.55383719727</text:p>
          </table:table-cell>
          <table:table-cell table:style-name="ce1" office:value-type="float" office:value="-2.554215710678" calcext:value-type="float">
            <text:p>-2.554215710678</text:p>
          </table:table-cell>
          <table:table-cell table:style-name="ce1" office:value-type="float" office:value="-2.55383719696" calcext:value-type="float">
            <text:p>-2.55383719696</text:p>
          </table:table-cell>
          <table:table-cell table:style-name="ce1" office:value-type="float" office:value="-2.553077546314" calcext:value-type="float">
            <text:p>-2.553077546314</text:p>
          </table:table-cell>
          <table:table-cell table:style-name="ce1" office:value-type="float" office:value="-2.552696436228" calcext:value-type="float">
            <text:p>-2.552696436228</text:p>
          </table:table-cell>
          <table:table-cell table:style-name="ce1" office:value-type="float" office:value="-2.55307695246" calcext:value-type="float">
            <text:p>-2.55307695246</text:p>
          </table:table-cell>
          <table:table-cell table:style-name="ce1" office:value-type="float" office:value="-2.553835551301" calcext:value-type="float">
            <text:p>-2.553835551301</text:p>
          </table:table-cell>
          <table:table-cell table:style-name="ce2" office:value-type="float" office:value="-2.55421374723" calcext:value-type="float">
            <text:p>-2.55421374723</text:p>
          </table:table-cell>
          <table:table-cell table:style-name="ce2" office:value-type="float" office:value="-2.552696632154" calcext:value-type="float">
            <text:p>-2.552696632154</text:p>
          </table:table-cell>
          <table:table-cell table:style-name="ce1" office:value-type="float" office:value="-2.55307950065" calcext:value-type="float">
            <text:p>-2.55307950065</text:p>
          </table:table-cell>
          <table:table-cell table:style-name="ce1" office:value-type="float" office:value="-2.553843483841" calcext:value-type="float">
            <text:p>-2.553843483841</text:p>
          </table:table-cell>
          <table:table-cell table:style-name="ce2" office:value-type="float" office:value="-2.554223831321" calcext:value-type="float">
            <text:p>-2.554223831321</text:p>
          </table:table-cell>
          <table:table-cell table:style-name="ce2" office:value-type="float" office:value="-2.552695848848" calcext:value-type="float">
            <text:p>-2.552695848848</text:p>
          </table:table-cell>
        </table:table-row>
        <table:table-row table:style-name="ro1">
          <table:table-cell table:style-name="ce1" office:value-type="float" office:value="-2.55269557416" calcext:value-type="float">
            <text:p>-2.55269557416</text:p>
          </table:table-cell>
          <table:table-cell table:style-name="ce1" office:value-type="float" office:value="-2.553465172815" calcext:value-type="float">
            <text:p>-2.553465172815</text:p>
          </table:table-cell>
          <table:table-cell table:style-name="ce1" office:value-type="float" office:value="-2.553847991259" calcext:value-type="float">
            <text:p>-2.553847991259</text:p>
          </table:table-cell>
          <table:table-cell table:style-name="ce1" office:value-type="float" office:value="-2.553465174293" calcext:value-type="float">
            <text:p>-2.553465174293</text:p>
          </table:table-cell>
          <table:table-cell table:style-name="ce1" office:value-type="float" office:value="-2.552695575744" calcext:value-type="float">
            <text:p>-2.552695575744</text:p>
          </table:table-cell>
          <table:table-cell table:style-name="ce1" office:value-type="float" office:value="-2.552308722633" calcext:value-type="float">
            <text:p>-2.552308722633</text:p>
          </table:table-cell>
          <table:table-cell table:style-name="ce1" office:value-type="float" office:value="-2.552701380009" calcext:value-type="float">
            <text:p>-2.552701380009</text:p>
          </table:table-cell>
          <table:table-cell table:style-name="ce1" office:value-type="float" office:value="-2.553477112658" calcext:value-type="float">
            <text:p>-2.553477112658</text:p>
          </table:table-cell>
          <table:table-cell table:style-name="ce1" office:value-type="float" office:value="-2.553861417531" calcext:value-type="float">
            <text:p>-2.553861417531</text:p>
          </table:table-cell>
          <table:table-cell table:style-name="ce1" office:value-type="float" office:value="-2.553477113939" calcext:value-type="float">
            <text:p>-2.553477113939</text:p>
          </table:table-cell>
          <table:table-cell table:style-name="ce1" office:value-type="float" office:value="-2.552701381465" calcext:value-type="float">
            <text:p>-2.552701381465</text:p>
          </table:table-cell>
          <table:table-cell table:style-name="ce1" office:value-type="float" office:value="-2.552309113566" calcext:value-type="float">
            <text:p>-2.552309113566</text:p>
          </table:table-cell>
          <table:table-cell table:style-name="ce1" office:value-type="float" office:value="-2.552703945201" calcext:value-type="float">
            <text:p>-2.552703945201</text:p>
          </table:table-cell>
          <table:table-cell table:style-name="ce1" office:value-type="float" office:value="-2.553481164102" calcext:value-type="float">
            <text:p>-2.553481164102</text:p>
          </table:table-cell>
          <table:table-cell table:style-name="ce2" office:value-type="float" office:value="-2.553865286946" calcext:value-type="float">
            <text:p>-2.553865286946</text:p>
          </table:table-cell>
          <table:table-cell table:style-name="ce2" office:value-type="float" office:value="-2.552309309189" calcext:value-type="float">
            <text:p>-2.552309309189</text:p>
          </table:table-cell>
          <table:table-cell table:style-name="ce1" office:value-type="float" office:value="-2.552692275883" calcext:value-type="float">
            <text:p>-2.552692275883</text:p>
          </table:table-cell>
          <table:table-cell table:style-name="ce1" office:value-type="float" office:value="-2.553456452503" calcext:value-type="float">
            <text:p>-2.553456452503</text:p>
          </table:table-cell>
          <table:table-cell table:style-name="ce2" office:value-type="float" office:value="-2.553836895395" calcext:value-type="float">
            <text:p>-2.553836895395</text:p>
          </table:table-cell>
          <table:table-cell table:style-name="ce2" office:value-type="float" office:value="-2.552308527331" calcext:value-type="float">
            <text:p>-2.552308527331</text:p>
          </table:table-cell>
        </table:table-row>
        <table:table-row table:style-name="ro1">
          <table:table-cell table:style-name="ce1" office:value-type="float" office:value="-2.552473637244" calcext:value-type="float">
            <text:p>-2.552473637244</text:p>
          </table:table-cell>
          <table:table-cell table:style-name="ce1" office:value-type="float" office:value="-2.553225196379" calcext:value-type="float">
            <text:p>-2.553225196379</text:p>
          </table:table-cell>
          <table:table-cell table:style-name="ce1" office:value-type="float" office:value="-2.553599637631" calcext:value-type="float">
            <text:p>-2.553599637631</text:p>
          </table:table-cell>
          <table:table-cell table:style-name="ce1" office:value-type="float" office:value="-2.553225195856" calcext:value-type="float">
            <text:p>-2.553225195856</text:p>
          </table:table-cell>
          <table:table-cell table:style-name="ce1" office:value-type="float" office:value="-2.552473636567" calcext:value-type="float">
            <text:p>-2.552473636567</text:p>
          </table:table-cell>
          <table:table-cell table:style-name="ce1" office:value-type="float" office:value="-2.552096560439" calcext:value-type="float">
            <text:p>-2.552096560439</text:p>
          </table:table-cell>
          <table:table-cell table:style-name="ce1" office:value-type="float" office:value="-2.552461125032" calcext:value-type="float">
            <text:p>-2.552461125032</text:p>
          </table:table-cell>
          <table:table-cell table:style-name="ce1" office:value-type="float" office:value="-2.553191075436" calcext:value-type="float">
            <text:p>-2.553191075436</text:p>
          </table:table-cell>
          <table:table-cell table:style-name="ce1" office:value-type="float" office:value="-2.553556126699" calcext:value-type="float">
            <text:p>-2.553556126699</text:p>
          </table:table-cell>
          <table:table-cell table:style-name="ce1" office:value-type="float" office:value="-2.553191075045" calcext:value-type="float">
            <text:p>-2.553191075045</text:p>
          </table:table-cell>
          <table:table-cell table:style-name="ce1" office:value-type="float" office:value="-2.552461124389" calcext:value-type="float">
            <text:p>-2.552461124389</text:p>
          </table:table-cell>
          <table:table-cell table:style-name="ce1" office:value-type="float" office:value="-2.552097014242" calcext:value-type="float">
            <text:p>-2.552097014242</text:p>
          </table:table-cell>
          <table:table-cell table:style-name="ce1" office:value-type="float" office:value="-2.552455185495" calcext:value-type="float">
            <text:p>-2.552455185495</text:p>
          </table:table-cell>
          <table:table-cell table:style-name="ce1" office:value-type="float" office:value="-2.553175761661" calcext:value-type="float">
            <text:p>-2.553175761661</text:p>
          </table:table-cell>
          <table:table-cell table:style-name="ce2" office:value-type="float" office:value="-2.553536933886" calcext:value-type="float">
            <text:p>-2.553536933886</text:p>
          </table:table-cell>
          <table:table-cell table:style-name="ce2" office:value-type="float" office:value="-2.552097241306" calcext:value-type="float">
            <text:p>-2.552097241306</text:p>
          </table:table-cell>
          <table:table-cell table:style-name="ce1" office:value-type="float" office:value="-2.552480266962" calcext:value-type="float">
            <text:p>-2.552480266962</text:p>
          </table:table-cell>
          <table:table-cell table:style-name="ce1" office:value-type="float" office:value="-2.553244814572" calcext:value-type="float">
            <text:p>-2.553244814572</text:p>
          </table:table-cell>
          <table:table-cell table:style-name="ce2" office:value-type="float" office:value="-2.553625443926" calcext:value-type="float">
            <text:p>-2.553625443926</text:p>
          </table:table-cell>
          <table:table-cell table:style-name="ce2" office:value-type="float" office:value="-2.552096333716" calcext:value-type="float">
            <text:p>-2.552096333716</text:p>
          </table:table-cell>
        </table:table-row>
        <table:table-row table:style-name="ro1">
          <table:table-cell table:style-name="ce1" office:value-type="float" office:value="-2.545358671737" calcext:value-type="float">
            <text:p>-2.545358671737</text:p>
          </table:table-cell>
          <table:table-cell table:style-name="ce1" office:value-type="float" office:value="-2.546125178146" calcext:value-type="float">
            <text:p>-2.546125178146</text:p>
          </table:table-cell>
          <table:table-cell table:style-name="ce1" office:value-type="float" office:value="-2.546506637803" calcext:value-type="float">
            <text:p>-2.546506637803</text:p>
          </table:table-cell>
          <table:table-cell table:style-name="ce1" office:value-type="float" office:value="-2.546125177622" calcext:value-type="float">
            <text:p>-2.546125177622</text:p>
          </table:table-cell>
          <table:table-cell table:style-name="ce1" office:value-type="float" office:value="-2.545358671178" calcext:value-type="float">
            <text:p>-2.545358671178</text:p>
          </table:table-cell>
          <table:table-cell table:style-name="ce1" office:value-type="float" office:value="-2.544973595162" calcext:value-type="float">
            <text:p>-2.544973595162</text:p>
          </table:table-cell>
          <table:table-cell table:style-name="ce1" office:value-type="float" office:value="-2.545358994589" calcext:value-type="float">
            <text:p>-2.545358994589</text:p>
          </table:table-cell>
          <table:table-cell table:style-name="ce1" office:value-type="float" office:value="-2.546124729208" calcext:value-type="float">
            <text:p>-2.546124729208</text:p>
          </table:table-cell>
          <table:table-cell table:style-name="ce1" office:value-type="float" office:value="-2.54650579915" calcext:value-type="float">
            <text:p>-2.54650579915</text:p>
          </table:table-cell>
          <table:table-cell table:style-name="ce1" office:value-type="float" office:value="-2.546124728664" calcext:value-type="float">
            <text:p>-2.546124728664</text:p>
          </table:table-cell>
          <table:table-cell table:style-name="ce1" office:value-type="float" office:value="-2.545358994024" calcext:value-type="float">
            <text:p>-2.545358994024</text:p>
          </table:table-cell>
          <table:table-cell table:style-name="ce1" office:value-type="float" office:value="-2.544974298451" calcext:value-type="float">
            <text:p>-2.544974298451</text:p>
          </table:table-cell>
          <table:table-cell table:style-name="ce1" office:value-type="float" office:value="-2.545359155701" calcext:value-type="float">
            <text:p>-2.545359155701</text:p>
          </table:table-cell>
          <table:table-cell table:style-name="ce1" office:value-type="float" office:value="-2.546124504366" calcext:value-type="float">
            <text:p>-2.546124504366</text:p>
          </table:table-cell>
          <table:table-cell table:style-name="ce2" office:value-type="float" office:value="-2.546505379664" calcext:value-type="float">
            <text:p>-2.546505379664</text:p>
          </table:table-cell>
          <table:table-cell table:style-name="ce2" office:value-type="float" office:value="-2.544974650015" calcext:value-type="float">
            <text:p>-2.544974650015</text:p>
          </table:table-cell>
          <table:table-cell table:style-name="ce1" office:value-type="float" office:value="-2.545358510005" calcext:value-type="float">
            <text:p>-2.545358510005</text:p>
          </table:table-cell>
          <table:table-cell table:style-name="ce1" office:value-type="float" office:value="-2.546125402304" calcext:value-type="float">
            <text:p>-2.546125402304</text:p>
          </table:table-cell>
          <table:table-cell table:style-name="ce2" office:value-type="float" office:value="-2.546507056971" calcext:value-type="float">
            <text:p>-2.546507056971</text:p>
          </table:table-cell>
          <table:table-cell table:style-name="ce2" office:value-type="float" office:value="-2.544973243436" calcext:value-type="float">
            <text:p>-2.544973243436</text:p>
          </table:table-cell>
        </table:table-row>
        <table:table-row table:style-name="ro1">
          <table:table-cell table:style-name="ce1" office:value-type="float" office:value="-2.543593281603" calcext:value-type="float">
            <text:p>-2.543593281603</text:p>
          </table:table-cell>
          <table:table-cell table:style-name="ce1" office:value-type="float" office:value="-2.544359806833" calcext:value-type="float">
            <text:p>-2.544359806833</text:p>
          </table:table-cell>
          <table:table-cell table:style-name="ce1" office:value-type="float" office:value="-2.544741276204" calcext:value-type="float">
            <text:p>-2.544741276204</text:p>
          </table:table-cell>
          <table:table-cell table:style-name="ce1" office:value-type="float" office:value="-2.544359807572" calcext:value-type="float">
            <text:p>-2.544359807572</text:p>
          </table:table-cell>
          <table:table-cell table:style-name="ce1" office:value-type="float" office:value="-2.543593282303" calcext:value-type="float">
            <text:p>-2.543593282303</text:p>
          </table:table-cell>
          <table:table-cell table:style-name="ce1" office:value-type="float" office:value="-2.543208195778" calcext:value-type="float">
            <text:p>-2.543208195778</text:p>
          </table:table-cell>
          <table:table-cell table:style-name="ce1" office:value-type="float" office:value="-2.54359361269" calcext:value-type="float">
            <text:p>-2.54359361269</text:p>
          </table:table-cell>
          <table:table-cell table:style-name="ce1" office:value-type="float" office:value="-2.544359386291" calcext:value-type="float">
            <text:p>-2.544359386291</text:p>
          </table:table-cell>
          <table:table-cell table:style-name="ce1" office:value-type="float" office:value="-2.544740476027" calcext:value-type="float">
            <text:p>-2.544740476027</text:p>
          </table:table-cell>
          <table:table-cell table:style-name="ce1" office:value-type="float" office:value="-2.544359387037" calcext:value-type="float">
            <text:p>-2.544359387037</text:p>
          </table:table-cell>
          <table:table-cell table:style-name="ce1" office:value-type="float" office:value="-2.543593613432" calcext:value-type="float">
            <text:p>-2.543593613432</text:p>
          </table:table-cell>
          <table:table-cell table:style-name="ce1" office:value-type="float" office:value="-2.54320889722" calcext:value-type="float">
            <text:p>-2.54320889722</text:p>
          </table:table-cell>
          <table:table-cell table:style-name="ce1" office:value-type="float" office:value="-2.543593778664" calcext:value-type="float">
            <text:p>-2.543593778664</text:p>
          </table:table-cell>
          <table:table-cell table:style-name="ce1" office:value-type="float" office:value="-2.544359176325" calcext:value-type="float">
            <text:p>-2.544359176325</text:p>
          </table:table-cell>
          <table:table-cell table:style-name="ce2" office:value-type="float" office:value="-2.544740075796" calcext:value-type="float">
            <text:p>-2.544740075796</text:p>
          </table:table-cell>
          <table:table-cell table:style-name="ce2" office:value-type="float" office:value="-2.543209247985" calcext:value-type="float">
            <text:p>-2.543209247985</text:p>
          </table:table-cell>
          <table:table-cell table:style-name="ce1" office:value-type="float" office:value="-2.543593116444" calcext:value-type="float">
            <text:p>-2.543593116444</text:p>
          </table:table-cell>
          <table:table-cell table:style-name="ce1" office:value-type="float" office:value="-2.544360017441" calcext:value-type="float">
            <text:p>-2.544360017441</text:p>
          </table:table-cell>
          <table:table-cell table:style-name="ce2" office:value-type="float" office:value="-2.544741676148" calcext:value-type="float">
            <text:p>-2.544741676148</text:p>
          </table:table-cell>
          <table:table-cell table:style-name="ce2" office:value-type="float" office:value="-2.543207845093" calcext:value-type="float">
            <text:p>-2.543207845093</text:p>
          </table:table-cell>
        </table:table-row>
        <table:table-row table:style-name="ro1">
          <table:table-cell table:style-name="ce1" office:value-type="float" office:value="-1.636100690946" calcext:value-type="float">
            <text:p>-1.636100690946</text:p>
          </table:table-cell>
          <table:table-cell table:style-name="ce1" office:value-type="float" office:value="-1.629740263434" calcext:value-type="float">
            <text:p>-1.629740263434</text:p>
          </table:table-cell>
          <table:table-cell table:style-name="ce1" office:value-type="float" office:value="-1.630855276559" calcext:value-type="float">
            <text:p>-1.630855276559</text:p>
          </table:table-cell>
          <table:table-cell table:style-name="ce1" office:value-type="float" office:value="-1.629740246821" calcext:value-type="float">
            <text:p>-1.629740246821</text:p>
          </table:table-cell>
          <table:table-cell table:style-name="ce1" office:value-type="float" office:value="-1.636100709264" calcext:value-type="float">
            <text:p>-1.636100709264</text:p>
          </table:table-cell>
          <table:table-cell table:style-name="ce1" office:value-type="float" office:value="-1.640340964801" calcext:value-type="float">
            <text:p>-1.640340964801</text:p>
          </table:table-cell>
          <table:table-cell table:style-name="ce1" office:value-type="float" office:value="-1.636119329673" calcext:value-type="float">
            <text:p>-1.636119329673</text:p>
          </table:table-cell>
          <table:table-cell table:style-name="ce1" office:value-type="float" office:value="-1.629541486998" calcext:value-type="float">
            <text:p>-1.629541486998</text:p>
          </table:table-cell>
          <table:table-cell table:style-name="ce1" office:value-type="float" office:value="-1.630627484122" calcext:value-type="float">
            <text:p>-1.630627484122</text:p>
          </table:table-cell>
          <table:table-cell table:style-name="ce1" office:value-type="float" office:value="-1.629541451858" calcext:value-type="float">
            <text:p>-1.629541451858</text:p>
          </table:table-cell>
          <table:table-cell table:style-name="ce1" office:value-type="float" office:value="-1.636119351062" calcext:value-type="float">
            <text:p>-1.636119351062</text:p>
          </table:table-cell>
          <table:table-cell table:style-name="ce1" office:value-type="float" office:value="-1.640345407438" calcext:value-type="float">
            <text:p>-1.640345407438</text:p>
          </table:table-cell>
          <table:table-cell table:style-name="ce1" office:value-type="float" office:value="-1.636130996704" calcext:value-type="float">
            <text:p>-1.636130996704</text:p>
          </table:table-cell>
          <table:table-cell table:style-name="ce1" office:value-type="float" office:value="-1.629443811633" calcext:value-type="float">
            <text:p>-1.629443811633</text:p>
          </table:table-cell>
          <table:table-cell table:style-name="ce2" office:value-type="float" office:value="-1.630507990207" calcext:value-type="float">
            <text:p>-1.630507990207</text:p>
          </table:table-cell>
          <table:table-cell table:style-name="ce2" office:value-type="float" office:value="-1.640350932645" calcext:value-type="float">
            <text:p>-1.640350932645</text:p>
          </table:table-cell>
          <table:table-cell table:style-name="ce1" office:value-type="float" office:value="-1.636092324689" calcext:value-type="float">
            <text:p>-1.636092324689</text:p>
          </table:table-cell>
          <table:table-cell table:style-name="ce1" office:value-type="float" office:value="-1.629834887513" calcext:value-type="float">
            <text:p>-1.629834887513</text:p>
          </table:table-cell>
          <table:table-cell table:style-name="ce2" office:value-type="float" office:value="-1.630964087442" calcext:value-type="float">
            <text:p>-1.630964087442</text:p>
          </table:table-cell>
          <table:table-cell table:style-name="ce2" office:value-type="float" office:value="-1.640342059452" calcext:value-type="float">
            <text:p>-1.640342059452</text:p>
          </table:table-cell>
        </table:table-row>
        <table:table-row table:style-name="ro1">
          <table:table-cell table:style-name="ce1" office:value-type="float" office:value="-1.635464340109" calcext:value-type="float">
            <text:p>-1.635464340109</text:p>
          </table:table-cell>
          <table:table-cell table:style-name="ce1" office:value-type="float" office:value="-1.629529259506" calcext:value-type="float">
            <text:p>-1.629529259506</text:p>
          </table:table-cell>
          <table:table-cell table:style-name="ce1" office:value-type="float" office:value="-1.630654371102" calcext:value-type="float">
            <text:p>-1.630654371102</text:p>
          </table:table-cell>
          <table:table-cell table:style-name="ce1" office:value-type="float" office:value="-1.629529257547" calcext:value-type="float">
            <text:p>-1.629529257547</text:p>
          </table:table-cell>
          <table:table-cell table:style-name="ce1" office:value-type="float" office:value="-1.635464296517" calcext:value-type="float">
            <text:p>-1.635464296517</text:p>
          </table:table-cell>
          <table:table-cell table:style-name="ce1" office:value-type="float" office:value="-1.63969306972" calcext:value-type="float">
            <text:p>-1.63969306972</text:p>
          </table:table-cell>
          <table:table-cell table:style-name="ce1" office:value-type="float" office:value="-1.635485883843" calcext:value-type="float">
            <text:p>-1.635485883843</text:p>
          </table:table-cell>
          <table:table-cell table:style-name="ce1" office:value-type="float" office:value="-1.629330367131" calcext:value-type="float">
            <text:p>-1.629330367131</text:p>
          </table:table-cell>
          <table:table-cell table:style-name="ce1" office:value-type="float" office:value="-1.630423356455" calcext:value-type="float">
            <text:p>-1.630423356455</text:p>
          </table:table-cell>
          <table:table-cell table:style-name="ce1" office:value-type="float" office:value="-1.629330372866" calcext:value-type="float">
            <text:p>-1.629330372866</text:p>
          </table:table-cell>
          <table:table-cell table:style-name="ce1" office:value-type="float" office:value="-1.635485783036" calcext:value-type="float">
            <text:p>-1.635485783036</text:p>
          </table:table-cell>
          <table:table-cell table:style-name="ce1" office:value-type="float" office:value="-1.639697528938" calcext:value-type="float">
            <text:p>-1.639697528938</text:p>
          </table:table-cell>
          <table:table-cell table:style-name="ce1" office:value-type="float" office:value="-1.635502332373" calcext:value-type="float">
            <text:p>-1.635502332373</text:p>
          </table:table-cell>
          <table:table-cell table:style-name="ce1" office:value-type="float" office:value="-1.629218680509" calcext:value-type="float">
            <text:p>-1.629218680509</text:p>
          </table:table-cell>
          <table:table-cell table:style-name="ce2" office:value-type="float" office:value="-1.630301417651" calcext:value-type="float">
            <text:p>-1.630301417651</text:p>
          </table:table-cell>
          <table:table-cell table:style-name="ce2" office:value-type="float" office:value="-1.639705039565" calcext:value-type="float">
            <text:p>-1.639705039565</text:p>
          </table:table-cell>
          <table:table-cell table:style-name="ce1" office:value-type="float" office:value="-1.635461690925" calcext:value-type="float">
            <text:p>-1.635461690925</text:p>
          </table:table-cell>
          <table:table-cell table:style-name="ce1" office:value-type="float" office:value="-1.629624295733" calcext:value-type="float">
            <text:p>-1.629624295733</text:p>
          </table:table-cell>
          <table:table-cell table:style-name="ce2" office:value-type="float" office:value="-1.630764456463" calcext:value-type="float">
            <text:p>-1.630764456463</text:p>
          </table:table-cell>
          <table:table-cell table:style-name="ce2" office:value-type="float" office:value="-1.639696140292" calcext:value-type="float">
            <text:p>-1.639696140292</text:p>
          </table:table-cell>
        </table:table-row>
        <table:table-row table:style-name="ro1">
          <table:table-cell table:style-name="ce1" office:value-type="float" office:value="-1.635106052347" calcext:value-type="float">
            <text:p>-1.635106052347</text:p>
          </table:table-cell>
          <table:table-cell table:style-name="ce1" office:value-type="float" office:value="-1.628823839487" calcext:value-type="float">
            <text:p>-1.628823839487</text:p>
          </table:table-cell>
          <table:table-cell table:style-name="ce1" office:value-type="float" office:value="-1.629838011159" calcext:value-type="float">
            <text:p>-1.629838011159</text:p>
          </table:table-cell>
          <table:table-cell table:style-name="ce1" office:value-type="float" office:value="-1.628823883239" calcext:value-type="float">
            <text:p>-1.628823883239</text:p>
          </table:table-cell>
          <table:table-cell table:style-name="ce1" office:value-type="float" office:value="-1.635106276974" calcext:value-type="float">
            <text:p>-1.635106276974</text:p>
          </table:table-cell>
          <table:table-cell table:style-name="ce1" office:value-type="float" office:value="-1.63934099473" calcext:value-type="float">
            <text:p>-1.63934099473</text:p>
          </table:table-cell>
          <table:table-cell table:style-name="ce1" office:value-type="float" office:value="-1.635116649545" calcext:value-type="float">
            <text:p>-1.635116649545</text:p>
          </table:table-cell>
          <table:table-cell table:style-name="ce1" office:value-type="float" office:value="-1.62869157962" calcext:value-type="float">
            <text:p>-1.62869157962</text:p>
          </table:table-cell>
          <table:table-cell table:style-name="ce1" office:value-type="float" office:value="-1.629676232153" calcext:value-type="float">
            <text:p>-1.629676232153</text:p>
          </table:table-cell>
          <table:table-cell table:style-name="ce1" office:value-type="float" office:value="-1.628691662346" calcext:value-type="float">
            <text:p>-1.628691662346</text:p>
          </table:table-cell>
          <table:table-cell table:style-name="ce1" office:value-type="float" office:value="-1.635116959817" calcext:value-type="float">
            <text:p>-1.635116959817</text:p>
          </table:table-cell>
          <table:table-cell table:style-name="ce1" office:value-type="float" office:value="-1.63934595417" calcext:value-type="float">
            <text:p>-1.63934595417</text:p>
          </table:table-cell>
          <table:table-cell table:style-name="ce1" office:value-type="float" office:value="-1.635129361201" calcext:value-type="float">
            <text:p>-1.635129361201</text:p>
          </table:table-cell>
          <table:table-cell table:style-name="ce1" office:value-type="float" office:value="-1.628647922317" calcext:value-type="float">
            <text:p>-1.628647922317</text:p>
          </table:table-cell>
          <table:table-cell table:style-name="ce2" office:value-type="float" office:value="-1.629593844777" calcext:value-type="float">
            <text:p>-1.629593844777</text:p>
          </table:table-cell>
          <table:table-cell table:style-name="ce2" office:value-type="float" office:value="-1.63934925389" calcext:value-type="float">
            <text:p>-1.63934925389</text:p>
          </table:table-cell>
          <table:table-cell table:style-name="ce1" office:value-type="float" office:value="-1.635105041267" calcext:value-type="float">
            <text:p>-1.635105041267</text:p>
          </table:table-cell>
          <table:table-cell table:style-name="ce1" office:value-type="float" office:value="-1.628881514991" calcext:value-type="float">
            <text:p>-1.628881514991</text:p>
          </table:table-cell>
          <table:table-cell table:style-name="ce2" office:value-type="float" office:value="-1.629916415731" calcext:value-type="float">
            <text:p>-1.629916415731</text:p>
          </table:table-cell>
          <table:table-cell table:style-name="ce2" office:value-type="float" office:value="-1.639339336091" calcext:value-type="float">
            <text:p>-1.639339336091</text:p>
          </table:table-cell>
        </table:table-row>
        <table:table-row table:style-name="ro1">
          <table:table-cell table:style-name="ce1" office:value-type="float" office:value="-1.634797511319" calcext:value-type="float">
            <text:p>-1.634797511319</text:p>
          </table:table-cell>
          <table:table-cell table:style-name="ce1" office:value-type="float" office:value="-1.628647696427" calcext:value-type="float">
            <text:p>-1.628647696427</text:p>
          </table:table-cell>
          <table:table-cell table:style-name="ce1" office:value-type="float" office:value="-1.629658059747" calcext:value-type="float">
            <text:p>-1.629658059747</text:p>
          </table:table-cell>
          <table:table-cell table:style-name="ce1" office:value-type="float" office:value="-1.628647734671" calcext:value-type="float">
            <text:p>-1.628647734671</text:p>
          </table:table-cell>
          <table:table-cell table:style-name="ce1" office:value-type="float" office:value="-1.634797335851" calcext:value-type="float">
            <text:p>-1.634797335851</text:p>
          </table:table-cell>
          <table:table-cell table:style-name="ce1" office:value-type="float" office:value="-1.639031513295" calcext:value-type="float">
            <text:p>-1.639031513295</text:p>
          </table:table-cell>
          <table:table-cell table:style-name="ce1" office:value-type="float" office:value="-1.634786632413" calcext:value-type="float">
            <text:p>-1.634786632413</text:p>
          </table:table-cell>
          <table:table-cell table:style-name="ce1" office:value-type="float" office:value="-1.628493634506" calcext:value-type="float">
            <text:p>-1.628493634506</text:p>
          </table:table-cell>
          <table:table-cell table:style-name="ce1" office:value-type="float" office:value="-1.629483640136" calcext:value-type="float">
            <text:p>-1.629483640136</text:p>
          </table:table-cell>
          <table:table-cell table:style-name="ce1" office:value-type="float" office:value="-1.628493541031" calcext:value-type="float">
            <text:p>-1.628493541031</text:p>
          </table:table-cell>
          <table:table-cell table:style-name="ce1" office:value-type="float" office:value="-1.634786283219" calcext:value-type="float">
            <text:p>-1.634786283219</text:p>
          </table:table-cell>
          <table:table-cell table:style-name="ce1" office:value-type="float" office:value="-1.639035422112" calcext:value-type="float">
            <text:p>-1.639035422112</text:p>
          </table:table-cell>
          <table:table-cell table:style-name="ce1" office:value-type="float" office:value="-1.634762858114" calcext:value-type="float">
            <text:p>-1.634762858114</text:p>
          </table:table-cell>
          <table:table-cell table:style-name="ce1" office:value-type="float" office:value="-1.628398695911" calcext:value-type="float">
            <text:p>-1.628398695911</text:p>
          </table:table-cell>
          <table:table-cell table:style-name="ce2" office:value-type="float" office:value="-1.629391830396" calcext:value-type="float">
            <text:p>-1.629391830396</text:p>
          </table:table-cell>
          <table:table-cell table:style-name="ce2" office:value-type="float" office:value="-1.639045199576" calcext:value-type="float">
            <text:p>-1.639045199576</text:p>
          </table:table-cell>
          <table:table-cell table:style-name="ce1" office:value-type="float" office:value="-1.634805433747" calcext:value-type="float">
            <text:p>-1.634805433747</text:p>
          </table:table-cell>
          <table:table-cell table:style-name="ce1" office:value-type="float" office:value="-1.628729015376" calcext:value-type="float">
            <text:p>-1.628729015376</text:p>
          </table:table-cell>
          <table:table-cell table:style-name="ce2" office:value-type="float" office:value="-1.629742168567" calcext:value-type="float">
            <text:p>-1.629742168567</text:p>
          </table:table-cell>
          <table:table-cell table:style-name="ce2" office:value-type="float" office:value="-1.639037155224" calcext:value-type="float">
            <text:p>-1.639037155224</text:p>
          </table:table-cell>
        </table:table-row>
        <table:table-row table:style-name="ro1">
          <table:table-cell table:style-name="ce1" office:value-type="float" office:value="-1.634532371221" calcext:value-type="float">
            <text:p>-1.634532371221</text:p>
          </table:table-cell>
          <table:table-cell table:style-name="ce1" office:value-type="float" office:value="-1.627949112459" calcext:value-type="float">
            <text:p>-1.627949112459</text:p>
          </table:table-cell>
          <table:table-cell table:style-name="ce1" office:value-type="float" office:value="-1.628804844904" calcext:value-type="float">
            <text:p>-1.628804844904</text:p>
          </table:table-cell>
          <table:table-cell table:style-name="ce1" office:value-type="float" office:value="-1.627949072033" calcext:value-type="float">
            <text:p>-1.627949072033</text:p>
          </table:table-cell>
          <table:table-cell table:style-name="ce1" office:value-type="float" office:value="-1.634532462134" calcext:value-type="float">
            <text:p>-1.634532462134</text:p>
          </table:table-cell>
          <table:table-cell table:style-name="ce1" office:value-type="float" office:value="-1.638775012724" calcext:value-type="float">
            <text:p>-1.638775012724</text:p>
          </table:table-cell>
          <table:table-cell table:style-name="ce1" office:value-type="float" office:value="-1.634597378157" calcext:value-type="float">
            <text:p>-1.634597378157</text:p>
          </table:table-cell>
          <table:table-cell table:style-name="ce1" office:value-type="float" office:value="-1.627878983323" calcext:value-type="float">
            <text:p>-1.627878983323</text:p>
          </table:table-cell>
          <table:table-cell table:style-name="ce1" office:value-type="float" office:value="-1.628715431715" calcext:value-type="float">
            <text:p>-1.628715431715</text:p>
          </table:table-cell>
          <table:table-cell table:style-name="ce1" office:value-type="float" office:value="-1.627879093819" calcext:value-type="float">
            <text:p>-1.627879093819</text:p>
          </table:table-cell>
          <table:table-cell table:style-name="ce1" office:value-type="float" office:value="-1.634597643967" calcext:value-type="float">
            <text:p>-1.634597643967</text:p>
          </table:table-cell>
          <table:table-cell table:style-name="ce1" office:value-type="float" office:value="-1.638782253969" calcext:value-type="float">
            <text:p>-1.638782253969</text:p>
          </table:table-cell>
          <table:table-cell table:style-name="ce1" office:value-type="float" office:value="-1.634642844687" calcext:value-type="float">
            <text:p>-1.634642844687</text:p>
          </table:table-cell>
          <table:table-cell table:style-name="ce1" office:value-type="float" office:value="-1.627880131918" calcext:value-type="float">
            <text:p>-1.627880131918</text:p>
          </table:table-cell>
          <table:table-cell table:style-name="ce2" office:value-type="float" office:value="-1.628669410811" calcext:value-type="float">
            <text:p>-1.628669410811</text:p>
          </table:table-cell>
          <table:table-cell table:style-name="ce2" office:value-type="float" office:value="-1.638772389679" calcext:value-type="float">
            <text:p>-1.638772389679</text:p>
          </table:table-cell>
          <table:table-cell table:style-name="ce1" office:value-type="float" office:value="-1.634498442684" calcext:value-type="float">
            <text:p>-1.634498442684</text:p>
          </table:table-cell>
          <table:table-cell table:style-name="ce1" office:value-type="float" office:value="-1.628010153376" calcext:value-type="float">
            <text:p>-1.628010153376</text:p>
          </table:table-cell>
          <table:table-cell table:style-name="ce2" office:value-type="float" office:value="-1.628847420843" calcext:value-type="float">
            <text:p>-1.628847420843</text:p>
          </table:table-cell>
          <table:table-cell table:style-name="ce2" office:value-type="float" office:value="-1.63875810993" calcext:value-type="float">
            <text:p>-1.63875810993</text:p>
          </table:table-cell>
        </table:table-row>
        <table:table-row table:style-name="ro1">
          <table:table-cell table:style-name="ce1" office:value-type="float" office:value="-1.634313171507" calcext:value-type="float">
            <text:p>-1.634313171507</text:p>
          </table:table-cell>
          <table:table-cell table:style-name="ce1" office:value-type="float" office:value="-1.627631424813" calcext:value-type="float">
            <text:p>-1.627631424813</text:p>
          </table:table-cell>
          <table:table-cell table:style-name="ce1" office:value-type="float" office:value="-1.628477224192" calcext:value-type="float">
            <text:p>-1.628477224192</text:p>
          </table:table-cell>
          <table:table-cell table:style-name="ce1" office:value-type="float" office:value="-1.627631386672" calcext:value-type="float">
            <text:p>-1.627631386672</text:p>
          </table:table-cell>
          <table:table-cell table:style-name="ce1" office:value-type="float" office:value="-1.634312993116" calcext:value-type="float">
            <text:p>-1.634312993116</text:p>
          </table:table-cell>
          <table:table-cell table:style-name="ce1" office:value-type="float" office:value="-1.638586695124" calcext:value-type="float">
            <text:p>-1.638586695124</text:p>
          </table:table-cell>
          <table:table-cell table:style-name="ce1" office:value-type="float" office:value="-1.634229822226" calcext:value-type="float">
            <text:p>-1.634229822226</text:p>
          </table:table-cell>
          <table:table-cell table:style-name="ce1" office:value-type="float" office:value="-1.627624234671" calcext:value-type="float">
            <text:p>-1.627624234671</text:p>
          </table:table-cell>
          <table:table-cell table:style-name="ce1" office:value-type="float" office:value="-1.628396027496" calcext:value-type="float">
            <text:p>-1.628396027496</text:p>
          </table:table-cell>
          <table:table-cell table:style-name="ce1" office:value-type="float" office:value="-1.627624222525" calcext:value-type="float">
            <text:p>-1.627624222525</text:p>
          </table:table-cell>
          <table:table-cell table:style-name="ce1" office:value-type="float" office:value="-1.6342296115" calcext:value-type="float">
            <text:p>-1.6342296115</text:p>
          </table:table-cell>
          <table:table-cell table:style-name="ce1" office:value-type="float" office:value="-1.638592547416" calcext:value-type="float">
            <text:p>-1.638592547416</text:p>
          </table:table-cell>
          <table:table-cell table:style-name="ce1" office:value-type="float" office:value="-1.634175721781" calcext:value-type="float">
            <text:p>-1.634175721781</text:p>
          </table:table-cell>
          <table:table-cell table:style-name="ce1" office:value-type="float" office:value="-1.6275332287" calcext:value-type="float">
            <text:p>-1.6275332287</text:p>
          </table:table-cell>
          <table:table-cell table:style-name="ce2" office:value-type="float" office:value="-1.628354611686" calcext:value-type="float">
            <text:p>-1.628354611686</text:p>
          </table:table-cell>
          <table:table-cell table:style-name="ce2" office:value-type="float" office:value="-1.638590913907" calcext:value-type="float">
            <text:p>-1.638590913907</text:p>
          </table:table-cell>
          <table:table-cell table:style-name="ce1" office:value-type="float" office:value="-1.634338011611" calcext:value-type="float">
            <text:p>-1.634338011611</text:p>
          </table:table-cell>
          <table:table-cell table:style-name="ce1" office:value-type="float" office:value="-1.627664766569" calcext:value-type="float">
            <text:p>-1.627664766569</text:p>
          </table:table-cell>
          <table:table-cell table:style-name="ce2" office:value-type="float" office:value="-1.628518600892" calcext:value-type="float">
            <text:p>-1.628518600892</text:p>
          </table:table-cell>
          <table:table-cell table:style-name="ce2" office:value-type="float" office:value="-1.638579191335" calcext:value-type="float">
            <text:p>-1.638579191335</text:p>
          </table:table-cell>
        </table:table-row>
        <table:table-row table:style-name="ro1">
          <table:table-cell table:style-name="ce1" office:value-type="float" office:value="-1.627131233114" calcext:value-type="float">
            <text:p>-1.627131233114</text:p>
          </table:table-cell>
          <table:table-cell table:style-name="ce1" office:value-type="float" office:value="-1.627339395062" calcext:value-type="float">
            <text:p>-1.627339395062</text:p>
          </table:table-cell>
          <table:table-cell table:style-name="ce1" office:value-type="float" office:value="-1.626340102128" calcext:value-type="float">
            <text:p>-1.626340102128</text:p>
          </table:table-cell>
          <table:table-cell table:style-name="ce1" office:value-type="float" office:value="-1.62733937257" calcext:value-type="float">
            <text:p>-1.62733937257</text:p>
          </table:table-cell>
          <table:table-cell table:style-name="ce1" office:value-type="float" office:value="-1.627131265704" calcext:value-type="float">
            <text:p>-1.627131265704</text:p>
          </table:table-cell>
          <table:table-cell table:style-name="ce1" office:value-type="float" office:value="-1.627669503309" calcext:value-type="float">
            <text:p>-1.627669503309</text:p>
          </table:table-cell>
          <table:table-cell table:style-name="ce1" office:value-type="float" office:value="-1.627010182602" calcext:value-type="float">
            <text:p>-1.627010182602</text:p>
          </table:table-cell>
          <table:table-cell table:style-name="ce1" office:value-type="float" office:value="-1.627322096911" calcext:value-type="float">
            <text:p>-1.627322096911</text:p>
          </table:table-cell>
          <table:table-cell table:style-name="ce1" office:value-type="float" office:value="-1.626341846104" calcext:value-type="float">
            <text:p>-1.626341846104</text:p>
          </table:table-cell>
          <table:table-cell table:style-name="ce1" office:value-type="float" office:value="-1.62732201975" calcext:value-type="float">
            <text:p>-1.62732201975</text:p>
          </table:table-cell>
          <table:table-cell table:style-name="ce1" office:value-type="float" office:value="-1.627010181356" calcext:value-type="float">
            <text:p>-1.627010181356</text:p>
          </table:table-cell>
          <table:table-cell table:style-name="ce1" office:value-type="float" office:value="-1.627670900119" calcext:value-type="float">
            <text:p>-1.627670900119</text:p>
          </table:table-cell>
          <table:table-cell table:style-name="ce1" office:value-type="float" office:value="-1.626937497525" calcext:value-type="float">
            <text:p>-1.626937497525</text:p>
          </table:table-cell>
          <table:table-cell table:style-name="ce1" office:value-type="float" office:value="-1.627347951941" calcext:value-type="float">
            <text:p>-1.627347951941</text:p>
          </table:table-cell>
          <table:table-cell table:style-name="ce2" office:value-type="float" office:value="-1.626344496282" calcext:value-type="float">
            <text:p>-1.626344496282</text:p>
          </table:table-cell>
          <table:table-cell table:style-name="ce2" office:value-type="float" office:value="-1.627665349725" calcext:value-type="float">
            <text:p>-1.627665349725</text:p>
          </table:table-cell>
          <table:table-cell table:style-name="ce1" office:value-type="float" office:value="-1.627189393335" calcext:value-type="float">
            <text:p>-1.627189393335</text:p>
          </table:table-cell>
          <table:table-cell table:style-name="ce1" office:value-type="float" office:value="-1.627333096013" calcext:value-type="float">
            <text:p>-1.627333096013</text:p>
          </table:table-cell>
          <table:table-cell table:style-name="ce2" office:value-type="float" office:value="-1.626341814398" calcext:value-type="float">
            <text:p>-1.626341814398</text:p>
          </table:table-cell>
          <table:table-cell table:style-name="ce2" office:value-type="float" office:value="-1.627662435965" calcext:value-type="float">
            <text:p>-1.627662435965</text:p>
          </table:table-cell>
        </table:table-row>
        <table:table-row table:style-name="ro1">
          <table:table-cell table:style-name="ce1" office:value-type="float" office:value="-1.626958471876" calcext:value-type="float">
            <text:p>-1.626958471876</text:p>
          </table:table-cell>
          <table:table-cell table:style-name="ce1" office:value-type="float" office:value="-1.626883964507" calcext:value-type="float">
            <text:p>-1.626883964507</text:p>
          </table:table-cell>
          <table:table-cell table:style-name="ce1" office:value-type="float" office:value="-1.625918242201" calcext:value-type="float">
            <text:p>-1.625918242201</text:p>
          </table:table-cell>
          <table:table-cell table:style-name="ce1" office:value-type="float" office:value="-1.626884003385" calcext:value-type="float">
            <text:p>-1.626884003385</text:p>
          </table:table-cell>
          <table:table-cell table:style-name="ce1" office:value-type="float" office:value="-1.626958494027" calcext:value-type="float">
            <text:p>-1.626958494027</text:p>
          </table:table-cell>
          <table:table-cell table:style-name="ce1" office:value-type="float" office:value="-1.625961530278" calcext:value-type="float">
            <text:p>-1.625961530278</text:p>
          </table:table-cell>
          <table:table-cell table:style-name="ce1" office:value-type="float" office:value="-1.626834572047" calcext:value-type="float">
            <text:p>-1.626834572047</text:p>
          </table:table-cell>
          <table:table-cell table:style-name="ce1" office:value-type="float" office:value="-1.62686212111" calcext:value-type="float">
            <text:p>-1.62686212111</text:p>
          </table:table-cell>
          <table:table-cell table:style-name="ce1" office:value-type="float" office:value="-1.625955270463" calcext:value-type="float">
            <text:p>-1.625955270463</text:p>
          </table:table-cell>
          <table:table-cell table:style-name="ce1" office:value-type="float" office:value="-1.626862219175" calcext:value-type="float">
            <text:p>-1.626862219175</text:p>
          </table:table-cell>
          <table:table-cell table:style-name="ce1" office:value-type="float" office:value="-1.626834639647" calcext:value-type="float">
            <text:p>-1.626834639647</text:p>
          </table:table-cell>
          <table:table-cell table:style-name="ce1" office:value-type="float" office:value="-1.625960360732" calcext:value-type="float">
            <text:p>-1.625960360732</text:p>
          </table:table-cell>
          <table:table-cell table:style-name="ce1" office:value-type="float" office:value="-1.626777835153" calcext:value-type="float">
            <text:p>-1.626777835153</text:p>
          </table:table-cell>
          <table:table-cell table:style-name="ce1" office:value-type="float" office:value="-1.626802759121" calcext:value-type="float">
            <text:p>-1.626802759121</text:p>
          </table:table-cell>
          <table:table-cell table:style-name="ce2" office:value-type="float" office:value="-1.625979787689" calcext:value-type="float">
            <text:p>-1.625979787689</text:p>
          </table:table-cell>
          <table:table-cell table:style-name="ce2" office:value-type="float" office:value="-1.625953359954" calcext:value-type="float">
            <text:p>-1.625953359954</text:p>
          </table:table-cell>
          <table:table-cell table:style-name="ce1" office:value-type="float" office:value="-1.62701984425" calcext:value-type="float">
            <text:p>-1.62701984425</text:p>
          </table:table-cell>
          <table:table-cell table:style-name="ce1" office:value-type="float" office:value="-1.626817113261" calcext:value-type="float">
            <text:p>-1.626817113261</text:p>
          </table:table-cell>
          <table:table-cell table:style-name="ce2" office:value-type="float" office:value="-1.62590282063" calcext:value-type="float">
            <text:p>-1.62590282063</text:p>
          </table:table-cell>
          <table:table-cell table:style-name="ce2" office:value-type="float" office:value="-1.625955624536" calcext:value-type="float">
            <text:p>-1.625955624536</text:p>
          </table:table-cell>
        </table:table-row>
        <table:table-row table:style-name="ro1">
          <table:table-cell table:style-name="ce1" office:value-type="float" office:value="-1.626304510695" calcext:value-type="float">
            <text:p>-1.626304510695</text:p>
          </table:table-cell>
          <table:table-cell table:style-name="ce1" office:value-type="float" office:value="-1.626531862332" calcext:value-type="float">
            <text:p>-1.626531862332</text:p>
          </table:table-cell>
          <table:table-cell table:style-name="ce1" office:value-type="float" office:value="-1.625034794177" calcext:value-type="float">
            <text:p>-1.625034794177</text:p>
          </table:table-cell>
          <table:table-cell table:style-name="ce1" office:value-type="float" office:value="-1.626532175678" calcext:value-type="float">
            <text:p>-1.626532175678</text:p>
          </table:table-cell>
          <table:table-cell table:style-name="ce1" office:value-type="float" office:value="-1.626304596528" calcext:value-type="float">
            <text:p>-1.626304596528</text:p>
          </table:table-cell>
          <table:table-cell table:style-name="ce1" office:value-type="float" office:value="-1.625205076446" calcext:value-type="float">
            <text:p>-1.625205076446</text:p>
          </table:table-cell>
          <table:table-cell table:style-name="ce1" office:value-type="float" office:value="-1.626224818081" calcext:value-type="float">
            <text:p>-1.626224818081</text:p>
          </table:table-cell>
          <table:table-cell table:style-name="ce1" office:value-type="float" office:value="-1.626531588795" calcext:value-type="float">
            <text:p>-1.626531588795</text:p>
          </table:table-cell>
          <table:table-cell table:style-name="ce1" office:value-type="float" office:value="-1.625140673323" calcext:value-type="float">
            <text:p>-1.625140673323</text:p>
          </table:table-cell>
          <table:table-cell table:style-name="ce1" office:value-type="float" office:value="-1.62653203451" calcext:value-type="float">
            <text:p>-1.62653203451</text:p>
          </table:table-cell>
          <table:table-cell table:style-name="ce1" office:value-type="float" office:value="-1.626224849974" calcext:value-type="float">
            <text:p>-1.626224849974</text:p>
          </table:table-cell>
          <table:table-cell table:style-name="ce1" office:value-type="float" office:value="-1.625182686124" calcext:value-type="float">
            <text:p>-1.625182686124</text:p>
          </table:table-cell>
          <table:table-cell table:style-name="ce1" office:value-type="float" office:value="-1.626169398184" calcext:value-type="float">
            <text:p>-1.626169398184</text:p>
          </table:table-cell>
          <table:table-cell table:style-name="ce1" office:value-type="float" office:value="-1.626591403089" calcext:value-type="float">
            <text:p>-1.626591403089</text:p>
          </table:table-cell>
          <table:table-cell table:style-name="ce2" office:value-type="float" office:value="-1.625198459439" calcext:value-type="float">
            <text:p>-1.625198459439</text:p>
          </table:table-cell>
          <table:table-cell table:style-name="ce2" office:value-type="float" office:value="-1.625175955846" calcext:value-type="float">
            <text:p>-1.625175955846</text:p>
          </table:table-cell>
          <table:table-cell table:style-name="ce1" office:value-type="float" office:value="-1.626333299288" calcext:value-type="float">
            <text:p>-1.626333299288</text:p>
          </table:table-cell>
          <table:table-cell table:style-name="ce1" office:value-type="float" office:value="-1.626483984552" calcext:value-type="float">
            <text:p>-1.626483984552</text:p>
          </table:table-cell>
          <table:table-cell table:style-name="ce2" office:value-type="float" office:value="-1.624985418" calcext:value-type="float">
            <text:p>-1.624985418</text:p>
          </table:table-cell>
          <table:table-cell table:style-name="ce2" office:value-type="float" office:value="-1.625220404817" calcext:value-type="float">
            <text:p>-1.625220404817</text:p>
          </table:table-cell>
        </table:table-row>
        <table:table-row table:style-name="ro1">
          <table:table-cell table:style-name="ce1" office:value-type="float" office:value="-1.626149515737" calcext:value-type="float">
            <text:p>-1.626149515737</text:p>
          </table:table-cell>
          <table:table-cell table:style-name="ce1" office:value-type="float" office:value="-1.626112817279" calcext:value-type="float">
            <text:p>-1.626112817279</text:p>
          </table:table-cell>
          <table:table-cell table:style-name="ce1" office:value-type="float" office:value="-1.624919439085" calcext:value-type="float">
            <text:p>-1.624919439085</text:p>
          </table:table-cell>
          <table:table-cell table:style-name="ce1" office:value-type="float" office:value="-1.62611251781" calcext:value-type="float">
            <text:p>-1.62611251781</text:p>
          </table:table-cell>
          <table:table-cell table:style-name="ce1" office:value-type="float" office:value="-1.626149523144" calcext:value-type="float">
            <text:p>-1.626149523144</text:p>
          </table:table-cell>
          <table:table-cell table:style-name="ce1" office:value-type="float" office:value="-1.625123909971" calcext:value-type="float">
            <text:p>-1.625123909971</text:p>
          </table:table-cell>
          <table:table-cell table:style-name="ce1" office:value-type="float" office:value="-1.626036428839" calcext:value-type="float">
            <text:p>-1.626036428839</text:p>
          </table:table-cell>
          <table:table-cell table:style-name="ce1" office:value-type="float" office:value="-1.626176478511" calcext:value-type="float">
            <text:p>-1.626176478511</text:p>
          </table:table-cell>
          <table:table-cell table:style-name="ce1" office:value-type="float" office:value="-1.624993362882" calcext:value-type="float">
            <text:p>-1.624993362882</text:p>
          </table:table-cell>
          <table:table-cell table:style-name="ce1" office:value-type="float" office:value="-1.626176049358" calcext:value-type="float">
            <text:p>-1.626176049358</text:p>
          </table:table-cell>
          <table:table-cell table:style-name="ce1" office:value-type="float" office:value="-1.626036402349" calcext:value-type="float">
            <text:p>-1.626036402349</text:p>
          </table:table-cell>
          <table:table-cell table:style-name="ce1" office:value-type="float" office:value="-1.625116419358" calcext:value-type="float">
            <text:p>-1.625116419358</text:p>
          </table:table-cell>
          <table:table-cell table:style-name="ce1" office:value-type="float" office:value="-1.626001239979" calcext:value-type="float">
            <text:p>-1.626001239979</text:p>
          </table:table-cell>
          <table:table-cell table:style-name="ce1" office:value-type="float" office:value="-1.626139468135" calcext:value-type="float">
            <text:p>-1.626139468135</text:p>
          </table:table-cell>
          <table:table-cell table:style-name="ce2" office:value-type="float" office:value="-1.625032512019" calcext:value-type="float">
            <text:p>-1.625032512019</text:p>
          </table:table-cell>
          <table:table-cell table:style-name="ce2" office:value-type="float" office:value="-1.62512830803" calcext:value-type="float">
            <text:p>-1.62512830803</text:p>
          </table:table-cell>
          <table:table-cell table:style-name="ce1" office:value-type="float" office:value="-1.62619632686" calcext:value-type="float">
            <text:p>-1.62619632686</text:p>
          </table:table-cell>
          <table:table-cell table:style-name="ce1" office:value-type="float" office:value="-1.62610552086" calcext:value-type="float">
            <text:p>-1.62610552086</text:p>
          </table:table-cell>
          <table:table-cell table:style-name="ce2" office:value-type="float" office:value="-1.624885434329" calcext:value-type="float">
            <text:p>-1.624885434329</text:p>
          </table:table-cell>
          <table:table-cell table:style-name="ce2" office:value-type="float" office:value="-1.625143805303" calcext:value-type="float">
            <text:p>-1.625143805303</text:p>
          </table:table-cell>
        </table:table-row>
        <table:table-row table:style-name="ro1">
          <table:table-cell table:style-name="ce1" office:value-type="float" office:value="-1.625562093111" calcext:value-type="float">
            <text:p>-1.625562093111</text:p>
          </table:table-cell>
          <table:table-cell table:style-name="ce1" office:value-type="float" office:value="-1.625804674908" calcext:value-type="float">
            <text:p>-1.625804674908</text:p>
          </table:table-cell>
          <table:table-cell table:style-name="ce1" office:value-type="float" office:value="-1.623997955258" calcext:value-type="float">
            <text:p>-1.623997955258</text:p>
          </table:table-cell>
          <table:table-cell table:style-name="ce1" office:value-type="float" office:value="-1.625805099553" calcext:value-type="float">
            <text:p>-1.625805099553</text:p>
          </table:table-cell>
          <table:table-cell table:style-name="ce1" office:value-type="float" office:value="-1.625562067367" calcext:value-type="float">
            <text:p>-1.625562067367</text:p>
          </table:table-cell>
          <table:table-cell table:style-name="ce1" office:value-type="float" office:value="-1.624809099535" calcext:value-type="float">
            <text:p>-1.624809099535</text:p>
          </table:table-cell>
          <table:table-cell table:style-name="ce1" office:value-type="float" office:value="-1.625517450158" calcext:value-type="float">
            <text:p>-1.625517450158</text:p>
          </table:table-cell>
          <table:table-cell table:style-name="ce1" office:value-type="float" office:value="-1.625848921772" calcext:value-type="float">
            <text:p>-1.625848921772</text:p>
          </table:table-cell>
          <table:table-cell table:style-name="ce1" office:value-type="float" office:value="-1.62416344409" calcext:value-type="float">
            <text:p>-1.62416344409</text:p>
          </table:table-cell>
          <table:table-cell table:style-name="ce1" office:value-type="float" office:value="-1.625849825394" calcext:value-type="float">
            <text:p>-1.625849825394</text:p>
          </table:table-cell>
          <table:table-cell table:style-name="ce1" office:value-type="float" office:value="-1.625517482899" calcext:value-type="float">
            <text:p>-1.625517482899</text:p>
          </table:table-cell>
          <table:table-cell table:style-name="ce1" office:value-type="float" office:value="-1.624801478828" calcext:value-type="float">
            <text:p>-1.624801478828</text:p>
          </table:table-cell>
          <table:table-cell table:style-name="ce1" office:value-type="float" office:value="-1.625475730999" calcext:value-type="float">
            <text:p>-1.625475730999</text:p>
          </table:table-cell>
          <table:table-cell table:style-name="ce1" office:value-type="float" office:value="-1.626037968611" calcext:value-type="float">
            <text:p>-1.626037968611</text:p>
          </table:table-cell>
          <table:table-cell table:style-name="ce2" office:value-type="float" office:value="-1.624251091568" calcext:value-type="float">
            <text:p>-1.624251091568</text:p>
          </table:table-cell>
          <table:table-cell table:style-name="ce2" office:value-type="float" office:value="-1.624793682319" calcext:value-type="float">
            <text:p>-1.624793682319</text:p>
          </table:table-cell>
          <table:table-cell table:style-name="ce1" office:value-type="float" office:value="-1.625606408335" calcext:value-type="float">
            <text:p>-1.625606408335</text:p>
          </table:table-cell>
          <table:table-cell table:style-name="ce1" office:value-type="float" office:value="-1.625775057005" calcext:value-type="float">
            <text:p>-1.625775057005</text:p>
          </table:table-cell>
          <table:table-cell table:style-name="ce2" office:value-type="float" office:value="-1.623918282485" calcext:value-type="float">
            <text:p>-1.623918282485</text:p>
          </table:table-cell>
          <table:table-cell table:style-name="ce2" office:value-type="float" office:value="-1.624809328282" calcext:value-type="float">
            <text:p>-1.624809328282</text:p>
          </table:table-cell>
        </table:table-row>
        <table:table-row table:style-name="ro1">
          <table:table-cell table:style-name="ce1" office:value-type="float" office:value="-1.625375906231" calcext:value-type="float">
            <text:p>-1.625375906231</text:p>
          </table:table-cell>
          <table:table-cell table:style-name="ce1" office:value-type="float" office:value="-1.625595359699" calcext:value-type="float">
            <text:p>-1.625595359699</text:p>
          </table:table-cell>
          <table:table-cell table:style-name="ce1" office:value-type="float" office:value="-1.623863849687" calcext:value-type="float">
            <text:p>-1.623863849687</text:p>
          </table:table-cell>
          <table:table-cell table:style-name="ce1" office:value-type="float" office:value="-1.625594866286" calcext:value-type="float">
            <text:p>-1.625594866286</text:p>
          </table:table-cell>
          <table:table-cell table:style-name="ce1" office:value-type="float" office:value="-1.625375815189" calcext:value-type="float">
            <text:p>-1.625375815189</text:p>
          </table:table-cell>
          <table:table-cell table:style-name="ce1" office:value-type="float" office:value="-1.624744261593" calcext:value-type="float">
            <text:p>-1.624744261593</text:p>
          </table:table-cell>
          <table:table-cell table:style-name="ce1" office:value-type="float" office:value="-1.625335092495" calcext:value-type="float">
            <text:p>-1.625335092495</text:p>
          </table:table-cell>
          <table:table-cell table:style-name="ce1" office:value-type="float" office:value="-1.625603208853" calcext:value-type="float">
            <text:p>-1.625603208853</text:p>
          </table:table-cell>
          <table:table-cell table:style-name="ce1" office:value-type="float" office:value="-1.624013026754" calcext:value-type="float">
            <text:p>-1.624013026754</text:p>
          </table:table-cell>
          <table:table-cell table:style-name="ce1" office:value-type="float" office:value="-1.625601832426" calcext:value-type="float">
            <text:p>-1.625601832426</text:p>
          </table:table-cell>
          <table:table-cell table:style-name="ce1" office:value-type="float" office:value="-1.625335046446" calcext:value-type="float">
            <text:p>-1.625335046446</text:p>
          </table:table-cell>
          <table:table-cell table:style-name="ce1" office:value-type="float" office:value="-1.62471429223" calcext:value-type="float">
            <text:p>-1.62471429223</text:p>
          </table:table-cell>
          <table:table-cell table:style-name="ce1" office:value-type="float" office:value="-1.625323386661" calcext:value-type="float">
            <text:p>-1.625323386661</text:p>
          </table:table-cell>
          <table:table-cell table:style-name="ce1" office:value-type="float" office:value="-1.625447376114" calcext:value-type="float">
            <text:p>-1.625447376114</text:p>
          </table:table-cell>
          <table:table-cell table:style-name="ce2" office:value-type="float" office:value="-1.624088991022" calcext:value-type="float">
            <text:p>-1.624088991022</text:p>
          </table:table-cell>
          <table:table-cell table:style-name="ce2" office:value-type="float" office:value="-1.624709945802" calcext:value-type="float">
            <text:p>-1.624709945802</text:p>
          </table:table-cell>
          <table:table-cell table:style-name="ce1" office:value-type="float" office:value="-1.625395240501" calcext:value-type="float">
            <text:p>-1.625395240501</text:p>
          </table:table-cell>
          <table:table-cell table:style-name="ce1" office:value-type="float" office:value="-1.625709413621" calcext:value-type="float">
            <text:p>-1.625709413621</text:p>
          </table:table-cell>
          <table:table-cell table:style-name="ce2" office:value-type="float" office:value="-1.623792130831" calcext:value-type="float">
            <text:p>-1.623792130831</text:p>
          </table:table-cell>
          <table:table-cell table:style-name="ce2" office:value-type="float" office:value="-1.624768422171" calcext:value-type="float">
            <text:p>-1.624768422171</text:p>
          </table:table-cell>
        </table:table-row>
        <table:table-row table:style-name="ro1">
          <table:table-cell table:style-name="ce1" office:value-type="float" office:value="-1.624980191183" calcext:value-type="float">
            <text:p>-1.624980191183</text:p>
          </table:table-cell>
          <table:table-cell table:style-name="ce1" office:value-type="float" office:value="-1.625307771096" calcext:value-type="float">
            <text:p>-1.625307771096</text:p>
          </table:table-cell>
          <table:table-cell table:style-name="ce1" office:value-type="float" office:value="-1.622785589238" calcext:value-type="float">
            <text:p>-1.622785589238</text:p>
          </table:table-cell>
          <table:table-cell table:style-name="ce1" office:value-type="float" office:value="-1.62530759589" calcext:value-type="float">
            <text:p>-1.62530759589</text:p>
          </table:table-cell>
          <table:table-cell table:style-name="ce1" office:value-type="float" office:value="-1.624980133999" calcext:value-type="float">
            <text:p>-1.624980133999</text:p>
          </table:table-cell>
          <table:table-cell table:style-name="ce1" office:value-type="float" office:value="-1.62442628686" calcext:value-type="float">
            <text:p>-1.62442628686</text:p>
          </table:table-cell>
          <table:table-cell table:style-name="ce1" office:value-type="float" office:value="-1.624995505795" calcext:value-type="float">
            <text:p>-1.624995505795</text:p>
          </table:table-cell>
          <table:table-cell table:style-name="ce1" office:value-type="float" office:value="-1.625282148115" calcext:value-type="float">
            <text:p>-1.625282148115</text:p>
          </table:table-cell>
          <table:table-cell table:style-name="ce1" office:value-type="float" office:value="-1.622843154349" calcext:value-type="float">
            <text:p>-1.622843154349</text:p>
          </table:table-cell>
          <table:table-cell table:style-name="ce1" office:value-type="float" office:value="-1.625282074377" calcext:value-type="float">
            <text:p>-1.625282074377</text:p>
          </table:table-cell>
          <table:table-cell table:style-name="ce1" office:value-type="float" office:value="-1.62499545047" calcext:value-type="float">
            <text:p>-1.62499545047</text:p>
          </table:table-cell>
          <table:table-cell table:style-name="ce1" office:value-type="float" office:value="-1.624420224977" calcext:value-type="float">
            <text:p>-1.624420224977</text:p>
          </table:table-cell>
          <table:table-cell table:style-name="ce1" office:value-type="float" office:value="-1.625001813246" calcext:value-type="float">
            <text:p>-1.625001813246</text:p>
          </table:table-cell>
          <table:table-cell table:style-name="ce1" office:value-type="float" office:value="-1.625298379973" calcext:value-type="float">
            <text:p>-1.625298379973</text:p>
          </table:table-cell>
          <table:table-cell table:style-name="ce2" office:value-type="float" office:value="-1.622871343333" calcext:value-type="float">
            <text:p>-1.622871343333</text:p>
          </table:table-cell>
          <table:table-cell table:style-name="ce2" office:value-type="float" office:value="-1.624418360555" calcext:value-type="float">
            <text:p>-1.624418360555</text:p>
          </table:table-cell>
          <table:table-cell table:style-name="ce1" office:value-type="float" office:value="-1.624981933529" calcext:value-type="float">
            <text:p>-1.624981933529</text:p>
          </table:table-cell>
          <table:table-cell table:style-name="ce1" office:value-type="float" office:value="-1.625314229357" calcext:value-type="float">
            <text:p>-1.625314229357</text:p>
          </table:table-cell>
          <table:table-cell table:style-name="ce2" office:value-type="float" office:value="-1.622756300701" calcext:value-type="float">
            <text:p>-1.622756300701</text:p>
          </table:table-cell>
          <table:table-cell table:style-name="ce2" office:value-type="float" office:value="-1.62443162212" calcext:value-type="float">
            <text:p>-1.62443162212</text:p>
          </table:table-cell>
        </table:table-row>
        <table:table-row table:style-name="ro1">
          <table:table-cell table:style-name="ce1" office:value-type="float" office:value="-1.624647312775" calcext:value-type="float">
            <text:p>-1.624647312775</text:p>
          </table:table-cell>
          <table:table-cell table:style-name="ce1" office:value-type="float" office:value="-1.624792385488" calcext:value-type="float">
            <text:p>-1.624792385488</text:p>
          </table:table-cell>
          <table:table-cell table:style-name="ce1" office:value-type="float" office:value="-1.622627089594" calcext:value-type="float">
            <text:p>-1.622627089594</text:p>
          </table:table-cell>
          <table:table-cell table:style-name="ce1" office:value-type="float" office:value="-1.624792516196" calcext:value-type="float">
            <text:p>-1.624792516196</text:p>
          </table:table-cell>
          <table:table-cell table:style-name="ce1" office:value-type="float" office:value="-1.624647320756" calcext:value-type="float">
            <text:p>-1.624647320756</text:p>
          </table:table-cell>
          <table:table-cell table:style-name="ce1" office:value-type="float" office:value="-1.624390641577" calcext:value-type="float">
            <text:p>-1.624390641577</text:p>
          </table:table-cell>
          <table:table-cell table:style-name="ce1" office:value-type="float" office:value="-1.624668357819" calcext:value-type="float">
            <text:p>-1.624668357819</text:p>
          </table:table-cell>
          <table:table-cell table:style-name="ce1" office:value-type="float" office:value="-1.624822827536" calcext:value-type="float">
            <text:p>-1.624822827536</text:p>
          </table:table-cell>
          <table:table-cell table:style-name="ce1" office:value-type="float" office:value="-1.622724642231" calcext:value-type="float">
            <text:p>-1.622724642231</text:p>
          </table:table-cell>
          <table:table-cell table:style-name="ce1" office:value-type="float" office:value="-1.624822790458" calcext:value-type="float">
            <text:p>-1.624822790458</text:p>
          </table:table-cell>
          <table:table-cell table:style-name="ce1" office:value-type="float" office:value="-1.624668327235" calcext:value-type="float">
            <text:p>-1.624668327235</text:p>
          </table:table-cell>
          <table:table-cell table:style-name="ce1" office:value-type="float" office:value="-1.624373294234" calcext:value-type="float">
            <text:p>-1.624373294234</text:p>
          </table:table-cell>
          <table:table-cell table:style-name="ce1" office:value-type="float" office:value="-1.62469351971" calcext:value-type="float">
            <text:p>-1.62469351971</text:p>
          </table:table-cell>
          <table:table-cell table:style-name="ce1" office:value-type="float" office:value="-1.624879902932" calcext:value-type="float">
            <text:p>-1.624879902932</text:p>
          </table:table-cell>
          <table:table-cell table:style-name="ce2" office:value-type="float" office:value="-1.622770390463" calcext:value-type="float">
            <text:p>-1.622770390463</text:p>
          </table:table-cell>
          <table:table-cell table:style-name="ce2" office:value-type="float" office:value="-1.624370457744" calcext:value-type="float">
            <text:p>-1.624370457744</text:p>
          </table:table-cell>
          <table:table-cell table:style-name="ce1" office:value-type="float" office:value="-1.624613864015" calcext:value-type="float">
            <text:p>-1.624613864015</text:p>
          </table:table-cell>
          <table:table-cell table:style-name="ce1" office:value-type="float" office:value="-1.624741944915" calcext:value-type="float">
            <text:p>-1.624741944915</text:p>
          </table:table-cell>
          <table:table-cell table:style-name="ce2" office:value-type="float" office:value="-1.622574661007" calcext:value-type="float">
            <text:p>-1.622574661007</text:p>
          </table:table-cell>
          <table:table-cell table:style-name="ce2" office:value-type="float" office:value="-1.624404651134" calcext:value-type="float">
            <text:p>-1.624404651134</text:p>
          </table:table-cell>
        </table:table-row>
        <table:table-row table:style-name="ro1">
          <table:table-cell table:style-name="ce1" office:value-type="float" office:value="-1.624131995516" calcext:value-type="float">
            <text:p>-1.624131995516</text:p>
          </table:table-cell>
          <table:table-cell table:style-name="ce1" office:value-type="float" office:value="-1.624315159518" calcext:value-type="float">
            <text:p>-1.624315159518</text:p>
          </table:table-cell>
          <table:table-cell table:style-name="ce1" office:value-type="float" office:value="-1.621944086801" calcext:value-type="float">
            <text:p>-1.621944086801</text:p>
          </table:table-cell>
          <table:table-cell table:style-name="ce1" office:value-type="float" office:value="-1.624314513848" calcext:value-type="float">
            <text:p>-1.624314513848</text:p>
          </table:table-cell>
          <table:table-cell table:style-name="ce1" office:value-type="float" office:value="-1.624131955384" calcext:value-type="float">
            <text:p>-1.624131955384</text:p>
          </table:table-cell>
          <table:table-cell table:style-name="ce1" office:value-type="float" office:value="-1.624334284084" calcext:value-type="float">
            <text:p>-1.624334284084</text:p>
          </table:table-cell>
          <table:table-cell table:style-name="ce1" office:value-type="float" office:value="-1.624205864621" calcext:value-type="float">
            <text:p>-1.624205864621</text:p>
          </table:table-cell>
          <table:table-cell table:style-name="ce1" office:value-type="float" office:value="-1.624394070178" calcext:value-type="float">
            <text:p>-1.624394070178</text:p>
          </table:table-cell>
          <table:table-cell table:style-name="ce1" office:value-type="float" office:value="-1.622028428784" calcext:value-type="float">
            <text:p>-1.622028428784</text:p>
          </table:table-cell>
          <table:table-cell table:style-name="ce1" office:value-type="float" office:value="-1.624393963896" calcext:value-type="float">
            <text:p>-1.624393963896</text:p>
          </table:table-cell>
          <table:table-cell table:style-name="ce1" office:value-type="float" office:value="-1.624205883322" calcext:value-type="float">
            <text:p>-1.624205883322</text:p>
          </table:table-cell>
          <table:table-cell table:style-name="ce1" office:value-type="float" office:value="-1.624324007254" calcext:value-type="float">
            <text:p>-1.624324007254</text:p>
          </table:table-cell>
          <table:table-cell table:style-name="ce1" office:value-type="float" office:value="-1.624220251022" calcext:value-type="float">
            <text:p>-1.624220251022</text:p>
          </table:table-cell>
          <table:table-cell table:style-name="ce1" office:value-type="float" office:value="-1.624438168129" calcext:value-type="float">
            <text:p>-1.624438168129</text:p>
          </table:table-cell>
          <table:table-cell table:style-name="ce2" office:value-type="float" office:value="-1.622066820099" calcext:value-type="float">
            <text:p>-1.622066820099</text:p>
          </table:table-cell>
          <table:table-cell table:style-name="ce2" office:value-type="float" office:value="-1.624298607192" calcext:value-type="float">
            <text:p>-1.624298607192</text:p>
          </table:table-cell>
          <table:table-cell table:style-name="ce1" office:value-type="float" office:value="-1.624111913834" calcext:value-type="float">
            <text:p>-1.624111913834</text:p>
          </table:table-cell>
          <table:table-cell table:style-name="ce1" office:value-type="float" office:value="-1.624251084524" calcext:value-type="float">
            <text:p>-1.624251084524</text:p>
          </table:table-cell>
          <table:table-cell table:style-name="ce2" office:value-type="float" office:value="-1.62189612652" calcext:value-type="float">
            <text:p>-1.62189612652</text:p>
          </table:table-cell>
          <table:table-cell table:style-name="ce2" office:value-type="float" office:value="-1.624319371806" calcext:value-type="float">
            <text:p>-1.624319371806</text:p>
          </table:table-cell>
        </table:table-row>
        <table:table-row table:style-name="ro1">
          <table:table-cell table:style-name="ce1" office:value-type="float" office:value="-1.624005292437" calcext:value-type="float">
            <text:p>-1.624005292437</text:p>
          </table:table-cell>
          <table:table-cell table:style-name="ce1" office:value-type="float" office:value="-1.624091764813" calcext:value-type="float">
            <text:p>-1.624091764813</text:p>
          </table:table-cell>
          <table:table-cell table:style-name="ce1" office:value-type="float" office:value="-1.621562474934" calcext:value-type="float">
            <text:p>-1.621562474934</text:p>
          </table:table-cell>
          <table:table-cell table:style-name="ce1" office:value-type="float" office:value="-1.62409240556" calcext:value-type="float">
            <text:p>-1.62409240556</text:p>
          </table:table-cell>
          <table:table-cell table:style-name="ce1" office:value-type="float" office:value="-1.624005328267" calcext:value-type="float">
            <text:p>-1.624005328267</text:p>
          </table:table-cell>
          <table:table-cell table:style-name="ce1" office:value-type="float" office:value="-1.624099932519" calcext:value-type="float">
            <text:p>-1.624099932519</text:p>
          </table:table-cell>
          <table:table-cell table:style-name="ce1" office:value-type="float" office:value="-1.624034454154" calcext:value-type="float">
            <text:p>-1.624034454154</text:p>
          </table:table-cell>
          <table:table-cell table:style-name="ce1" office:value-type="float" office:value="-1.624095124393" calcext:value-type="float">
            <text:p>-1.624095124393</text:p>
          </table:table-cell>
          <table:table-cell table:style-name="ce1" office:value-type="float" office:value="-1.621592190004" calcext:value-type="float">
            <text:p>-1.621592190004</text:p>
          </table:table-cell>
          <table:table-cell table:style-name="ce1" office:value-type="float" office:value="-1.62409580764" calcext:value-type="float">
            <text:p>-1.62409580764</text:p>
          </table:table-cell>
          <table:table-cell table:style-name="ce1" office:value-type="float" office:value="-1.624034492299" calcext:value-type="float">
            <text:p>-1.624034492299</text:p>
          </table:table-cell>
          <table:table-cell table:style-name="ce1" office:value-type="float" office:value="-1.624092633744" calcext:value-type="float">
            <text:p>-1.624092633744</text:p>
          </table:table-cell>
          <table:table-cell table:style-name="ce1" office:value-type="float" office:value="-1.624071791946" calcext:value-type="float">
            <text:p>-1.624071791946</text:p>
          </table:table-cell>
          <table:table-cell table:style-name="ce1" office:value-type="float" office:value="-1.624091731239" calcext:value-type="float">
            <text:p>-1.624091731239</text:p>
          </table:table-cell>
          <table:table-cell table:style-name="ce2" office:value-type="float" office:value="-1.621612872362" calcext:value-type="float">
            <text:p>-1.621612872362</text:p>
          </table:table-cell>
          <table:table-cell table:style-name="ce2" office:value-type="float" office:value="-1.624080709003" calcext:value-type="float">
            <text:p>-1.624080709003</text:p>
          </table:table-cell>
          <table:table-cell table:style-name="ce1" office:value-type="float" office:value="-1.6239941664" calcext:value-type="float">
            <text:p>-1.6239941664</text:p>
          </table:table-cell>
          <table:table-cell table:style-name="ce1" office:value-type="float" office:value="-1.624116280264" calcext:value-type="float">
            <text:p>-1.624116280264</text:p>
          </table:table-cell>
          <table:table-cell table:style-name="ce2" office:value-type="float" office:value="-1.621555096464" calcext:value-type="float">
            <text:p>-1.621555096464</text:p>
          </table:table-cell>
          <table:table-cell table:style-name="ce2" office:value-type="float" office:value="-1.624095814813" calcext:value-type="float">
            <text:p>-1.624095814813</text:p>
          </table:table-cell>
        </table:table-row>
        <table:table-row table:style-name="ro1">
          <table:table-cell table:style-name="ce1" office:value-type="float" office:value="-1.623462862274" calcext:value-type="float">
            <text:p>-1.623462862274</text:p>
          </table:table-cell>
          <table:table-cell table:style-name="ce1" office:value-type="float" office:value="-1.623620905687" calcext:value-type="float">
            <text:p>-1.623620905687</text:p>
          </table:table-cell>
          <table:table-cell table:style-name="ce1" office:value-type="float" office:value="-1.621238478106" calcext:value-type="float">
            <text:p>-1.621238478106</text:p>
          </table:table-cell>
          <table:table-cell table:style-name="ce1" office:value-type="float" office:value="-1.623620574398" calcext:value-type="float">
            <text:p>-1.623620574398</text:p>
          </table:table-cell>
          <table:table-cell table:style-name="ce1" office:value-type="float" office:value="-1.623462904054" calcext:value-type="float">
            <text:p>-1.623462904054</text:p>
          </table:table-cell>
          <table:table-cell table:style-name="ce1" office:value-type="float" office:value="-1.624074011252" calcext:value-type="float">
            <text:p>-1.624074011252</text:p>
          </table:table-cell>
          <table:table-cell table:style-name="ce1" office:value-type="float" office:value="-1.623533839874" calcext:value-type="float">
            <text:p>-1.623533839874</text:p>
          </table:table-cell>
          <table:table-cell table:style-name="ce1" office:value-type="float" office:value="-1.623726470871" calcext:value-type="float">
            <text:p>-1.623726470871</text:p>
          </table:table-cell>
          <table:table-cell table:style-name="ce1" office:value-type="float" office:value="-1.621295671472" calcext:value-type="float">
            <text:p>-1.621295671472</text:p>
          </table:table-cell>
          <table:table-cell table:style-name="ce1" office:value-type="float" office:value="-1.62372694461" calcext:value-type="float">
            <text:p>-1.62372694461</text:p>
          </table:table-cell>
          <table:table-cell table:style-name="ce1" office:value-type="float" office:value="-1.623533984263" calcext:value-type="float">
            <text:p>-1.623533984263</text:p>
          </table:table-cell>
          <table:table-cell table:style-name="ce1" office:value-type="float" office:value="-1.624053882461" calcext:value-type="float">
            <text:p>-1.624053882461</text:p>
          </table:table-cell>
          <table:table-cell table:style-name="ce1" office:value-type="float" office:value="-1.623555437454" calcext:value-type="float">
            <text:p>-1.623555437454</text:p>
          </table:table-cell>
          <table:table-cell table:style-name="ce1" office:value-type="float" office:value="-1.623820544744" calcext:value-type="float">
            <text:p>-1.623820544744</text:p>
          </table:table-cell>
          <table:table-cell table:style-name="ce2" office:value-type="float" office:value="-1.621309265522" calcext:value-type="float">
            <text:p>-1.621309265522</text:p>
          </table:table-cell>
          <table:table-cell table:style-name="ce2" office:value-type="float" office:value="-1.624049145613" calcext:value-type="float">
            <text:p>-1.624049145613</text:p>
          </table:table-cell>
          <table:table-cell table:style-name="ce1" office:value-type="float" office:value="-1.623438553063" calcext:value-type="float">
            <text:p>-1.623438553063</text:p>
          </table:table-cell>
          <table:table-cell table:style-name="ce1" office:value-type="float" office:value="-1.623565130607" calcext:value-type="float">
            <text:p>-1.623565130607</text:p>
          </table:table-cell>
          <table:table-cell table:style-name="ce2" office:value-type="float" office:value="-1.621230738885" calcext:value-type="float">
            <text:p>-1.621230738885</text:p>
          </table:table-cell>
          <table:table-cell table:style-name="ce2" office:value-type="float" office:value="-1.624088608113" calcext:value-type="float">
            <text:p>-1.624088608113</text:p>
          </table:table-cell>
        </table:table-row>
        <table:table-row table:style-name="ro1">
          <table:table-cell table:style-name="ce1" office:value-type="float" office:value="-1.62336193436" calcext:value-type="float">
            <text:p>-1.62336193436</text:p>
          </table:table-cell>
          <table:table-cell table:style-name="ce1" office:value-type="float" office:value="-1.623545877803" calcext:value-type="float">
            <text:p>-1.623545877803</text:p>
          </table:table-cell>
          <table:table-cell table:style-name="ce1" office:value-type="float" office:value="-1.621089221552" calcext:value-type="float">
            <text:p>-1.621089221552</text:p>
          </table:table-cell>
          <table:table-cell table:style-name="ce1" office:value-type="float" office:value="-1.623546207516" calcext:value-type="float">
            <text:p>-1.623546207516</text:p>
          </table:table-cell>
          <table:table-cell table:style-name="ce1" office:value-type="float" office:value="-1.623361872641" calcext:value-type="float">
            <text:p>-1.623361872641</text:p>
          </table:table-cell>
          <table:table-cell table:style-name="ce1" office:value-type="float" office:value="-1.623702673598" calcext:value-type="float">
            <text:p>-1.623702673598</text:p>
          </table:table-cell>
          <table:table-cell table:style-name="ce1" office:value-type="float" office:value="-1.623443154657" calcext:value-type="float">
            <text:p>-1.623443154657</text:p>
          </table:table-cell>
          <table:table-cell table:style-name="ce1" office:value-type="float" office:value="-1.62368637353" calcext:value-type="float">
            <text:p>-1.62368637353</text:p>
          </table:table-cell>
          <table:table-cell table:style-name="ce1" office:value-type="float" office:value="-1.621080901435" calcext:value-type="float">
            <text:p>-1.621080901435</text:p>
          </table:table-cell>
          <table:table-cell table:style-name="ce1" office:value-type="float" office:value="-1.623685712547" calcext:value-type="float">
            <text:p>-1.623685712547</text:p>
          </table:table-cell>
          <table:table-cell table:style-name="ce1" office:value-type="float" office:value="-1.623442950128" calcext:value-type="float">
            <text:p>-1.623442950128</text:p>
          </table:table-cell>
          <table:table-cell table:style-name="ce1" office:value-type="float" office:value="-1.623699650578" calcext:value-type="float">
            <text:p>-1.623699650578</text:p>
          </table:table-cell>
          <table:table-cell table:style-name="ce1" office:value-type="float" office:value="-1.623501821869" calcext:value-type="float">
            <text:p>-1.623501821869</text:p>
          </table:table-cell>
          <table:table-cell table:style-name="ce1" office:value-type="float" office:value="-1.623716637869" calcext:value-type="float">
            <text:p>-1.623716637869</text:p>
          </table:table-cell>
          <table:table-cell table:style-name="ce2" office:value-type="float" office:value="-1.621106286672" calcext:value-type="float">
            <text:p>-1.621106286672</text:p>
          </table:table-cell>
          <table:table-cell table:style-name="ce2" office:value-type="float" office:value="-1.623692320196" calcext:value-type="float">
            <text:p>-1.623692320196</text:p>
          </table:table-cell>
          <table:table-cell table:style-name="ce1" office:value-type="float" office:value="-1.623310908023" calcext:value-type="float">
            <text:p>-1.623310908023</text:p>
          </table:table-cell>
          <table:table-cell table:style-name="ce1" office:value-type="float" office:value="-1.623481237304" calcext:value-type="float">
            <text:p>-1.623481237304</text:p>
          </table:table-cell>
          <table:table-cell table:style-name="ce2" office:value-type="float" office:value="-1.621046666554" calcext:value-type="float">
            <text:p>-1.621046666554</text:p>
          </table:table-cell>
          <table:table-cell table:style-name="ce2" office:value-type="float" office:value="-1.623698885595" calcext:value-type="float">
            <text:p>-1.623698885595</text:p>
          </table:table-cell>
        </table:table-row>
        <table:table-row table:style-name="ro1">
          <table:table-cell table:style-name="ce1" office:value-type="float" office:value="-1.622336168141" calcext:value-type="float">
            <text:p>-1.622336168141</text:p>
          </table:table-cell>
          <table:table-cell table:style-name="ce1" office:value-type="float" office:value="-1.622442559717" calcext:value-type="float">
            <text:p>-1.622442559717</text:p>
          </table:table-cell>
          <table:table-cell table:style-name="ce1" office:value-type="float" office:value="-1.621029465387" calcext:value-type="float">
            <text:p>-1.621029465387</text:p>
          </table:table-cell>
          <table:table-cell table:style-name="ce1" office:value-type="float" office:value="-1.62244255374" calcext:value-type="float">
            <text:p>-1.62244255374</text:p>
          </table:table-cell>
          <table:table-cell table:style-name="ce1" office:value-type="float" office:value="-1.622336239473" calcext:value-type="float">
            <text:p>-1.622336239473</text:p>
          </table:table-cell>
          <table:table-cell table:style-name="ce1" office:value-type="float" office:value="-1.623595350031" calcext:value-type="float">
            <text:p>-1.623595350031</text:p>
          </table:table-cell>
          <table:table-cell table:style-name="ce1" office:value-type="float" office:value="-1.622335927883" calcext:value-type="float">
            <text:p>-1.622335927883</text:p>
          </table:table-cell>
          <table:table-cell table:style-name="ce1" office:value-type="float" office:value="-1.622484772222" calcext:value-type="float">
            <text:p>-1.622484772222</text:p>
          </table:table-cell>
          <table:table-cell table:style-name="ce1" office:value-type="float" office:value="-1.621013444357" calcext:value-type="float">
            <text:p>-1.621013444357</text:p>
          </table:table-cell>
          <table:table-cell table:style-name="ce1" office:value-type="float" office:value="-1.622484763497" calcext:value-type="float">
            <text:p>-1.622484763497</text:p>
          </table:table-cell>
          <table:table-cell table:style-name="ce1" office:value-type="float" office:value="-1.622335923375" calcext:value-type="float">
            <text:p>-1.622335923375</text:p>
          </table:table-cell>
          <table:table-cell table:style-name="ce1" office:value-type="float" office:value="-1.623595663498" calcext:value-type="float">
            <text:p>-1.623595663498</text:p>
          </table:table-cell>
          <table:table-cell table:style-name="ce1" office:value-type="float" office:value="-1.622334365509" calcext:value-type="float">
            <text:p>-1.622334365509</text:p>
          </table:table-cell>
          <table:table-cell table:style-name="ce1" office:value-type="float" office:value="-1.62250643575" calcext:value-type="float">
            <text:p>-1.62250643575</text:p>
          </table:table-cell>
          <table:table-cell table:style-name="ce2" office:value-type="float" office:value="-1.620971265375" calcext:value-type="float">
            <text:p>-1.620971265375</text:p>
          </table:table-cell>
          <table:table-cell table:style-name="ce2" office:value-type="float" office:value="-1.623619156861" calcext:value-type="float">
            <text:p>-1.623619156861</text:p>
          </table:table-cell>
          <table:table-cell table:style-name="ce1" office:value-type="float" office:value="-1.62233572006" calcext:value-type="float">
            <text:p>-1.62233572006</text:p>
          </table:table-cell>
          <table:table-cell table:style-name="ce1" office:value-type="float" office:value="-1.622421760391" calcext:value-type="float">
            <text:p>-1.622421760391</text:p>
          </table:table-cell>
          <table:table-cell table:style-name="ce2" office:value-type="float" office:value="-1.621003471025" calcext:value-type="float">
            <text:p>-1.621003471025</text:p>
          </table:table-cell>
          <table:table-cell table:style-name="ce2" office:value-type="float" office:value="-1.623619495234" calcext:value-type="float">
            <text:p>-1.623619495234</text:p>
          </table:table-cell>
        </table:table-row>
        <table:table-row table:style-name="ro1">
          <table:table-cell table:style-name="ce1" office:value-type="float" office:value="-1.621928500875" calcext:value-type="float">
            <text:p>-1.621928500875</text:p>
          </table:table-cell>
          <table:table-cell table:style-name="ce1" office:value-type="float" office:value="-1.62067948459" calcext:value-type="float">
            <text:p>-1.62067948459</text:p>
          </table:table-cell>
          <table:table-cell table:style-name="ce1" office:value-type="float" office:value="-1.620654358539" calcext:value-type="float">
            <text:p>-1.620654358539</text:p>
          </table:table-cell>
          <table:table-cell table:style-name="ce1" office:value-type="float" office:value="-1.620679509952" calcext:value-type="float">
            <text:p>-1.620679509952</text:p>
          </table:table-cell>
          <table:table-cell table:style-name="ce1" office:value-type="float" office:value="-1.62192838387" calcext:value-type="float">
            <text:p>-1.62192838387</text:p>
          </table:table-cell>
          <table:table-cell table:style-name="ce1" office:value-type="float" office:value="-1.622801463692" calcext:value-type="float">
            <text:p>-1.622801463692</text:p>
          </table:table-cell>
          <table:table-cell table:style-name="ce1" office:value-type="float" office:value="-1.621941526024" calcext:value-type="float">
            <text:p>-1.621941526024</text:p>
          </table:table-cell>
          <table:table-cell table:style-name="ce1" office:value-type="float" office:value="-1.620718028292" calcext:value-type="float">
            <text:p>-1.620718028292</text:p>
          </table:table-cell>
          <table:table-cell table:style-name="ce1" office:value-type="float" office:value="-1.620469322833" calcext:value-type="float">
            <text:p>-1.620469322833</text:p>
          </table:table-cell>
          <table:table-cell table:style-name="ce1" office:value-type="float" office:value="-1.620718055126" calcext:value-type="float">
            <text:p>-1.620718055126</text:p>
          </table:table-cell>
          <table:table-cell table:style-name="ce1" office:value-type="float" office:value="-1.621941467828" calcext:value-type="float">
            <text:p>-1.621941467828</text:p>
          </table:table-cell>
          <table:table-cell table:style-name="ce1" office:value-type="float" office:value="-1.622781535636" calcext:value-type="float">
            <text:p>-1.622781535636</text:p>
          </table:table-cell>
          <table:table-cell table:style-name="ce1" office:value-type="float" office:value="-1.621947519159" calcext:value-type="float">
            <text:p>-1.621947519159</text:p>
          </table:table-cell>
          <table:table-cell table:style-name="ce1" office:value-type="float" office:value="-1.62073771223" calcext:value-type="float">
            <text:p>-1.62073771223</text:p>
          </table:table-cell>
          <table:table-cell table:style-name="ce2" office:value-type="float" office:value="-1.620397076369" calcext:value-type="float">
            <text:p>-1.620397076369</text:p>
          </table:table-cell>
          <table:table-cell table:style-name="ce2" office:value-type="float" office:value="-1.622757116156" calcext:value-type="float">
            <text:p>-1.622757116156</text:p>
          </table:table-cell>
          <table:table-cell table:style-name="ce1" office:value-type="float" office:value="-1.621921299017" calcext:value-type="float">
            <text:p>-1.621921299017</text:p>
          </table:table-cell>
          <table:table-cell table:style-name="ce1" office:value-type="float" office:value="-1.620660541652" calcext:value-type="float">
            <text:p>-1.620660541652</text:p>
          </table:table-cell>
          <table:table-cell table:style-name="ce2" office:value-type="float" office:value="-1.620808420485" calcext:value-type="float">
            <text:p>-1.620808420485</text:p>
          </table:table-cell>
          <table:table-cell table:style-name="ce2" office:value-type="float" office:value="-1.622796006566" calcext:value-type="float">
            <text:p>-1.622796006566</text:p>
          </table:table-cell>
        </table:table-row>
        <table:table-row table:style-name="ro1">
          <table:table-cell table:style-name="ce1" office:value-type="float" office:value="-1.620611429988" calcext:value-type="float">
            <text:p>-1.620611429988</text:p>
          </table:table-cell>
          <table:table-cell table:style-name="ce1" office:value-type="float" office:value="-1.616748808603" calcext:value-type="float">
            <text:p>-1.616748808603</text:p>
          </table:table-cell>
          <table:table-cell table:style-name="ce1" office:value-type="float" office:value="-1.617645714277" calcext:value-type="float">
            <text:p>-1.617645714277</text:p>
          </table:table-cell>
          <table:table-cell table:style-name="ce1" office:value-type="float" office:value="-1.616748800345" calcext:value-type="float">
            <text:p>-1.616748800345</text:p>
          </table:table-cell>
          <table:table-cell table:style-name="ce1" office:value-type="float" office:value="-1.620611455281" calcext:value-type="float">
            <text:p>-1.620611455281</text:p>
          </table:table-cell>
          <table:table-cell table:style-name="ce1" office:value-type="float" office:value="-1.621734770076" calcext:value-type="float">
            <text:p>-1.621734770076</text:p>
          </table:table-cell>
          <table:table-cell table:style-name="ce1" office:value-type="float" office:value="-1.620610726968" calcext:value-type="float">
            <text:p>-1.620610726968</text:p>
          </table:table-cell>
          <table:table-cell table:style-name="ce1" office:value-type="float" office:value="-1.61676815318" calcext:value-type="float">
            <text:p>-1.61676815318</text:p>
          </table:table-cell>
          <table:table-cell table:style-name="ce1" office:value-type="float" office:value="-1.617678518761" calcext:value-type="float">
            <text:p>-1.617678518761</text:p>
          </table:table-cell>
          <table:table-cell table:style-name="ce1" office:value-type="float" office:value="-1.616768145373" calcext:value-type="float">
            <text:p>-1.616768145373</text:p>
          </table:table-cell>
          <table:table-cell table:style-name="ce1" office:value-type="float" office:value="-1.620610770899" calcext:value-type="float">
            <text:p>-1.620610770899</text:p>
          </table:table-cell>
          <table:table-cell table:style-name="ce1" office:value-type="float" office:value="-1.62172117743" calcext:value-type="float">
            <text:p>-1.62172117743</text:p>
          </table:table-cell>
          <table:table-cell table:style-name="ce1" office:value-type="float" office:value="-1.620609219351" calcext:value-type="float">
            <text:p>-1.620609219351</text:p>
          </table:table-cell>
          <table:table-cell table:style-name="ce1" office:value-type="float" office:value="-1.616777856874" calcext:value-type="float">
            <text:p>-1.616777856874</text:p>
          </table:table-cell>
          <table:table-cell table:style-name="ce2" office:value-type="float" office:value="-1.617694994007" calcext:value-type="float">
            <text:p>-1.617694994007</text:p>
          </table:table-cell>
          <table:table-cell table:style-name="ce2" office:value-type="float" office:value="-1.621714326698" calcext:value-type="float">
            <text:p>-1.621714326698</text:p>
          </table:table-cell>
          <table:table-cell table:style-name="ce1" office:value-type="float" office:value="-1.620611120199" calcext:value-type="float">
            <text:p>-1.620611120199</text:p>
          </table:table-cell>
          <table:table-cell table:style-name="ce1" office:value-type="float" office:value="-1.616739167248" calcext:value-type="float">
            <text:p>-1.616739167248</text:p>
          </table:table-cell>
          <table:table-cell table:style-name="ce2" office:value-type="float" office:value="-1.617629382605" calcext:value-type="float">
            <text:p>-1.617629382605</text:p>
          </table:table-cell>
          <table:table-cell table:style-name="ce2" office:value-type="float" office:value="-1.621741510758" calcext:value-type="float">
            <text:p>-1.621741510758</text:p>
          </table:table-cell>
        </table:table-row>
        <table:table-row table:style-name="ro1">
          <table:table-cell table:style-name="ce1" office:value-type="float" office:value="-1.620151790693" calcext:value-type="float">
            <text:p>-1.620151790693</text:p>
          </table:table-cell>
          <table:table-cell table:style-name="ce1" office:value-type="float" office:value="-1.614991911851" calcext:value-type="float">
            <text:p>-1.614991911851</text:p>
          </table:table-cell>
          <table:table-cell table:style-name="ce1" office:value-type="float" office:value="-1.615892555295" calcext:value-type="float">
            <text:p>-1.615892555295</text:p>
          </table:table-cell>
          <table:table-cell table:style-name="ce1" office:value-type="float" office:value="-1.614991904548" calcext:value-type="float">
            <text:p>-1.614991904548</text:p>
          </table:table-cell>
          <table:table-cell table:style-name="ce1" office:value-type="float" office:value="-1.620151827967" calcext:value-type="float">
            <text:p>-1.620151827967</text:p>
          </table:table-cell>
          <table:table-cell table:style-name="ce1" office:value-type="float" office:value="-1.619946231039" calcext:value-type="float">
            <text:p>-1.619946231039</text:p>
          </table:table-cell>
          <table:table-cell table:style-name="ce1" office:value-type="float" office:value="-1.620162649219" calcext:value-type="float">
            <text:p>-1.620162649219</text:p>
          </table:table-cell>
          <table:table-cell table:style-name="ce1" office:value-type="float" office:value="-1.615010369394" calcext:value-type="float">
            <text:p>-1.615010369394</text:p>
          </table:table-cell>
          <table:table-cell table:style-name="ce1" office:value-type="float" office:value="-1.615923857031" calcext:value-type="float">
            <text:p>-1.615923857031</text:p>
          </table:table-cell>
          <table:table-cell table:style-name="ce1" office:value-type="float" office:value="-1.615010362829" calcext:value-type="float">
            <text:p>-1.615010362829</text:p>
          </table:table-cell>
          <table:table-cell table:style-name="ce1" office:value-type="float" office:value="-1.620162677446" calcext:value-type="float">
            <text:p>-1.620162677446</text:p>
          </table:table-cell>
          <table:table-cell table:style-name="ce1" office:value-type="float" office:value="-1.619932471998" calcext:value-type="float">
            <text:p>-1.619932471998</text:p>
          </table:table-cell>
          <table:table-cell table:style-name="ce1" office:value-type="float" office:value="-1.620167731693" calcext:value-type="float">
            <text:p>-1.620167731693</text:p>
          </table:table-cell>
          <table:table-cell table:style-name="ce1" office:value-type="float" office:value="-1.615019635304" calcext:value-type="float">
            <text:p>-1.615019635304</text:p>
          </table:table-cell>
          <table:table-cell table:style-name="ce2" office:value-type="float" office:value="-1.615939576017" calcext:value-type="float">
            <text:p>-1.615939576017</text:p>
          </table:table-cell>
          <table:table-cell table:style-name="ce2" office:value-type="float" office:value="-1.619925539614" calcext:value-type="float">
            <text:p>-1.619925539614</text:p>
          </table:table-cell>
          <table:table-cell table:style-name="ce1" office:value-type="float" office:value="-1.620145936202" calcext:value-type="float">
            <text:p>-1.620145936202</text:p>
          </table:table-cell>
          <table:table-cell table:style-name="ce1" office:value-type="float" office:value="-1.614982718862" calcext:value-type="float">
            <text:p>-1.614982718862</text:p>
          </table:table-cell>
          <table:table-cell table:style-name="ce2" office:value-type="float" office:value="-1.615876971917" calcext:value-type="float">
            <text:p>-1.615876971917</text:p>
          </table:table-cell>
          <table:table-cell table:style-name="ce2" office:value-type="float" office:value="-1.619953057401" calcext:value-type="float">
            <text:p>-1.619953057401</text:p>
          </table:table-cell>
        </table:table-row>
        <table:table-row table:style-name="ro1">
          <table:table-cell table:style-name="ce1" office:value-type="float" office:value="-1.614897280762" calcext:value-type="float">
            <text:p>-1.614897280762</text:p>
          </table:table-cell>
          <table:table-cell table:style-name="ce1" office:value-type="float" office:value="-1.613882732349" calcext:value-type="float">
            <text:p>-1.613882732349</text:p>
          </table:table-cell>
          <table:table-cell table:style-name="ce1" office:value-type="float" office:value="-1.609368766509" calcext:value-type="float">
            <text:p>-1.609368766509</text:p>
          </table:table-cell>
          <table:table-cell table:style-name="ce1" office:value-type="float" office:value="-1.613882726526" calcext:value-type="float">
            <text:p>-1.613882726526</text:p>
          </table:table-cell>
          <table:table-cell table:style-name="ce1" office:value-type="float" office:value="-1.614897281377" calcext:value-type="float">
            <text:p>-1.614897281377</text:p>
          </table:table-cell>
          <table:table-cell table:style-name="ce1" office:value-type="float" office:value="-1.613941939057" calcext:value-type="float">
            <text:p>-1.613941939057</text:p>
          </table:table-cell>
          <table:table-cell table:style-name="ce1" office:value-type="float" office:value="-1.614896690512" calcext:value-type="float">
            <text:p>-1.614896690512</text:p>
          </table:table-cell>
          <table:table-cell table:style-name="ce1" office:value-type="float" office:value="-1.61388127215" calcext:value-type="float">
            <text:p>-1.61388127215</text:p>
          </table:table-cell>
          <table:table-cell table:style-name="ce1" office:value-type="float" office:value="-1.609364035043" calcext:value-type="float">
            <text:p>-1.609364035043</text:p>
          </table:table-cell>
          <table:table-cell table:style-name="ce1" office:value-type="float" office:value="-1.613881266523" calcext:value-type="float">
            <text:p>-1.613881266523</text:p>
          </table:table-cell>
          <table:table-cell table:style-name="ce1" office:value-type="float" office:value="-1.614896690837" calcext:value-type="float">
            <text:p>-1.614896690837</text:p>
          </table:table-cell>
          <table:table-cell table:style-name="ce1" office:value-type="float" office:value="-1.613933044816" calcext:value-type="float">
            <text:p>-1.613933044816</text:p>
          </table:table-cell>
          <table:table-cell table:style-name="ce1" office:value-type="float" office:value="-1.614896408271" calcext:value-type="float">
            <text:p>-1.614896408271</text:p>
          </table:table-cell>
          <table:table-cell table:style-name="ce1" office:value-type="float" office:value="-1.613880534312" calcext:value-type="float">
            <text:p>-1.613880534312</text:p>
          </table:table-cell>
          <table:table-cell table:style-name="ce2" office:value-type="float" office:value="-1.609361670474" calcext:value-type="float">
            <text:p>-1.609361670474</text:p>
          </table:table-cell>
          <table:table-cell table:style-name="ce2" office:value-type="float" office:value="-1.613928637019" calcext:value-type="float">
            <text:p>-1.613928637019</text:p>
          </table:table-cell>
          <table:table-cell table:style-name="ce1" office:value-type="float" office:value="-1.614897587848" calcext:value-type="float">
            <text:p>-1.614897587848</text:p>
          </table:table-cell>
          <table:table-cell table:style-name="ce1" office:value-type="float" office:value="-1.613883455023" calcext:value-type="float">
            <text:p>-1.613883455023</text:p>
          </table:table-cell>
          <table:table-cell table:style-name="ce2" office:value-type="float" office:value="-1.609371133409" calcext:value-type="float">
            <text:p>-1.609371133409</text:p>
          </table:table-cell>
          <table:table-cell table:style-name="ce2" office:value-type="float" office:value="-1.613946425007" calcext:value-type="float">
            <text:p>-1.613946425007</text:p>
          </table:table-cell>
        </table:table-row>
        <table:table-row table:style-name="ro1">
          <table:table-cell table:style-name="ce1" office:value-type="float" office:value="-1.613134648913" calcext:value-type="float">
            <text:p>-1.613134648913</text:p>
          </table:table-cell>
          <table:table-cell table:style-name="ce1" office:value-type="float" office:value="-1.612125548836" calcext:value-type="float">
            <text:p>-1.612125548836</text:p>
          </table:table-cell>
          <table:table-cell table:style-name="ce1" office:value-type="float" office:value="-1.60761066507" calcext:value-type="float">
            <text:p>-1.60761066507</text:p>
          </table:table-cell>
          <table:table-cell table:style-name="ce1" office:value-type="float" office:value="-1.612125554942" calcext:value-type="float">
            <text:p>-1.612125554942</text:p>
          </table:table-cell>
          <table:table-cell table:style-name="ce1" office:value-type="float" office:value="-1.613134642881" calcext:value-type="float">
            <text:p>-1.613134642881</text:p>
          </table:table-cell>
          <table:table-cell table:style-name="ce1" office:value-type="float" office:value="-1.612177152862" calcext:value-type="float">
            <text:p>-1.612177152862</text:p>
          </table:table-cell>
          <table:table-cell table:style-name="ce1" office:value-type="float" office:value="-1.613133853293" calcext:value-type="float">
            <text:p>-1.613133853293</text:p>
          </table:table-cell>
          <table:table-cell table:style-name="ce1" office:value-type="float" office:value="-1.612124112979" calcext:value-type="float">
            <text:p>-1.612124112979</text:p>
          </table:table-cell>
          <table:table-cell table:style-name="ce1" office:value-type="float" office:value="-1.607606020478" calcext:value-type="float">
            <text:p>-1.607606020478</text:p>
          </table:table-cell>
          <table:table-cell table:style-name="ce1" office:value-type="float" office:value="-1.612124119112" calcext:value-type="float">
            <text:p>-1.612124119112</text:p>
          </table:table-cell>
          <table:table-cell table:style-name="ce1" office:value-type="float" office:value="-1.613133848105" calcext:value-type="float">
            <text:p>-1.613133848105</text:p>
          </table:table-cell>
          <table:table-cell table:style-name="ce1" office:value-type="float" office:value="-1.612168303892" calcext:value-type="float">
            <text:p>-1.612168303892</text:p>
          </table:table-cell>
          <table:table-cell table:style-name="ce1" office:value-type="float" office:value="-1.613133466174" calcext:value-type="float">
            <text:p>-1.613133466174</text:p>
          </table:table-cell>
          <table:table-cell table:style-name="ce1" office:value-type="float" office:value="-1.612123395888" calcext:value-type="float">
            <text:p>-1.612123395888</text:p>
          </table:table-cell>
          <table:table-cell table:style-name="ce2" office:value-type="float" office:value="-1.607603699439" calcext:value-type="float">
            <text:p>-1.607603699439</text:p>
          </table:table-cell>
          <table:table-cell table:style-name="ce2" office:value-type="float" office:value="-1.612163915989" calcext:value-type="float">
            <text:p>-1.612163915989</text:p>
          </table:table-cell>
          <table:table-cell table:style-name="ce1" office:value-type="float" office:value="-1.613135055375" calcext:value-type="float">
            <text:p>-1.613135055375</text:p>
          </table:table-cell>
          <table:table-cell table:style-name="ce1" office:value-type="float" office:value="-1.612126267839" calcext:value-type="float">
            <text:p>-1.612126267839</text:p>
          </table:table-cell>
          <table:table-cell table:style-name="ce2" office:value-type="float" office:value="-1.607612988628" calcext:value-type="float">
            <text:p>-1.607612988628</text:p>
          </table:table-cell>
          <table:table-cell table:style-name="ce2" office:value-type="float" office:value="-1.61218161463" calcext:value-type="float">
            <text:p>-1.61218161463</text:p>
          </table:table-cell>
        </table:table-row>
        <table:table-row table:style-name="ro1">
          <table:table-cell table:style-name="ce1" office:value-type="float" office:value="-1.009234590219" calcext:value-type="float">
            <text:p>-1.009234590219</text:p>
          </table:table-cell>
          <table:table-cell table:style-name="ce1" office:value-type="float" office:value="-1.025295228793" calcext:value-type="float">
            <text:p>-1.025295228793</text:p>
          </table:table-cell>
          <table:table-cell table:style-name="ce1" office:value-type="float" office:value="-1.034478829214" calcext:value-type="float">
            <text:p>-1.034478829214</text:p>
          </table:table-cell>
          <table:table-cell table:style-name="ce1" office:value-type="float" office:value="-1.025295193367" calcext:value-type="float">
            <text:p>-1.025295193367</text:p>
          </table:table-cell>
          <table:table-cell table:style-name="ce1" office:value-type="float" office:value="-1.009234571225" calcext:value-type="float">
            <text:p>-1.009234571225</text:p>
          </table:table-cell>
          <table:table-cell table:style-name="ce1" office:value-type="float" office:value="-1.007666660452" calcext:value-type="float">
            <text:p>-1.007666660452</text:p>
          </table:table-cell>
          <table:table-cell table:style-name="ce1" office:value-type="float" office:value="-1.012046363273" calcext:value-type="float">
            <text:p>-1.012046363273</text:p>
          </table:table-cell>
          <table:table-cell table:style-name="ce1" office:value-type="float" office:value="-1.033594953882" calcext:value-type="float">
            <text:p>-1.033594953882</text:p>
          </table:table-cell>
          <table:table-cell table:style-name="ce1" office:value-type="float" office:value="-1.043813506931" calcext:value-type="float">
            <text:p>-1.043813506931</text:p>
          </table:table-cell>
          <table:table-cell table:style-name="ce1" office:value-type="float" office:value="-1.03359493843" calcext:value-type="float">
            <text:p>-1.03359493843</text:p>
          </table:table-cell>
          <table:table-cell table:style-name="ce1" office:value-type="float" office:value="-1.012046347827" calcext:value-type="float">
            <text:p>-1.012046347827</text:p>
          </table:table-cell>
          <table:table-cell table:style-name="ce1" office:value-type="float" office:value="-1.007547474937" calcext:value-type="float">
            <text:p>-1.007547474937</text:p>
          </table:table-cell>
          <table:table-cell table:style-name="ce1" office:value-type="float" office:value="-1.013059644337" calcext:value-type="float">
            <text:p>-1.013059644337</text:p>
          </table:table-cell>
          <table:table-cell table:style-name="ce1" office:value-type="float" office:value="-1.036608012062" calcext:value-type="float">
            <text:p>-1.036608012062</text:p>
          </table:table-cell>
          <table:table-cell table:style-name="ce2" office:value-type="float" office:value="-1.047215152937" calcext:value-type="float">
            <text:p>-1.047215152937</text:p>
          </table:table-cell>
          <table:table-cell table:style-name="ce2" office:value-type="float" office:value="-1.007434363406" calcext:value-type="float">
            <text:p>-1.007434363406</text:p>
          </table:table-cell>
          <table:table-cell table:style-name="ce1" office:value-type="float" office:value="-1.005237331161" calcext:value-type="float">
            <text:p>-1.005237331161</text:p>
          </table:table-cell>
          <table:table-cell table:style-name="ce1" office:value-type="float" office:value="-1.016050963233" calcext:value-type="float">
            <text:p>-1.016050963233</text:p>
          </table:table-cell>
          <table:table-cell table:style-name="ce2" office:value-type="float" office:value="-1.024575470797" calcext:value-type="float">
            <text:p>-1.024575470797</text:p>
          </table:table-cell>
          <table:table-cell table:style-name="ce2" office:value-type="float" office:value="-1.00767099925" calcext:value-type="float">
            <text:p>-1.00767099925</text:p>
          </table:table-cell>
        </table:table-row>
        <table:table-row table:style-name="ro1">
          <table:table-cell table:style-name="ce1" office:value-type="float" office:value="-1.007192963663" calcext:value-type="float">
            <text:p>-1.007192963663</text:p>
          </table:table-cell>
          <table:table-cell table:style-name="ce1" office:value-type="float" office:value="-1.022800235597" calcext:value-type="float">
            <text:p>-1.022800235597</text:p>
          </table:table-cell>
          <table:table-cell table:style-name="ce1" office:value-type="float" office:value="-1.031862532466" calcext:value-type="float">
            <text:p>-1.031862532466</text:p>
          </table:table-cell>
          <table:table-cell table:style-name="ce1" office:value-type="float" office:value="-1.022800210972" calcext:value-type="float">
            <text:p>-1.022800210972</text:p>
          </table:table-cell>
          <table:table-cell table:style-name="ce1" office:value-type="float" office:value="-1.007192948264" calcext:value-type="float">
            <text:p>-1.007192948264</text:p>
          </table:table-cell>
          <table:table-cell table:style-name="ce1" office:value-type="float" office:value="-1.007330301979" calcext:value-type="float">
            <text:p>-1.007330301979</text:p>
          </table:table-cell>
          <table:table-cell table:style-name="ce1" office:value-type="float" office:value="-1.010087692641" calcext:value-type="float">
            <text:p>-1.010087692641</text:p>
          </table:table-cell>
          <table:table-cell table:style-name="ce1" office:value-type="float" office:value="-1.029206452536" calcext:value-type="float">
            <text:p>-1.029206452536</text:p>
          </table:table-cell>
          <table:table-cell table:style-name="ce1" office:value-type="float" office:value="-1.038913704509" calcext:value-type="float">
            <text:p>-1.038913704509</text:p>
          </table:table-cell>
          <table:table-cell table:style-name="ce1" office:value-type="float" office:value="-1.029206439902" calcext:value-type="float">
            <text:p>-1.029206439902</text:p>
          </table:table-cell>
          <table:table-cell table:style-name="ce1" office:value-type="float" office:value="-1.010087681433" calcext:value-type="float">
            <text:p>-1.010087681433</text:p>
          </table:table-cell>
          <table:table-cell table:style-name="ce1" office:value-type="float" office:value="-1.007277901687" calcext:value-type="float">
            <text:p>-1.007277901687</text:p>
          </table:table-cell>
          <table:table-cell table:style-name="ce1" office:value-type="float" office:value="-1.011138335284" calcext:value-type="float">
            <text:p>-1.011138335284</text:p>
          </table:table-cell>
          <table:table-cell table:style-name="ce1" office:value-type="float" office:value="-1.031572448892" calcext:value-type="float">
            <text:p>-1.031572448892</text:p>
          </table:table-cell>
          <table:table-cell table:style-name="ce2" office:value-type="float" office:value="-1.041526003057" calcext:value-type="float">
            <text:p>-1.041526003057</text:p>
          </table:table-cell>
          <table:table-cell table:style-name="ce2" office:value-type="float" office:value="-1.007192474219" calcext:value-type="float">
            <text:p>-1.007192474219</text:p>
          </table:table-cell>
          <table:table-cell table:style-name="ce1" office:value-type="float" office:value="-1.005087817093" calcext:value-type="float">
            <text:p>-1.005087817093</text:p>
          </table:table-cell>
          <table:table-cell table:style-name="ce1" office:value-type="float" office:value="-1.015321259408" calcext:value-type="float">
            <text:p>-1.015321259408</text:p>
          </table:table-cell>
          <table:table-cell table:style-name="ce2" office:value-type="float" office:value="-1.023853591222" calcext:value-type="float">
            <text:p>-1.023853591222</text:p>
          </table:table-cell>
          <table:table-cell table:style-name="ce2" office:value-type="float" office:value="-1.007292056593" calcext:value-type="float">
            <text:p>-1.007292056593</text:p>
          </table:table-cell>
        </table:table-row>
        <table:table-row table:style-name="ro1">
          <table:table-cell table:style-name="ce1" office:value-type="float" office:value="-1.004293194625" calcext:value-type="float">
            <text:p>-1.004293194625</text:p>
          </table:table-cell>
          <table:table-cell table:style-name="ce1" office:value-type="float" office:value="-1.018956294713" calcext:value-type="float">
            <text:p>-1.018956294713</text:p>
          </table:table-cell>
          <table:table-cell table:style-name="ce1" office:value-type="float" office:value="-1.027736678272" calcext:value-type="float">
            <text:p>-1.027736678272</text:p>
          </table:table-cell>
          <table:table-cell table:style-name="ce1" office:value-type="float" office:value="-1.018956282044" calcext:value-type="float">
            <text:p>-1.018956282044</text:p>
          </table:table-cell>
          <table:table-cell table:style-name="ce1" office:value-type="float" office:value="-1.004293179785" calcext:value-type="float">
            <text:p>-1.004293179785</text:p>
          </table:table-cell>
          <table:table-cell table:style-name="ce1" office:value-type="float" office:value="-1.005082800491" calcext:value-type="float">
            <text:p>-1.005082800491</text:p>
          </table:table-cell>
          <table:table-cell table:style-name="ce1" office:value-type="float" office:value="-1.007204893474" calcext:value-type="float">
            <text:p>-1.007204893474</text:p>
          </table:table-cell>
          <table:table-cell table:style-name="ce1" office:value-type="float" office:value="-1.022361659034" calcext:value-type="float">
            <text:p>-1.022361659034</text:p>
          </table:table-cell>
          <table:table-cell table:style-name="ce1" office:value-type="float" office:value="-1.031269828964" calcext:value-type="float">
            <text:p>-1.031269828964</text:p>
          </table:table-cell>
          <table:table-cell table:style-name="ce1" office:value-type="float" office:value="-1.02236164962" calcext:value-type="float">
            <text:p>-1.02236164962</text:p>
          </table:table-cell>
          <table:table-cell table:style-name="ce1" office:value-type="float" office:value="-1.007204875546" calcext:value-type="float">
            <text:p>-1.007204875546</text:p>
          </table:table-cell>
          <table:table-cell table:style-name="ce1" office:value-type="float" office:value="-1.004773815383" calcext:value-type="float">
            <text:p>-1.004773815383</text:p>
          </table:table-cell>
          <table:table-cell table:style-name="ce1" office:value-type="float" office:value="-1.008290626483" calcext:value-type="float">
            <text:p>-1.008290626483</text:p>
          </table:table-cell>
          <table:table-cell table:style-name="ce1" office:value-type="float" office:value="-1.023667205724" calcext:value-type="float">
            <text:p>-1.023667205724</text:p>
          </table:table-cell>
          <table:table-cell table:style-name="ce2" office:value-type="float" office:value="-1.03261321478" calcext:value-type="float">
            <text:p>-1.03261321478</text:p>
          </table:table-cell>
          <table:table-cell table:style-name="ce2" office:value-type="float" office:value="-1.004607736972" calcext:value-type="float">
            <text:p>-1.004607736972</text:p>
          </table:table-cell>
          <table:table-cell table:style-name="ce1" office:value-type="float" office:value="-1.003157944286" calcext:value-type="float">
            <text:p>-1.003157944286</text:p>
          </table:table-cell>
          <table:table-cell table:style-name="ce1" office:value-type="float" office:value="-1.014725790174" calcext:value-type="float">
            <text:p>-1.014725790174</text:p>
          </table:table-cell>
          <table:table-cell table:style-name="ce2" office:value-type="float" office:value="-1.023085285173" calcext:value-type="float">
            <text:p>-1.023085285173</text:p>
          </table:table-cell>
          <table:table-cell table:style-name="ce2" office:value-type="float" office:value="-1.005226036756" calcext:value-type="float">
            <text:p>-1.005226036756</text:p>
          </table:table-cell>
        </table:table-row>
        <table:table-row table:style-name="ro1">
          <table:table-cell table:style-name="ce1" office:value-type="float" office:value="-1.001352496536" calcext:value-type="float">
            <text:p>-1.001352496536</text:p>
          </table:table-cell>
          <table:table-cell table:style-name="ce1" office:value-type="float" office:value="-1.014136283631" calcext:value-type="float">
            <text:p>-1.014136283631</text:p>
          </table:table-cell>
          <table:table-cell table:style-name="ce1" office:value-type="float" office:value="-1.022422901433" calcext:value-type="float">
            <text:p>-1.022422901433</text:p>
          </table:table-cell>
          <table:table-cell table:style-name="ce1" office:value-type="float" office:value="-1.014136246006" calcext:value-type="float">
            <text:p>-1.014136246006</text:p>
          </table:table-cell>
          <table:table-cell table:style-name="ce1" office:value-type="float" office:value="-1.001352481863" calcext:value-type="float">
            <text:p>-1.001352481863</text:p>
          </table:table-cell>
          <table:table-cell table:style-name="ce1" office:value-type="float" office:value="-1.00494910848" calcext:value-type="float">
            <text:p>-1.00494910848</text:p>
          </table:table-cell>
          <table:table-cell table:style-name="ce1" office:value-type="float" office:value="-1.003918463336" calcext:value-type="float">
            <text:p>-1.003918463336</text:p>
          </table:table-cell>
          <table:table-cell table:style-name="ce1" office:value-type="float" office:value="-1.01402973269" calcext:value-type="float">
            <text:p>-1.01402973269</text:p>
          </table:table-cell>
          <table:table-cell table:style-name="ce1" office:value-type="float" office:value="-1.02198665315" calcext:value-type="float">
            <text:p>-1.02198665315</text:p>
          </table:table-cell>
          <table:table-cell table:style-name="ce1" office:value-type="float" office:value="-1.014029702381" calcext:value-type="float">
            <text:p>-1.014029702381</text:p>
          </table:table-cell>
          <table:table-cell table:style-name="ce1" office:value-type="float" office:value="-1.003918442519" calcext:value-type="float">
            <text:p>-1.003918442519</text:p>
          </table:table-cell>
          <table:table-cell table:style-name="ce1" office:value-type="float" office:value="-1.004681528151" calcext:value-type="float">
            <text:p>-1.004681528151</text:p>
          </table:table-cell>
          <table:table-cell table:style-name="ce1" office:value-type="float" office:value="-1.004987283671" calcext:value-type="float">
            <text:p>-1.004987283671</text:p>
          </table:table-cell>
          <table:table-cell table:style-name="ce1" office:value-type="float" office:value="-1.013979152123" calcext:value-type="float">
            <text:p>-1.013979152123</text:p>
          </table:table-cell>
          <table:table-cell table:style-name="ce2" office:value-type="float" office:value="-1.021778099038" calcext:value-type="float">
            <text:p>-1.021778099038</text:p>
          </table:table-cell>
          <table:table-cell table:style-name="ce2" office:value-type="float" office:value="-1.004540282539" calcext:value-type="float">
            <text:p>-1.004540282539</text:p>
          </table:table-cell>
          <table:table-cell table:style-name="ce1" office:value-type="float" office:value="-1.003090453742" calcext:value-type="float">
            <text:p>-1.003090453742</text:p>
          </table:table-cell>
          <table:table-cell table:style-name="ce1" office:value-type="float" office:value="-1.014568814332" calcext:value-type="float">
            <text:p>-1.014568814332</text:p>
          </table:table-cell>
          <table:table-cell table:style-name="ce2" office:value-type="float" office:value="-1.022950498633" calcext:value-type="float">
            <text:p>-1.022950498633</text:p>
          </table:table-cell>
          <table:table-cell table:style-name="ce2" office:value-type="float" office:value="-1.005076411089" calcext:value-type="float">
            <text:p>-1.005076411089</text:p>
          </table:table-cell>
        </table:table-row>
        <table:table-row table:style-name="ro1">
          <table:table-cell table:style-name="ce1" office:value-type="float" office:value="-0.9999865666602" calcext:value-type="float">
            <text:p>-0.9999865666602</text:p>
          </table:table-cell>
          <table:table-cell table:style-name="ce1" office:value-type="float" office:value="-1.008988173073" calcext:value-type="float">
            <text:p>-1.008988173073</text:p>
          </table:table-cell>
          <table:table-cell table:style-name="ce1" office:value-type="float" office:value="-1.016679187083" calcext:value-type="float">
            <text:p>-1.016679187083</text:p>
          </table:table-cell>
          <table:table-cell table:style-name="ce1" office:value-type="float" office:value="-1.008988178551" calcext:value-type="float">
            <text:p>-1.008988178551</text:p>
          </table:table-cell>
          <table:table-cell table:style-name="ce1" office:value-type="float" office:value="-0.9999865635537" calcext:value-type="float">
            <text:p>-0.9999865635537</text:p>
          </table:table-cell>
          <table:table-cell table:style-name="ce1" office:value-type="float" office:value="-1.001591482407" calcext:value-type="float">
            <text:p>-1.001591482407</text:p>
          </table:table-cell>
          <table:table-cell table:style-name="ce1" office:value-type="float" office:value="-1.000559489727" calcext:value-type="float">
            <text:p>-1.000559489727</text:p>
          </table:table-cell>
          <table:table-cell table:style-name="ce1" office:value-type="float" office:value="-1.005676381184" calcext:value-type="float">
            <text:p>-1.005676381184</text:p>
          </table:table-cell>
          <table:table-cell table:style-name="ce1" office:value-type="float" office:value="-1.012898700247" calcext:value-type="float">
            <text:p>-1.012898700247</text:p>
          </table:table-cell>
          <table:table-cell table:style-name="ce1" office:value-type="float" office:value="-1.005676368953" calcext:value-type="float">
            <text:p>-1.005676368953</text:p>
          </table:table-cell>
          <table:table-cell table:style-name="ce1" office:value-type="float" office:value="-1.00055951526" calcext:value-type="float">
            <text:p>-1.00055951526</text:p>
          </table:table-cell>
          <table:table-cell table:style-name="ce1" office:value-type="float" office:value="-1.000824351588" calcext:value-type="float">
            <text:p>-1.000824351588</text:p>
          </table:table-cell>
          <table:table-cell table:style-name="ce1" office:value-type="float" office:value="-1.001497371147" calcext:value-type="float">
            <text:p>-1.001497371147</text:p>
          </table:table-cell>
          <table:table-cell table:style-name="ce1" office:value-type="float" office:value="-1.004304335655" calcext:value-type="float">
            <text:p>-1.004304335655</text:p>
          </table:table-cell>
          <table:table-cell table:style-name="ce2" office:value-type="float" office:value="-1.011416592376" calcext:value-type="float">
            <text:p>-1.011416592376</text:p>
          </table:table-cell>
          <table:table-cell table:style-name="ce2" office:value-type="float" office:value="-1.000502250655" calcext:value-type="float">
            <text:p>-1.000502250655</text:p>
          </table:table-cell>
          <table:table-cell table:style-name="ce1" office:value-type="float" office:value="-1.000318500463" calcext:value-type="float">
            <text:p>-1.000318500463</text:p>
          </table:table-cell>
          <table:table-cell table:style-name="ce1" office:value-type="float" office:value="-1.013707296714" calcext:value-type="float">
            <text:p>-1.013707296714</text:p>
          </table:table-cell>
          <table:table-cell table:style-name="ce2" office:value-type="float" office:value="-1.021750887728" calcext:value-type="float">
            <text:p>-1.021750887728</text:p>
          </table:table-cell>
          <table:table-cell table:style-name="ce2" office:value-type="float" office:value="-1.002033450836" calcext:value-type="float">
            <text:p>-1.002033450836</text:p>
          </table:table-cell>
        </table:table-row>
        <table:table-row table:style-name="ro1">
          <table:table-cell table:style-name="ce1" office:value-type="float" office:value="-0.9989969186272" calcext:value-type="float">
            <text:p>-0.9989969186272</text:p>
          </table:table-cell>
          <table:table-cell table:style-name="ce1" office:value-type="float" office:value="-1.004323497547" calcext:value-type="float">
            <text:p>-1.004323497547</text:p>
          </table:table-cell>
          <table:table-cell table:style-name="ce1" office:value-type="float" office:value="-1.011622393138" calcext:value-type="float">
            <text:p>-1.011622393138</text:p>
          </table:table-cell>
          <table:table-cell table:style-name="ce1" office:value-type="float" office:value="-1.004323556225" calcext:value-type="float">
            <text:p>-1.004323556225</text:p>
          </table:table-cell>
          <table:table-cell table:style-name="ce1" office:value-type="float" office:value="-0.9989969135852" calcext:value-type="float">
            <text:p>-0.9989969135852</text:p>
          </table:table-cell>
          <table:table-cell table:style-name="ce1" office:value-type="float" office:value="-1.001271542875" calcext:value-type="float">
            <text:p>-1.001271542875</text:p>
          </table:table-cell>
          <table:table-cell table:style-name="ce1" office:value-type="float" office:value="-0.9972181188285" calcext:value-type="float">
            <text:p>-0.9972181188285</text:p>
          </table:table-cell>
          <table:table-cell table:style-name="ce1" office:value-type="float" office:value="-0.9998029463517" calcext:value-type="float">
            <text:p>-0.9998029463517</text:p>
          </table:table-cell>
          <table:table-cell table:style-name="ce1" office:value-type="float" office:value="-1.006762031485" calcext:value-type="float">
            <text:p>-1.006762031485</text:p>
          </table:table-cell>
          <table:table-cell table:style-name="ce1" office:value-type="float" office:value="-0.9998029805566" calcext:value-type="float">
            <text:p>-0.9998029805566</text:p>
          </table:table-cell>
          <table:table-cell table:style-name="ce1" office:value-type="float" office:value="-0.9972180984129" calcext:value-type="float">
            <text:p>-0.9972180984129</text:p>
          </table:table-cell>
          <table:table-cell table:style-name="ce1" office:value-type="float" office:value="-1.000550022323" calcext:value-type="float">
            <text:p>-1.000550022323</text:p>
          </table:table-cell>
          <table:table-cell table:style-name="ce1" office:value-type="float" office:value="-0.9977850324439" calcext:value-type="float">
            <text:p>-0.9977850324439</text:p>
          </table:table-cell>
          <table:table-cell table:style-name="ce1" office:value-type="float" office:value="-0.9991128722106" calcext:value-type="float">
            <text:p>-0.9991128722106</text:p>
          </table:table-cell>
          <table:table-cell table:style-name="ce2" office:value-type="float" office:value="-1.005721305628" calcext:value-type="float">
            <text:p>-1.005721305628</text:p>
          </table:table-cell>
          <table:table-cell table:style-name="ce2" office:value-type="float" office:value="-1.000286663551" calcext:value-type="float">
            <text:p>-1.000286663551</text:p>
          </table:table-cell>
          <table:table-cell table:style-name="ce1" office:value-type="float" office:value="-1.000065614183" calcext:value-type="float">
            <text:p>-1.000065614183</text:p>
          </table:table-cell>
          <table:table-cell table:style-name="ce1" office:value-type="float" office:value="-1.013587100972" calcext:value-type="float">
            <text:p>-1.013587100972</text:p>
          </table:table-cell>
          <table:table-cell table:style-name="ce2" office:value-type="float" office:value="-1.021655653724" calcext:value-type="float">
            <text:p>-1.021655653724</text:p>
          </table:table-cell>
          <table:table-cell table:style-name="ce2" office:value-type="float" office:value="-1.001720414866" calcext:value-type="float">
            <text:p>-1.001720414866</text:p>
          </table:table-cell>
        </table:table-row>
        <table:table-row table:style-name="ro1">
          <table:table-cell table:style-name="ce1" office:value-type="float" office:value="-0.9969467944507" calcext:value-type="float">
            <text:p>-0.9969467944507</text:p>
          </table:table-cell>
          <table:table-cell table:style-name="ce1" office:value-type="float" office:value="-1.000462247349" calcext:value-type="float">
            <text:p>-1.000462247349</text:p>
          </table:table-cell>
          <table:table-cell table:style-name="ce1" office:value-type="float" office:value="-1.006203782735" calcext:value-type="float">
            <text:p>-1.006203782735</text:p>
          </table:table-cell>
          <table:table-cell table:style-name="ce1" office:value-type="float" office:value="-1.000462182612" calcext:value-type="float">
            <text:p>-1.000462182612</text:p>
          </table:table-cell>
          <table:table-cell table:style-name="ce1" office:value-type="float" office:value="-0.9969467740264" calcext:value-type="float">
            <text:p>-0.9969467740264</text:p>
          </table:table-cell>
          <table:table-cell table:style-name="ce1" office:value-type="float" office:value="-0.9955351534319" calcext:value-type="float">
            <text:p>-0.9955351534319</text:p>
          </table:table-cell>
          <table:table-cell table:style-name="ce1" office:value-type="float" office:value="-0.9949334607826" calcext:value-type="float">
            <text:p>-0.9949334607826</text:p>
          </table:table-cell>
          <table:table-cell table:style-name="ce1" office:value-type="float" office:value="-0.9976175472329" calcext:value-type="float">
            <text:p>-0.9976175472329</text:p>
          </table:table-cell>
          <table:table-cell table:style-name="ce1" office:value-type="float" office:value="-1.002985639507" calcext:value-type="float">
            <text:p>-1.002985639507</text:p>
          </table:table-cell>
          <table:table-cell table:style-name="ce1" office:value-type="float" office:value="-0.9976175166111" calcext:value-type="float">
            <text:p>-0.9976175166111</text:p>
          </table:table-cell>
          <table:table-cell table:style-name="ce1" office:value-type="float" office:value="-0.9949333465365" calcext:value-type="float">
            <text:p>-0.9949333465365</text:p>
          </table:table-cell>
          <table:table-cell table:style-name="ce1" office:value-type="float" office:value="-0.995277918603" calcext:value-type="float">
            <text:p>-0.995277918603</text:p>
          </table:table-cell>
          <table:table-cell table:style-name="ce1" office:value-type="float" office:value="-0.9940596114839" calcext:value-type="float">
            <text:p>-0.9940596114839</text:p>
          </table:table-cell>
          <table:table-cell table:style-name="ce1" office:value-type="float" office:value="-0.9972680095506" calcext:value-type="float">
            <text:p>-0.9972680095506</text:p>
          </table:table-cell>
          <table:table-cell table:style-name="ce2" office:value-type="float" office:value="-1.002350049397" calcext:value-type="float">
            <text:p>-1.002350049397</text:p>
          </table:table-cell>
          <table:table-cell table:style-name="ce2" office:value-type="float" office:value="-0.9951596404732" calcext:value-type="float">
            <text:p>-0.9951596404732</text:p>
          </table:table-cell>
          <table:table-cell table:style-name="ce1" office:value-type="float" office:value="-0.9970623769457" calcext:value-type="float">
            <text:p>-0.9970623769457</text:p>
          </table:table-cell>
          <table:table-cell table:style-name="ce1" office:value-type="float" office:value="-1.003991113633" calcext:value-type="float">
            <text:p>-1.003991113633</text:p>
          </table:table-cell>
          <table:table-cell table:style-name="ce2" office:value-type="float" office:value="-1.009470044119" calcext:value-type="float">
            <text:p>-1.009470044119</text:p>
          </table:table-cell>
          <table:table-cell table:style-name="ce2" office:value-type="float" office:value="-0.9956676111131" calcext:value-type="float">
            <text:p>-0.9956676111131</text:p>
          </table:table-cell>
        </table:table-row>
        <table:table-row table:style-name="ro1">
          <table:table-cell table:style-name="ce1" office:value-type="float" office:value="-0.9957075894265" calcext:value-type="float">
            <text:p>-0.9957075894265</text:p>
          </table:table-cell>
          <table:table-cell table:style-name="ce1" office:value-type="float" office:value="-0.9988900672092" calcext:value-type="float">
            <text:p>-0.9988900672092</text:p>
          </table:table-cell>
          <table:table-cell table:style-name="ce1" office:value-type="float" office:value="-1.004579707325" calcext:value-type="float">
            <text:p>-1.004579707325</text:p>
          </table:table-cell>
          <table:table-cell table:style-name="ce1" office:value-type="float" office:value="-0.9988901539858" calcext:value-type="float">
            <text:p>-0.9988901539858</text:p>
          </table:table-cell>
          <table:table-cell table:style-name="ce1" office:value-type="float" office:value="-0.9957075684217" calcext:value-type="float">
            <text:p>-0.9957075684217</text:p>
          </table:table-cell>
          <table:table-cell table:style-name="ce1" office:value-type="float" office:value="-0.9941140112257" calcext:value-type="float">
            <text:p>-0.9941140112257</text:p>
          </table:table-cell>
          <table:table-cell table:style-name="ce1" office:value-type="float" office:value="-0.9939215347504" calcext:value-type="float">
            <text:p>-0.9939215347504</text:p>
          </table:table-cell>
          <table:table-cell table:style-name="ce1" office:value-type="float" office:value="-0.9960942294152" calcext:value-type="float">
            <text:p>-0.9960942294152</text:p>
          </table:table-cell>
          <table:table-cell table:style-name="ce1" office:value-type="float" office:value="-1.001396059786" calcext:value-type="float">
            <text:p>-1.001396059786</text:p>
          </table:table-cell>
          <table:table-cell table:style-name="ce1" office:value-type="float" office:value="-0.9960942887381" calcext:value-type="float">
            <text:p>-0.9960942887381</text:p>
          </table:table-cell>
          <table:table-cell table:style-name="ce1" office:value-type="float" office:value="-0.9939215282252" calcext:value-type="float">
            <text:p>-0.9939215282252</text:p>
          </table:table-cell>
          <table:table-cell table:style-name="ce1" office:value-type="float" office:value="-0.9941988657244" calcext:value-type="float">
            <text:p>-0.9941988657244</text:p>
          </table:table-cell>
          <table:table-cell table:style-name="ce1" office:value-type="float" office:value="-0.991472082613" calcext:value-type="float">
            <text:p>-0.991472082613</text:p>
          </table:table-cell>
          <table:table-cell table:style-name="ce1" office:value-type="float" office:value="-0.9957566290527" calcext:value-type="float">
            <text:p>-0.9957566290527</text:p>
          </table:table-cell>
          <table:table-cell table:style-name="ce2" office:value-type="float" office:value="-1.000748850793" calcext:value-type="float">
            <text:p>-1.000748850793</text:p>
          </table:table-cell>
          <table:table-cell table:style-name="ce2" office:value-type="float" office:value="-0.9943425108877" calcext:value-type="float">
            <text:p>-0.9943425108877</text:p>
          </table:table-cell>
          <table:table-cell table:style-name="ce1" office:value-type="float" office:value="-0.996385732276" calcext:value-type="float">
            <text:p>-0.996385732276</text:p>
          </table:table-cell>
          <table:table-cell table:style-name="ce1" office:value-type="float" office:value="-1.002269027826" calcext:value-type="float">
            <text:p>-1.002269027826</text:p>
          </table:table-cell>
          <table:table-cell table:style-name="ce2" office:value-type="float" office:value="-1.007750247763" calcext:value-type="float">
            <text:p>-1.007750247763</text:p>
          </table:table-cell>
          <table:table-cell table:style-name="ce2" office:value-type="float" office:value="-0.9941407882247" calcext:value-type="float">
            <text:p>-0.9941407882247</text:p>
          </table:table-cell>
        </table:table-row>
        <table:table-row table:style-name="ro1">
          <table:table-cell table:style-name="ce1" office:value-type="float" office:value="-0.9928232069367" calcext:value-type="float">
            <text:p>-0.9928232069367</text:p>
          </table:table-cell>
          <table:table-cell table:style-name="ce1" office:value-type="float" office:value="-0.9904174431923" calcext:value-type="float">
            <text:p>-0.9904174431923</text:p>
          </table:table-cell>
          <table:table-cell table:style-name="ce1" office:value-type="float" office:value="-0.986186204353" calcext:value-type="float">
            <text:p>-0.986186204353</text:p>
          </table:table-cell>
          <table:table-cell table:style-name="ce1" office:value-type="float" office:value="-0.9904174395057" calcext:value-type="float">
            <text:p>-0.9904174395057</text:p>
          </table:table-cell>
          <table:table-cell table:style-name="ce1" office:value-type="float" office:value="-0.9928232089076" calcext:value-type="float">
            <text:p>-0.9928232089076</text:p>
          </table:table-cell>
          <table:table-cell table:style-name="ce1" office:value-type="float" office:value="-0.9880326332797" calcext:value-type="float">
            <text:p>-0.9880326332797</text:p>
          </table:table-cell>
          <table:table-cell table:style-name="ce1" office:value-type="float" office:value="-0.9918460438028" calcext:value-type="float">
            <text:p>-0.9918460438028</text:p>
          </table:table-cell>
          <table:table-cell table:style-name="ce1" office:value-type="float" office:value="-0.9895299918974" calcext:value-type="float">
            <text:p>-0.9895299918974</text:p>
          </table:table-cell>
          <table:table-cell table:style-name="ce1" office:value-type="float" office:value="-0.9853751029878" calcext:value-type="float">
            <text:p>-0.9853751029878</text:p>
          </table:table-cell>
          <table:table-cell table:style-name="ce1" office:value-type="float" office:value="-0.98952999845" calcext:value-type="float">
            <text:p>-0.98952999845</text:p>
          </table:table-cell>
          <table:table-cell table:style-name="ce1" office:value-type="float" office:value="-0.9918460534112" calcext:value-type="float">
            <text:p>-0.9918460534112</text:p>
          </table:table-cell>
          <table:table-cell table:style-name="ce1" office:value-type="float" office:value="-0.9890706959443" calcext:value-type="float">
            <text:p>-0.9890706959443</text:p>
          </table:table-cell>
          <table:table-cell table:style-name="ce1" office:value-type="float" office:value="-0.9902761631545" calcext:value-type="float">
            <text:p>-0.9902761631545</text:p>
          </table:table-cell>
          <table:table-cell table:style-name="ce1" office:value-type="float" office:value="-0.9891159638017" calcext:value-type="float">
            <text:p>-0.9891159638017</text:p>
          </table:table-cell>
          <table:table-cell table:style-name="ce2" office:value-type="float" office:value="-0.9852219025589" calcext:value-type="float">
            <text:p>-0.9852219025589</text:p>
          </table:table-cell>
          <table:table-cell table:style-name="ce2" office:value-type="float" office:value="-0.9894355847467" calcext:value-type="float">
            <text:p>-0.9894355847467</text:p>
          </table:table-cell>
          <table:table-cell table:style-name="ce1" office:value-type="float" office:value="-0.9929582453188" calcext:value-type="float">
            <text:p>-0.9929582453188</text:p>
          </table:table-cell>
          <table:table-cell table:style-name="ce1" office:value-type="float" office:value="-0.9890578404863" calcext:value-type="float">
            <text:p>-0.9890578404863</text:p>
          </table:table-cell>
          <table:table-cell table:style-name="ce2" office:value-type="float" office:value="-0.985276205769" calcext:value-type="float">
            <text:p>-0.985276205769</text:p>
          </table:table-cell>
          <table:table-cell table:style-name="ce2" office:value-type="float" office:value="-0.987383782381" calcext:value-type="float">
            <text:p>-0.987383782381</text:p>
          </table:table-cell>
        </table:table-row>
        <table:table-row table:style-name="ro1">
          <table:table-cell table:style-name="ce1" office:value-type="float" office:value="-0.9920208647645" calcext:value-type="float">
            <text:p>-0.9920208647645</text:p>
          </table:table-cell>
          <table:table-cell table:style-name="ce1" office:value-type="float" office:value="-0.9894660138462" calcext:value-type="float">
            <text:p>-0.9894660138462</text:p>
          </table:table-cell>
          <table:table-cell table:style-name="ce1" office:value-type="float" office:value="-0.9853738941022" calcext:value-type="float">
            <text:p>-0.9853738941022</text:p>
          </table:table-cell>
          <table:table-cell table:style-name="ce1" office:value-type="float" office:value="-0.9894660416253" calcext:value-type="float">
            <text:p>-0.9894660416253</text:p>
          </table:table-cell>
          <table:table-cell table:style-name="ce1" office:value-type="float" office:value="-0.9920208364252" calcext:value-type="float">
            <text:p>-0.9920208364252</text:p>
          </table:table-cell>
          <table:table-cell table:style-name="ce1" office:value-type="float" office:value="-0.9874148844583" calcext:value-type="float">
            <text:p>-0.9874148844583</text:p>
          </table:table-cell>
          <table:table-cell table:style-name="ce1" office:value-type="float" office:value="-0.9906619956259" calcext:value-type="float">
            <text:p>-0.9906619956259</text:p>
          </table:table-cell>
          <table:table-cell table:style-name="ce1" office:value-type="float" office:value="-0.9888294143379" calcext:value-type="float">
            <text:p>-0.9888294143379</text:p>
          </table:table-cell>
          <table:table-cell table:style-name="ce1" office:value-type="float" office:value="-0.9848102267244" calcext:value-type="float">
            <text:p>-0.9848102267244</text:p>
          </table:table-cell>
          <table:table-cell table:style-name="ce1" office:value-type="float" office:value="-0.9888294181528" calcext:value-type="float">
            <text:p>-0.9888294181528</text:p>
          </table:table-cell>
          <table:table-cell table:style-name="ce1" office:value-type="float" office:value="-0.9906619886517" calcext:value-type="float">
            <text:p>-0.9906619886517</text:p>
          </table:table-cell>
          <table:table-cell table:style-name="ce1" office:value-type="float" office:value="-0.9885696932796" calcext:value-type="float">
            <text:p>-0.9885696932796</text:p>
          </table:table-cell>
          <table:table-cell table:style-name="ce1" office:value-type="float" office:value="-0.9899739623734" calcext:value-type="float">
            <text:p>-0.9899739623734</text:p>
          </table:table-cell>
          <table:table-cell table:style-name="ce1" office:value-type="float" office:value="-0.9883748453287" calcext:value-type="float">
            <text:p>-0.9883748453287</text:p>
          </table:table-cell>
          <table:table-cell table:style-name="ce2" office:value-type="float" office:value="-0.9840200568773" calcext:value-type="float">
            <text:p>-0.9840200568773</text:p>
          </table:table-cell>
          <table:table-cell table:style-name="ce2" office:value-type="float" office:value="-0.9890389950278" calcext:value-type="float">
            <text:p>-0.9890389950278</text:p>
          </table:table-cell>
          <table:table-cell table:style-name="ce1" office:value-type="float" office:value="-0.9927972582016" calcext:value-type="float">
            <text:p>-0.9927972582016</text:p>
          </table:table-cell>
          <table:table-cell table:style-name="ce1" office:value-type="float" office:value="-0.9883785727419" calcext:value-type="float">
            <text:p>-0.9883785727419</text:p>
          </table:table-cell>
          <table:table-cell table:style-name="ce2" office:value-type="float" office:value="-0.9846212283828" calcext:value-type="float">
            <text:p>-0.9846212283828</text:p>
          </table:table-cell>
          <table:table-cell table:style-name="ce2" office:value-type="float" office:value="-0.9867347411321" calcext:value-type="float">
            <text:p>-0.9867347411321</text:p>
          </table:table-cell>
        </table:table-row>
        <table:table-row table:style-name="ro1">
          <table:table-cell table:style-name="ce1" office:value-type="float" office:value="-0.9903087862444" calcext:value-type="float">
            <text:p>-0.9903087862444</text:p>
          </table:table-cell>
          <table:table-cell table:style-name="ce1" office:value-type="float" office:value="-0.9880563973748" calcext:value-type="float">
            <text:p>-0.9880563973748</text:p>
          </table:table-cell>
          <table:table-cell table:style-name="ce1" office:value-type="float" office:value="-0.983833642308" calcext:value-type="float">
            <text:p>-0.983833642308</text:p>
          </table:table-cell>
          <table:table-cell table:style-name="ce1" office:value-type="float" office:value="-0.9880564400918" calcext:value-type="float">
            <text:p>-0.9880564400918</text:p>
          </table:table-cell>
          <table:table-cell table:style-name="ce1" office:value-type="float" office:value="-0.9903087127043" calcext:value-type="float">
            <text:p>-0.9903087127043</text:p>
          </table:table-cell>
          <table:table-cell table:style-name="ce1" office:value-type="float" office:value="-0.9841701618056" calcext:value-type="float">
            <text:p>-0.9841701618056</text:p>
          </table:table-cell>
          <table:table-cell table:style-name="ce1" office:value-type="float" office:value="-0.9890599995031" calcext:value-type="float">
            <text:p>-0.9890599995031</text:p>
          </table:table-cell>
          <table:table-cell table:style-name="ce1" office:value-type="float" office:value="-0.9867017915096" calcext:value-type="float">
            <text:p>-0.9867017915096</text:p>
          </table:table-cell>
          <table:table-cell table:style-name="ce1" office:value-type="float" office:value="-0.9822876227378" calcext:value-type="float">
            <text:p>-0.9822876227378</text:p>
          </table:table-cell>
          <table:table-cell table:style-name="ce1" office:value-type="float" office:value="-0.9867017835819" calcext:value-type="float">
            <text:p>-0.9867017835819</text:p>
          </table:table-cell>
          <table:table-cell table:style-name="ce1" office:value-type="float" office:value="-0.9890599772253" calcext:value-type="float">
            <text:p>-0.9890599772253</text:p>
          </table:table-cell>
          <table:table-cell table:style-name="ce1" office:value-type="float" office:value="-0.9845789345792" calcext:value-type="float">
            <text:p>-0.9845789345792</text:p>
          </table:table-cell>
          <table:table-cell table:style-name="ce1" office:value-type="float" office:value="-0.9884490082007" calcext:value-type="float">
            <text:p>-0.9884490082007</text:p>
          </table:table-cell>
          <table:table-cell table:style-name="ce1" office:value-type="float" office:value="-0.9865482589625" calcext:value-type="float">
            <text:p>-0.9865482589625</text:p>
          </table:table-cell>
          <table:table-cell table:style-name="ce2" office:value-type="float" office:value="-0.9824706326715" calcext:value-type="float">
            <text:p>-0.9824706326715</text:p>
          </table:table-cell>
          <table:table-cell table:style-name="ce2" office:value-type="float" office:value="-0.9847737172757" calcext:value-type="float">
            <text:p>-0.9847737172757</text:p>
          </table:table-cell>
          <table:table-cell table:style-name="ce1" office:value-type="float" office:value="-0.9902307717305" calcext:value-type="float">
            <text:p>-0.9902307717305</text:p>
          </table:table-cell>
          <table:table-cell table:style-name="ce1" office:value-type="float" office:value="-0.9875917272247" calcext:value-type="float">
            <text:p>-0.9875917272247</text:p>
          </table:table-cell>
          <table:table-cell table:style-name="ce2" office:value-type="float" office:value="-0.9835160996794" calcext:value-type="float">
            <text:p>-0.9835160996794</text:p>
          </table:table-cell>
          <table:table-cell table:style-name="ce2" office:value-type="float" office:value="-0.9839551433219" calcext:value-type="float">
            <text:p>-0.9839551433219</text:p>
          </table:table-cell>
        </table:table-row>
        <table:table-row table:style-name="ro1">
          <table:table-cell table:style-name="ce1" office:value-type="float" office:value="-0.9894694505463" calcext:value-type="float">
            <text:p>-0.9894694505463</text:p>
          </table:table-cell>
          <table:table-cell table:style-name="ce1" office:value-type="float" office:value="-0.9865295216634" calcext:value-type="float">
            <text:p>-0.9865295216634</text:p>
          </table:table-cell>
          <table:table-cell table:style-name="ce1" office:value-type="float" office:value="-0.9822537454868" calcext:value-type="float">
            <text:p>-0.9822537454868</text:p>
          </table:table-cell>
          <table:table-cell table:style-name="ce1" office:value-type="float" office:value="-0.9865295331691" calcext:value-type="float">
            <text:p>-0.9865295331691</text:p>
          </table:table-cell>
          <table:table-cell table:style-name="ce1" office:value-type="float" office:value="-0.9894694517349" calcext:value-type="float">
            <text:p>-0.9894694517349</text:p>
          </table:table-cell>
          <table:table-cell table:style-name="ce1" office:value-type="float" office:value="-0.984013225621" calcext:value-type="float">
            <text:p>-0.984013225621</text:p>
          </table:table-cell>
          <table:table-cell table:style-name="ce1" office:value-type="float" office:value="-0.9880852168609" calcext:value-type="float">
            <text:p>-0.9880852168609</text:p>
          </table:table-cell>
          <table:table-cell table:style-name="ce1" office:value-type="float" office:value="-0.9863075821669" calcext:value-type="float">
            <text:p>-0.9863075821669</text:p>
          </table:table-cell>
          <table:table-cell table:style-name="ce1" office:value-type="float" office:value="-0.9819316729911" calcext:value-type="float">
            <text:p>-0.9819316729911</text:p>
          </table:table-cell>
          <table:table-cell table:style-name="ce1" office:value-type="float" office:value="-0.9863076161929" calcext:value-type="float">
            <text:p>-0.9863076161929</text:p>
          </table:table-cell>
          <table:table-cell table:style-name="ce1" office:value-type="float" office:value="-0.988085299748" calcext:value-type="float">
            <text:p>-0.988085299748</text:p>
          </table:table-cell>
          <table:table-cell table:style-name="ce1" office:value-type="float" office:value="-0.9844664823531" calcext:value-type="float">
            <text:p>-0.9844664823531</text:p>
          </table:table-cell>
          <table:table-cell table:style-name="ce1" office:value-type="float" office:value="-0.9884024542165" calcext:value-type="float">
            <text:p>-0.9884024542165</text:p>
          </table:table-cell>
          <table:table-cell table:style-name="ce1" office:value-type="float" office:value="-0.984247364758" calcext:value-type="float">
            <text:p>-0.984247364758</text:p>
          </table:table-cell>
          <table:table-cell table:style-name="ce2" office:value-type="float" office:value="-0.9799737449998" calcext:value-type="float">
            <text:p>-0.9799737449998</text:p>
          </table:table-cell>
          <table:table-cell table:style-name="ce2" office:value-type="float" office:value="-0.9846894737519" calcext:value-type="float">
            <text:p>-0.9846894737519</text:p>
          </table:table-cell>
          <table:table-cell table:style-name="ce1" office:value-type="float" office:value="-0.9900744115397" calcext:value-type="float">
            <text:p>-0.9900744115397</text:p>
          </table:table-cell>
          <table:table-cell table:style-name="ce1" office:value-type="float" office:value="-0.987392910396" calcext:value-type="float">
            <text:p>-0.987392910396</text:p>
          </table:table-cell>
          <table:table-cell table:style-name="ce2" office:value-type="float" office:value="-0.983324015113" calcext:value-type="float">
            <text:p>-0.983324015113</text:p>
          </table:table-cell>
          <table:table-cell table:style-name="ce2" office:value-type="float" office:value="-0.9837831918091" calcext:value-type="float">
            <text:p>-0.9837831918091</text:p>
          </table:table-cell>
        </table:table-row>
        <table:table-row table:style-name="ro1">
          <table:table-cell table:style-name="ce1" office:value-type="float" office:value="-0.987750083588" calcext:value-type="float">
            <text:p>-0.987750083588</text:p>
          </table:table-cell>
          <table:table-cell table:style-name="ce1" office:value-type="float" office:value="-0.9852638461141" calcext:value-type="float">
            <text:p>-0.9852638461141</text:p>
          </table:table-cell>
          <table:table-cell table:style-name="ce1" office:value-type="float" office:value="-0.9807107764495" calcext:value-type="float">
            <text:p>-0.9807107764495</text:p>
          </table:table-cell>
          <table:table-cell table:style-name="ce1" office:value-type="float" office:value="-0.9852638425157" calcext:value-type="float">
            <text:p>-0.9852638425157</text:p>
          </table:table-cell>
          <table:table-cell table:style-name="ce1" office:value-type="float" office:value="-0.9877501564612" calcext:value-type="float">
            <text:p>-0.9877501564612</text:p>
          </table:table-cell>
          <table:table-cell table:style-name="ce1" office:value-type="float" office:value="-0.9810546677463" calcext:value-type="float">
            <text:p>-0.9810546677463</text:p>
          </table:table-cell>
          <table:table-cell table:style-name="ce1" office:value-type="float" office:value="-0.9868622012056" calcext:value-type="float">
            <text:p>-0.9868622012056</text:p>
          </table:table-cell>
          <table:table-cell table:style-name="ce1" office:value-type="float" office:value="-0.9841738738087" calcext:value-type="float">
            <text:p>-0.9841738738087</text:p>
          </table:table-cell>
          <table:table-cell table:style-name="ce1" office:value-type="float" office:value="-0.9793878052207" calcext:value-type="float">
            <text:p>-0.9793878052207</text:p>
          </table:table-cell>
          <table:table-cell table:style-name="ce1" office:value-type="float" office:value="-0.9841738761605" calcext:value-type="float">
            <text:p>-0.9841738761605</text:p>
          </table:table-cell>
          <table:table-cell table:style-name="ce1" office:value-type="float" office:value="-0.9868622590403" calcext:value-type="float">
            <text:p>-0.9868622590403</text:p>
          </table:table-cell>
          <table:table-cell table:style-name="ce1" office:value-type="float" office:value="-0.9811642259157" calcext:value-type="float">
            <text:p>-0.9811642259157</text:p>
          </table:table-cell>
          <table:table-cell table:style-name="ce1" office:value-type="float" office:value="-0.9869142905416" calcext:value-type="float">
            <text:p>-0.9869142905416</text:p>
          </table:table-cell>
          <table:table-cell table:style-name="ce1" office:value-type="float" office:value="-0.9836844749598" calcext:value-type="float">
            <text:p>-0.9836844749598</text:p>
          </table:table-cell>
          <table:table-cell table:style-name="ce2" office:value-type="float" office:value="-0.9787411381663" calcext:value-type="float">
            <text:p>-0.9787411381663</text:p>
          </table:table-cell>
          <table:table-cell table:style-name="ce2" office:value-type="float" office:value="-0.9812981276958" calcext:value-type="float">
            <text:p>-0.9812981276958</text:p>
          </table:table-cell>
          <table:table-cell table:style-name="ce1" office:value-type="float" office:value="-0.9881423422819" calcext:value-type="float">
            <text:p>-0.9881423422819</text:p>
          </table:table-cell>
          <table:table-cell table:style-name="ce1" office:value-type="float" office:value="-0.9862821464322" calcext:value-type="float">
            <text:p>-0.9862821464322</text:p>
          </table:table-cell>
          <table:table-cell table:style-name="ce2" office:value-type="float" office:value="-0.9818038561519" calcext:value-type="float">
            <text:p>-0.9818038561519</text:p>
          </table:table-cell>
          <table:table-cell table:style-name="ce2" office:value-type="float" office:value="-0.9810776735354" calcext:value-type="float">
            <text:p>-0.9810776735354</text:p>
          </table:table-cell>
        </table:table-row>
        <table:table-row table:style-name="ro1">
          <table:table-cell table:style-name="ce1" office:value-type="float" office:value="-0.9865630395888" calcext:value-type="float">
            <text:p>-0.9865630395888</text:p>
          </table:table-cell>
          <table:table-cell table:style-name="ce1" office:value-type="float" office:value="-0.9848211510588" calcext:value-type="float">
            <text:p>-0.9848211510588</text:p>
          </table:table-cell>
          <table:table-cell table:style-name="ce1" office:value-type="float" office:value="-0.98036529316" calcext:value-type="float">
            <text:p>-0.98036529316</text:p>
          </table:table-cell>
          <table:table-cell table:style-name="ce1" office:value-type="float" office:value="-0.9848211318436" calcext:value-type="float">
            <text:p>-0.9848211318436</text:p>
          </table:table-cell>
          <table:table-cell table:style-name="ce1" office:value-type="float" office:value="-0.9865632144162" calcext:value-type="float">
            <text:p>-0.9865632144162</text:p>
          </table:table-cell>
          <table:table-cell table:style-name="ce1" office:value-type="float" office:value="-0.9810307145925" calcext:value-type="float">
            <text:p>-0.9810307145925</text:p>
          </table:table-cell>
          <table:table-cell table:style-name="ce1" office:value-type="float" office:value="-0.9864361642565" calcext:value-type="float">
            <text:p>-0.9864361642565</text:p>
          </table:table-cell>
          <table:table-cell table:style-name="ce1" office:value-type="float" office:value="-0.9831598064174" calcext:value-type="float">
            <text:p>-0.9831598064174</text:p>
          </table:table-cell>
          <table:table-cell table:style-name="ce1" office:value-type="float" office:value="-0.9784058583723" calcext:value-type="float">
            <text:p>-0.9784058583723</text:p>
          </table:table-cell>
          <table:table-cell table:style-name="ce1" office:value-type="float" office:value="-0.9831598171192" calcext:value-type="float">
            <text:p>-0.9831598171192</text:p>
          </table:table-cell>
          <table:table-cell table:style-name="ce1" office:value-type="float" office:value="-0.9864362609506" calcext:value-type="float">
            <text:p>-0.9864362609506</text:p>
          </table:table-cell>
          <table:table-cell table:style-name="ce1" office:value-type="float" office:value="-0.9811603549022" calcext:value-type="float">
            <text:p>-0.9811603549022</text:p>
          </table:table-cell>
          <table:table-cell table:style-name="ce1" office:value-type="float" office:value="-0.9866329797956" calcext:value-type="float">
            <text:p>-0.9866329797956</text:p>
          </table:table-cell>
          <table:table-cell table:style-name="ce1" office:value-type="float" office:value="-0.9821728412135" calcext:value-type="float">
            <text:p>-0.9821728412135</text:p>
          </table:table-cell>
          <table:table-cell table:style-name="ce2" office:value-type="float" office:value="-0.9773461033392" calcext:value-type="float">
            <text:p>-0.9773461033392</text:p>
          </table:table-cell>
          <table:table-cell table:style-name="ce2" office:value-type="float" office:value="-0.9812758250164" calcext:value-type="float">
            <text:p>-0.9812758250164</text:p>
          </table:table-cell>
          <table:table-cell table:style-name="ce1" office:value-type="float" office:value="-0.9879399109042" calcext:value-type="float">
            <text:p>-0.9879399109042</text:p>
          </table:table-cell>
          <table:table-cell table:style-name="ce1" office:value-type="float" office:value="-0.9861289058478" calcext:value-type="float">
            <text:p>-0.9861289058478</text:p>
          </table:table-cell>
          <table:table-cell table:style-name="ce2" office:value-type="float" office:value="-0.9816836425661" calcext:value-type="float">
            <text:p>-0.9816836425661</text:p>
          </table:table-cell>
          <table:table-cell table:style-name="ce2" office:value-type="float" office:value="-0.9810455847763" calcext:value-type="float">
            <text:p>-0.9810455847763</text:p>
          </table:table-cell>
        </table:table-row>
        <table:table-row table:style-name="ro1">
          <table:table-cell table:style-name="ce1" office:value-type="float" office:value="-0.9420090838901" calcext:value-type="float">
            <text:p>-0.9420090838901</text:p>
          </table:table-cell>
          <table:table-cell table:style-name="ce1" office:value-type="float" office:value="-0.943481181342" calcext:value-type="float">
            <text:p>-0.943481181342</text:p>
          </table:table-cell>
          <table:table-cell table:style-name="ce1" office:value-type="float" office:value="-0.9417911146029" calcext:value-type="float">
            <text:p>-0.9417911146029</text:p>
          </table:table-cell>
          <table:table-cell table:style-name="ce1" office:value-type="float" office:value="-0.9434811898533" calcext:value-type="float">
            <text:p>-0.9434811898533</text:p>
          </table:table-cell>
          <table:table-cell table:style-name="ce1" office:value-type="float" office:value="-0.9420090786057" calcext:value-type="float">
            <text:p>-0.9420090786057</text:p>
          </table:table-cell>
          <table:table-cell table:style-name="ce1" office:value-type="float" office:value="-0.9382714617225" calcext:value-type="float">
            <text:p>-0.9382714617225</text:p>
          </table:table-cell>
          <table:table-cell table:style-name="ce1" office:value-type="float" office:value="-0.9421104352622" calcext:value-type="float">
            <text:p>-0.9421104352622</text:p>
          </table:table-cell>
          <table:table-cell table:style-name="ce1" office:value-type="float" office:value="-0.943208928819" calcext:value-type="float">
            <text:p>-0.943208928819</text:p>
          </table:table-cell>
          <table:table-cell table:style-name="ce1" office:value-type="float" office:value="-0.9413487252238" calcext:value-type="float">
            <text:p>-0.9413487252238</text:p>
          </table:table-cell>
          <table:table-cell table:style-name="ce1" office:value-type="float" office:value="-0.943208936725" calcext:value-type="float">
            <text:p>-0.943208936725</text:p>
          </table:table-cell>
          <table:table-cell table:style-name="ce1" office:value-type="float" office:value="-0.9421104306306" calcext:value-type="float">
            <text:p>-0.9421104306306</text:p>
          </table:table-cell>
          <table:table-cell table:style-name="ce1" office:value-type="float" office:value="-0.9386310352491" calcext:value-type="float">
            <text:p>-0.9386310352491</text:p>
          </table:table-cell>
          <table:table-cell table:style-name="ce1" office:value-type="float" office:value="-0.9421620572112" calcext:value-type="float">
            <text:p>-0.9421620572112</text:p>
          </table:table-cell>
          <table:table-cell table:style-name="ce1" office:value-type="float" office:value="-0.9430749522574" calcext:value-type="float">
            <text:p>-0.9430749522574</text:p>
          </table:table-cell>
          <table:table-cell table:style-name="ce2" office:value-type="float" office:value="-0.9411350020925" calcext:value-type="float">
            <text:p>-0.9411350020925</text:p>
          </table:table-cell>
          <table:table-cell table:style-name="ce2" office:value-type="float" office:value="-0.9388120626625" calcext:value-type="float">
            <text:p>-0.9388120626625</text:p>
          </table:table-cell>
          <table:table-cell table:style-name="ce1" office:value-type="float" office:value="-0.9419593363898" calcext:value-type="float">
            <text:p>-0.9419593363898</text:p>
          </table:table-cell>
          <table:table-cell table:style-name="ce1" office:value-type="float" office:value="-0.9436190736691" calcext:value-type="float">
            <text:p>-0.9436190736691</text:p>
          </table:table-cell>
          <table:table-cell table:style-name="ce2" office:value-type="float" office:value="-0.9420184040678" calcext:value-type="float">
            <text:p>-0.9420184040678</text:p>
          </table:table-cell>
          <table:table-cell table:style-name="ce2" office:value-type="float" office:value="-0.9380928602984" calcext:value-type="float">
            <text:p>-0.9380928602984</text:p>
          </table:table-cell>
        </table:table-row>
        <table:table-row table:style-name="ro1">
          <table:table-cell table:style-name="ce1" office:value-type="float" office:value="-0.9403623179973" calcext:value-type="float">
            <text:p>-0.9403623179973</text:p>
          </table:table-cell>
          <table:table-cell table:style-name="ce1" office:value-type="float" office:value="-0.9418290808718" calcext:value-type="float">
            <text:p>-0.9418290808718</text:p>
          </table:table-cell>
          <table:table-cell table:style-name="ce1" office:value-type="float" office:value="-0.9401342174371" calcext:value-type="float">
            <text:p>-0.9401342174371</text:p>
          </table:table-cell>
          <table:table-cell table:style-name="ce1" office:value-type="float" office:value="-0.9418290773413" calcext:value-type="float">
            <text:p>-0.9418290773413</text:p>
          </table:table-cell>
          <table:table-cell table:style-name="ce1" office:value-type="float" office:value="-0.9403623201534" calcext:value-type="float">
            <text:p>-0.9403623201534</text:p>
          </table:table-cell>
          <table:table-cell table:style-name="ce1" office:value-type="float" office:value="-0.9366234646322" calcext:value-type="float">
            <text:p>-0.9366234646322</text:p>
          </table:table-cell>
          <table:table-cell table:style-name="ce1" office:value-type="float" office:value="-0.9404637632232" calcext:value-type="float">
            <text:p>-0.9404637632232</text:p>
          </table:table-cell>
          <table:table-cell table:style-name="ce1" office:value-type="float" office:value="-0.9415568997796" calcext:value-type="float">
            <text:p>-0.9415568997796</text:p>
          </table:table-cell>
          <table:table-cell table:style-name="ce1" office:value-type="float" office:value="-0.939692117501" calcext:value-type="float">
            <text:p>-0.939692117501</text:p>
          </table:table-cell>
          <table:table-cell table:style-name="ce1" office:value-type="float" office:value="-0.9415568963175" calcext:value-type="float">
            <text:p>-0.9415568963175</text:p>
          </table:table-cell>
          <table:table-cell table:style-name="ce1" office:value-type="float" office:value="-0.9404637658401" calcext:value-type="float">
            <text:p>-0.9404637658401</text:p>
          </table:table-cell>
          <table:table-cell table:style-name="ce1" office:value-type="float" office:value="-0.9369834392353" calcext:value-type="float">
            <text:p>-0.9369834392353</text:p>
          </table:table-cell>
          <table:table-cell table:style-name="ce1" office:value-type="float" office:value="-0.9405154326755" calcext:value-type="float">
            <text:p>-0.9405154326755</text:p>
          </table:table-cell>
          <table:table-cell table:style-name="ce1" office:value-type="float" office:value="-0.9414229265945" calcext:value-type="float">
            <text:p>-0.9414229265945</text:p>
          </table:table-cell>
          <table:table-cell table:style-name="ce2" office:value-type="float" office:value="-0.9394784851569" calcext:value-type="float">
            <text:p>-0.9394784851569</text:p>
          </table:table-cell>
          <table:table-cell table:style-name="ce2" office:value-type="float" office:value="-0.9371646652452" calcext:value-type="float">
            <text:p>-0.9371646652452</text:p>
          </table:table-cell>
          <table:table-cell table:style-name="ce1" office:value-type="float" office:value="-0.9403125242724" calcext:value-type="float">
            <text:p>-0.9403125242724</text:p>
          </table:table-cell>
          <table:table-cell table:style-name="ce1" office:value-type="float" office:value="-0.9419669194829" calcext:value-type="float">
            <text:p>-0.9419669194829</text:p>
          </table:table-cell>
          <table:table-cell table:style-name="ce2" office:value-type="float" office:value="-0.9403613553137" calcext:value-type="float">
            <text:p>-0.9403613553137</text:p>
          </table:table-cell>
          <table:table-cell table:style-name="ce2" office:value-type="float" office:value="-0.9364446604339" calcext:value-type="float">
            <text:p>-0.9364446604339</text:p>
          </table:table-cell>
        </table:table-row>
        <table:table-row table:style-name="ro1">
          <table:table-cell table:style-name="ce1" office:value-type="float" office:value="-0.5039797320167" calcext:value-type="float">
            <text:p>-0.5039797320167</text:p>
          </table:table-cell>
          <table:table-cell table:style-name="ce1" office:value-type="float" office:value="-0.5233507039467" calcext:value-type="float">
            <text:p>-0.5233507039467</text:p>
          </table:table-cell>
          <table:table-cell table:style-name="ce1" office:value-type="float" office:value="-0.5354300797762" calcext:value-type="float">
            <text:p>-0.5354300797762</text:p>
          </table:table-cell>
          <table:table-cell table:style-name="ce1" office:value-type="float" office:value="-0.5233507573835" calcext:value-type="float">
            <text:p>-0.5233507573835</text:p>
          </table:table-cell>
          <table:table-cell table:style-name="ce1" office:value-type="float" office:value="-0.5039799400258" calcext:value-type="float">
            <text:p>-0.5039799400258</text:p>
          </table:table-cell>
          <table:table-cell table:style-name="ce1" office:value-type="float" office:value="-0.5168031530201" calcext:value-type="float">
            <text:p>-0.5168031530201</text:p>
          </table:table-cell>
          <table:table-cell table:style-name="ce1" office:value-type="float" office:value="-0.5010029311266" calcext:value-type="float">
            <text:p>-0.5010029311266</text:p>
          </table:table-cell>
          <table:table-cell table:style-name="ce1" office:value-type="float" office:value="-0.5261683377573" calcext:value-type="float">
            <text:p>-0.5261683377573</text:p>
          </table:table-cell>
          <table:table-cell table:style-name="ce1" office:value-type="float" office:value="-0.539523354075" calcext:value-type="float">
            <text:p>-0.539523354075</text:p>
          </table:table-cell>
          <table:table-cell table:style-name="ce1" office:value-type="float" office:value="-0.5261683691067" calcext:value-type="float">
            <text:p>-0.5261683691067</text:p>
          </table:table-cell>
          <table:table-cell table:style-name="ce1" office:value-type="float" office:value="-0.5010029729655" calcext:value-type="float">
            <text:p>-0.5010029729655</text:p>
          </table:table-cell>
          <table:table-cell table:style-name="ce1" office:value-type="float" office:value="-0.5156245849727" calcext:value-type="float">
            <text:p>-0.5156245849727</text:p>
          </table:table-cell>
          <table:table-cell table:style-name="ce1" office:value-type="float" office:value="-0.4999123676453" calcext:value-type="float">
            <text:p>-0.4999123676453</text:p>
          </table:table-cell>
          <table:table-cell table:style-name="ce1" office:value-type="float" office:value="-0.529202031978" calcext:value-type="float">
            <text:p>-0.529202031978</text:p>
          </table:table-cell>
          <table:table-cell table:style-name="ce2" office:value-type="float" office:value="-0.5438192407583" calcext:value-type="float">
            <text:p>-0.5438192407583</text:p>
          </table:table-cell>
          <table:table-cell table:style-name="ce2" office:value-type="float" office:value="-0.5149691042666" calcext:value-type="float">
            <text:p>-0.5149691042666</text:p>
          </table:table-cell>
          <table:table-cell table:style-name="ce1" office:value-type="float" office:value="-0.5049383064221" calcext:value-type="float">
            <text:p>-0.5049383064221</text:p>
          </table:table-cell>
          <table:table-cell table:style-name="ce1" office:value-type="float" office:value="-0.5229825552736" calcext:value-type="float">
            <text:p>-0.5229825552736</text:p>
          </table:table-cell>
          <table:table-cell table:style-name="ce2" office:value-type="float" office:value="-0.535065061318" calcext:value-type="float">
            <text:p>-0.535065061318</text:p>
          </table:table-cell>
          <table:table-cell table:style-name="ce2" office:value-type="float" office:value="-0.5170752857187" calcext:value-type="float">
            <text:p>-0.5170752857187</text:p>
          </table:table-cell>
        </table:table-row>
        <table:table-row table:style-name="ro1">
          <table:table-cell table:style-name="ce1" office:value-type="float" office:value="-0.5038939392518" calcext:value-type="float">
            <text:p>-0.5038939392518</text:p>
          </table:table-cell>
          <table:table-cell table:style-name="ce1" office:value-type="float" office:value="-0.5230353418299" calcext:value-type="float">
            <text:p>-0.5230353418299</text:p>
          </table:table-cell>
          <table:table-cell table:style-name="ce1" office:value-type="float" office:value="-0.5351297235663" calcext:value-type="float">
            <text:p>-0.5351297235663</text:p>
          </table:table-cell>
          <table:table-cell table:style-name="ce1" office:value-type="float" office:value="-0.5230352594692" calcext:value-type="float">
            <text:p>-0.5230352594692</text:p>
          </table:table-cell>
          <table:table-cell table:style-name="ce1" office:value-type="float" office:value="-0.5038943880279" calcext:value-type="float">
            <text:p>-0.5038943880279</text:p>
          </table:table-cell>
          <table:table-cell table:style-name="ce1" office:value-type="float" office:value="-0.5167178463883" calcext:value-type="float">
            <text:p>-0.5167178463883</text:p>
          </table:table-cell>
          <table:table-cell table:style-name="ce1" office:value-type="float" office:value="-0.500715729462" calcext:value-type="float">
            <text:p>-0.500715729462</text:p>
          </table:table-cell>
          <table:table-cell table:style-name="ce1" office:value-type="float" office:value="-0.5232024799364" calcext:value-type="float">
            <text:p>-0.5232024799364</text:p>
          </table:table-cell>
          <table:table-cell table:style-name="ce1" office:value-type="float" office:value="-0.5357201256806" calcext:value-type="float">
            <text:p>-0.5357201256806</text:p>
          </table:table-cell>
          <table:table-cell table:style-name="ce1" office:value-type="float" office:value="-0.5232024852778" calcext:value-type="float">
            <text:p>-0.5232024852778</text:p>
          </table:table-cell>
          <table:table-cell table:style-name="ce1" office:value-type="float" office:value="-0.5007158283087" calcext:value-type="float">
            <text:p>-0.5007158283087</text:p>
          </table:table-cell>
          <table:table-cell table:style-name="ce1" office:value-type="float" office:value="-0.5156134751878" calcext:value-type="float">
            <text:p>-0.5156134751878</text:p>
          </table:table-cell>
          <table:table-cell table:style-name="ce1" office:value-type="float" office:value="-0.498048721113" calcext:value-type="float">
            <text:p>-0.498048721113</text:p>
          </table:table-cell>
          <table:table-cell table:style-name="ce1" office:value-type="float" office:value="-0.5204023835877" calcext:value-type="float">
            <text:p>-0.5204023835877</text:p>
          </table:table-cell>
          <table:table-cell table:style-name="ce2" office:value-type="float" office:value="-0.5336433766201" calcext:value-type="float">
            <text:p>-0.5336433766201</text:p>
          </table:table-cell>
          <table:table-cell table:style-name="ce2" office:value-type="float" office:value="-0.514952050797" calcext:value-type="float">
            <text:p>-0.514952050797</text:p>
          </table:table-cell>
          <table:table-cell table:style-name="ce1" office:value-type="float" office:value="-0.5048366018566" calcext:value-type="float">
            <text:p>-0.5048366018566</text:p>
          </table:table-cell>
          <table:table-cell table:style-name="ce1" office:value-type="float" office:value="-0.5228693879612" calcext:value-type="float">
            <text:p>-0.5228693879612</text:p>
          </table:table-cell>
          <table:table-cell table:style-name="ce2" office:value-type="float" office:value="-0.534929104586" calcext:value-type="float">
            <text:p>-0.534929104586</text:p>
          </table:table-cell>
          <table:table-cell table:style-name="ce2" office:value-type="float" office:value="-0.5169275159927" calcext:value-type="float">
            <text:p>-0.5169275159927</text:p>
          </table:table-cell>
        </table:table-row>
        <table:table-row table:style-name="ro1">
          <table:table-cell table:style-name="ce1" office:value-type="float" office:value="-0.5017742102812" calcext:value-type="float">
            <text:p>-0.5017742102812</text:p>
          </table:table-cell>
          <table:table-cell table:style-name="ce1" office:value-type="float" office:value="-0.5162853478085" calcext:value-type="float">
            <text:p>-0.5162853478085</text:p>
          </table:table-cell>
          <table:table-cell table:style-name="ce1" office:value-type="float" office:value="-0.5283924555817" calcext:value-type="float">
            <text:p>-0.5283924555817</text:p>
          </table:table-cell>
          <table:table-cell table:style-name="ce1" office:value-type="float" office:value="-0.5162852624826" calcext:value-type="float">
            <text:p>-0.5162852624826</text:p>
          </table:table-cell>
          <table:table-cell table:style-name="ce1" office:value-type="float" office:value="-0.5017739131675" calcext:value-type="float">
            <text:p>-0.5017739131675</text:p>
          </table:table-cell>
          <table:table-cell table:style-name="ce1" office:value-type="float" office:value="-0.5120488255381" calcext:value-type="float">
            <text:p>-0.5120488255381</text:p>
          </table:table-cell>
          <table:table-cell table:style-name="ce1" office:value-type="float" office:value="-0.499087795279" calcext:value-type="float">
            <text:p>-0.499087795279</text:p>
          </table:table-cell>
          <table:table-cell table:style-name="ce1" office:value-type="float" office:value="-0.5162407878705" calcext:value-type="float">
            <text:p>-0.5162407878705</text:p>
          </table:table-cell>
          <table:table-cell table:style-name="ce1" office:value-type="float" office:value="-0.5284909417482" calcext:value-type="float">
            <text:p>-0.5284909417482</text:p>
          </table:table-cell>
          <table:table-cell table:style-name="ce1" office:value-type="float" office:value="-0.5162407381058" calcext:value-type="float">
            <text:p>-0.5162407381058</text:p>
          </table:table-cell>
          <table:table-cell table:style-name="ce1" office:value-type="float" office:value="-0.4990879952739" calcext:value-type="float">
            <text:p>-0.4990879952739</text:p>
          </table:table-cell>
          <table:table-cell table:style-name="ce1" office:value-type="float" office:value="-0.508642903283" calcext:value-type="float">
            <text:p>-0.508642903283</text:p>
          </table:table-cell>
          <table:table-cell table:style-name="ce1" office:value-type="float" office:value="-0.4962053275303" calcext:value-type="float">
            <text:p>-0.4962053275303</text:p>
          </table:table-cell>
          <table:table-cell table:style-name="ce1" office:value-type="float" office:value="-0.5154946950242" calcext:value-type="float">
            <text:p>-0.5154946950242</text:p>
          </table:table-cell>
          <table:table-cell table:style-name="ce2" office:value-type="float" office:value="-0.526927721447" calcext:value-type="float">
            <text:p>-0.526927721447</text:p>
          </table:table-cell>
          <table:table-cell table:style-name="ce2" office:value-type="float" office:value="-0.5072086664915" calcext:value-type="float">
            <text:p>-0.5072086664915</text:p>
          </table:table-cell>
          <table:table-cell table:style-name="ce1" office:value-type="float" office:value="-0.5038289057578" calcext:value-type="float">
            <text:p>-0.5038289057578</text:p>
          </table:table-cell>
          <table:table-cell table:style-name="ce1" office:value-type="float" office:value="-0.5150244211127" calcext:value-type="float">
            <text:p>-0.5150244211127</text:p>
          </table:table-cell>
          <table:table-cell table:style-name="ce2" office:value-type="float" office:value="-0.5271443179534" calcext:value-type="float">
            <text:p>-0.5271443179534</text:p>
          </table:table-cell>
          <table:table-cell table:style-name="ce2" office:value-type="float" office:value="-0.5141743417807" calcext:value-type="float">
            <text:p>-0.5141743417807</text:p>
          </table:table-cell>
        </table:table-row>
        <table:table-row table:style-name="ro1">
          <table:table-cell table:style-name="ce1" office:value-type="float" office:value="-0.5012881865637" calcext:value-type="float">
            <text:p>-0.5012881865637</text:p>
          </table:table-cell>
          <table:table-cell table:style-name="ce1" office:value-type="float" office:value="-0.514461984865" calcext:value-type="float">
            <text:p>-0.514461984865</text:p>
          </table:table-cell>
          <table:table-cell table:style-name="ce1" office:value-type="float" office:value="-0.5265815911089" calcext:value-type="float">
            <text:p>-0.5265815911089</text:p>
          </table:table-cell>
          <table:table-cell table:style-name="ce1" office:value-type="float" office:value="-0.5144621572267" calcext:value-type="float">
            <text:p>-0.5144621572267</text:p>
          </table:table-cell>
          <table:table-cell table:style-name="ce1" office:value-type="float" office:value="-0.5012878551878" calcext:value-type="float">
            <text:p>-0.5012878551878</text:p>
          </table:table-cell>
          <table:table-cell table:style-name="ce1" office:value-type="float" office:value="-0.5119594881854" calcext:value-type="float">
            <text:p>-0.5119594881854</text:p>
          </table:table-cell>
          <table:table-cell table:style-name="ce1" office:value-type="float" office:value="-0.4974571202568" calcext:value-type="float">
            <text:p>-0.4974571202568</text:p>
          </table:table-cell>
          <table:table-cell table:style-name="ce1" office:value-type="float" office:value="-0.5112572138566" calcext:value-type="float">
            <text:p>-0.5112572138566</text:p>
          </table:table-cell>
          <table:table-cell table:style-name="ce1" office:value-type="float" office:value="-0.5232489894875" calcext:value-type="float">
            <text:p>-0.5232489894875</text:p>
          </table:table-cell>
          <table:table-cell table:style-name="ce1" office:value-type="float" office:value="-0.5112572845014" calcext:value-type="float">
            <text:p>-0.5112572845014</text:p>
          </table:table-cell>
          <table:table-cell table:style-name="ce1" office:value-type="float" office:value="-0.4974570128932" calcext:value-type="float">
            <text:p>-0.4974570128932</text:p>
          </table:table-cell>
          <table:table-cell table:style-name="ce1" office:value-type="float" office:value="-0.5086346144505" calcext:value-type="float">
            <text:p>-0.5086346144505</text:p>
          </table:table-cell>
          <table:table-cell table:style-name="ce1" office:value-type="float" office:value="-0.4952355658006" calcext:value-type="float">
            <text:p>-0.4952355658006</text:p>
          </table:table-cell>
          <table:table-cell table:style-name="ce1" office:value-type="float" office:value="-0.5100525454016" calcext:value-type="float">
            <text:p>-0.5100525454016</text:p>
          </table:table-cell>
          <table:table-cell table:style-name="ce2" office:value-type="float" office:value="-0.5226613986956" calcext:value-type="float">
            <text:p>-0.5226613986956</text:p>
          </table:table-cell>
          <table:table-cell table:style-name="ce2" office:value-type="float" office:value="-0.5071363523825" calcext:value-type="float">
            <text:p>-0.5071363523825</text:p>
          </table:table-cell>
          <table:table-cell table:style-name="ce1" office:value-type="float" office:value="-0.5037562796947" calcext:value-type="float">
            <text:p>-0.5037562796947</text:p>
          </table:table-cell>
          <table:table-cell table:style-name="ce1" office:value-type="float" office:value="-0.5149012899219" calcext:value-type="float">
            <text:p>-0.5149012899219</text:p>
          </table:table-cell>
          <table:table-cell table:style-name="ce2" office:value-type="float" office:value="-0.5269835028823" calcext:value-type="float">
            <text:p>-0.5269835028823</text:p>
          </table:table-cell>
          <table:table-cell table:style-name="ce2" office:value-type="float" office:value="-0.5140687242078" calcext:value-type="float">
            <text:p>-0.5140687242078</text:p>
          </table:table-cell>
        </table:table-row>
        <table:table-row table:style-name="ro1">
          <table:table-cell table:style-name="ce1" office:value-type="float" office:value="-0.4994647059712" calcext:value-type="float">
            <text:p>-0.4994647059712</text:p>
          </table:table-cell>
          <table:table-cell table:style-name="ce1" office:value-type="float" office:value="-0.5054994309922" calcext:value-type="float">
            <text:p>-0.5054994309922</text:p>
          </table:table-cell>
          <table:table-cell table:style-name="ce1" office:value-type="float" office:value="-0.5179615616376" calcext:value-type="float">
            <text:p>-0.5179615616376</text:p>
          </table:table-cell>
          <table:table-cell table:style-name="ce1" office:value-type="float" office:value="-0.5054992934709" calcext:value-type="float">
            <text:p>-0.5054992934709</text:p>
          </table:table-cell>
          <table:table-cell table:style-name="ce1" office:value-type="float" office:value="-0.499464898568" calcext:value-type="float">
            <text:p>-0.499464898568</text:p>
          </table:table-cell>
          <table:table-cell table:style-name="ce1" office:value-type="float" office:value="-0.5047914587867" calcext:value-type="float">
            <text:p>-0.5047914587867</text:p>
          </table:table-cell>
          <table:table-cell table:style-name="ce1" office:value-type="float" office:value="-0.4948189510915" calcext:value-type="float">
            <text:p>-0.4948189510915</text:p>
          </table:table-cell>
          <table:table-cell table:style-name="ce1" office:value-type="float" office:value="-0.5043703267499" calcext:value-type="float">
            <text:p>-0.5043703267499</text:p>
          </table:table-cell>
          <table:table-cell table:style-name="ce1" office:value-type="float" office:value="-0.5166936712546" calcext:value-type="float">
            <text:p>-0.5166936712546</text:p>
          </table:table-cell>
          <table:table-cell table:style-name="ce1" office:value-type="float" office:value="-0.504370488088" calcext:value-type="float">
            <text:p>-0.504370488088</text:p>
          </table:table-cell>
          <table:table-cell table:style-name="ce1" office:value-type="float" office:value="-0.4948188625517" calcext:value-type="float">
            <text:p>-0.4948188625517</text:p>
          </table:table-cell>
          <table:table-cell table:style-name="ce1" office:value-type="float" office:value="-0.4991573904634" calcext:value-type="float">
            <text:p>-0.4991573904634</text:p>
          </table:table-cell>
          <table:table-cell table:style-name="ce1" office:value-type="float" office:value="-0.4948812968162" calcext:value-type="float">
            <text:p>-0.4948812968162</text:p>
          </table:table-cell>
          <table:table-cell table:style-name="ce1" office:value-type="float" office:value="-0.5073364087188" calcext:value-type="float">
            <text:p>-0.5073364087188</text:p>
          </table:table-cell>
          <table:table-cell table:style-name="ce2" office:value-type="float" office:value="-0.5191493573705" calcext:value-type="float">
            <text:p>-0.5191493573705</text:p>
          </table:table-cell>
          <table:table-cell table:style-name="ce2" office:value-type="float" office:value="-0.4989946982096" calcext:value-type="float">
            <text:p>-0.4989946982096</text:p>
          </table:table-cell>
          <table:table-cell table:style-name="ce1" office:value-type="float" office:value="-0.5001273881942" calcext:value-type="float">
            <text:p>-0.5001273881942</text:p>
          </table:table-cell>
          <table:table-cell table:style-name="ce1" office:value-type="float" office:value="-0.5053123901379" calcext:value-type="float">
            <text:p>-0.5053123901379</text:p>
          </table:table-cell>
          <table:table-cell table:style-name="ce2" office:value-type="float" office:value="-0.517779552061" calcext:value-type="float">
            <text:p>-0.517779552061</text:p>
          </table:table-cell>
          <table:table-cell table:style-name="ce2" office:value-type="float" office:value="-0.5089216901524" calcext:value-type="float">
            <text:p>-0.5089216901524</text:p>
          </table:table-cell>
        </table:table-row>
        <table:table-row table:style-name="ro1">
          <table:table-cell table:style-name="ce1" office:value-type="float" office:value="-0.4989778711189" calcext:value-type="float">
            <text:p>-0.4989778711189</text:p>
          </table:table-cell>
          <table:table-cell table:style-name="ce1" office:value-type="float" office:value="-0.5017829201332" calcext:value-type="float">
            <text:p>-0.5017829201332</text:p>
          </table:table-cell>
          <table:table-cell table:style-name="ce1" office:value-type="float" office:value="-0.5147385119168" calcext:value-type="float">
            <text:p>-0.5147385119168</text:p>
          </table:table-cell>
          <table:table-cell table:style-name="ce1" office:value-type="float" office:value="-0.5017833943853" calcext:value-type="float">
            <text:p>-0.5017833943853</text:p>
          </table:table-cell>
          <table:table-cell table:style-name="ce1" office:value-type="float" office:value="-0.4989777512893" calcext:value-type="float">
            <text:p>-0.4989777512893</text:p>
          </table:table-cell>
          <table:table-cell table:style-name="ce1" office:value-type="float" office:value="-0.5046272633891" calcext:value-type="float">
            <text:p>-0.5046272633891</text:p>
          </table:table-cell>
          <table:table-cell table:style-name="ce1" office:value-type="float" office:value="-0.4937980343094" calcext:value-type="float">
            <text:p>-0.4937980343094</text:p>
          </table:table-cell>
          <table:table-cell table:style-name="ce1" office:value-type="float" office:value="-0.5025476405867" calcext:value-type="float">
            <text:p>-0.5025476405867</text:p>
          </table:table-cell>
          <table:table-cell table:style-name="ce1" office:value-type="float" office:value="-0.5152756890257" calcext:value-type="float">
            <text:p>-0.5152756890257</text:p>
          </table:table-cell>
          <table:table-cell table:style-name="ce1" office:value-type="float" office:value="-0.5025475115951" calcext:value-type="float">
            <text:p>-0.5025475115951</text:p>
          </table:table-cell>
          <table:table-cell table:style-name="ce1" office:value-type="float" office:value="-0.4937979308546" calcext:value-type="float">
            <text:p>-0.4937979308546</text:p>
          </table:table-cell>
          <table:table-cell table:style-name="ce1" office:value-type="float" office:value="-0.4989527166453" calcext:value-type="float">
            <text:p>-0.4989527166453</text:p>
          </table:table-cell>
          <table:table-cell table:style-name="ce1" office:value-type="float" office:value="-0.4919250101419" calcext:value-type="float">
            <text:p>-0.4919250101419</text:p>
          </table:table-cell>
          <table:table-cell table:style-name="ce1" office:value-type="float" office:value="-0.5021673908162" calcext:value-type="float">
            <text:p>-0.5021673908162</text:p>
          </table:table-cell>
          <table:table-cell table:style-name="ce2" office:value-type="float" office:value="-0.5152488821718" calcext:value-type="float">
            <text:p>-0.5152488821718</text:p>
          </table:table-cell>
          <table:table-cell table:style-name="ce2" office:value-type="float" office:value="-0.4984165217803" calcext:value-type="float">
            <text:p>-0.4984165217803</text:p>
          </table:table-cell>
          <table:table-cell table:style-name="ce1" office:value-type="float" office:value="-0.5000283342327" calcext:value-type="float">
            <text:p>-0.5000283342327</text:p>
          </table:table-cell>
          <table:table-cell table:style-name="ce1" office:value-type="float" office:value="-0.5048250348308" calcext:value-type="float">
            <text:p>-0.5048250348308</text:p>
          </table:table-cell>
          <table:table-cell table:style-name="ce2" office:value-type="float" office:value="-0.5172840278935" calcext:value-type="float">
            <text:p>-0.5172840278935</text:p>
          </table:table-cell>
          <table:table-cell table:style-name="ce2" office:value-type="float" office:value="-0.5087512368318" calcext:value-type="float">
            <text:p>-0.5087512368318</text:p>
          </table:table-cell>
        </table:table-row>
        <table:table-row table:style-name="ro1">
          <table:table-cell table:style-name="ce1" office:value-type="float" office:value="-0.4986634679448" calcext:value-type="float">
            <text:p>-0.4986634679448</text:p>
          </table:table-cell>
          <table:table-cell table:style-name="ce1" office:value-type="float" office:value="-0.4935732428146" calcext:value-type="float">
            <text:p>-0.4935732428146</text:p>
          </table:table-cell>
          <table:table-cell table:style-name="ce1" office:value-type="float" office:value="-0.4968801421744" calcext:value-type="float">
            <text:p>-0.4968801421744</text:p>
          </table:table-cell>
          <table:table-cell table:style-name="ce1" office:value-type="float" office:value="-0.4935731985826" calcext:value-type="float">
            <text:p>-0.4935731985826</text:p>
          </table:table-cell>
          <table:table-cell table:style-name="ce1" office:value-type="float" office:value="-0.4986628042091" calcext:value-type="float">
            <text:p>-0.4986628042091</text:p>
          </table:table-cell>
          <table:table-cell table:style-name="ce1" office:value-type="float" office:value="-0.4954245335387" calcext:value-type="float">
            <text:p>-0.4954245335387</text:p>
          </table:table-cell>
          <table:table-cell table:style-name="ce1" office:value-type="float" office:value="-0.4923688289036" calcext:value-type="float">
            <text:p>-0.4923688289036</text:p>
          </table:table-cell>
          <table:table-cell table:style-name="ce1" office:value-type="float" office:value="-0.4951674777648" calcext:value-type="float">
            <text:p>-0.4951674777648</text:p>
          </table:table-cell>
          <table:table-cell table:style-name="ce1" office:value-type="float" office:value="-0.5003142821889" calcext:value-type="float">
            <text:p>-0.5003142821889</text:p>
          </table:table-cell>
          <table:table-cell table:style-name="ce1" office:value-type="float" office:value="-0.4951674243363" calcext:value-type="float">
            <text:p>-0.4951674243363</text:p>
          </table:table-cell>
          <table:table-cell table:style-name="ce1" office:value-type="float" office:value="-0.4923685379954" calcext:value-type="float">
            <text:p>-0.4923685379954</text:p>
          </table:table-cell>
          <table:table-cell table:style-name="ce1" office:value-type="float" office:value="-0.489366286564" calcext:value-type="float">
            <text:p>-0.489366286564</text:p>
          </table:table-cell>
          <table:table-cell table:style-name="ce1" office:value-type="float" office:value="-0.4911054753008" calcext:value-type="float">
            <text:p>-0.4911054753008</text:p>
          </table:table-cell>
          <table:table-cell table:style-name="ce1" office:value-type="float" office:value="-0.4955121533477" calcext:value-type="float">
            <text:p>-0.4955121533477</text:p>
          </table:table-cell>
          <table:table-cell table:style-name="ce2" office:value-type="float" office:value="-0.5064539213203" calcext:value-type="float">
            <text:p>-0.5064539213203</text:p>
          </table:table-cell>
          <table:table-cell table:style-name="ce2" office:value-type="float" office:value="-0.4906279818431" calcext:value-type="float">
            <text:p>-0.4906279818431</text:p>
          </table:table-cell>
          <table:table-cell table:style-name="ce1" office:value-type="float" office:value="-0.4995354647987" calcext:value-type="float">
            <text:p>-0.4995354647987</text:p>
          </table:table-cell>
          <table:table-cell table:style-name="ce1" office:value-type="float" office:value="-0.4934363061996" calcext:value-type="float">
            <text:p>-0.4934363061996</text:p>
          </table:table-cell>
          <table:table-cell table:style-name="ce2" office:value-type="float" office:value="-0.4974011905384" calcext:value-type="float">
            <text:p>-0.4974011905384</text:p>
          </table:table-cell>
          <table:table-cell table:style-name="ce2" office:value-type="float" office:value="-0.5004386989067" calcext:value-type="float">
            <text:p>-0.5004386989067</text:p>
          </table:table-cell>
        </table:table-row>
        <table:table-row table:style-name="ro1">
          <table:table-cell table:style-name="ce1" office:value-type="float" office:value="-0.4950165727196" calcext:value-type="float">
            <text:p>-0.4950165727196</text:p>
          </table:table-cell>
          <table:table-cell table:style-name="ce1" office:value-type="float" office:value="-0.4934210178918" calcext:value-type="float">
            <text:p>-0.4934210178918</text:p>
          </table:table-cell>
          <table:table-cell table:style-name="ce1" office:value-type="float" office:value="-0.4952767700013" calcext:value-type="float">
            <text:p>-0.4952767700013</text:p>
          </table:table-cell>
          <table:table-cell table:style-name="ce1" office:value-type="float" office:value="-0.4934211044056" calcext:value-type="float">
            <text:p>-0.4934211044056</text:p>
          </table:table-cell>
          <table:table-cell table:style-name="ce1" office:value-type="float" office:value="-0.4950165484456" calcext:value-type="float">
            <text:p>-0.4950165484456</text:p>
          </table:table-cell>
          <table:table-cell table:style-name="ce1" office:value-type="float" office:value="-0.4953050163368" calcext:value-type="float">
            <text:p>-0.4953050163368</text:p>
          </table:table-cell>
          <table:table-cell table:style-name="ce1" office:value-type="float" office:value="-0.4909796597938" calcext:value-type="float">
            <text:p>-0.4909796597938</text:p>
          </table:table-cell>
          <table:table-cell table:style-name="ce1" office:value-type="float" office:value="-0.4934547657139" calcext:value-type="float">
            <text:p>-0.4934547657139</text:p>
          </table:table-cell>
          <table:table-cell table:style-name="ce1" office:value-type="float" office:value="-0.4964020056203" calcext:value-type="float">
            <text:p>-0.4964020056203</text:p>
          </table:table-cell>
          <table:table-cell table:style-name="ce1" office:value-type="float" office:value="-0.4934548671427" calcext:value-type="float">
            <text:p>-0.4934548671427</text:p>
          </table:table-cell>
          <table:table-cell table:style-name="ce1" office:value-type="float" office:value="-0.4909795124687" calcext:value-type="float">
            <text:p>-0.4909795124687</text:p>
          </table:table-cell>
          <table:table-cell table:style-name="ce1" office:value-type="float" office:value="-0.4885315026387" calcext:value-type="float">
            <text:p>-0.4885315026387</text:p>
          </table:table-cell>
          <table:table-cell table:style-name="ce1" office:value-type="float" office:value="-0.4900794499505" calcext:value-type="float">
            <text:p>-0.4900794499505</text:p>
          </table:table-cell>
          <table:table-cell table:style-name="ce1" office:value-type="float" office:value="-0.4926372069801" calcext:value-type="float">
            <text:p>-0.4926372069801</text:p>
          </table:table-cell>
          <table:table-cell table:style-name="ce2" office:value-type="float" office:value="-0.4983382643691" calcext:value-type="float">
            <text:p>-0.4983382643691</text:p>
          </table:table-cell>
          <table:table-cell table:style-name="ce2" office:value-type="float" office:value="-0.4892348402742" calcext:value-type="float">
            <text:p>-0.4892348402742</text:p>
          </table:table-cell>
          <table:table-cell table:style-name="ce1" office:value-type="float" office:value="-0.4992609347301" calcext:value-type="float">
            <text:p>-0.4992609347301</text:p>
          </table:table-cell>
          <table:table-cell table:style-name="ce1" office:value-type="float" office:value="-0.4931383477376" calcext:value-type="float">
            <text:p>-0.4931383477376</text:p>
          </table:table-cell>
          <table:table-cell table:style-name="ce2" office:value-type="float" office:value="-0.4957755500298" calcext:value-type="float">
            <text:p>-0.4957755500298</text:p>
          </table:table-cell>
          <table:table-cell table:style-name="ce2" office:value-type="float" office:value="-0.5002368144357" calcext:value-type="float">
            <text:p>-0.5002368144357</text:p>
          </table:table-cell>
        </table:table-row>
        <table:table-row table:style-name="ro1">
          <table:table-cell table:style-name="ce1" office:value-type="float" office:value="-0.4946236481396" calcext:value-type="float">
            <text:p>-0.4946236481396</text:p>
          </table:table-cell>
          <table:table-cell table:style-name="ce1" office:value-type="float" office:value="-0.4914469878808" calcext:value-type="float">
            <text:p>-0.4914469878808</text:p>
          </table:table-cell>
          <table:table-cell table:style-name="ce1" office:value-type="float" office:value="-0.4777078843048" calcext:value-type="float">
            <text:p>-0.4777078843048</text:p>
          </table:table-cell>
          <table:table-cell table:style-name="ce1" office:value-type="float" office:value="-0.4914468264447" calcext:value-type="float">
            <text:p>-0.4914468264447</text:p>
          </table:table-cell>
          <table:table-cell table:style-name="ce1" office:value-type="float" office:value="-0.4946234097458" calcext:value-type="float">
            <text:p>-0.4946234097458</text:p>
          </table:table-cell>
          <table:table-cell table:style-name="ce1" office:value-type="float" office:value="-0.4879887382979" calcext:value-type="float">
            <text:p>-0.4879887382979</text:p>
          </table:table-cell>
          <table:table-cell table:style-name="ce1" office:value-type="float" office:value="-0.4902170742263" calcext:value-type="float">
            <text:p>-0.4902170742263</text:p>
          </table:table-cell>
          <table:table-cell table:style-name="ce1" office:value-type="float" office:value="-0.4913850480581" calcext:value-type="float">
            <text:p>-0.4913850480581</text:p>
          </table:table-cell>
          <table:table-cell table:style-name="ce1" office:value-type="float" office:value="-0.4945973139034" calcext:value-type="float">
            <text:p>-0.4945973139034</text:p>
          </table:table-cell>
          <table:table-cell table:style-name="ce1" office:value-type="float" office:value="-0.491384994532" calcext:value-type="float">
            <text:p>-0.491384994532</text:p>
          </table:table-cell>
          <table:table-cell table:style-name="ce1" office:value-type="float" office:value="-0.4902165886042" calcext:value-type="float">
            <text:p>-0.4902165886042</text:p>
          </table:table-cell>
          <table:table-cell table:style-name="ce1" office:value-type="float" office:value="-0.4821810139221" calcext:value-type="float">
            <text:p>-0.4821810139221</text:p>
          </table:table-cell>
          <table:table-cell table:style-name="ce1" office:value-type="float" office:value="-0.4872758904735" calcext:value-type="float">
            <text:p>-0.4872758904735</text:p>
          </table:table-cell>
          <table:table-cell table:style-name="ce1" office:value-type="float" office:value="-0.4899911152705" calcext:value-type="float">
            <text:p>-0.4899911152705</text:p>
          </table:table-cell>
          <table:table-cell table:style-name="ce2" office:value-type="float" office:value="-0.495397099376" calcext:value-type="float">
            <text:p>-0.495397099376</text:p>
          </table:table-cell>
          <table:table-cell table:style-name="ce2" office:value-type="float" office:value="-0.4781408708848" calcext:value-type="float">
            <text:p>-0.4781408708848</text:p>
          </table:table-cell>
          <table:table-cell table:style-name="ce1" office:value-type="float" office:value="-0.4940575447093" calcext:value-type="float">
            <text:p>-0.4940575447093</text:p>
          </table:table-cell>
          <table:table-cell table:style-name="ce1" office:value-type="float" office:value="-0.4923107813158" calcext:value-type="float">
            <text:p>-0.4923107813158</text:p>
          </table:table-cell>
          <table:table-cell table:style-name="ce2" office:value-type="float" office:value="-0.4730689731638" calcext:value-type="float">
            <text:p>-0.4730689731638</text:p>
          </table:table-cell>
          <table:table-cell table:style-name="ce2" office:value-type="float" office:value="-0.4907828776043" calcext:value-type="float">
            <text:p>-0.4907828776043</text:p>
          </table:table-cell>
        </table:table-row>
        <table:table-row table:style-name="ro1">
          <table:table-cell table:style-name="ce1" office:value-type="float" office:value="-0.4918614915009" calcext:value-type="float">
            <text:p>-0.4918614915009</text:p>
          </table:table-cell>
          <table:table-cell table:style-name="ce1" office:value-type="float" office:value="-0.4904415346346" calcext:value-type="float">
            <text:p>-0.4904415346346</text:p>
          </table:table-cell>
          <table:table-cell table:style-name="ce1" office:value-type="float" office:value="-0.4726059729134" calcext:value-type="float">
            <text:p>-0.4726059729134</text:p>
          </table:table-cell>
          <table:table-cell table:style-name="ce1" office:value-type="float" office:value="-0.4904415878492" calcext:value-type="float">
            <text:p>-0.4904415878492</text:p>
          </table:table-cell>
          <table:table-cell table:style-name="ce1" office:value-type="float" office:value="-0.4918616066465" calcext:value-type="float">
            <text:p>-0.4918616066465</text:p>
          </table:table-cell>
          <table:table-cell table:style-name="ce1" office:value-type="float" office:value="-0.4879238900707" calcext:value-type="float">
            <text:p>-0.4879238900707</text:p>
          </table:table-cell>
          <table:table-cell table:style-name="ce1" office:value-type="float" office:value="-0.4881546476148" calcext:value-type="float">
            <text:p>-0.4881546476148</text:p>
          </table:table-cell>
          <table:table-cell table:style-name="ce1" office:value-type="float" office:value="-0.4897800381886" calcext:value-type="float">
            <text:p>-0.4897800381886</text:p>
          </table:table-cell>
          <table:table-cell table:style-name="ce1" office:value-type="float" office:value="-0.4888505136648" calcext:value-type="float">
            <text:p>-0.4888505136648</text:p>
          </table:table-cell>
          <table:table-cell table:style-name="ce1" office:value-type="float" office:value="-0.4897799552575" calcext:value-type="float">
            <text:p>-0.4897799552575</text:p>
          </table:table-cell>
          <table:table-cell table:style-name="ce1" office:value-type="float" office:value="-0.4881547371891" calcext:value-type="float">
            <text:p>-0.4881547371891</text:p>
          </table:table-cell>
          <table:table-cell table:style-name="ce1" office:value-type="float" office:value="-0.4821198615147" calcext:value-type="float">
            <text:p>-0.4821198615147</text:p>
          </table:table-cell>
          <table:table-cell table:style-name="ce1" office:value-type="float" office:value="-0.4849204424651" calcext:value-type="float">
            <text:p>-0.4849204424651</text:p>
          </table:table-cell>
          <table:table-cell table:style-name="ce1" office:value-type="float" office:value="-0.4891284051943" calcext:value-type="float">
            <text:p>-0.4891284051943</text:p>
          </table:table-cell>
          <table:table-cell table:style-name="ce2" office:value-type="float" office:value="-0.4930292887876" calcext:value-type="float">
            <text:p>-0.4930292887876</text:p>
          </table:table-cell>
          <table:table-cell table:style-name="ce2" office:value-type="float" office:value="-0.4780478097066" calcext:value-type="float">
            <text:p>-0.4780478097066</text:p>
          </table:table-cell>
          <table:table-cell table:style-name="ce1" office:value-type="float" office:value="-0.4939565422056" calcext:value-type="float">
            <text:p>-0.4939565422056</text:p>
          </table:table-cell>
          <table:table-cell table:style-name="ce1" office:value-type="float" office:value="-0.4911989434629" calcext:value-type="float">
            <text:p>-0.4911989434629</text:p>
          </table:table-cell>
          <table:table-cell table:style-name="ce2" office:value-type="float" office:value="-0.4725195390639" calcext:value-type="float">
            <text:p>-0.4725195390639</text:p>
          </table:table-cell>
          <table:table-cell table:style-name="ce2" office:value-type="float" office:value="-0.4907473540807" calcext:value-type="float">
            <text:p>-0.4907473540807</text:p>
          </table:table-cell>
        </table:table-row>
        <table:table-row table:style-name="ro1">
          <table:table-cell table:style-name="ce1" office:value-type="float" office:value="-0.4877970277121" calcext:value-type="float">
            <text:p>-0.4877970277121</text:p>
          </table:table-cell>
          <table:table-cell table:style-name="ce1" office:value-type="float" office:value="-0.4899311331406" calcext:value-type="float">
            <text:p>-0.4899311331406</text:p>
          </table:table-cell>
          <table:table-cell table:style-name="ce1" office:value-type="float" office:value="-0.4720256554296" calcext:value-type="float">
            <text:p>-0.4720256554296</text:p>
          </table:table-cell>
          <table:table-cell table:style-name="ce1" office:value-type="float" office:value="-0.4899309612305" calcext:value-type="float">
            <text:p>-0.4899309612305</text:p>
          </table:table-cell>
          <table:table-cell table:style-name="ce1" office:value-type="float" office:value="-0.4877967141486" calcext:value-type="float">
            <text:p>-0.4877967141486</text:p>
          </table:table-cell>
          <table:table-cell table:style-name="ce1" office:value-type="float" office:value="-0.4825517605301" calcext:value-type="float">
            <text:p>-0.4825517605301</text:p>
          </table:table-cell>
          <table:table-cell table:style-name="ce1" office:value-type="float" office:value="-0.4864699220818" calcext:value-type="float">
            <text:p>-0.4864699220818</text:p>
          </table:table-cell>
          <table:table-cell table:style-name="ce1" office:value-type="float" office:value="-0.4880584485752" calcext:value-type="float">
            <text:p>-0.4880584485752</text:p>
          </table:table-cell>
          <table:table-cell table:style-name="ce1" office:value-type="float" office:value="-0.4726514853983" calcext:value-type="float">
            <text:p>-0.4726514853983</text:p>
          </table:table-cell>
          <table:table-cell table:style-name="ce1" office:value-type="float" office:value="-0.4880586493235" calcext:value-type="float">
            <text:p>-0.4880586493235</text:p>
          </table:table-cell>
          <table:table-cell table:style-name="ce1" office:value-type="float" office:value="-0.4864697611215" calcext:value-type="float">
            <text:p>-0.4864697611215</text:p>
          </table:table-cell>
          <table:table-cell table:style-name="ce1" office:value-type="float" office:value="-0.4792259057585" calcext:value-type="float">
            <text:p>-0.4792259057585</text:p>
          </table:table-cell>
          <table:table-cell table:style-name="ce1" office:value-type="float" office:value="-0.4834320779517" calcext:value-type="float">
            <text:p>-0.4834320779517</text:p>
          </table:table-cell>
          <table:table-cell table:style-name="ce1" office:value-type="float" office:value="-0.4841478252448" calcext:value-type="float">
            <text:p>-0.4841478252448</text:p>
          </table:table-cell>
          <table:table-cell table:style-name="ce2" office:value-type="float" office:value="-0.4757314691499" calcext:value-type="float">
            <text:p>-0.4757314691499</text:p>
          </table:table-cell>
          <table:table-cell table:style-name="ce2" office:value-type="float" office:value="-0.4778604791599" calcext:value-type="float">
            <text:p>-0.4778604791599</text:p>
          </table:table-cell>
          <table:table-cell table:style-name="ce1" office:value-type="float" office:value="-0.4890455472292" calcext:value-type="float">
            <text:p>-0.4890455472292</text:p>
          </table:table-cell>
          <table:table-cell table:style-name="ce1" office:value-type="float" office:value="-0.4893250608299" calcext:value-type="float">
            <text:p>-0.4893250608299</text:p>
          </table:table-cell>
          <table:table-cell table:style-name="ce2" office:value-type="float" office:value="-0.4712158886014" calcext:value-type="float">
            <text:p>-0.4712158886014</text:p>
          </table:table-cell>
          <table:table-cell table:style-name="ce2" office:value-type="float" office:value="-0.4814613781079" calcext:value-type="float">
            <text:p>-0.4814613781079</text:p>
          </table:table-cell>
        </table:table-row>
        <table:table-row table:style-name="ro1">
          <table:table-cell table:style-name="ce1" office:value-type="float" office:value="-0.4840203892988" calcext:value-type="float">
            <text:p>-0.4840203892988</text:p>
          </table:table-cell>
          <table:table-cell table:style-name="ce1" office:value-type="float" office:value="-0.4886102465258" calcext:value-type="float">
            <text:p>-0.4886102465258</text:p>
          </table:table-cell>
          <table:table-cell table:style-name="ce1" office:value-type="float" office:value="-0.4710922771609" calcext:value-type="float">
            <text:p>-0.4710922771609</text:p>
          </table:table-cell>
          <table:table-cell table:style-name="ce1" office:value-type="float" office:value="-0.4886103617137" calcext:value-type="float">
            <text:p>-0.4886103617137</text:p>
          </table:table-cell>
          <table:table-cell table:style-name="ce1" office:value-type="float" office:value="-0.4840203232866" calcext:value-type="float">
            <text:p>-0.4840203232866</text:p>
          </table:table-cell>
          <table:table-cell table:style-name="ce1" office:value-type="float" office:value="-0.4822899855555" calcext:value-type="float">
            <text:p>-0.4822899855555</text:p>
          </table:table-cell>
          <table:table-cell table:style-name="ce1" office:value-type="float" office:value="-0.4845791317511" calcext:value-type="float">
            <text:p>-0.4845791317511</text:p>
          </table:table-cell>
          <table:table-cell table:style-name="ce1" office:value-type="float" office:value="-0.4835201584678" calcext:value-type="float">
            <text:p>-0.4835201584678</text:p>
          </table:table-cell>
          <table:table-cell table:style-name="ce1" office:value-type="float" office:value="-0.4716338269637" calcext:value-type="float">
            <text:p>-0.4716338269637</text:p>
          </table:table-cell>
          <table:table-cell table:style-name="ce1" office:value-type="float" office:value="-0.483519925794" calcext:value-type="float">
            <text:p>-0.483519925794</text:p>
          </table:table-cell>
          <table:table-cell table:style-name="ce1" office:value-type="float" office:value="-0.4845789963459" calcext:value-type="float">
            <text:p>-0.4845789963459</text:p>
          </table:table-cell>
          <table:table-cell table:style-name="ce1" office:value-type="float" office:value="-0.4790470099489" calcext:value-type="float">
            <text:p>-0.4790470099489</text:p>
          </table:table-cell>
          <table:table-cell table:style-name="ce1" office:value-type="float" office:value="-0.4804502760318" calcext:value-type="float">
            <text:p>-0.4804502760318</text:p>
          </table:table-cell>
          <table:table-cell table:style-name="ce1" office:value-type="float" office:value="-0.4815104578789" calcext:value-type="float">
            <text:p>-0.4815104578789</text:p>
          </table:table-cell>
          <table:table-cell table:style-name="ce2" office:value-type="float" office:value="-0.4711276303838" calcext:value-type="float">
            <text:p>-0.4711276303838</text:p>
          </table:table-cell>
          <table:table-cell table:style-name="ce2" office:value-type="float" office:value="-0.4768658633605" calcext:value-type="float">
            <text:p>-0.4768658633605</text:p>
          </table:table-cell>
          <table:table-cell table:style-name="ce1" office:value-type="float" office:value="-0.4885530603654" calcext:value-type="float">
            <text:p>-0.4885530603654</text:p>
          </table:table-cell>
          <table:table-cell table:style-name="ce1" office:value-type="float" office:value="-0.4891917398288" calcext:value-type="float">
            <text:p>-0.4891917398288</text:p>
          </table:table-cell>
          <table:table-cell table:style-name="ce2" office:value-type="float" office:value="-0.4710313258953" calcext:value-type="float">
            <text:p>-0.4710313258953</text:p>
          </table:table-cell>
          <table:table-cell table:style-name="ce2" office:value-type="float" office:value="-0.4812854673993" calcext:value-type="float">
            <text:p>-0.4812854673993</text:p>
          </table:table-cell>
        </table:table-row>
        <table:table-row table:style-name="ro1">
          <table:table-cell table:style-name="ce1" office:value-type="float" office:value="-0.481937091969" calcext:value-type="float">
            <text:p>-0.481937091969</text:p>
          </table:table-cell>
          <table:table-cell table:style-name="ce1" office:value-type="float" office:value="-0.4843932579218" calcext:value-type="float">
            <text:p>-0.4843932579218</text:p>
          </table:table-cell>
          <table:table-cell table:style-name="ce1" office:value-type="float" office:value="-0.4708623372737" calcext:value-type="float">
            <text:p>-0.4708623372737</text:p>
          </table:table-cell>
          <table:table-cell table:style-name="ce1" office:value-type="float" office:value="-0.4843931716129" calcext:value-type="float">
            <text:p>-0.4843931716129</text:p>
          </table:table-cell>
          <table:table-cell table:style-name="ce1" office:value-type="float" office:value="-0.4819372968721" calcext:value-type="float">
            <text:p>-0.4819372968721</text:p>
          </table:table-cell>
          <table:table-cell table:style-name="ce1" office:value-type="float" office:value="-0.4775950263883" calcext:value-type="float">
            <text:p>-0.4775950263883</text:p>
          </table:table-cell>
          <table:table-cell table:style-name="ce1" office:value-type="float" office:value="-0.4816155046624" calcext:value-type="float">
            <text:p>-0.4816155046624</text:p>
          </table:table-cell>
          <table:table-cell table:style-name="ce1" office:value-type="float" office:value="-0.4800261904461" calcext:value-type="float">
            <text:p>-0.4800261904461</text:p>
          </table:table-cell>
          <table:table-cell table:style-name="ce1" office:value-type="float" office:value="-0.4709511188398" calcext:value-type="float">
            <text:p>-0.4709511188398</text:p>
          </table:table-cell>
          <table:table-cell table:style-name="ce1" office:value-type="float" office:value="-0.4800260324108" calcext:value-type="float">
            <text:p>-0.4800260324108</text:p>
          </table:table-cell>
          <table:table-cell table:style-name="ce1" office:value-type="float" office:value="-0.4816154426513" calcext:value-type="float">
            <text:p>-0.4816154426513</text:p>
          </table:table-cell>
          <table:table-cell table:style-name="ce1" office:value-type="float" office:value="-0.4765024655232" calcext:value-type="float">
            <text:p>-0.4765024655232</text:p>
          </table:table-cell>
          <table:table-cell table:style-name="ce1" office:value-type="float" office:value="-0.4787835328942" calcext:value-type="float">
            <text:p>-0.4787835328942</text:p>
          </table:table-cell>
          <table:table-cell table:style-name="ce1" office:value-type="float" office:value="-0.4801546492588" calcext:value-type="float">
            <text:p>-0.4801546492588</text:p>
          </table:table-cell>
          <table:table-cell table:style-name="ce2" office:value-type="float" office:value="-0.470334231969" calcext:value-type="float">
            <text:p>-0.470334231969</text:p>
          </table:table-cell>
          <table:table-cell table:style-name="ce2" office:value-type="float" office:value="-0.4699451652652" calcext:value-type="float">
            <text:p>-0.4699451652652</text:p>
          </table:table-cell>
          <table:table-cell table:style-name="ce1" office:value-type="float" office:value="-0.4858951134393" calcext:value-type="float">
            <text:p>-0.4858951134393</text:p>
          </table:table-cell>
          <table:table-cell table:style-name="ce1" office:value-type="float" office:value="-0.4845982783696" calcext:value-type="float">
            <text:p>-0.4845982783696</text:p>
          </table:table-cell>
          <table:table-cell table:style-name="ce2" office:value-type="float" office:value="-0.469226764028" calcext:value-type="float">
            <text:p>-0.469226764028</text:p>
          </table:table-cell>
          <table:table-cell table:style-name="ce2" office:value-type="float" office:value="-0.4751680622185" calcext:value-type="float">
            <text:p>-0.4751680622185</text:p>
          </table:table-cell>
        </table:table-row>
        <table:table-row table:style-name="ro1">
          <table:table-cell table:style-name="ce1" office:value-type="float" office:value="-0.4803259256219" calcext:value-type="float">
            <text:p>-0.4803259256219</text:p>
          </table:table-cell>
          <table:table-cell table:style-name="ce1" office:value-type="float" office:value="-0.4823948950925" calcext:value-type="float">
            <text:p>-0.4823948950925</text:p>
          </table:table-cell>
          <table:table-cell table:style-name="ce1" office:value-type="float" office:value="-0.4706816760282" calcext:value-type="float">
            <text:p>-0.4706816760282</text:p>
          </table:table-cell>
          <table:table-cell table:style-name="ce1" office:value-type="float" office:value="-0.482395014159" calcext:value-type="float">
            <text:p>-0.482395014159</text:p>
          </table:table-cell>
          <table:table-cell table:style-name="ce1" office:value-type="float" office:value="-0.4803264342458" calcext:value-type="float">
            <text:p>-0.4803264342458</text:p>
          </table:table-cell>
          <table:table-cell table:style-name="ce1" office:value-type="float" office:value="-0.4769786388535" calcext:value-type="float">
            <text:p>-0.4769786388535</text:p>
          </table:table-cell>
          <table:table-cell table:style-name="ce1" office:value-type="float" office:value="-0.4768083102219" calcext:value-type="float">
            <text:p>-0.4768083102219</text:p>
          </table:table-cell>
          <table:table-cell table:style-name="ce1" office:value-type="float" office:value="-0.4793097345423" calcext:value-type="float">
            <text:p>-0.4793097345423</text:p>
          </table:table-cell>
          <table:table-cell table:style-name="ce1" office:value-type="float" office:value="-0.4701310652905" calcext:value-type="float">
            <text:p>-0.4701310652905</text:p>
          </table:table-cell>
          <table:table-cell table:style-name="ce1" office:value-type="float" office:value="-0.4793099141497" calcext:value-type="float">
            <text:p>-0.4793099141497</text:p>
          </table:table-cell>
          <table:table-cell table:style-name="ce1" office:value-type="float" office:value="-0.4768087229302" calcext:value-type="float">
            <text:p>-0.4768087229302</text:p>
          </table:table-cell>
          <table:table-cell table:style-name="ce1" office:value-type="float" office:value="-0.4758071207124" calcext:value-type="float">
            <text:p>-0.4758071207124</text:p>
          </table:table-cell>
          <table:table-cell table:style-name="ce1" office:value-type="float" office:value="-0.4751413375899" calcext:value-type="float">
            <text:p>-0.4751413375899</text:p>
          </table:table-cell>
          <table:table-cell table:style-name="ce1" office:value-type="float" office:value="-0.4801156393094" calcext:value-type="float">
            <text:p>-0.4801156393094</text:p>
          </table:table-cell>
          <table:table-cell table:style-name="ce2" office:value-type="float" office:value="-0.4697468247728" calcext:value-type="float">
            <text:p>-0.4697468247728</text:p>
          </table:table-cell>
          <table:table-cell table:style-name="ce2" office:value-type="float" office:value="-0.4696440554753" calcext:value-type="float">
            <text:p>-0.4696440554753</text:p>
          </table:table-cell>
          <table:table-cell table:style-name="ce1" office:value-type="float" office:value="-0.4844728669676" calcext:value-type="float">
            <text:p>-0.4844728669676</text:p>
          </table:table-cell>
          <table:table-cell table:style-name="ce1" office:value-type="float" office:value="-0.4839530423366" calcext:value-type="float">
            <text:p>-0.4839530423366</text:p>
          </table:table-cell>
          <table:table-cell table:style-name="ce2" office:value-type="float" office:value="-0.4690631945024" calcext:value-type="float">
            <text:p>-0.4690631945024</text:p>
          </table:table-cell>
          <table:table-cell table:style-name="ce2" office:value-type="float" office:value="-0.4737962366307" calcext:value-type="float">
            <text:p>-0.4737962366307</text:p>
          </table:table-cell>
        </table:table-row>
        <table:table-row table:style-name="ro1">
          <table:table-cell table:style-name="ce1" office:value-type="float" office:value="-0.4721166498647" calcext:value-type="float">
            <text:p>-0.4721166498647</text:p>
          </table:table-cell>
          <table:table-cell table:style-name="ce1" office:value-type="float" office:value="-0.4569896188316" calcext:value-type="float">
            <text:p>-0.4569896188316</text:p>
          </table:table-cell>
          <table:table-cell table:style-name="ce1" office:value-type="float" office:value="-0.4691030208368" calcext:value-type="float">
            <text:p>-0.4691030208368</text:p>
          </table:table-cell>
          <table:table-cell table:style-name="ce1" office:value-type="float" office:value="-0.4569892891371" calcext:value-type="float">
            <text:p>-0.4569892891371</text:p>
          </table:table-cell>
          <table:table-cell table:style-name="ce1" office:value-type="float" office:value="-0.4721167939841" calcext:value-type="float">
            <text:p>-0.4721167939841</text:p>
          </table:table-cell>
          <table:table-cell table:style-name="ce1" office:value-type="float" office:value="-0.4718527921442" calcext:value-type="float">
            <text:p>-0.4718527921442</text:p>
          </table:table-cell>
          <table:table-cell table:style-name="ce1" office:value-type="float" office:value="-0.4710517756351" calcext:value-type="float">
            <text:p>-0.4710517756351</text:p>
          </table:table-cell>
          <table:table-cell table:style-name="ce1" office:value-type="float" office:value="-0.471626367069" calcext:value-type="float">
            <text:p>-0.471626367069</text:p>
          </table:table-cell>
          <table:table-cell table:style-name="ce1" office:value-type="float" office:value="-0.4699522992841" calcext:value-type="float">
            <text:p>-0.4699522992841</text:p>
          </table:table-cell>
          <table:table-cell table:style-name="ce1" office:value-type="float" office:value="-0.471626142999" calcext:value-type="float">
            <text:p>-0.471626142999</text:p>
          </table:table-cell>
          <table:table-cell table:style-name="ce1" office:value-type="float" office:value="-0.4710522501288" calcext:value-type="float">
            <text:p>-0.4710522501288</text:p>
          </table:table-cell>
          <table:table-cell table:style-name="ce1" office:value-type="float" office:value="-0.4713204837028" calcext:value-type="float">
            <text:p>-0.4713204837028</text:p>
          </table:table-cell>
          <table:table-cell table:style-name="ce1" office:value-type="float" office:value="-0.46983807572" calcext:value-type="float">
            <text:p>-0.46983807572</text:p>
          </table:table-cell>
          <table:table-cell table:style-name="ce1" office:value-type="float" office:value="-0.4780272614944" calcext:value-type="float">
            <text:p>-0.4780272614944</text:p>
          </table:table-cell>
          <table:table-cell table:style-name="ce2" office:value-type="float" office:value="-0.4695890639433" calcext:value-type="float">
            <text:p>-0.4695890639433</text:p>
          </table:table-cell>
          <table:table-cell table:style-name="ce2" office:value-type="float" office:value="-0.461355830299" calcext:value-type="float">
            <text:p>-0.461355830299</text:p>
          </table:table-cell>
          <table:table-cell table:style-name="ce1" office:value-type="float" office:value="-0.4665684500323" calcext:value-type="float">
            <text:p>-0.4665684500323</text:p>
          </table:table-cell>
          <table:table-cell table:style-name="ce1" office:value-type="float" office:value="-0.4537549749489" calcext:value-type="float">
            <text:p>-0.4537549749489</text:p>
          </table:table-cell>
          <table:table-cell table:style-name="ce2" office:value-type="float" office:value="-0.4538473719821" calcext:value-type="float">
            <text:p>-0.4538473719821</text:p>
          </table:table-cell>
          <table:table-cell table:style-name="ce2" office:value-type="float" office:value="-0.4691744954166" calcext:value-type="float">
            <text:p>-0.4691744954166</text:p>
          </table:table-cell>
        </table:table-row>
        <table:table-row table:style-name="ro1">
          <table:table-cell table:style-name="ce1" office:value-type="float" office:value="-0.471313077197" calcext:value-type="float">
            <text:p>-0.471313077197</text:p>
          </table:table-cell>
          <table:table-cell table:style-name="ce1" office:value-type="float" office:value="-0.4541107973512" calcext:value-type="float">
            <text:p>-0.4541107973512</text:p>
          </table:table-cell>
          <table:table-cell table:style-name="ce1" office:value-type="float" office:value="-0.4687833140838" calcext:value-type="float">
            <text:p>-0.4687833140838</text:p>
          </table:table-cell>
          <table:table-cell table:style-name="ce1" office:value-type="float" office:value="-0.4541106888043" calcext:value-type="float">
            <text:p>-0.4541106888043</text:p>
          </table:table-cell>
          <table:table-cell table:style-name="ce1" office:value-type="float" office:value="-0.4713132964835" calcext:value-type="float">
            <text:p>-0.4713132964835</text:p>
          </table:table-cell>
          <table:table-cell table:style-name="ce1" office:value-type="float" office:value="-0.4716123200559" calcext:value-type="float">
            <text:p>-0.4716123200559</text:p>
          </table:table-cell>
          <table:table-cell table:style-name="ce1" office:value-type="float" office:value="-0.4703883881946" calcext:value-type="float">
            <text:p>-0.4703883881946</text:p>
          </table:table-cell>
          <table:table-cell table:style-name="ce1" office:value-type="float" office:value="-0.4657462436845" calcext:value-type="float">
            <text:p>-0.4657462436845</text:p>
          </table:table-cell>
          <table:table-cell table:style-name="ce1" office:value-type="float" office:value="-0.4686928108521" calcext:value-type="float">
            <text:p>-0.4686928108521</text:p>
          </table:table-cell>
          <table:table-cell table:style-name="ce1" office:value-type="float" office:value="-0.4657462423129" calcext:value-type="float">
            <text:p>-0.4657462423129</text:p>
          </table:table-cell>
          <table:table-cell table:style-name="ce1" office:value-type="float" office:value="-0.4703881873393" calcext:value-type="float">
            <text:p>-0.4703881873393</text:p>
          </table:table-cell>
          <table:table-cell table:style-name="ce1" office:value-type="float" office:value="-0.4712754297324" calcext:value-type="float">
            <text:p>-0.4712754297324</text:p>
          </table:table-cell>
          <table:table-cell table:style-name="ce1" office:value-type="float" office:value="-0.4693105002228" calcext:value-type="float">
            <text:p>-0.4693105002228</text:p>
          </table:table-cell>
          <table:table-cell table:style-name="ce1" office:value-type="float" office:value="-0.4707553626604" calcext:value-type="float">
            <text:p>-0.4707553626604</text:p>
          </table:table-cell>
          <table:table-cell table:style-name="ce2" office:value-type="float" office:value="-0.4686123793882" calcext:value-type="float">
            <text:p>-0.4686123793882</text:p>
          </table:table-cell>
          <table:table-cell table:style-name="ce2" office:value-type="float" office:value="-0.4607458784839" calcext:value-type="float">
            <text:p>-0.4607458784839</text:p>
          </table:table-cell>
          <table:table-cell table:style-name="ce1" office:value-type="float" office:value="-0.4652879644202" calcext:value-type="float">
            <text:p>-0.4652879644202</text:p>
          </table:table-cell>
          <table:table-cell table:style-name="ce1" office:value-type="float" office:value="-0.4521938414846" calcext:value-type="float">
            <text:p>-0.4521938414846</text:p>
          </table:table-cell>
          <table:table-cell table:style-name="ce2" office:value-type="float" office:value="-0.4521211599376" calcext:value-type="float">
            <text:p>-0.4521211599376</text:p>
          </table:table-cell>
          <table:table-cell table:style-name="ce2" office:value-type="float" office:value="-0.4678970140995" calcext:value-type="float">
            <text:p>-0.4678970140995</text:p>
          </table:table-cell>
        </table:table-row>
        <table:table-row table:style-name="ro1">
          <table:table-cell table:style-name="ce1" office:value-type="float" office:value="-0.4637596272382" calcext:value-type="float">
            <text:p>-0.4637596272382</text:p>
          </table:table-cell>
          <table:table-cell table:style-name="ce1" office:value-type="float" office:value="-0.4502794697494" calcext:value-type="float">
            <text:p>-0.4502794697494</text:p>
          </table:table-cell>
          <table:table-cell table:style-name="ce1" office:value-type="float" office:value="-0.4586655119046" calcext:value-type="float">
            <text:p>-0.4586655119046</text:p>
          </table:table-cell>
          <table:table-cell table:style-name="ce1" office:value-type="float" office:value="-0.4502797185942" calcext:value-type="float">
            <text:p>-0.4502797185942</text:p>
          </table:table-cell>
          <table:table-cell table:style-name="ce1" office:value-type="float" office:value="-0.4637596723941" calcext:value-type="float">
            <text:p>-0.4637596723941</text:p>
          </table:table-cell>
          <table:table-cell table:style-name="ce1" office:value-type="float" office:value="-0.4599210868484" calcext:value-type="float">
            <text:p>-0.4599210868484</text:p>
          </table:table-cell>
          <table:table-cell table:style-name="ce1" office:value-type="float" office:value="-0.4595248227731" calcext:value-type="float">
            <text:p>-0.4595248227731</text:p>
          </table:table-cell>
          <table:table-cell table:style-name="ce1" office:value-type="float" office:value="-0.4541817449361" calcext:value-type="float">
            <text:p>-0.4541817449361</text:p>
          </table:table-cell>
          <table:table-cell table:style-name="ce1" office:value-type="float" office:value="-0.4686183041413" calcext:value-type="float">
            <text:p>-0.4686183041413</text:p>
          </table:table-cell>
          <table:table-cell table:style-name="ce1" office:value-type="float" office:value="-0.4541819593753" calcext:value-type="float">
            <text:p>-0.4541819593753</text:p>
          </table:table-cell>
          <table:table-cell table:style-name="ce1" office:value-type="float" office:value="-0.4595246806803" calcext:value-type="float">
            <text:p>-0.4595246806803</text:p>
          </table:table-cell>
          <table:table-cell table:style-name="ce1" office:value-type="float" office:value="-0.4583633372153" calcext:value-type="float">
            <text:p>-0.4583633372153</text:p>
          </table:table-cell>
          <table:table-cell table:style-name="ce1" office:value-type="float" office:value="-0.4624540742524" calcext:value-type="float">
            <text:p>-0.4624540742524</text:p>
          </table:table-cell>
          <table:table-cell table:style-name="ce1" office:value-type="float" office:value="-0.4594915964983" calcext:value-type="float">
            <text:p>-0.4594915964983</text:p>
          </table:table-cell>
          <table:table-cell table:style-name="ce2" office:value-type="float" office:value="-0.4685435068517" calcext:value-type="float">
            <text:p>-0.4685435068517</text:p>
          </table:table-cell>
          <table:table-cell table:style-name="ce2" office:value-type="float" office:value="-0.4516374901526" calcext:value-type="float">
            <text:p>-0.4516374901526</text:p>
          </table:table-cell>
          <table:table-cell table:style-name="ce1" office:value-type="float" office:value="-0.4566104874988" calcext:value-type="float">
            <text:p>-0.4566104874988</text:p>
          </table:table-cell>
          <table:table-cell table:style-name="ce1" office:value-type="float" office:value="-0.4437205151622" calcext:value-type="float">
            <text:p>-0.4437205151622</text:p>
          </table:table-cell>
          <table:table-cell table:style-name="ce2" office:value-type="float" office:value="-0.4467867998563" calcext:value-type="float">
            <text:p>-0.4467867998563</text:p>
          </table:table-cell>
          <table:table-cell table:style-name="ce2" office:value-type="float" office:value="-0.4575513610083" calcext:value-type="float">
            <text:p>-0.4575513610083</text:p>
          </table:table-cell>
        </table:table-row>
        <table:table-row table:style-name="ro1">
          <table:table-cell table:style-name="ce1" office:value-type="float" office:value="-0.455343582223" calcext:value-type="float">
            <text:p>-0.455343582223</text:p>
          </table:table-cell>
          <table:table-cell table:style-name="ce1" office:value-type="float" office:value="-0.445758591364" calcext:value-type="float">
            <text:p>-0.445758591364</text:p>
          </table:table-cell>
          <table:table-cell table:style-name="ce1" office:value-type="float" office:value="-0.453705126063" calcext:value-type="float">
            <text:p>-0.453705126063</text:p>
          </table:table-cell>
          <table:table-cell table:style-name="ce1" office:value-type="float" office:value="-0.4457589313181" calcext:value-type="float">
            <text:p>-0.4457589313181</text:p>
          </table:table-cell>
          <table:table-cell table:style-name="ce1" office:value-type="float" office:value="-0.4553439801483" calcext:value-type="float">
            <text:p>-0.4553439801483</text:p>
          </table:table-cell>
          <table:table-cell table:style-name="ce1" office:value-type="float" office:value="-0.4597264529262" calcext:value-type="float">
            <text:p>-0.4597264529262</text:p>
          </table:table-cell>
          <table:table-cell table:style-name="ce1" office:value-type="float" office:value="-0.4593164938906" calcext:value-type="float">
            <text:p>-0.4593164938906</text:p>
          </table:table-cell>
          <table:table-cell table:style-name="ce1" office:value-type="float" office:value="-0.4497372506664" calcext:value-type="float">
            <text:p>-0.4497372506664</text:p>
          </table:table-cell>
          <table:table-cell table:style-name="ce1" office:value-type="float" office:value="-0.4533897078761" calcext:value-type="float">
            <text:p>-0.4533897078761</text:p>
          </table:table-cell>
          <table:table-cell table:style-name="ce1" office:value-type="float" office:value="-0.4497376994653" calcext:value-type="float">
            <text:p>-0.4497376994653</text:p>
          </table:table-cell>
          <table:table-cell table:style-name="ce1" office:value-type="float" office:value="-0.4593165927582" calcext:value-type="float">
            <text:p>-0.4593165927582</text:p>
          </table:table-cell>
          <table:table-cell table:style-name="ce1" office:value-type="float" office:value="-0.4579525058133" calcext:value-type="float">
            <text:p>-0.4579525058133</text:p>
          </table:table-cell>
          <table:table-cell table:style-name="ce1" office:value-type="float" office:value="-0.4594089206691" calcext:value-type="float">
            <text:p>-0.4594089206691</text:p>
          </table:table-cell>
          <table:table-cell table:style-name="ce1" office:value-type="float" office:value="-0.4492199213463" calcext:value-type="float">
            <text:p>-0.4492199213463</text:p>
          </table:table-cell>
          <table:table-cell table:style-name="ce2" office:value-type="float" office:value="-0.4532188650299" calcext:value-type="float">
            <text:p>-0.4532188650299</text:p>
          </table:table-cell>
          <table:table-cell table:style-name="ce2" office:value-type="float" office:value="-0.4514660738381" calcext:value-type="float">
            <text:p>-0.4514660738381</text:p>
          </table:table-cell>
          <table:table-cell table:style-name="ce1" office:value-type="float" office:value="-0.4563047477261" calcext:value-type="float">
            <text:p>-0.4563047477261</text:p>
          </table:table-cell>
          <table:table-cell table:style-name="ce1" office:value-type="float" office:value="-0.443193085845" calcext:value-type="float">
            <text:p>-0.443193085845</text:p>
          </table:table-cell>
          <table:table-cell table:style-name="ce2" office:value-type="float" office:value="-0.4462516666395" calcext:value-type="float">
            <text:p>-0.4462516666395</text:p>
          </table:table-cell>
          <table:table-cell table:style-name="ce2" office:value-type="float" office:value="-0.4574102479652" calcext:value-type="float">
            <text:p>-0.4574102479652</text:p>
          </table:table-cell>
        </table:table-row>
        <table:table-row table:style-name="ro1">
          <table:table-cell table:style-name="ce1" office:value-type="float" office:value="-0.4502015671706" calcext:value-type="float">
            <text:p>-0.4502015671706</text:p>
          </table:table-cell>
          <table:table-cell table:style-name="ce1" office:value-type="float" office:value="-0.435743388409" calcext:value-type="float">
            <text:p>-0.435743388409</text:p>
          </table:table-cell>
          <table:table-cell table:style-name="ce1" office:value-type="float" office:value="-0.4519779260881" calcext:value-type="float">
            <text:p>-0.4519779260881</text:p>
          </table:table-cell>
          <table:table-cell table:style-name="ce1" office:value-type="float" office:value="-0.4357436390349" calcext:value-type="float">
            <text:p>-0.4357436390349</text:p>
          </table:table-cell>
          <table:table-cell table:style-name="ce1" office:value-type="float" office:value="-0.4502016896793" calcext:value-type="float">
            <text:p>-0.4502016896793</text:p>
          </table:table-cell>
          <table:table-cell table:style-name="ce1" office:value-type="float" office:value="-0.4488372963866" calcext:value-type="float">
            <text:p>-0.4488372963866</text:p>
          </table:table-cell>
          <table:table-cell table:style-name="ce1" office:value-type="float" office:value="-0.4554491407292" calcext:value-type="float">
            <text:p>-0.4554491407292</text:p>
          </table:table-cell>
          <table:table-cell table:style-name="ce1" office:value-type="float" office:value="-0.4479020993163" calcext:value-type="float">
            <text:p>-0.4479020993163</text:p>
          </table:table-cell>
          <table:table-cell table:style-name="ce1" office:value-type="float" office:value="-0.4516599901496" calcext:value-type="float">
            <text:p>-0.4516599901496</text:p>
          </table:table-cell>
          <table:table-cell table:style-name="ce1" office:value-type="float" office:value="-0.4479022009128" calcext:value-type="float">
            <text:p>-0.4479022009128</text:p>
          </table:table-cell>
          <table:table-cell table:style-name="ce1" office:value-type="float" office:value="-0.4554494067083" calcext:value-type="float">
            <text:p>-0.4554494067083</text:p>
          </table:table-cell>
          <table:table-cell table:style-name="ce1" office:value-type="float" office:value="-0.4477062770083" calcext:value-type="float">
            <text:p>-0.4477062770083</text:p>
          </table:table-cell>
          <table:table-cell table:style-name="ce1" office:value-type="float" office:value="-0.4588064987936" calcext:value-type="float">
            <text:p>-0.4588064987936</text:p>
          </table:table-cell>
          <table:table-cell table:style-name="ce1" office:value-type="float" office:value="-0.4475536639171" calcext:value-type="float">
            <text:p>-0.4475536639171</text:p>
          </table:table-cell>
          <table:table-cell table:style-name="ce2" office:value-type="float" office:value="-0.4514875720954" calcext:value-type="float">
            <text:p>-0.4514875720954</text:p>
          </table:table-cell>
          <table:table-cell table:style-name="ce2" office:value-type="float" office:value="-0.4489724788455" calcext:value-type="float">
            <text:p>-0.4489724788455</text:p>
          </table:table-cell>
          <table:table-cell table:style-name="ce1" office:value-type="float" office:value="-0.4523632427044" calcext:value-type="float">
            <text:p>-0.4523632427044</text:p>
          </table:table-cell>
          <table:table-cell table:style-name="ce1" office:value-type="float" office:value="-0.4327305334055" calcext:value-type="float">
            <text:p>-0.4327305334055</text:p>
          </table:table-cell>
          <table:table-cell table:style-name="ce2" office:value-type="float" office:value="-0.4446216633783" calcext:value-type="float">
            <text:p>-0.4446216633783</text:p>
          </table:table-cell>
          <table:table-cell table:style-name="ce2" office:value-type="float" office:value="-0.4532401127999" calcext:value-type="float">
            <text:p>-0.4532401127999</text:p>
          </table:table-cell>
        </table:table-row>
        <table:table-row table:style-name="ro1">
          <table:table-cell table:style-name="ce1" office:value-type="float" office:value="-0.4479547497295" calcext:value-type="float">
            <text:p>-0.4479547497295</text:p>
          </table:table-cell>
          <table:table-cell table:style-name="ce1" office:value-type="float" office:value="-0.432764068769" calcext:value-type="float">
            <text:p>-0.432764068769</text:p>
          </table:table-cell>
          <table:table-cell table:style-name="ce1" office:value-type="float" office:value="-0.4426342889002" calcext:value-type="float">
            <text:p>-0.4426342889002</text:p>
          </table:table-cell>
          <table:table-cell table:style-name="ce1" office:value-type="float" office:value="-0.4327639842541" calcext:value-type="float">
            <text:p>-0.4327639842541</text:p>
          </table:table-cell>
          <table:table-cell table:style-name="ce1" office:value-type="float" office:value="-0.4479547762536" calcext:value-type="float">
            <text:p>-0.4479547762536</text:p>
          </table:table-cell>
          <table:table-cell table:style-name="ce1" office:value-type="float" office:value="-0.4482526206205" calcext:value-type="float">
            <text:p>-0.4482526206205</text:p>
          </table:table-cell>
          <table:table-cell table:style-name="ce1" office:value-type="float" office:value="-0.4496088094451" calcext:value-type="float">
            <text:p>-0.4496088094451</text:p>
          </table:table-cell>
          <table:table-cell table:style-name="ce1" office:value-type="float" office:value="-0.4392798175319" calcext:value-type="float">
            <text:p>-0.4392798175319</text:p>
          </table:table-cell>
          <table:table-cell table:style-name="ce1" office:value-type="float" office:value="-0.4512333899091" calcext:value-type="float">
            <text:p>-0.4512333899091</text:p>
          </table:table-cell>
          <table:table-cell table:style-name="ce1" office:value-type="float" office:value="-0.4392796360002" calcext:value-type="float">
            <text:p>-0.4392796360002</text:p>
          </table:table-cell>
          <table:table-cell table:style-name="ce1" office:value-type="float" office:value="-0.4496088625705" calcext:value-type="float">
            <text:p>-0.4496088625705</text:p>
          </table:table-cell>
          <table:table-cell table:style-name="ce1" office:value-type="float" office:value="-0.4471996444616" calcext:value-type="float">
            <text:p>-0.4471996444616</text:p>
          </table:table-cell>
          <table:table-cell table:style-name="ce1" office:value-type="float" office:value="-0.4520463030765" calcext:value-type="float">
            <text:p>-0.4520463030765</text:p>
          </table:table-cell>
          <table:table-cell table:style-name="ce1" office:value-type="float" office:value="-0.4460423593062" calcext:value-type="float">
            <text:p>-0.4460423593062</text:p>
          </table:table-cell>
          <table:table-cell table:style-name="ce2" office:value-type="float" office:value="-0.4495916003483" calcext:value-type="float">
            <text:p>-0.4495916003483</text:p>
          </table:table-cell>
          <table:table-cell table:style-name="ce2" office:value-type="float" office:value="-0.4481670713886" calcext:value-type="float">
            <text:p>-0.4481670713886</text:p>
          </table:table-cell>
          <table:table-cell table:style-name="ce1" office:value-type="float" office:value="-0.4521004246711" calcext:value-type="float">
            <text:p>-0.4521004246711</text:p>
          </table:table-cell>
          <table:table-cell table:style-name="ce1" office:value-type="float" office:value="-0.4327086656912" calcext:value-type="float">
            <text:p>-0.4327086656912</text:p>
          </table:table-cell>
          <table:table-cell table:style-name="ce2" office:value-type="float" office:value="-0.4442525472124" calcext:value-type="float">
            <text:p>-0.4442525472124</text:p>
          </table:table-cell>
          <table:table-cell table:style-name="ce2" office:value-type="float" office:value="-0.4528620076787" calcext:value-type="float">
            <text:p>-0.4528620076787</text:p>
          </table:table-cell>
        </table:table-row>
        <table:table-row table:style-name="ro1">
          <table:table-cell table:style-name="ce1" office:value-type="float" office:value="-0.443554694497" calcext:value-type="float">
            <text:p>-0.443554694497</text:p>
          </table:table-cell>
          <table:table-cell table:style-name="ce1" office:value-type="float" office:value="-0.4319593325146" calcext:value-type="float">
            <text:p>-0.4319593325146</text:p>
          </table:table-cell>
          <table:table-cell table:style-name="ce1" office:value-type="float" office:value="-0.43574127299" calcext:value-type="float">
            <text:p>-0.43574127299</text:p>
          </table:table-cell>
          <table:table-cell table:style-name="ce1" office:value-type="float" office:value="-0.4319589150956" calcext:value-type="float">
            <text:p>-0.4319589150956</text:p>
          </table:table-cell>
          <table:table-cell table:style-name="ce1" office:value-type="float" office:value="-0.4435547773457" calcext:value-type="float">
            <text:p>-0.4435547773457</text:p>
          </table:table-cell>
          <table:table-cell table:style-name="ce1" office:value-type="float" office:value="-0.4399753081479" calcext:value-type="float">
            <text:p>-0.4399753081479</text:p>
          </table:table-cell>
          <table:table-cell table:style-name="ce1" office:value-type="float" office:value="-0.4439819219081" calcext:value-type="float">
            <text:p>-0.4439819219081</text:p>
          </table:table-cell>
          <table:table-cell table:style-name="ce1" office:value-type="float" office:value="-0.4348318696881" calcext:value-type="float">
            <text:p>-0.4348318696881</text:p>
          </table:table-cell>
          <table:table-cell table:style-name="ce1" office:value-type="float" office:value="-0.4360435379674" calcext:value-type="float">
            <text:p>-0.4360435379674</text:p>
          </table:table-cell>
          <table:table-cell table:style-name="ce1" office:value-type="float" office:value="-0.4348320343714" calcext:value-type="float">
            <text:p>-0.4348320343714</text:p>
          </table:table-cell>
          <table:table-cell table:style-name="ce1" office:value-type="float" office:value="-0.4439822591624" calcext:value-type="float">
            <text:p>-0.4439822591624</text:p>
          </table:table-cell>
          <table:table-cell table:style-name="ce1" office:value-type="float" office:value="-0.434804296556" calcext:value-type="float">
            <text:p>-0.434804296556</text:p>
          </table:table-cell>
          <table:table-cell table:style-name="ce1" office:value-type="float" office:value="-0.4508522080061" calcext:value-type="float">
            <text:p>-0.4508522080061</text:p>
          </table:table-cell>
          <table:table-cell table:style-name="ce1" office:value-type="float" office:value="-0.4347345164635" calcext:value-type="float">
            <text:p>-0.4347345164635</text:p>
          </table:table-cell>
          <table:table-cell table:style-name="ce2" office:value-type="float" office:value="-0.4392172272426" calcext:value-type="float">
            <text:p>-0.4392172272426</text:p>
          </table:table-cell>
          <table:table-cell table:style-name="ce2" office:value-type="float" office:value="-0.4456929075196" calcext:value-type="float">
            <text:p>-0.4456929075196</text:p>
          </table:table-cell>
          <table:table-cell table:style-name="ce1" office:value-type="float" office:value="-0.4443917747375" calcext:value-type="float">
            <text:p>-0.4443917747375</text:p>
          </table:table-cell>
          <table:table-cell table:style-name="ce1" office:value-type="float" office:value="-0.421176098754" calcext:value-type="float">
            <text:p>-0.421176098754</text:p>
          </table:table-cell>
          <table:table-cell table:style-name="ce2" office:value-type="float" office:value="-0.4376907908386" calcext:value-type="float">
            <text:p>-0.4376907908386</text:p>
          </table:table-cell>
          <table:table-cell table:style-name="ce2" office:value-type="float" office:value="-0.4471844707295" calcext:value-type="float">
            <text:p>-0.4471844707295</text:p>
          </table:table-cell>
        </table:table-row>
        <table:table-row table:style-name="ro1">
          <table:table-cell table:style-name="ce1" office:value-type="float" office:value="-0.4418453694418" calcext:value-type="float">
            <text:p>-0.4418453694418</text:p>
          </table:table-cell>
          <table:table-cell table:style-name="ce1" office:value-type="float" office:value="-0.4242399965493" calcext:value-type="float">
            <text:p>-0.4242399965493</text:p>
          </table:table-cell>
          <table:table-cell table:style-name="ce1" office:value-type="float" office:value="-0.4342765265528" calcext:value-type="float">
            <text:p>-0.4342765265528</text:p>
          </table:table-cell>
          <table:table-cell table:style-name="ce1" office:value-type="float" office:value="-0.4242399300087" calcext:value-type="float">
            <text:p>-0.4242399300087</text:p>
          </table:table-cell>
          <table:table-cell table:style-name="ce1" office:value-type="float" office:value="-0.4418452626537" calcext:value-type="float">
            <text:p>-0.4418452626537</text:p>
          </table:table-cell>
          <table:table-cell table:style-name="ce1" office:value-type="float" office:value="-0.4395893749925" calcext:value-type="float">
            <text:p>-0.4395893749925</text:p>
          </table:table-cell>
          <table:table-cell table:style-name="ce1" office:value-type="float" office:value="-0.4435884107009" calcext:value-type="float">
            <text:p>-0.4435884107009</text:p>
          </table:table-cell>
          <table:table-cell table:style-name="ce1" office:value-type="float" office:value="-0.4337078752467" calcext:value-type="float">
            <text:p>-0.4337078752467</text:p>
          </table:table-cell>
          <table:table-cell table:style-name="ce1" office:value-type="float" office:value="-0.4338887610356" calcext:value-type="float">
            <text:p>-0.4338887610356</text:p>
          </table:table-cell>
          <table:table-cell table:style-name="ce1" office:value-type="float" office:value="-0.433707601046" calcext:value-type="float">
            <text:p>-0.433707601046</text:p>
          </table:table-cell>
          <table:table-cell table:style-name="ce1" office:value-type="float" office:value="-0.4435883385462" calcext:value-type="float">
            <text:p>-0.4435883385462</text:p>
          </table:table-cell>
          <table:table-cell table:style-name="ce1" office:value-type="float" office:value="-0.4347611841043" calcext:value-type="float">
            <text:p>-0.4347611841043</text:p>
          </table:table-cell>
          <table:table-cell table:style-name="ce1" office:value-type="float" office:value="-0.447302387793" calcext:value-type="float">
            <text:p>-0.447302387793</text:p>
          </table:table-cell>
          <table:table-cell table:style-name="ce1" office:value-type="float" office:value="-0.4315802570983" calcext:value-type="float">
            <text:p>-0.4315802570983</text:p>
          </table:table-cell>
          <table:table-cell table:style-name="ce2" office:value-type="float" office:value="-0.4361163201584" calcext:value-type="float">
            <text:p>-0.4361163201584</text:p>
          </table:table-cell>
          <table:table-cell table:style-name="ce2" office:value-type="float" office:value="-0.4446104244398" calcext:value-type="float">
            <text:p>-0.4446104244398</text:p>
          </table:table-cell>
          <table:table-cell table:style-name="ce1" office:value-type="float" office:value="-0.4428360719992" calcext:value-type="float">
            <text:p>-0.4428360719992</text:p>
          </table:table-cell>
          <table:table-cell table:style-name="ce1" office:value-type="float" office:value="-0.4210040061156" calcext:value-type="float">
            <text:p>-0.4210040061156</text:p>
          </table:table-cell>
          <table:table-cell table:style-name="ce2" office:value-type="float" office:value="-0.4372705773517" calcext:value-type="float">
            <text:p>-0.4372705773517</text:p>
          </table:table-cell>
          <table:table-cell table:style-name="ce2" office:value-type="float" office:value="-0.4457194832816" calcext:value-type="float">
            <text:p>-0.4457194832816</text:p>
          </table:table-cell>
        </table:table-row>
        <table:table-row table:style-name="ro1">
          <table:table-cell table:style-name="ce1" office:value-type="float" office:value="-0.4309934035842" calcext:value-type="float">
            <text:p>-0.4309934035842</text:p>
          </table:table-cell>
          <table:table-cell table:style-name="ce1" office:value-type="float" office:value="-0.4227663667429" calcext:value-type="float">
            <text:p>-0.4227663667429</text:p>
          </table:table-cell>
          <table:table-cell table:style-name="ce1" office:value-type="float" office:value="-0.4260047578472" calcext:value-type="float">
            <text:p>-0.4260047578472</text:p>
          </table:table-cell>
          <table:table-cell table:style-name="ce1" office:value-type="float" office:value="-0.4227659637967" calcext:value-type="float">
            <text:p>-0.4227659637967</text:p>
          </table:table-cell>
          <table:table-cell table:style-name="ce1" office:value-type="float" office:value="-0.430993691023" calcext:value-type="float">
            <text:p>-0.430993691023</text:p>
          </table:table-cell>
          <table:table-cell table:style-name="ce1" office:value-type="float" office:value="-0.4287477793337" calcext:value-type="float">
            <text:p>-0.4287477793337</text:p>
          </table:table-cell>
          <table:table-cell table:style-name="ce1" office:value-type="float" office:value="-0.4410046530366" calcext:value-type="float">
            <text:p>-0.4410046530366</text:p>
          </table:table-cell>
          <table:table-cell table:style-name="ce1" office:value-type="float" office:value="-0.4296524425395" calcext:value-type="float">
            <text:p>-0.4296524425395</text:p>
          </table:table-cell>
          <table:table-cell table:style-name="ce1" office:value-type="float" office:value="-0.4295519152189" calcext:value-type="float">
            <text:p>-0.4295519152189</text:p>
          </table:table-cell>
          <table:table-cell table:style-name="ce1" office:value-type="float" office:value="-0.4296522806036" calcext:value-type="float">
            <text:p>-0.4296522806036</text:p>
          </table:table-cell>
          <table:table-cell table:style-name="ce1" office:value-type="float" office:value="-0.4410048160866" calcext:value-type="float">
            <text:p>-0.4410048160866</text:p>
          </table:table-cell>
          <table:table-cell table:style-name="ce1" office:value-type="float" office:value="-0.4288634232453" calcext:value-type="float">
            <text:p>-0.4288634232453</text:p>
          </table:table-cell>
          <table:table-cell table:style-name="ce1" office:value-type="float" office:value="-0.4445494800357" calcext:value-type="float">
            <text:p>-0.4445494800357</text:p>
          </table:table-cell>
          <table:table-cell table:style-name="ce1" office:value-type="float" office:value="-0.4300162199574" calcext:value-type="float">
            <text:p>-0.4300162199574</text:p>
          </table:table-cell>
          <table:table-cell table:style-name="ce2" office:value-type="float" office:value="-0.430993520181" calcext:value-type="float">
            <text:p>-0.430993520181</text:p>
          </table:table-cell>
          <table:table-cell table:style-name="ce2" office:value-type="float" office:value="-0.4290523955924" calcext:value-type="float">
            <text:p>-0.4290523955924</text:p>
          </table:table-cell>
          <table:table-cell table:style-name="ce1" office:value-type="float" office:value="-0.4267037829221" calcext:value-type="float">
            <text:p>-0.4267037829221</text:p>
          </table:table-cell>
          <table:table-cell table:style-name="ce1" office:value-type="float" office:value="-0.4173554070053" calcext:value-type="float">
            <text:p>-0.4173554070053</text:p>
          </table:table-cell>
          <table:table-cell table:style-name="ce2" office:value-type="float" office:value="-0.4296181429865" calcext:value-type="float">
            <text:p>-0.4296181429865</text:p>
          </table:table-cell>
          <table:table-cell table:style-name="ce2" office:value-type="float" office:value="-0.4289000900286" calcext:value-type="float">
            <text:p>-0.4289000900286</text:p>
          </table:table-cell>
        </table:table-row>
        <table:table-row table:style-name="ro1">
          <table:table-cell table:style-name="ce1" office:value-type="float" office:value="-0.4262926653763" calcext:value-type="float">
            <text:p>-0.4262926653763</text:p>
          </table:table-cell>
          <table:table-cell table:style-name="ce1" office:value-type="float" office:value="-0.4213969984195" calcext:value-type="float">
            <text:p>-0.4213969984195</text:p>
          </table:table-cell>
          <table:table-cell table:style-name="ce1" office:value-type="float" office:value="-0.4237415638533" calcext:value-type="float">
            <text:p>-0.4237415638533</text:p>
          </table:table-cell>
          <table:table-cell table:style-name="ce1" office:value-type="float" office:value="-0.4213968937053" calcext:value-type="float">
            <text:p>-0.4213968937053</text:p>
          </table:table-cell>
          <table:table-cell table:style-name="ce1" office:value-type="float" office:value="-0.4262929365058" calcext:value-type="float">
            <text:p>-0.4262929365058</text:p>
          </table:table-cell>
          <table:table-cell table:style-name="ce1" office:value-type="float" office:value="-0.4283954553711" calcext:value-type="float">
            <text:p>-0.4283954553711</text:p>
          </table:table-cell>
          <table:table-cell table:style-name="ce1" office:value-type="float" office:value="-0.4353702324894" calcext:value-type="float">
            <text:p>-0.4353702324894</text:p>
          </table:table-cell>
          <table:table-cell table:style-name="ce1" office:value-type="float" office:value="-0.419295922629" calcext:value-type="float">
            <text:p>-0.419295922629</text:p>
          </table:table-cell>
          <table:table-cell table:style-name="ce1" office:value-type="float" office:value="-0.4243569045318" calcext:value-type="float">
            <text:p>-0.4243569045318</text:p>
          </table:table-cell>
          <table:table-cell table:style-name="ce1" office:value-type="float" office:value="-0.4192960780436" calcext:value-type="float">
            <text:p>-0.4192960780436</text:p>
          </table:table-cell>
          <table:table-cell table:style-name="ce1" office:value-type="float" office:value="-0.4353704978482" calcext:value-type="float">
            <text:p>-0.4353704978482</text:p>
          </table:table-cell>
          <table:table-cell table:style-name="ce1" office:value-type="float" office:value="-0.4287951765901" calcext:value-type="float">
            <text:p>-0.4287951765901</text:p>
          </table:table-cell>
          <table:table-cell table:style-name="ce1" office:value-type="float" office:value="-0.438769447422" calcext:value-type="float">
            <text:p>-0.438769447422</text:p>
          </table:table-cell>
          <table:table-cell table:style-name="ce1" office:value-type="float" office:value="-0.4248094475785" calcext:value-type="float">
            <text:p>-0.4248094475785</text:p>
          </table:table-cell>
          <table:table-cell table:style-name="ce2" office:value-type="float" office:value="-0.4271652314481" calcext:value-type="float">
            <text:p>-0.4271652314481</text:p>
          </table:table-cell>
          <table:table-cell table:style-name="ce2" office:value-type="float" office:value="-0.4286436780762" calcext:value-type="float">
            <text:p>-0.4286436780762</text:p>
          </table:table-cell>
          <table:table-cell table:style-name="ce1" office:value-type="float" office:value="-0.4255479969185" calcext:value-type="float">
            <text:p>-0.4255479969185</text:p>
          </table:table-cell>
          <table:table-cell table:style-name="ce1" office:value-type="float" office:value="-0.4172533687252" calcext:value-type="float">
            <text:p>-0.4172533687252</text:p>
          </table:table-cell>
          <table:table-cell table:style-name="ce2" office:value-type="float" office:value="-0.4288607866413" calcext:value-type="float">
            <text:p>-0.4288607866413</text:p>
          </table:table-cell>
          <table:table-cell table:style-name="ce2" office:value-type="float" office:value="-0.4280634880016" calcext:value-type="float">
            <text:p>-0.4280634880016</text:p>
          </table:table-cell>
        </table:table-row>
        <table:table-row table:style-name="ro1">
          <table:table-cell table:style-name="ce1" office:value-type="float" office:value="-0.4196037458758" calcext:value-type="float">
            <text:p>-0.4196037458758</text:p>
          </table:table-cell>
          <table:table-cell table:style-name="ce1" office:value-type="float" office:value="-0.4154898110262" calcext:value-type="float">
            <text:p>-0.4154898110262</text:p>
          </table:table-cell>
          <table:table-cell table:style-name="ce1" office:value-type="float" office:value="-0.4163336672835" calcext:value-type="float">
            <text:p>-0.4163336672835</text:p>
          </table:table-cell>
          <table:table-cell table:style-name="ce1" office:value-type="float" office:value="-0.4154901860705" calcext:value-type="float">
            <text:p>-0.4154901860705</text:p>
          </table:table-cell>
          <table:table-cell table:style-name="ce1" office:value-type="float" office:value="-0.419603857121" calcext:value-type="float">
            <text:p>-0.419603857121</text:p>
          </table:table-cell>
          <table:table-cell table:style-name="ce1" office:value-type="float" office:value="-0.4261294976014" calcext:value-type="float">
            <text:p>-0.4261294976014</text:p>
          </table:table-cell>
          <table:table-cell table:style-name="ce1" office:value-type="float" office:value="-0.4252206240412" calcext:value-type="float">
            <text:p>-0.4252206240412</text:p>
          </table:table-cell>
          <table:table-cell table:style-name="ce1" office:value-type="float" office:value="-0.4168137332642" calcext:value-type="float">
            <text:p>-0.4168137332642</text:p>
          </table:table-cell>
          <table:table-cell table:style-name="ce1" office:value-type="float" office:value="-0.4214141007939" calcext:value-type="float">
            <text:p>-0.4214141007939</text:p>
          </table:table-cell>
          <table:table-cell table:style-name="ce1" office:value-type="float" office:value="-0.4168137201889" calcext:value-type="float">
            <text:p>-0.4168137201889</text:p>
          </table:table-cell>
          <table:table-cell table:style-name="ce1" office:value-type="float" office:value="-0.4252208994812" calcext:value-type="float">
            <text:p>-0.4252208994812</text:p>
          </table:table-cell>
          <table:table-cell table:style-name="ce1" office:value-type="float" office:value="-0.4249373014797" calcext:value-type="float">
            <text:p>-0.4249373014797</text:p>
          </table:table-cell>
          <table:table-cell table:style-name="ce1" office:value-type="float" office:value="-0.4293734346343" calcext:value-type="float">
            <text:p>-0.4293734346343</text:p>
          </table:table-cell>
          <table:table-cell table:style-name="ce1" office:value-type="float" office:value="-0.4222526530492" calcext:value-type="float">
            <text:p>-0.4222526530492</text:p>
          </table:table-cell>
          <table:table-cell table:style-name="ce2" office:value-type="float" office:value="-0.4245627615405" calcext:value-type="float">
            <text:p>-0.4245627615405</text:p>
          </table:table-cell>
          <table:table-cell table:style-name="ce2" office:value-type="float" office:value="-0.4253403340266" calcext:value-type="float">
            <text:p>-0.4253403340266</text:p>
          </table:table-cell>
          <table:table-cell table:style-name="ce1" office:value-type="float" office:value="-0.4177607801675" calcext:value-type="float">
            <text:p>-0.4177607801675</text:p>
          </table:table-cell>
          <table:table-cell table:style-name="ce1" office:value-type="float" office:value="-0.4087144795931" calcext:value-type="float">
            <text:p>-0.4087144795931</text:p>
          </table:table-cell>
          <table:table-cell table:style-name="ce2" office:value-type="float" office:value="-0.4213323135053" calcext:value-type="float">
            <text:p>-0.4213323135053</text:p>
          </table:table-cell>
          <table:table-cell table:style-name="ce2" office:value-type="float" office:value="-0.4268557733697" calcext:value-type="float">
            <text:p>-0.4268557733697</text:p>
          </table:table-cell>
        </table:table-row>
        <table:table-row table:style-name="ro1">
          <table:table-cell table:style-name="ce1" office:value-type="float" office:value="-0.4143471558537" calcext:value-type="float">
            <text:p>-0.4143471558537</text:p>
          </table:table-cell>
          <table:table-cell table:style-name="ce1" office:value-type="float" office:value="-0.4141676984113" calcext:value-type="float">
            <text:p>-0.4141676984113</text:p>
          </table:table-cell>
          <table:table-cell table:style-name="ce1" office:value-type="float" office:value="-0.4068178658276" calcext:value-type="float">
            <text:p>-0.4068178658276</text:p>
          </table:table-cell>
          <table:table-cell table:style-name="ce1" office:value-type="float" office:value="-0.4141676361032" calcext:value-type="float">
            <text:p>-0.4141676361032</text:p>
          </table:table-cell>
          <table:table-cell table:style-name="ce1" office:value-type="float" office:value="-0.4143471336176" calcext:value-type="float">
            <text:p>-0.4143471336176</text:p>
          </table:table-cell>
          <table:table-cell table:style-name="ce1" office:value-type="float" office:value="-0.4260658251001" calcext:value-type="float">
            <text:p>-0.4260658251001</text:p>
          </table:table-cell>
          <table:table-cell table:style-name="ce1" office:value-type="float" office:value="-0.4202665818476" calcext:value-type="float">
            <text:p>-0.4202665818476</text:p>
          </table:table-cell>
          <table:table-cell table:style-name="ce1" office:value-type="float" office:value="-0.4125954642998" calcext:value-type="float">
            <text:p>-0.4125954642998</text:p>
          </table:table-cell>
          <table:table-cell table:style-name="ce1" office:value-type="float" office:value="-0.4203678504855" calcext:value-type="float">
            <text:p>-0.4203678504855</text:p>
          </table:table-cell>
          <table:table-cell table:style-name="ce1" office:value-type="float" office:value="-0.4125954008313" calcext:value-type="float">
            <text:p>-0.4125954008313</text:p>
          </table:table-cell>
          <table:table-cell table:style-name="ce1" office:value-type="float" office:value="-0.4202668078342" calcext:value-type="float">
            <text:p>-0.4202668078342</text:p>
          </table:table-cell>
          <table:table-cell table:style-name="ce1" office:value-type="float" office:value="-0.4248560071938" calcext:value-type="float">
            <text:p>-0.4248560071938</text:p>
          </table:table-cell>
          <table:table-cell table:style-name="ce1" office:value-type="float" office:value="-0.4241385694638" calcext:value-type="float">
            <text:p>-0.4241385694638</text:p>
          </table:table-cell>
          <table:table-cell table:style-name="ce1" office:value-type="float" office:value="-0.417864414989" calcext:value-type="float">
            <text:p>-0.417864414989</text:p>
          </table:table-cell>
          <table:table-cell table:style-name="ce2" office:value-type="float" office:value="-0.4224615573319" calcext:value-type="float">
            <text:p>-0.4224615573319</text:p>
          </table:table-cell>
          <table:table-cell table:style-name="ce2" office:value-type="float" office:value="-0.4250762681034" calcext:value-type="float">
            <text:p>-0.4250762681034</text:p>
          </table:table-cell>
          <table:table-cell table:style-name="ce1" office:value-type="float" office:value="-0.4174904773691" calcext:value-type="float">
            <text:p>-0.4174904773691</text:p>
          </table:table-cell>
          <table:table-cell table:style-name="ce1" office:value-type="float" office:value="-0.4084849079326" calcext:value-type="float">
            <text:p>-0.4084849079326</text:p>
          </table:table-cell>
          <table:table-cell table:style-name="ce2" office:value-type="float" office:value="-0.4206032383926" calcext:value-type="float">
            <text:p>-0.4206032383926</text:p>
          </table:table-cell>
          <table:table-cell table:style-name="ce2" office:value-type="float" office:value="-0.4267892147509" calcext:value-type="float">
            <text:p>-0.4267892147509</text:p>
          </table:table-cell>
        </table:table-row>
        <table:table-row table:style-name="ro1">
          <table:table-cell table:style-name="ce1" office:value-type="float" office:value="-0.4124047674608" calcext:value-type="float">
            <text:p>-0.4124047674608</text:p>
          </table:table-cell>
          <table:table-cell table:style-name="ce1" office:value-type="float" office:value="-0.4110096263198" calcext:value-type="float">
            <text:p>-0.4110096263198</text:p>
          </table:table-cell>
          <table:table-cell table:style-name="ce1" office:value-type="float" office:value="-0.4018531620744" calcext:value-type="float">
            <text:p>-0.4018531620744</text:p>
          </table:table-cell>
          <table:table-cell table:style-name="ce1" office:value-type="float" office:value="-0.4110096069813" calcext:value-type="float">
            <text:p>-0.4110096069813</text:p>
          </table:table-cell>
          <table:table-cell table:style-name="ce1" office:value-type="float" office:value="-0.4124049651628" calcext:value-type="float">
            <text:p>-0.4124049651628</text:p>
          </table:table-cell>
          <table:table-cell table:style-name="ce1" office:value-type="float" office:value="-0.4234341979374" calcext:value-type="float">
            <text:p>-0.4234341979374</text:p>
          </table:table-cell>
          <table:table-cell table:style-name="ce1" office:value-type="float" office:value="-0.4161598089127" calcext:value-type="float">
            <text:p>-0.4161598089127</text:p>
          </table:table-cell>
          <table:table-cell table:style-name="ce1" office:value-type="float" office:value="-0.4119936092367" calcext:value-type="float">
            <text:p>-0.4119936092367</text:p>
          </table:table-cell>
          <table:table-cell table:style-name="ce1" office:value-type="float" office:value="-0.4085020683143" calcext:value-type="float">
            <text:p>-0.4085020683143</text:p>
          </table:table-cell>
          <table:table-cell table:style-name="ce1" office:value-type="float" office:value="-0.4119937664157" calcext:value-type="float">
            <text:p>-0.4119937664157</text:p>
          </table:table-cell>
          <table:table-cell table:style-name="ce1" office:value-type="float" office:value="-0.4161602423667" calcext:value-type="float">
            <text:p>-0.4161602423667</text:p>
          </table:table-cell>
          <table:table-cell table:style-name="ce1" office:value-type="float" office:value="-0.4219338809716" calcext:value-type="float">
            <text:p>-0.4219338809716</text:p>
          </table:table-cell>
          <table:table-cell table:style-name="ce1" office:value-type="float" office:value="-0.4134460716635" calcext:value-type="float">
            <text:p>-0.4134460716635</text:p>
          </table:table-cell>
          <table:table-cell table:style-name="ce1" office:value-type="float" office:value="-0.4131663117901" calcext:value-type="float">
            <text:p>-0.4131663117901</text:p>
          </table:table-cell>
          <table:table-cell table:style-name="ce2" office:value-type="float" office:value="-0.4163129000405" calcext:value-type="float">
            <text:p>-0.4163129000405</text:p>
          </table:table-cell>
          <table:table-cell table:style-name="ce2" office:value-type="float" office:value="-0.4193028776932" calcext:value-type="float">
            <text:p>-0.4193028776932</text:p>
          </table:table-cell>
          <table:table-cell table:style-name="ce1" office:value-type="float" office:value="-0.4115719805294" calcext:value-type="float">
            <text:p>-0.4115719805294</text:p>
          </table:table-cell>
          <table:table-cell table:style-name="ce1" office:value-type="float" office:value="-0.4044055738136" calcext:value-type="float">
            <text:p>-0.4044055738136</text:p>
          </table:table-cell>
          <table:table-cell table:style-name="ce2" office:value-type="float" office:value="-0.406808994378" calcext:value-type="float">
            <text:p>-0.406808994378</text:p>
          </table:table-cell>
          <table:table-cell table:style-name="ce2" office:value-type="float" office:value="-0.4223577978427" calcext:value-type="float">
            <text:p>-0.4223577978427</text:p>
          </table:table-cell>
        </table:table-row>
        <table:table-row table:style-name="ro1">
          <table:table-cell table:style-name="ce1" office:value-type="float" office:value="-0.4113801176614" calcext:value-type="float">
            <text:p>-0.4113801176614</text:p>
          </table:table-cell>
          <table:table-cell table:style-name="ce1" office:value-type="float" office:value="-0.4086587651049" calcext:value-type="float">
            <text:p>-0.4086587651049</text:p>
          </table:table-cell>
          <table:table-cell table:style-name="ce1" office:value-type="float" office:value="-0.3979206448982" calcext:value-type="float">
            <text:p>-0.3979206448982</text:p>
          </table:table-cell>
          <table:table-cell table:style-name="ce1" office:value-type="float" office:value="-0.4086582733512" calcext:value-type="float">
            <text:p>-0.4086582733512</text:p>
          </table:table-cell>
          <table:table-cell table:style-name="ce1" office:value-type="float" office:value="-0.411379769652" calcext:value-type="float">
            <text:p>-0.411379769652</text:p>
          </table:table-cell>
          <table:table-cell table:style-name="ce1" office:value-type="float" office:value="-0.423192262603" calcext:value-type="float">
            <text:p>-0.423192262603</text:p>
          </table:table-cell>
          <table:table-cell table:style-name="ce1" office:value-type="float" office:value="-0.4087000529454" calcext:value-type="float">
            <text:p>-0.4087000529454</text:p>
          </table:table-cell>
          <table:table-cell table:style-name="ce1" office:value-type="float" office:value="-0.4086519417075" calcext:value-type="float">
            <text:p>-0.4086519417075</text:p>
          </table:table-cell>
          <table:table-cell table:style-name="ce1" office:value-type="float" office:value="-0.3958963616438" calcext:value-type="float">
            <text:p>-0.3958963616438</text:p>
          </table:table-cell>
          <table:table-cell table:style-name="ce1" office:value-type="float" office:value="-0.4086524157895" calcext:value-type="float">
            <text:p>-0.4086524157895</text:p>
          </table:table-cell>
          <table:table-cell table:style-name="ce1" office:value-type="float" office:value="-0.4087005024579" calcext:value-type="float">
            <text:p>-0.4087005024579</text:p>
          </table:table-cell>
          <table:table-cell table:style-name="ce1" office:value-type="float" office:value="-0.4214552284023" calcext:value-type="float">
            <text:p>-0.4214552284023</text:p>
          </table:table-cell>
          <table:table-cell table:style-name="ce1" office:value-type="float" office:value="-0.4078071521276" calcext:value-type="float">
            <text:p>-0.4078071521276</text:p>
          </table:table-cell>
          <table:table-cell table:style-name="ce1" office:value-type="float" office:value="-0.4084756086682" calcext:value-type="float">
            <text:p>-0.4084756086682</text:p>
          </table:table-cell>
          <table:table-cell table:style-name="ce2" office:value-type="float" office:value="-0.3973073303267" calcext:value-type="float">
            <text:p>-0.3973073303267</text:p>
          </table:table-cell>
          <table:table-cell table:style-name="ce2" office:value-type="float" office:value="-0.419198914609" calcext:value-type="float">
            <text:p>-0.419198914609</text:p>
          </table:table-cell>
          <table:table-cell table:style-name="ce1" office:value-type="float" office:value="-0.4113588983526" calcext:value-type="float">
            <text:p>-0.4113588983526</text:p>
          </table:table-cell>
          <table:table-cell table:style-name="ce1" office:value-type="float" office:value="-0.4036068140795" calcext:value-type="float">
            <text:p>-0.4036068140795</text:p>
          </table:table-cell>
          <table:table-cell table:style-name="ce2" office:value-type="float" office:value="-0.4065873002613" calcext:value-type="float">
            <text:p>-0.4065873002613</text:p>
          </table:table-cell>
          <table:table-cell table:style-name="ce2" office:value-type="float" office:value="-0.4222705904741" calcext:value-type="float">
            <text:p>-0.4222705904741</text:p>
          </table:table-cell>
        </table:table-row>
        <table:table-row table:style-name="ro1">
          <table:table-cell table:style-name="ce1" office:value-type="float" office:value="-0.4083591743223" calcext:value-type="float">
            <text:p>-0.4083591743223</text:p>
          </table:table-cell>
          <table:table-cell table:style-name="ce1" office:value-type="float" office:value="-0.4042560816201" calcext:value-type="float">
            <text:p>-0.4042560816201</text:p>
          </table:table-cell>
          <table:table-cell table:style-name="ce1" office:value-type="float" office:value="-0.3924496575355" calcext:value-type="float">
            <text:p>-0.3924496575355</text:p>
          </table:table-cell>
          <table:table-cell table:style-name="ce1" office:value-type="float" office:value="-0.4042559548682" calcext:value-type="float">
            <text:p>-0.4042559548682</text:p>
          </table:table-cell>
          <table:table-cell table:style-name="ce1" office:value-type="float" office:value="-0.4083592851215" calcext:value-type="float">
            <text:p>-0.4083592851215</text:p>
          </table:table-cell>
          <table:table-cell table:style-name="ce1" office:value-type="float" office:value="-0.4080125659667" calcext:value-type="float">
            <text:p>-0.4080125659667</text:p>
          </table:table-cell>
          <table:table-cell table:style-name="ce1" office:value-type="float" office:value="-0.4068922314624" calcext:value-type="float">
            <text:p>-0.4068922314624</text:p>
          </table:table-cell>
          <table:table-cell table:style-name="ce1" office:value-type="float" office:value="-0.4072196960216" calcext:value-type="float">
            <text:p>-0.4072196960216</text:p>
          </table:table-cell>
          <table:table-cell table:style-name="ce1" office:value-type="float" office:value="-0.3919698441839" calcext:value-type="float">
            <text:p>-0.3919698441839</text:p>
          </table:table-cell>
          <table:table-cell table:style-name="ce1" office:value-type="float" office:value="-0.4072200222911" calcext:value-type="float">
            <text:p>-0.4072200222911</text:p>
          </table:table-cell>
          <table:table-cell table:style-name="ce1" office:value-type="float" office:value="-0.4068921086722" calcext:value-type="float">
            <text:p>-0.4068921086722</text:p>
          </table:table-cell>
          <table:table-cell table:style-name="ce1" office:value-type="float" office:value="-0.403405782121" calcext:value-type="float">
            <text:p>-0.403405782121</text:p>
          </table:table-cell>
          <table:table-cell table:style-name="ce1" office:value-type="float" office:value="-0.4065804864628" calcext:value-type="float">
            <text:p>-0.4065804864628</text:p>
          </table:table-cell>
          <table:table-cell table:style-name="ce1" office:value-type="float" office:value="-0.4055434153509" calcext:value-type="float">
            <text:p>-0.4055434153509</text:p>
          </table:table-cell>
          <table:table-cell table:style-name="ce2" office:value-type="float" office:value="-0.3940318908983" calcext:value-type="float">
            <text:p>-0.3940318908983</text:p>
          </table:table-cell>
          <table:table-cell table:style-name="ce2" office:value-type="float" office:value="-0.40784864158" calcext:value-type="float">
            <text:p>-0.40784864158</text:p>
          </table:table-cell>
          <table:table-cell table:style-name="ce1" office:value-type="float" office:value="-0.407206074556" calcext:value-type="float">
            <text:p>-0.407206074556</text:p>
          </table:table-cell>
          <table:table-cell table:style-name="ce1" office:value-type="float" office:value="-0.4017844127579" calcext:value-type="float">
            <text:p>-0.4017844127579</text:p>
          </table:table-cell>
          <table:table-cell table:style-name="ce2" office:value-type="float" office:value="-0.394534727072" calcext:value-type="float">
            <text:p>-0.394534727072</text:p>
          </table:table-cell>
          <table:table-cell table:style-name="ce2" office:value-type="float" office:value="-0.4096049351734" calcext:value-type="float">
            <text:p>-0.4096049351734</text:p>
          </table:table-cell>
        </table:table-row>
        <table:table-row table:style-name="ro1">
          <table:table-cell table:style-name="ce1" office:value-type="float" office:value="-0.406568906065" calcext:value-type="float">
            <text:p>-0.406568906065</text:p>
          </table:table-cell>
          <table:table-cell table:style-name="ce1" office:value-type="float" office:value="-0.4029123318325" calcext:value-type="float">
            <text:p>-0.4029123318325</text:p>
          </table:table-cell>
          <table:table-cell table:style-name="ce1" office:value-type="float" office:value="-0.3906446601528" calcext:value-type="float">
            <text:p>-0.3906446601528</text:p>
          </table:table-cell>
          <table:table-cell table:style-name="ce1" office:value-type="float" office:value="-0.4029124652591" calcext:value-type="float">
            <text:p>-0.4029124652591</text:p>
          </table:table-cell>
          <table:table-cell table:style-name="ce1" office:value-type="float" office:value="-0.4065689066866" calcext:value-type="float">
            <text:p>-0.4065689066866</text:p>
          </table:table-cell>
          <table:table-cell table:style-name="ce1" office:value-type="float" office:value="-0.4069022298071" calcext:value-type="float">
            <text:p>-0.4069022298071</text:p>
          </table:table-cell>
          <table:table-cell table:style-name="ce1" office:value-type="float" office:value="-0.4042396741758" calcext:value-type="float">
            <text:p>-0.4042396741758</text:p>
          </table:table-cell>
          <table:table-cell table:style-name="ce1" office:value-type="float" office:value="-0.4045180816915" calcext:value-type="float">
            <text:p>-0.4045180816915</text:p>
          </table:table-cell>
          <table:table-cell table:style-name="ce1" office:value-type="float" office:value="-0.3863128477717" calcext:value-type="float">
            <text:p>-0.3863128477717</text:p>
          </table:table-cell>
          <table:table-cell table:style-name="ce1" office:value-type="float" office:value="-0.4045178750746" calcext:value-type="float">
            <text:p>-0.4045178750746</text:p>
          </table:table-cell>
          <table:table-cell table:style-name="ce1" office:value-type="float" office:value="-0.4042393814725" calcext:value-type="float">
            <text:p>-0.4042393814725</text:p>
          </table:table-cell>
          <table:table-cell table:style-name="ce1" office:value-type="float" office:value="-0.4022827436725" calcext:value-type="float">
            <text:p>-0.4022827436725</text:p>
          </table:table-cell>
          <table:table-cell table:style-name="ce1" office:value-type="float" office:value="-0.4022081974648" calcext:value-type="float">
            <text:p>-0.4022081974648</text:p>
          </table:table-cell>
          <table:table-cell table:style-name="ce1" office:value-type="float" office:value="-0.4045874625586" calcext:value-type="float">
            <text:p>-0.4045874625586</text:p>
          </table:table-cell>
          <table:table-cell table:style-name="ce2" office:value-type="float" office:value="-0.3874317296229" calcext:value-type="float">
            <text:p>-0.3874317296229</text:p>
          </table:table-cell>
          <table:table-cell table:style-name="ce2" office:value-type="float" office:value="-0.4075556440223" calcext:value-type="float">
            <text:p>-0.4075556440223</text:p>
          </table:table-cell>
          <table:table-cell table:style-name="ce1" office:value-type="float" office:value="-0.4057187736617" calcext:value-type="float">
            <text:p>-0.4057187736617</text:p>
          </table:table-cell>
          <table:table-cell table:style-name="ce1" office:value-type="float" office:value="-0.4014819243594" calcext:value-type="float">
            <text:p>-0.4014819243594</text:p>
          </table:table-cell>
          <table:table-cell table:style-name="ce2" office:value-type="float" office:value="-0.3932612831843" calcext:value-type="float">
            <text:p>-0.3932612831843</text:p>
          </table:table-cell>
          <table:table-cell table:style-name="ce2" office:value-type="float" office:value="-0.4085210932434" calcext:value-type="float">
            <text:p>-0.4085210932434</text:p>
          </table:table-cell>
        </table:table-row>
        <table:table-row table:style-name="ro1">
          <table:table-cell table:style-name="ce1" office:value-type="float" office:value="-0.4021133319543" calcext:value-type="float">
            <text:p>-0.4021133319543</text:p>
          </table:table-cell>
          <table:table-cell table:style-name="ce1" office:value-type="float" office:value="-0.4009846534463" calcext:value-type="float">
            <text:p>-0.4009846534463</text:p>
          </table:table-cell>
          <table:table-cell table:style-name="ce1" office:value-type="float" office:value="-0.3891561322217" calcext:value-type="float">
            <text:p>-0.3891561322217</text:p>
          </table:table-cell>
          <table:table-cell table:style-name="ce1" office:value-type="float" office:value="-0.4009847817655" calcext:value-type="float">
            <text:p>-0.4009847817655</text:p>
          </table:table-cell>
          <table:table-cell table:style-name="ce1" office:value-type="float" office:value="-0.4021129357309" calcext:value-type="float">
            <text:p>-0.4021129357309</text:p>
          </table:table-cell>
          <table:table-cell table:style-name="ce1" office:value-type="float" office:value="-0.3961629503061" calcext:value-type="float">
            <text:p>-0.3961629503061</text:p>
          </table:table-cell>
          <table:table-cell table:style-name="ce1" office:value-type="float" office:value="-0.4013082222916" calcext:value-type="float">
            <text:p>-0.4013082222916</text:p>
          </table:table-cell>
          <table:table-cell table:style-name="ce1" office:value-type="float" office:value="-0.4025019367471" calcext:value-type="float">
            <text:p>-0.4025019367471</text:p>
          </table:table-cell>
          <table:table-cell table:style-name="ce1" office:value-type="float" office:value="-0.3850003165446" calcext:value-type="float">
            <text:p>-0.3850003165446</text:p>
          </table:table-cell>
          <table:table-cell table:style-name="ce1" office:value-type="float" office:value="-0.4025019335468" calcext:value-type="float">
            <text:p>-0.4025019335468</text:p>
          </table:table-cell>
          <table:table-cell table:style-name="ce1" office:value-type="float" office:value="-0.4013082842162" calcext:value-type="float">
            <text:p>-0.4013082842162</text:p>
          </table:table-cell>
          <table:table-cell table:style-name="ce1" office:value-type="float" office:value="-0.3995709321877" calcext:value-type="float">
            <text:p>-0.3995709321877</text:p>
          </table:table-cell>
          <table:table-cell table:style-name="ce1" office:value-type="float" office:value="-0.4010719322257" calcext:value-type="float">
            <text:p>-0.4010719322257</text:p>
          </table:table-cell>
          <table:table-cell table:style-name="ce1" office:value-type="float" office:value="-0.4031487673692" calcext:value-type="float">
            <text:p>-0.4031487673692</text:p>
          </table:table-cell>
          <table:table-cell table:style-name="ce2" office:value-type="float" office:value="-0.3851947587982" calcext:value-type="float">
            <text:p>-0.3851947587982</text:p>
          </table:table-cell>
          <table:table-cell table:style-name="ce2" office:value-type="float" office:value="-0.4041968990326" calcext:value-type="float">
            <text:p>-0.4041968990326</text:p>
          </table:table-cell>
          <table:table-cell table:style-name="ce1" office:value-type="float" office:value="-0.3947752686818" calcext:value-type="float">
            <text:p>-0.3947752686818</text:p>
          </table:table-cell>
          <table:table-cell table:style-name="ce1" office:value-type="float" office:value="-0.4008601095905" calcext:value-type="float">
            <text:p>-0.4008601095905</text:p>
          </table:table-cell>
          <table:table-cell table:style-name="ce2" office:value-type="float" office:value="-0.3816733790805" calcext:value-type="float">
            <text:p>-0.3816733790805</text:p>
          </table:table-cell>
          <table:table-cell table:style-name="ce2" office:value-type="float" office:value="-0.3976661701111" calcext:value-type="float">
            <text:p>-0.3976661701111</text:p>
          </table:table-cell>
        </table:table-row>
        <table:table-row table:style-name="ro1">
          <table:table-cell table:style-name="ce1" office:value-type="float" office:value="-0.3982112857383" calcext:value-type="float">
            <text:p>-0.3982112857383</text:p>
          </table:table-cell>
          <table:table-cell table:style-name="ce1" office:value-type="float" office:value="-0.3949313524929" calcext:value-type="float">
            <text:p>-0.3949313524929</text:p>
          </table:table-cell>
          <table:table-cell table:style-name="ce1" office:value-type="float" office:value="-0.3858235833561" calcext:value-type="float">
            <text:p>-0.3858235833561</text:p>
          </table:table-cell>
          <table:table-cell table:style-name="ce1" office:value-type="float" office:value="-0.394931781048" calcext:value-type="float">
            <text:p>-0.394931781048</text:p>
          </table:table-cell>
          <table:table-cell table:style-name="ce1" office:value-type="float" office:value="-0.3982110639754" calcext:value-type="float">
            <text:p>-0.3982110639754</text:p>
          </table:table-cell>
          <table:table-cell table:style-name="ce1" office:value-type="float" office:value="-0.3953135736698" calcext:value-type="float">
            <text:p>-0.3953135736698</text:p>
          </table:table-cell>
          <table:table-cell table:style-name="ce1" office:value-type="float" office:value="-0.3988628240754" calcext:value-type="float">
            <text:p>-0.3988628240754</text:p>
          </table:table-cell>
          <table:table-cell table:style-name="ce1" office:value-type="float" office:value="-0.3987814812324" calcext:value-type="float">
            <text:p>-0.3987814812324</text:p>
          </table:table-cell>
          <table:table-cell table:style-name="ce1" office:value-type="float" office:value="-0.3755474231214" calcext:value-type="float">
            <text:p>-0.3755474231214</text:p>
          </table:table-cell>
          <table:table-cell table:style-name="ce1" office:value-type="float" office:value="-0.3987814685234" calcext:value-type="float">
            <text:p>-0.3987814685234</text:p>
          </table:table-cell>
          <table:table-cell table:style-name="ce1" office:value-type="float" office:value="-0.3988621622928" calcext:value-type="float">
            <text:p>-0.3988621622928</text:p>
          </table:table-cell>
          <table:table-cell table:style-name="ce1" office:value-type="float" office:value="-0.3984252409787" calcext:value-type="float">
            <text:p>-0.3984252409787</text:p>
          </table:table-cell>
          <table:table-cell table:style-name="ce1" office:value-type="float" office:value="-0.4000161374941" calcext:value-type="float">
            <text:p>-0.4000161374941</text:p>
          </table:table-cell>
          <table:table-cell table:style-name="ce1" office:value-type="float" office:value="-0.3951263292388" calcext:value-type="float">
            <text:p>-0.3951263292388</text:p>
          </table:table-cell>
          <table:table-cell table:style-name="ce2" office:value-type="float" office:value="-0.3772938385178" calcext:value-type="float">
            <text:p>-0.3772938385178</text:p>
          </table:table-cell>
          <table:table-cell table:style-name="ce2" office:value-type="float" office:value="-0.4036591544843" calcext:value-type="float">
            <text:p>-0.4036591544843</text:p>
          </table:table-cell>
          <table:table-cell table:style-name="ce1" office:value-type="float" office:value="-0.3934147652626" calcext:value-type="float">
            <text:p>-0.3934147652626</text:p>
          </table:table-cell>
          <table:table-cell table:style-name="ce1" office:value-type="float" office:value="-0.4004935468684" calcext:value-type="float">
            <text:p>-0.4004935468684</text:p>
          </table:table-cell>
          <table:table-cell table:style-name="ce2" office:value-type="float" office:value="-0.3810004923375" calcext:value-type="float">
            <text:p>-0.3810004923375</text:p>
          </table:table-cell>
          <table:table-cell table:style-name="ce2" office:value-type="float" office:value="-0.3968756172882" calcext:value-type="float">
            <text:p>-0.3968756172882</text:p>
          </table:table-cell>
        </table:table-row>
        <table:table-row table:style-name="ro1">
          <table:table-cell table:style-name="ce1" office:value-type="float" office:value="-0.3928529350569" calcext:value-type="float">
            <text:p>-0.3928529350569</text:p>
          </table:table-cell>
          <table:table-cell table:style-name="ce1" office:value-type="float" office:value="-0.3866798552317" calcext:value-type="float">
            <text:p>-0.3866798552317</text:p>
          </table:table-cell>
          <table:table-cell table:style-name="ce1" office:value-type="float" office:value="-0.3792383124108" calcext:value-type="float">
            <text:p>-0.3792383124108</text:p>
          </table:table-cell>
          <table:table-cell table:style-name="ce1" office:value-type="float" office:value="-0.3866776870071" calcext:value-type="float">
            <text:p>-0.3866776870071</text:p>
          </table:table-cell>
          <table:table-cell table:style-name="ce1" office:value-type="float" office:value="-0.3928534544281" calcext:value-type="float">
            <text:p>-0.3928534544281</text:p>
          </table:table-cell>
          <table:table-cell table:style-name="ce1" office:value-type="float" office:value="-0.3821677019962" calcext:value-type="float">
            <text:p>-0.3821677019962</text:p>
          </table:table-cell>
          <table:table-cell table:style-name="ce1" office:value-type="float" office:value="-0.3979998655862" calcext:value-type="float">
            <text:p>-0.3979998655862</text:p>
          </table:table-cell>
          <table:table-cell table:style-name="ce1" office:value-type="float" office:value="-0.3898600842893" calcext:value-type="float">
            <text:p>-0.3898600842893</text:p>
          </table:table-cell>
          <table:table-cell table:style-name="ce1" office:value-type="float" office:value="-0.3749941052015" calcext:value-type="float">
            <text:p>-0.3749941052015</text:p>
          </table:table-cell>
          <table:table-cell table:style-name="ce1" office:value-type="float" office:value="-0.389860109225" calcext:value-type="float">
            <text:p>-0.389860109225</text:p>
          </table:table-cell>
          <table:table-cell table:style-name="ce1" office:value-type="float" office:value="-0.3980005353502" calcext:value-type="float">
            <text:p>-0.3980005353502</text:p>
          </table:table-cell>
          <table:table-cell table:style-name="ce1" office:value-type="float" office:value="-0.3924872661671" calcext:value-type="float">
            <text:p>-0.3924872661671</text:p>
          </table:table-cell>
          <table:table-cell table:style-name="ce1" office:value-type="float" office:value="-0.3971276466439" calcext:value-type="float">
            <text:p>-0.3971276466439</text:p>
          </table:table-cell>
          <table:table-cell table:style-name="ce1" office:value-type="float" office:value="-0.3893496304523" calcext:value-type="float">
            <text:p>-0.3893496304523</text:p>
          </table:table-cell>
          <table:table-cell table:style-name="ce2" office:value-type="float" office:value="-0.3696107667055" calcext:value-type="float">
            <text:p>-0.3696107667055</text:p>
          </table:table-cell>
          <table:table-cell table:style-name="ce2" office:value-type="float" office:value="-0.3983510773714" calcext:value-type="float">
            <text:p>-0.3983510773714</text:p>
          </table:table-cell>
          <table:table-cell table:style-name="ce1" office:value-type="float" office:value="-0.389692711837" calcext:value-type="float">
            <text:p>-0.389692711837</text:p>
          </table:table-cell>
          <table:table-cell table:style-name="ce1" office:value-type="float" office:value="-0.3960486347927" calcext:value-type="float">
            <text:p>-0.3960486347927</text:p>
          </table:table-cell>
          <table:table-cell table:style-name="ce2" office:value-type="float" office:value="-0.3805621187572" calcext:value-type="float">
            <text:p>-0.3805621187572</text:p>
          </table:table-cell>
          <table:table-cell table:style-name="ce2" office:value-type="float" office:value="-0.3829231194304" calcext:value-type="float">
            <text:p>-0.3829231194304</text:p>
          </table:table-cell>
        </table:table-row>
        <table:table-row table:style-name="ro1">
          <table:table-cell table:style-name="ce1" office:value-type="float" office:value="-0.3879685368711" calcext:value-type="float">
            <text:p>-0.3879685368711</text:p>
          </table:table-cell>
          <table:table-cell table:style-name="ce1" office:value-type="float" office:value="-0.3862818508282" calcext:value-type="float">
            <text:p>-0.3862818508282</text:p>
          </table:table-cell>
          <table:table-cell table:style-name="ce1" office:value-type="float" office:value="-0.3783359063719" calcext:value-type="float">
            <text:p>-0.3783359063719</text:p>
          </table:table-cell>
          <table:table-cell table:style-name="ce1" office:value-type="float" office:value="-0.3862825463137" calcext:value-type="float">
            <text:p>-0.3862825463137</text:p>
          </table:table-cell>
          <table:table-cell table:style-name="ce1" office:value-type="float" office:value="-0.3879686044946" calcext:value-type="float">
            <text:p>-0.3879686044946</text:p>
          </table:table-cell>
          <table:table-cell table:style-name="ce1" office:value-type="float" office:value="-0.3820689283661" calcext:value-type="float">
            <text:p>-0.3820689283661</text:p>
          </table:table-cell>
          <table:table-cell table:style-name="ce1" office:value-type="float" office:value="-0.3945977758066" calcext:value-type="float">
            <text:p>-0.3945977758066</text:p>
          </table:table-cell>
          <table:table-cell table:style-name="ce1" office:value-type="float" office:value="-0.3829801790364" calcext:value-type="float">
            <text:p>-0.3829801790364</text:p>
          </table:table-cell>
          <table:table-cell table:style-name="ce1" office:value-type="float" office:value="-0.3723709018789" calcext:value-type="float">
            <text:p>-0.3723709018789</text:p>
          </table:table-cell>
          <table:table-cell table:style-name="ce1" office:value-type="float" office:value="-0.3829790162303" calcext:value-type="float">
            <text:p>-0.3829790162303</text:p>
          </table:table-cell>
          <table:table-cell table:style-name="ce1" office:value-type="float" office:value="-0.3945977319441" calcext:value-type="float">
            <text:p>-0.3945977319441</text:p>
          </table:table-cell>
          <table:table-cell table:style-name="ce1" office:value-type="float" office:value="-0.3919182774866" calcext:value-type="float">
            <text:p>-0.3919182774866</text:p>
          </table:table-cell>
          <table:table-cell table:style-name="ce1" office:value-type="float" office:value="-0.3962921283776" calcext:value-type="float">
            <text:p>-0.3962921283776</text:p>
          </table:table-cell>
          <table:table-cell table:style-name="ce1" office:value-type="float" office:value="-0.3806294522929" calcext:value-type="float">
            <text:p>-0.3806294522929</text:p>
          </table:table-cell>
          <table:table-cell table:style-name="ce2" office:value-type="float" office:value="-0.3660406430322" calcext:value-type="float">
            <text:p>-0.3660406430322</text:p>
          </table:table-cell>
          <table:table-cell table:style-name="ce2" office:value-type="float" office:value="-0.3982025479378" calcext:value-type="float">
            <text:p>-0.3982025479378</text:p>
          </table:table-cell>
          <table:table-cell table:style-name="ce1" office:value-type="float" office:value="-0.3891923856868" calcext:value-type="float">
            <text:p>-0.3891923856868</text:p>
          </table:table-cell>
          <table:table-cell table:style-name="ce1" office:value-type="float" office:value="-0.3959182835126" calcext:value-type="float">
            <text:p>-0.3959182835126</text:p>
          </table:table-cell>
          <table:table-cell table:style-name="ce2" office:value-type="float" office:value="-0.3804611941312" calcext:value-type="float">
            <text:p>-0.3804611941312</text:p>
          </table:table-cell>
          <table:table-cell table:style-name="ce2" office:value-type="float" office:value="-0.3828472375845" calcext:value-type="float">
            <text:p>-0.3828472375845</text:p>
          </table:table-cell>
        </table:table-row>
        <table:table-row table:style-name="ro1">
          <table:table-cell table:style-name="ce1" office:value-type="float" office:value="-0.3854233020324" calcext:value-type="float">
            <text:p>-0.3854233020324</text:p>
          </table:table-cell>
          <table:table-cell table:style-name="ce1" office:value-type="float" office:value="-0.3843369497137" calcext:value-type="float">
            <text:p>-0.3843369497137</text:p>
          </table:table-cell>
          <table:table-cell table:style-name="ce1" office:value-type="float" office:value="-0.3746053238624" calcext:value-type="float">
            <text:p>-0.3746053238624</text:p>
          </table:table-cell>
          <table:table-cell table:style-name="ce1" office:value-type="float" office:value="-0.3843377769713" calcext:value-type="float">
            <text:p>-0.3843377769713</text:p>
          </table:table-cell>
          <table:table-cell table:style-name="ce1" office:value-type="float" office:value="-0.3854231699624" calcext:value-type="float">
            <text:p>-0.3854231699624</text:p>
          </table:table-cell>
          <table:table-cell table:style-name="ce1" office:value-type="float" office:value="-0.3741879961281" calcext:value-type="float">
            <text:p>-0.3741879961281</text:p>
          </table:table-cell>
          <table:table-cell table:style-name="ce1" office:value-type="float" office:value="-0.3891442612102" calcext:value-type="float">
            <text:p>-0.3891442612102</text:p>
          </table:table-cell>
          <table:table-cell table:style-name="ce1" office:value-type="float" office:value="-0.3809491208056" calcext:value-type="float">
            <text:p>-0.3809491208056</text:p>
          </table:table-cell>
          <table:table-cell table:style-name="ce1" office:value-type="float" office:value="-0.3653246162307" calcext:value-type="float">
            <text:p>-0.3653246162307</text:p>
          </table:table-cell>
          <table:table-cell table:style-name="ce1" office:value-type="float" office:value="-0.3809500631098" calcext:value-type="float">
            <text:p>-0.3809500631098</text:p>
          </table:table-cell>
          <table:table-cell table:style-name="ce1" office:value-type="float" office:value="-0.389144339069" calcext:value-type="float">
            <text:p>-0.389144339069</text:p>
          </table:table-cell>
          <table:table-cell table:style-name="ce1" office:value-type="float" office:value="-0.3880620793854" calcext:value-type="float">
            <text:p>-0.3880620793854</text:p>
          </table:table-cell>
          <table:table-cell table:style-name="ce1" office:value-type="float" office:value="-0.3896605382953" calcext:value-type="float">
            <text:p>-0.3896605382953</text:p>
          </table:table-cell>
          <table:table-cell table:style-name="ce1" office:value-type="float" office:value="-0.3793173866579" calcext:value-type="float">
            <text:p>-0.3793173866579</text:p>
          </table:table-cell>
          <table:table-cell table:style-name="ce2" office:value-type="float" office:value="-0.3650505294386" calcext:value-type="float">
            <text:p>-0.3650505294386</text:p>
          </table:table-cell>
          <table:table-cell table:style-name="ce2" office:value-type="float" office:value="-0.3899051525584" calcext:value-type="float">
            <text:p>-0.3899051525584</text:p>
          </table:table-cell>
          <table:table-cell table:style-name="ce1" office:value-type="float" office:value="-0.3847244719924" calcext:value-type="float">
            <text:p>-0.3847244719924</text:p>
          </table:table-cell>
          <table:table-cell table:style-name="ce1" office:value-type="float" office:value="-0.3865353318652" calcext:value-type="float">
            <text:p>-0.3865353318652</text:p>
          </table:table-cell>
          <table:table-cell table:style-name="ce2" office:value-type="float" office:value="-0.377190087956" calcext:value-type="float">
            <text:p>-0.377190087956</text:p>
          </table:table-cell>
          <table:table-cell table:style-name="ce2" office:value-type="float" office:value="-0.3718284286432" calcext:value-type="float">
            <text:p>-0.3718284286432</text:p>
          </table:table-cell>
        </table:table-row>
        <table:table-row table:style-name="ro1">
          <table:table-cell table:style-name="ce1" office:value-type="float" office:value="-0.3846234142125" calcext:value-type="float">
            <text:p>-0.3846234142125</text:p>
          </table:table-cell>
          <table:table-cell table:style-name="ce1" office:value-type="float" office:value="-0.3753384353466" calcext:value-type="float">
            <text:p>-0.3753384353466</text:p>
          </table:table-cell>
          <table:table-cell table:style-name="ce1" office:value-type="float" office:value="-0.3728123173408" calcext:value-type="float">
            <text:p>-0.3728123173408</text:p>
          </table:table-cell>
          <table:table-cell table:style-name="ce1" office:value-type="float" office:value="-0.3753393827565" calcext:value-type="float">
            <text:p>-0.3753393827565</text:p>
          </table:table-cell>
          <table:table-cell table:style-name="ce1" office:value-type="float" office:value="-0.3846232831453" calcext:value-type="float">
            <text:p>-0.3846232831453</text:p>
          </table:table-cell>
          <table:table-cell table:style-name="ce1" office:value-type="float" office:value="-0.3740143776466" calcext:value-type="float">
            <text:p>-0.3740143776466</text:p>
          </table:table-cell>
          <table:table-cell table:style-name="ce1" office:value-type="float" office:value="-0.3854231302844" calcext:value-type="float">
            <text:p>-0.3854231302844</text:p>
          </table:table-cell>
          <table:table-cell table:style-name="ce1" office:value-type="float" office:value="-0.3722529406387" calcext:value-type="float">
            <text:p>-0.3722529406387</text:p>
          </table:table-cell>
          <table:table-cell table:style-name="ce1" office:value-type="float" office:value="-0.3607975966467" calcext:value-type="float">
            <text:p>-0.3607975966467</text:p>
          </table:table-cell>
          <table:table-cell table:style-name="ce1" office:value-type="float" office:value="-0.3722528762894" calcext:value-type="float">
            <text:p>-0.3722528762894</text:p>
          </table:table-cell>
          <table:table-cell table:style-name="ce1" office:value-type="float" office:value="-0.3854230416855" calcext:value-type="float">
            <text:p>-0.3854230416855</text:p>
          </table:table-cell>
          <table:table-cell table:style-name="ce1" office:value-type="float" office:value="-0.3876839363665" calcext:value-type="float">
            <text:p>-0.3876839363665</text:p>
          </table:table-cell>
          <table:table-cell table:style-name="ce1" office:value-type="float" office:value="-0.3862104360752" calcext:value-type="float">
            <text:p>-0.3862104360752</text:p>
          </table:table-cell>
          <table:table-cell table:style-name="ce1" office:value-type="float" office:value="-0.3697194042387" calcext:value-type="float">
            <text:p>-0.3697194042387</text:p>
          </table:table-cell>
          <table:table-cell table:style-name="ce2" office:value-type="float" office:value="-0.355848590151" calcext:value-type="float">
            <text:p>-0.355848590151</text:p>
          </table:table-cell>
          <table:table-cell table:style-name="ce2" office:value-type="float" office:value="-0.3896527301114" calcext:value-type="float">
            <text:p>-0.3896527301114</text:p>
          </table:table-cell>
          <table:table-cell table:style-name="ce1" office:value-type="float" office:value="-0.3842839518018" calcext:value-type="float">
            <text:p>-0.3842839518018</text:p>
          </table:table-cell>
          <table:table-cell table:style-name="ce1" office:value-type="float" office:value="-0.3859654956854" calcext:value-type="float">
            <text:p>-0.3859654956854</text:p>
          </table:table-cell>
          <table:table-cell table:style-name="ce2" office:value-type="float" office:value="-0.3769523194826" calcext:value-type="float">
            <text:p>-0.3769523194826</text:p>
          </table:table-cell>
          <table:table-cell table:style-name="ce2" office:value-type="float" office:value="-0.3716629687011" calcext:value-type="float">
            <text:p>-0.3716629687011</text:p>
          </table:table-cell>
        </table:table-row>
        <table:table-row table:style-name="ro1">
          <table:table-cell table:style-name="ce1" office:value-type="float" office:value="-0.3801058423908" calcext:value-type="float">
            <text:p>-0.3801058423908</text:p>
          </table:table-cell>
          <table:table-cell table:style-name="ce1" office:value-type="float" office:value="-0.374530445488" calcext:value-type="float">
            <text:p>-0.374530445488</text:p>
          </table:table-cell>
          <table:table-cell table:style-name="ce1" office:value-type="float" office:value="-0.3685669481183" calcext:value-type="float">
            <text:p>-0.3685669481183</text:p>
          </table:table-cell>
          <table:table-cell table:style-name="ce1" office:value-type="float" office:value="-0.3745323230979" calcext:value-type="float">
            <text:p>-0.3745323230979</text:p>
          </table:table-cell>
          <table:table-cell table:style-name="ce1" office:value-type="float" office:value="-0.3801048500481" calcext:value-type="float">
            <text:p>-0.3801048500481</text:p>
          </table:table-cell>
          <table:table-cell table:style-name="ce1" office:value-type="float" office:value="-0.3724382028564" calcext:value-type="float">
            <text:p>-0.3724382028564</text:p>
          </table:table-cell>
          <table:table-cell table:style-name="ce1" office:value-type="float" office:value="-0.382994244576" calcext:value-type="float">
            <text:p>-0.382994244576</text:p>
          </table:table-cell>
          <table:table-cell table:style-name="ce1" office:value-type="float" office:value="-0.3683609888844" calcext:value-type="float">
            <text:p>-0.3683609888844</text:p>
          </table:table-cell>
          <table:table-cell table:style-name="ce1" office:value-type="float" office:value="-0.3580212073965" calcext:value-type="float">
            <text:p>-0.3580212073965</text:p>
          </table:table-cell>
          <table:table-cell table:style-name="ce1" office:value-type="float" office:value="-0.3683615289698" calcext:value-type="float">
            <text:p>-0.3683615289698</text:p>
          </table:table-cell>
          <table:table-cell table:style-name="ce1" office:value-type="float" office:value="-0.3829934324275" calcext:value-type="float">
            <text:p>-0.3829934324275</text:p>
          </table:table-cell>
          <table:table-cell table:style-name="ce1" office:value-type="float" office:value="-0.3830389223434" calcext:value-type="float">
            <text:p>-0.3830389223434</text:p>
          </table:table-cell>
          <table:table-cell table:style-name="ce1" office:value-type="float" office:value="-0.3848283272692" calcext:value-type="float">
            <text:p>-0.3848283272692</text:p>
          </table:table-cell>
          <table:table-cell table:style-name="ce1" office:value-type="float" office:value="-0.3683248840374" calcext:value-type="float">
            <text:p>-0.3683248840374</text:p>
          </table:table-cell>
          <table:table-cell table:style-name="ce2" office:value-type="float" office:value="-0.3532339747854" calcext:value-type="float">
            <text:p>-0.3532339747854</text:p>
          </table:table-cell>
          <table:table-cell table:style-name="ce2" office:value-type="float" office:value="-0.3872674750538" calcext:value-type="float">
            <text:p>-0.3872674750538</text:p>
          </table:table-cell>
          <table:table-cell table:style-name="ce1" office:value-type="float" office:value="-0.3777197458571" calcext:value-type="float">
            <text:p>-0.3777197458571</text:p>
          </table:table-cell>
          <table:table-cell table:style-name="ce1" office:value-type="float" office:value="-0.3817515274202" calcext:value-type="float">
            <text:p>-0.3817515274202</text:p>
          </table:table-cell>
          <table:table-cell table:style-name="ce2" office:value-type="float" office:value="-0.3730652931563" calcext:value-type="float">
            <text:p>-0.3730652931563</text:p>
          </table:table-cell>
          <table:table-cell table:style-name="ce2" office:value-type="float" office:value="-0.3643230610618" calcext:value-type="float">
            <text:p>-0.3643230610618</text:p>
          </table:table-cell>
        </table:table-row>
        <table:table-row table:style-name="ro1">
          <table:table-cell table:style-name="ce1" office:value-type="float" office:value="-0.378827157893" calcext:value-type="float">
            <text:p>-0.378827157893</text:p>
          </table:table-cell>
          <table:table-cell table:style-name="ce1" office:value-type="float" office:value="-0.3737765599671" calcext:value-type="float">
            <text:p>-0.3737765599671</text:p>
          </table:table-cell>
          <table:table-cell table:style-name="ce1" office:value-type="float" office:value="-0.367096963216" calcext:value-type="float">
            <text:p>-0.367096963216</text:p>
          </table:table-cell>
          <table:table-cell table:style-name="ce1" office:value-type="float" office:value="-0.3737753111176" calcext:value-type="float">
            <text:p>-0.3737753111176</text:p>
          </table:table-cell>
          <table:table-cell table:style-name="ce1" office:value-type="float" office:value="-0.3788271777307" calcext:value-type="float">
            <text:p>-0.3788271777307</text:p>
          </table:table-cell>
          <table:table-cell table:style-name="ce1" office:value-type="float" office:value="-0.3719567266491" calcext:value-type="float">
            <text:p>-0.3719567266491</text:p>
          </table:table-cell>
          <table:table-cell table:style-name="ce1" office:value-type="float" office:value="-0.3821382682626" calcext:value-type="float">
            <text:p>-0.3821382682626</text:p>
          </table:table-cell>
          <table:table-cell table:style-name="ce1" office:value-type="float" office:value="-0.3657611666806" calcext:value-type="float">
            <text:p>-0.3657611666806</text:p>
          </table:table-cell>
          <table:table-cell table:style-name="ce1" office:value-type="float" office:value="-0.3569009975078" calcext:value-type="float">
            <text:p>-0.3569009975078</text:p>
          </table:table-cell>
          <table:table-cell table:style-name="ce1" office:value-type="float" office:value="-0.3657608450667" calcext:value-type="float">
            <text:p>-0.3657608450667</text:p>
          </table:table-cell>
          <table:table-cell table:style-name="ce1" office:value-type="float" office:value="-0.3821389219109" calcext:value-type="float">
            <text:p>-0.3821389219109</text:p>
          </table:table-cell>
          <table:table-cell table:style-name="ce1" office:value-type="float" office:value="-0.3830190592407" calcext:value-type="float">
            <text:p>-0.3830190592407</text:p>
          </table:table-cell>
          <table:table-cell table:style-name="ce1" office:value-type="float" office:value="-0.3831915827433" calcext:value-type="float">
            <text:p>-0.3831915827433</text:p>
          </table:table-cell>
          <table:table-cell table:style-name="ce1" office:value-type="float" office:value="-0.3664330376485" calcext:value-type="float">
            <text:p>-0.3664330376485</text:p>
          </table:table-cell>
          <table:table-cell table:style-name="ce2" office:value-type="float" office:value="-0.3528739179105" calcext:value-type="float">
            <text:p>-0.3528739179105</text:p>
          </table:table-cell>
          <table:table-cell table:style-name="ce2" office:value-type="float" office:value="-0.3865014714406" calcext:value-type="float">
            <text:p>-0.3865014714406</text:p>
          </table:table-cell>
          <table:table-cell table:style-name="ce1" office:value-type="float" office:value="-0.3765652333352" calcext:value-type="float">
            <text:p>-0.3765652333352</text:p>
          </table:table-cell>
          <table:table-cell table:style-name="ce1" office:value-type="float" office:value="-0.3812995736828" calcext:value-type="float">
            <text:p>-0.3812995736828</text:p>
          </table:table-cell>
          <table:table-cell table:style-name="ce2" office:value-type="float" office:value="-0.3728238880191" calcext:value-type="float">
            <text:p>-0.3728238880191</text:p>
          </table:table-cell>
          <table:table-cell table:style-name="ce2" office:value-type="float" office:value="-0.362900095597" calcext:value-type="float">
            <text:p>-0.362900095597</text:p>
          </table:table-cell>
        </table:table-row>
        <table:table-row table:style-name="ro1">
          <table:table-cell table:style-name="ce1" office:value-type="float" office:value="-0.3724214798786" calcext:value-type="float">
            <text:p>-0.3724214798786</text:p>
          </table:table-cell>
          <table:table-cell table:style-name="ce1" office:value-type="float" office:value="-0.3724669656437" calcext:value-type="float">
            <text:p>-0.3724669656437</text:p>
          </table:table-cell>
          <table:table-cell table:style-name="ce1" office:value-type="float" office:value="-0.3628789113182" calcext:value-type="float">
            <text:p>-0.3628789113182</text:p>
          </table:table-cell>
          <table:table-cell table:style-name="ce1" office:value-type="float" office:value="-0.372467122965" calcext:value-type="float">
            <text:p>-0.372467122965</text:p>
          </table:table-cell>
          <table:table-cell table:style-name="ce1" office:value-type="float" office:value="-0.3724224388319" calcext:value-type="float">
            <text:p>-0.3724224388319</text:p>
          </table:table-cell>
          <table:table-cell table:style-name="ce1" office:value-type="float" office:value="-0.3692058046523" calcext:value-type="float">
            <text:p>-0.3692058046523</text:p>
          </table:table-cell>
          <table:table-cell table:style-name="ce1" office:value-type="float" office:value="-0.3795729547815" calcext:value-type="float">
            <text:p>-0.3795729547815</text:p>
          </table:table-cell>
          <table:table-cell table:style-name="ce1" office:value-type="float" office:value="-0.3613087056832" calcext:value-type="float">
            <text:p>-0.3613087056832</text:p>
          </table:table-cell>
          <table:table-cell table:style-name="ce1" office:value-type="float" office:value="-0.3566563185029" calcext:value-type="float">
            <text:p>-0.3566563185029</text:p>
          </table:table-cell>
          <table:table-cell table:style-name="ce1" office:value-type="float" office:value="-0.3613091351326" calcext:value-type="float">
            <text:p>-0.3613091351326</text:p>
          </table:table-cell>
          <table:table-cell table:style-name="ce1" office:value-type="float" office:value="-0.3795729107738" calcext:value-type="float">
            <text:p>-0.3795729107738</text:p>
          </table:table-cell>
          <table:table-cell table:style-name="ce1" office:value-type="float" office:value="-0.3781887057486" calcext:value-type="float">
            <text:p>-0.3781887057486</text:p>
          </table:table-cell>
          <table:table-cell table:style-name="ce1" office:value-type="float" office:value="-0.3807413262251" calcext:value-type="float">
            <text:p>-0.3807413262251</text:p>
          </table:table-cell>
          <table:table-cell table:style-name="ce1" office:value-type="float" office:value="-0.359318849806" calcext:value-type="float">
            <text:p>-0.359318849806</text:p>
          </table:table-cell>
          <table:table-cell table:style-name="ce2" office:value-type="float" office:value="-0.3502255907635" calcext:value-type="float">
            <text:p>-0.3502255907635</text:p>
          </table:table-cell>
          <table:table-cell table:style-name="ce2" office:value-type="float" office:value="-0.3813800861512" calcext:value-type="float">
            <text:p>-0.3813800861512</text:p>
          </table:table-cell>
          <table:table-cell table:style-name="ce1" office:value-type="float" office:value="-0.3639895352013" calcext:value-type="float">
            <text:p>-0.3639895352013</text:p>
          </table:table-cell>
          <table:table-cell table:style-name="ce1" office:value-type="float" office:value="-0.3778077033894" calcext:value-type="float">
            <text:p>-0.3778077033894</text:p>
          </table:table-cell>
          <table:table-cell table:style-name="ce2" office:value-type="float" office:value="-0.3631607978628" calcext:value-type="float">
            <text:p>-0.3631607978628</text:p>
          </table:table-cell>
          <table:table-cell table:style-name="ce2" office:value-type="float" office:value="-0.3604939067352" calcext:value-type="float">
            <text:p>-0.3604939067352</text:p>
          </table:table-cell>
        </table:table-row>
        <table:table-row table:style-name="ro1">
          <table:table-cell table:style-name="ce1" office:value-type="float" office:value="-0.3710193981939" calcext:value-type="float">
            <text:p>-0.3710193981939</text:p>
          </table:table-cell>
          <table:table-cell table:style-name="ce1" office:value-type="float" office:value="-0.3693150025976" calcext:value-type="float">
            <text:p>-0.3693150025976</text:p>
          </table:table-cell>
          <table:table-cell table:style-name="ce1" office:value-type="float" office:value="-0.3623955076793" calcext:value-type="float">
            <text:p>-0.3623955076793</text:p>
          </table:table-cell>
          <table:table-cell table:style-name="ce1" office:value-type="float" office:value="-0.3693143817107" calcext:value-type="float">
            <text:p>-0.3693143817107</text:p>
          </table:table-cell>
          <table:table-cell table:style-name="ce1" office:value-type="float" office:value="-0.3710186517228" calcext:value-type="float">
            <text:p>-0.3710186517228</text:p>
          </table:table-cell>
          <table:table-cell table:style-name="ce1" office:value-type="float" office:value="-0.3687349918201" calcext:value-type="float">
            <text:p>-0.3687349918201</text:p>
          </table:table-cell>
          <table:table-cell table:style-name="ce1" office:value-type="float" office:value="-0.3745075507768" calcext:value-type="float">
            <text:p>-0.3745075507768</text:p>
          </table:table-cell>
          <table:table-cell table:style-name="ce1" office:value-type="float" office:value="-0.3599908788086" calcext:value-type="float">
            <text:p>-0.3599908788086</text:p>
          </table:table-cell>
          <table:table-cell table:style-name="ce1" office:value-type="float" office:value="-0.3549336994133" calcext:value-type="float">
            <text:p>-0.3549336994133</text:p>
          </table:table-cell>
          <table:table-cell table:style-name="ce1" office:value-type="float" office:value="-0.3599907051463" calcext:value-type="float">
            <text:p>-0.3599907051463</text:p>
          </table:table-cell>
          <table:table-cell table:style-name="ce1" office:value-type="float" office:value="-0.3745074023059" calcext:value-type="float">
            <text:p>-0.3745074023059</text:p>
          </table:table-cell>
          <table:table-cell table:style-name="ce1" office:value-type="float" office:value="-0.3780264172111" calcext:value-type="float">
            <text:p>-0.3780264172111</text:p>
          </table:table-cell>
          <table:table-cell table:style-name="ce1" office:value-type="float" office:value="-0.3763145875736" calcext:value-type="float">
            <text:p>-0.3763145875736</text:p>
          </table:table-cell>
          <table:table-cell table:style-name="ce1" office:value-type="float" office:value="-0.3569977045379" calcext:value-type="float">
            <text:p>-0.3569977045379</text:p>
          </table:table-cell>
          <table:table-cell table:style-name="ce2" office:value-type="float" office:value="-0.3459922622785" calcext:value-type="float">
            <text:p>-0.3459922622785</text:p>
          </table:table-cell>
          <table:table-cell table:style-name="ce2" office:value-type="float" office:value="-0.3809443757079" calcext:value-type="float">
            <text:p>-0.3809443757079</text:p>
          </table:table-cell>
          <table:table-cell table:style-name="ce1" office:value-type="float" office:value="-0.3626253500317" calcext:value-type="float">
            <text:p>-0.3626253500317</text:p>
          </table:table-cell>
          <table:table-cell table:style-name="ce1" office:value-type="float" office:value="-0.3762248328218" calcext:value-type="float">
            <text:p>-0.3762248328218</text:p>
          </table:table-cell>
          <table:table-cell table:style-name="ce2" office:value-type="float" office:value="-0.3625856938328" calcext:value-type="float">
            <text:p>-0.3625856938328</text:p>
          </table:table-cell>
          <table:table-cell table:style-name="ce2" office:value-type="float" office:value="-0.3590075918141" calcext:value-type="float">
            <text:p>-0.3590075918141</text:p>
          </table:table-cell>
        </table:table-row>
        <table:table-row table:style-name="ro1">
          <table:table-cell table:style-name="ce1" office:value-type="float" office:value="-0.3655651689986" calcext:value-type="float">
            <text:p>-0.3655651689986</text:p>
          </table:table-cell>
          <table:table-cell table:style-name="ce1" office:value-type="float" office:value="-0.3680781720832" calcext:value-type="float">
            <text:p>-0.3680781720832</text:p>
          </table:table-cell>
          <table:table-cell table:style-name="ce1" office:value-type="float" office:value="-0.3551949466176" calcext:value-type="float">
            <text:p>-0.3551949466176</text:p>
          </table:table-cell>
          <table:table-cell table:style-name="ce1" office:value-type="float" office:value="-0.3680782506297" calcext:value-type="float">
            <text:p>-0.3680782506297</text:p>
          </table:table-cell>
          <table:table-cell table:style-name="ce1" office:value-type="float" office:value="-0.3655649767223" calcext:value-type="float">
            <text:p>-0.3655649767223</text:p>
          </table:table-cell>
          <table:table-cell table:style-name="ce1" office:value-type="float" office:value="-0.3626419508687" calcext:value-type="float">
            <text:p>-0.3626419508687</text:p>
          </table:table-cell>
          <table:table-cell table:style-name="ce1" office:value-type="float" office:value="-0.3671791024718" calcext:value-type="float">
            <text:p>-0.3671791024718</text:p>
          </table:table-cell>
          <table:table-cell table:style-name="ce1" office:value-type="float" office:value="-0.3584668331625" calcext:value-type="float">
            <text:p>-0.3584668331625</text:p>
          </table:table-cell>
          <table:table-cell table:style-name="ce1" office:value-type="float" office:value="-0.3487640474804" calcext:value-type="float">
            <text:p>-0.3487640474804</text:p>
          </table:table-cell>
          <table:table-cell table:style-name="ce1" office:value-type="float" office:value="-0.3584666659979" calcext:value-type="float">
            <text:p>-0.3584666659979</text:p>
          </table:table-cell>
          <table:table-cell table:style-name="ce1" office:value-type="float" office:value="-0.3671787926991" calcext:value-type="float">
            <text:p>-0.3671787926991</text:p>
          </table:table-cell>
          <table:table-cell table:style-name="ce1" office:value-type="float" office:value="-0.373118231379" calcext:value-type="float">
            <text:p>-0.373118231379</text:p>
          </table:table-cell>
          <table:table-cell table:style-name="ce1" office:value-type="float" office:value="-0.3690997341553" calcext:value-type="float">
            <text:p>-0.3690997341553</text:p>
          </table:table-cell>
          <table:table-cell table:style-name="ce1" office:value-type="float" office:value="-0.3535612091931" calcext:value-type="float">
            <text:p>-0.3535612091931</text:p>
          </table:table-cell>
          <table:table-cell table:style-name="ce2" office:value-type="float" office:value="-0.3453062322069" calcext:value-type="float">
            <text:p>-0.3453062322069</text:p>
          </table:table-cell>
          <table:table-cell table:style-name="ce2" office:value-type="float" office:value="-0.3770792167364" calcext:value-type="float">
            <text:p>-0.3770792167364</text:p>
          </table:table-cell>
          <table:table-cell table:style-name="ce1" office:value-type="float" office:value="-0.358530000265" calcext:value-type="float">
            <text:p>-0.358530000265</text:p>
          </table:table-cell>
          <table:table-cell table:style-name="ce1" office:value-type="float" office:value="-0.3664702217334" calcext:value-type="float">
            <text:p>-0.3664702217334</text:p>
          </table:table-cell>
          <table:table-cell table:style-name="ce2" office:value-type="float" office:value="-0.3549244926625" calcext:value-type="float">
            <text:p>-0.3549244926625</text:p>
          </table:table-cell>
          <table:table-cell table:style-name="ce2" office:value-type="float" office:value="-0.3563923934887" calcext:value-type="float">
            <text:p>-0.3563923934887</text:p>
          </table:table-cell>
        </table:table-row>
        <table:table-row table:style-name="ro1">
          <table:table-cell table:style-name="ce1" office:value-type="float" office:value="-0.3570449024728" calcext:value-type="float">
            <text:p>-0.3570449024728</text:p>
          </table:table-cell>
          <table:table-cell table:style-name="ce1" office:value-type="float" office:value="-0.3609355530163" calcext:value-type="float">
            <text:p>-0.3609355530163</text:p>
          </table:table-cell>
          <table:table-cell table:style-name="ce1" office:value-type="float" office:value="-0.3494884182078" calcext:value-type="float">
            <text:p>-0.3494884182078</text:p>
          </table:table-cell>
          <table:table-cell table:style-name="ce1" office:value-type="float" office:value="-0.3609365641641" calcext:value-type="float">
            <text:p>-0.3609365641641</text:p>
          </table:table-cell>
          <table:table-cell table:style-name="ce1" office:value-type="float" office:value="-0.357045254548" calcext:value-type="float">
            <text:p>-0.357045254548</text:p>
          </table:table-cell>
          <table:table-cell table:style-name="ce1" office:value-type="float" office:value="-0.3623225596566" calcext:value-type="float">
            <text:p>-0.3623225596566</text:p>
          </table:table-cell>
          <table:table-cell table:style-name="ce1" office:value-type="float" office:value="-0.3581263604714" calcext:value-type="float">
            <text:p>-0.3581263604714</text:p>
          </table:table-cell>
          <table:table-cell table:style-name="ce1" office:value-type="float" office:value="-0.3539062367597" calcext:value-type="float">
            <text:p>-0.3539062367597</text:p>
          </table:table-cell>
          <table:table-cell table:style-name="ce1" office:value-type="float" office:value="-0.3451306147172" calcext:value-type="float">
            <text:p>-0.3451306147172</text:p>
          </table:table-cell>
          <table:table-cell table:style-name="ce1" office:value-type="float" office:value="-0.3539064221342" calcext:value-type="float">
            <text:p>-0.3539064221342</text:p>
          </table:table-cell>
          <table:table-cell table:style-name="ce1" office:value-type="float" office:value="-0.3581263800798" calcext:value-type="float">
            <text:p>-0.3581263800798</text:p>
          </table:table-cell>
          <table:table-cell table:style-name="ce1" office:value-type="float" office:value="-0.3725702144392" calcext:value-type="float">
            <text:p>-0.3725702144392</text:p>
          </table:table-cell>
          <table:table-cell table:style-name="ce1" office:value-type="float" office:value="-0.3599348196157" calcext:value-type="float">
            <text:p>-0.3599348196157</text:p>
          </table:table-cell>
          <table:table-cell table:style-name="ce1" office:value-type="float" office:value="-0.3495028481597" calcext:value-type="float">
            <text:p>-0.3495028481597</text:p>
          </table:table-cell>
          <table:table-cell table:style-name="ce2" office:value-type="float" office:value="-0.3400527353739" calcext:value-type="float">
            <text:p>-0.3400527353739</text:p>
          </table:table-cell>
          <table:table-cell table:style-name="ce2" office:value-type="float" office:value="-0.3765429509228" calcext:value-type="float">
            <text:p>-0.3765429509228</text:p>
          </table:table-cell>
          <table:table-cell table:style-name="ce1" office:value-type="float" office:value="-0.3580735304289" calcext:value-type="float">
            <text:p>-0.3580735304289</text:p>
          </table:table-cell>
          <table:table-cell table:style-name="ce1" office:value-type="float" office:value="-0.3663526764773" calcext:value-type="float">
            <text:p>-0.3663526764773</text:p>
          </table:table-cell>
          <table:table-cell table:style-name="ce2" office:value-type="float" office:value="-0.3548006080474" calcext:value-type="float">
            <text:p>-0.3548006080474</text:p>
          </table:table-cell>
          <table:table-cell table:style-name="ce2" office:value-type="float" office:value="-0.3562646228772" calcext:value-type="float">
            <text:p>-0.3562646228772</text:p>
          </table:table-cell>
        </table:table-row>
        <table:table-row table:style-name="ro1">
          <table:table-cell table:style-name="ce1" office:value-type="float" office:value="-0.3506604129544" calcext:value-type="float">
            <text:p>-0.3506604129544</text:p>
          </table:table-cell>
          <table:table-cell table:style-name="ce1" office:value-type="float" office:value="-0.3573514569932" calcext:value-type="float">
            <text:p>-0.3573514569932</text:p>
          </table:table-cell>
          <table:table-cell table:style-name="ce1" office:value-type="float" office:value="-0.3430515774002" calcext:value-type="float">
            <text:p>-0.3430515774002</text:p>
          </table:table-cell>
          <table:table-cell table:style-name="ce1" office:value-type="float" office:value="-0.3573514247442" calcext:value-type="float">
            <text:p>-0.3573514247442</text:p>
          </table:table-cell>
          <table:table-cell table:style-name="ce1" office:value-type="float" office:value="-0.3506602151044" calcext:value-type="float">
            <text:p>-0.3506602151044</text:p>
          </table:table-cell>
          <table:table-cell table:style-name="ce1" office:value-type="float" office:value="-0.3569450469382" calcext:value-type="float">
            <text:p>-0.3569450469382</text:p>
          </table:table-cell>
          <table:table-cell table:style-name="ce1" office:value-type="float" office:value="-0.3511157288082" calcext:value-type="float">
            <text:p>-0.3511157288082</text:p>
          </table:table-cell>
          <table:table-cell table:style-name="ce1" office:value-type="float" office:value="-0.348702181864" calcext:value-type="float">
            <text:p>-0.348702181864</text:p>
          </table:table-cell>
          <table:table-cell table:style-name="ce1" office:value-type="float" office:value="-0.3413375024694" calcext:value-type="float">
            <text:p>-0.3413375024694</text:p>
          </table:table-cell>
          <table:table-cell table:style-name="ce1" office:value-type="float" office:value="-0.3487026273849" calcext:value-type="float">
            <text:p>-0.3487026273849</text:p>
          </table:table-cell>
          <table:table-cell table:style-name="ce1" office:value-type="float" office:value="-0.3511156095505" calcext:value-type="float">
            <text:p>-0.3511156095505</text:p>
          </table:table-cell>
          <table:table-cell table:style-name="ce1" office:value-type="float" office:value="-0.3621642408228" calcext:value-type="float">
            <text:p>-0.3621642408228</text:p>
          </table:table-cell>
          <table:table-cell table:style-name="ce1" office:value-type="float" office:value="-0.3527866103898" calcext:value-type="float">
            <text:p>-0.3527866103898</text:p>
          </table:table-cell>
          <table:table-cell table:style-name="ce1" office:value-type="float" office:value="-0.3458395103632" calcext:value-type="float">
            <text:p>-0.3458395103632</text:p>
          </table:table-cell>
          <table:table-cell table:style-name="ce2" office:value-type="float" office:value="-0.3383396771944" calcext:value-type="float">
            <text:p>-0.3383396771944</text:p>
          </table:table-cell>
          <table:table-cell table:style-name="ce2" office:value-type="float" office:value="-0.3657708898734" calcext:value-type="float">
            <text:p>-0.3657708898734</text:p>
          </table:table-cell>
          <table:table-cell table:style-name="ce1" office:value-type="float" office:value="-0.3576790710586" calcext:value-type="float">
            <text:p>-0.3576790710586</text:p>
          </table:table-cell>
          <table:table-cell table:style-name="ce1" office:value-type="float" office:value="-0.3533790100733" calcext:value-type="float">
            <text:p>-0.3533790100733</text:p>
          </table:table-cell>
          <table:table-cell table:style-name="ce2" office:value-type="float" office:value="-0.3465868483199" calcext:value-type="float">
            <text:p>-0.3465868483199</text:p>
          </table:table-cell>
          <table:table-cell table:style-name="ce2" office:value-type="float" office:value="-0.3522898666555" calcext:value-type="float">
            <text:p>-0.3522898666555</text:p>
          </table:table-cell>
        </table:table-row>
        <table:table-row table:style-name="ro1">
          <table:table-cell table:style-name="ce1" office:value-type="float" office:value="-0.3487859720715" calcext:value-type="float">
            <text:p>-0.3487859720715</text:p>
          </table:table-cell>
          <table:table-cell table:style-name="ce1" office:value-type="float" office:value="-0.3486732681604" calcext:value-type="float">
            <text:p>-0.3486732681604</text:p>
          </table:table-cell>
          <table:table-cell table:style-name="ce1" office:value-type="float" office:value="-0.3425806714787" calcext:value-type="float">
            <text:p>-0.3425806714787</text:p>
          </table:table-cell>
          <table:table-cell table:style-name="ce1" office:value-type="float" office:value="-0.3486735234355" calcext:value-type="float">
            <text:p>-0.3486735234355</text:p>
          </table:table-cell>
          <table:table-cell table:style-name="ce1" office:value-type="float" office:value="-0.3487862440803" calcext:value-type="float">
            <text:p>-0.3487862440803</text:p>
          </table:table-cell>
          <table:table-cell table:style-name="ce1" office:value-type="float" office:value="-0.3561745957814" calcext:value-type="float">
            <text:p>-0.3561745957814</text:p>
          </table:table-cell>
          <table:table-cell table:style-name="ce1" office:value-type="float" office:value="-0.3497978932152" calcext:value-type="float">
            <text:p>-0.3497978932152</text:p>
          </table:table-cell>
          <table:table-cell table:style-name="ce1" office:value-type="float" office:value="-0.3435292195369" calcext:value-type="float">
            <text:p>-0.3435292195369</text:p>
          </table:table-cell>
          <table:table-cell table:style-name="ce1" office:value-type="float" office:value="-0.3396740378347" calcext:value-type="float">
            <text:p>-0.3396740378347</text:p>
          </table:table-cell>
          <table:table-cell table:style-name="ce1" office:value-type="float" office:value="-0.3435291229026" calcext:value-type="float">
            <text:p>-0.3435291229026</text:p>
          </table:table-cell>
          <table:table-cell table:style-name="ce1" office:value-type="float" office:value="-0.3497982071279" calcext:value-type="float">
            <text:p>-0.3497982071279</text:p>
          </table:table-cell>
          <table:table-cell table:style-name="ce1" office:value-type="float" office:value="-0.3615869557984" calcext:value-type="float">
            <text:p>-0.3615869557984</text:p>
          </table:table-cell>
          <table:table-cell table:style-name="ce1" office:value-type="float" office:value="-0.352187023995" calcext:value-type="float">
            <text:p>-0.352187023995</text:p>
          </table:table-cell>
          <table:table-cell table:style-name="ce1" office:value-type="float" office:value="-0.3408829043891" calcext:value-type="float">
            <text:p>-0.3408829043891</text:p>
          </table:table-cell>
          <table:table-cell table:style-name="ce2" office:value-type="float" office:value="-0.3375701811743" calcext:value-type="float">
            <text:p>-0.3375701811743</text:p>
          </table:table-cell>
          <table:table-cell table:style-name="ce2" office:value-type="float" office:value="-0.3651652474869" calcext:value-type="float">
            <text:p>-0.3651652474869</text:p>
          </table:table-cell>
          <table:table-cell table:style-name="ce1" office:value-type="float" office:value="-0.3573523664827" calcext:value-type="float">
            <text:p>-0.3573523664827</text:p>
          </table:table-cell>
          <table:table-cell table:style-name="ce1" office:value-type="float" office:value="-0.3531763462283" calcext:value-type="float">
            <text:p>-0.3531763462283</text:p>
          </table:table-cell>
          <table:table-cell table:style-name="ce2" office:value-type="float" office:value="-0.3450569069858" calcext:value-type="float">
            <text:p>-0.3450569069858</text:p>
          </table:table-cell>
          <table:table-cell table:style-name="ce2" office:value-type="float" office:value="-0.3520134642484" calcext:value-type="float">
            <text:p>-0.3520134642484</text:p>
          </table:table-cell>
        </table:table-row>
        <table:table-row table:style-name="ro1">
          <table:table-cell table:style-name="ce1" office:value-type="float" office:value="-0.3478300119494" calcext:value-type="float">
            <text:p>-0.3478300119494</text:p>
          </table:table-cell>
          <table:table-cell table:style-name="ce1" office:value-type="float" office:value="-0.3415272317194" calcext:value-type="float">
            <text:p>-0.3415272317194</text:p>
          </table:table-cell>
          <table:table-cell table:style-name="ce1" office:value-type="float" office:value="-0.3413681922456" calcext:value-type="float">
            <text:p>-0.3413681922456</text:p>
          </table:table-cell>
          <table:table-cell table:style-name="ce1" office:value-type="float" office:value="-0.3415274440474" calcext:value-type="float">
            <text:p>-0.3415274440474</text:p>
          </table:table-cell>
          <table:table-cell table:style-name="ce1" office:value-type="float" office:value="-0.3478287708577" calcext:value-type="float">
            <text:p>-0.3478287708577</text:p>
          </table:table-cell>
          <table:table-cell table:style-name="ce1" office:value-type="float" office:value="-0.3528922989664" calcext:value-type="float">
            <text:p>-0.3528922989664</text:p>
          </table:table-cell>
          <table:table-cell table:style-name="ce1" office:value-type="float" office:value="-0.3468739506939" calcext:value-type="float">
            <text:p>-0.3468739506939</text:p>
          </table:table-cell>
          <table:table-cell table:style-name="ce1" office:value-type="float" office:value="-0.3376088300628" calcext:value-type="float">
            <text:p>-0.3376088300628</text:p>
          </table:table-cell>
          <table:table-cell table:style-name="ce1" office:value-type="float" office:value="-0.3363614179561" calcext:value-type="float">
            <text:p>-0.3363614179561</text:p>
          </table:table-cell>
          <table:table-cell table:style-name="ce1" office:value-type="float" office:value="-0.3376090089192" calcext:value-type="float">
            <text:p>-0.3376090089192</text:p>
          </table:table-cell>
          <table:table-cell table:style-name="ce1" office:value-type="float" office:value="-0.3468725942999" calcext:value-type="float">
            <text:p>-0.3468725942999</text:p>
          </table:table-cell>
          <table:table-cell table:style-name="ce1" office:value-type="float" office:value="-0.3591754658792" calcext:value-type="float">
            <text:p>-0.3591754658792</text:p>
          </table:table-cell>
          <table:table-cell table:style-name="ce1" office:value-type="float" office:value="-0.3464763208135" calcext:value-type="float">
            <text:p>-0.3464763208135</text:p>
          </table:table-cell>
          <table:table-cell table:style-name="ce1" office:value-type="float" office:value="-0.3345845841689" calcext:value-type="float">
            <text:p>-0.3345845841689</text:p>
          </table:table-cell>
          <table:table-cell table:style-name="ce2" office:value-type="float" office:value="-0.3327588325718" calcext:value-type="float">
            <text:p>-0.3327588325718</text:p>
          </table:table-cell>
          <table:table-cell table:style-name="ce2" office:value-type="float" office:value="-0.3597027076994" calcext:value-type="float">
            <text:p>-0.3597027076994</text:p>
          </table:table-cell>
          <table:table-cell table:style-name="ce1" office:value-type="float" office:value="-0.3484960842931" calcext:value-type="float">
            <text:p>-0.3484960842931</text:p>
          </table:table-cell>
          <table:table-cell table:style-name="ce1" office:value-type="float" office:value="-0.3429130356564" calcext:value-type="float">
            <text:p>-0.3429130356564</text:p>
          </table:table-cell>
          <table:table-cell table:style-name="ce2" office:value-type="float" office:value="-0.3436166967791" calcext:value-type="float">
            <text:p>-0.3436166967791</text:p>
          </table:table-cell>
          <table:table-cell table:style-name="ce2" office:value-type="float" office:value="-0.3490439439046" calcext:value-type="float">
            <text:p>-0.3490439439046</text:p>
          </table:table-cell>
        </table:table-row>
        <table:table-row table:style-name="ro1">
          <table:table-cell table:style-name="ce1" office:value-type="float" office:value="-0.3463653206008" calcext:value-type="float">
            <text:p>-0.3463653206008</text:p>
          </table:table-cell>
          <table:table-cell table:style-name="ce1" office:value-type="float" office:value="-0.338136799135" calcext:value-type="float">
            <text:p>-0.338136799135</text:p>
          </table:table-cell>
          <table:table-cell table:style-name="ce1" office:value-type="float" office:value="-0.3383804484919" calcext:value-type="float">
            <text:p>-0.3383804484919</text:p>
          </table:table-cell>
          <table:table-cell table:style-name="ce1" office:value-type="float" office:value="-0.3381368745011" calcext:value-type="float">
            <text:p>-0.3381368745011</text:p>
          </table:table-cell>
          <table:table-cell table:style-name="ce1" office:value-type="float" office:value="-0.3463666378734" calcext:value-type="float">
            <text:p>-0.3463666378734</text:p>
          </table:table-cell>
          <table:table-cell table:style-name="ce1" office:value-type="float" office:value="-0.3527909105226" calcext:value-type="float">
            <text:p>-0.3527909105226</text:p>
          </table:table-cell>
          <table:table-cell table:style-name="ce1" office:value-type="float" office:value="-0.3453323744357" calcext:value-type="float">
            <text:p>-0.3453323744357</text:p>
          </table:table-cell>
          <table:table-cell table:style-name="ce1" office:value-type="float" office:value="-0.3333891493311" calcext:value-type="float">
            <text:p>-0.3333891493311</text:p>
          </table:table-cell>
          <table:table-cell table:style-name="ce1" office:value-type="float" office:value="-0.3316886768826" calcext:value-type="float">
            <text:p>-0.3316886768826</text:p>
          </table:table-cell>
          <table:table-cell table:style-name="ce1" office:value-type="float" office:value="-0.3333892700918" calcext:value-type="float">
            <text:p>-0.3333892700918</text:p>
          </table:table-cell>
          <table:table-cell table:style-name="ce1" office:value-type="float" office:value="-0.3453335074366" calcext:value-type="float">
            <text:p>-0.3453335074366</text:p>
          </table:table-cell>
          <table:table-cell table:style-name="ce1" office:value-type="float" office:value="-0.3576416690305" calcext:value-type="float">
            <text:p>-0.3576416690305</text:p>
          </table:table-cell>
          <table:table-cell table:style-name="ce1" office:value-type="float" office:value="-0.344882198238" calcext:value-type="float">
            <text:p>-0.344882198238</text:p>
          </table:table-cell>
          <table:table-cell table:style-name="ce1" office:value-type="float" office:value="-0.3304161217797" calcext:value-type="float">
            <text:p>-0.3304161217797</text:p>
          </table:table-cell>
          <table:table-cell table:style-name="ce2" office:value-type="float" office:value="-0.3287358135863" calcext:value-type="float">
            <text:p>-0.3287358135863</text:p>
          </table:table-cell>
          <table:table-cell table:style-name="ce2" office:value-type="float" office:value="-0.3581268323861" calcext:value-type="float">
            <text:p>-0.3581268323861</text:p>
          </table:table-cell>
          <table:table-cell table:style-name="ce1" office:value-type="float" office:value="-0.346838935906" calcext:value-type="float">
            <text:p>-0.346838935906</text:p>
          </table:table-cell>
          <table:table-cell table:style-name="ce1" office:value-type="float" office:value="-0.3413458559013" calcext:value-type="float">
            <text:p>-0.3413458559013</text:p>
          </table:table-cell>
          <table:table-cell table:style-name="ce2" office:value-type="float" office:value="-0.3419324662534" calcext:value-type="float">
            <text:p>-0.3419324662534</text:p>
          </table:table-cell>
          <table:table-cell table:style-name="ce2" office:value-type="float" office:value="-0.3485597472166" calcext:value-type="float">
            <text:p>-0.3485597472166</text:p>
          </table:table-cell>
        </table:table-row>
        <table:table-row table:style-name="ro1">
          <table:table-cell table:style-name="ce1" office:value-type="float" office:value="-0.334182578655" calcext:value-type="float">
            <text:p>-0.334182578655</text:p>
          </table:table-cell>
          <table:table-cell table:style-name="ce1" office:value-type="float" office:value="-0.3355931267869" calcext:value-type="float">
            <text:p>-0.3355931267869</text:p>
          </table:table-cell>
          <table:table-cell table:style-name="ce1" office:value-type="float" office:value="-0.3363597614613" calcext:value-type="float">
            <text:p>-0.3363597614613</text:p>
          </table:table-cell>
          <table:table-cell table:style-name="ce1" office:value-type="float" office:value="-0.3355916182636" calcext:value-type="float">
            <text:p>-0.3355916182636</text:p>
          </table:table-cell>
          <table:table-cell table:style-name="ce1" office:value-type="float" office:value="-0.3341823460579" calcext:value-type="float">
            <text:p>-0.3341823460579</text:p>
          </table:table-cell>
          <table:table-cell table:style-name="ce1" office:value-type="float" office:value="-0.3346615212382" calcext:value-type="float">
            <text:p>-0.3346615212382</text:p>
          </table:table-cell>
          <table:table-cell table:style-name="ce1" office:value-type="float" office:value="-0.3348968427384" calcext:value-type="float">
            <text:p>-0.3348968427384</text:p>
          </table:table-cell>
          <table:table-cell table:style-name="ce1" office:value-type="float" office:value="-0.3308893939202" calcext:value-type="float">
            <text:p>-0.3308893939202</text:p>
          </table:table-cell>
          <table:table-cell table:style-name="ce1" office:value-type="float" office:value="-0.3286051605227" calcext:value-type="float">
            <text:p>-0.3286051605227</text:p>
          </table:table-cell>
          <table:table-cell table:style-name="ce1" office:value-type="float" office:value="-0.3308890430478" calcext:value-type="float">
            <text:p>-0.3308890430478</text:p>
          </table:table-cell>
          <table:table-cell table:style-name="ce1" office:value-type="float" office:value="-0.334896478556" calcext:value-type="float">
            <text:p>-0.334896478556</text:p>
          </table:table-cell>
          <table:table-cell table:style-name="ce1" office:value-type="float" office:value="-0.3364161018401" calcext:value-type="float">
            <text:p>-0.3364161018401</text:p>
          </table:table-cell>
          <table:table-cell table:style-name="ce1" office:value-type="float" office:value="-0.336110836424" calcext:value-type="float">
            <text:p>-0.336110836424</text:p>
          </table:table-cell>
          <table:table-cell table:style-name="ce1" office:value-type="float" office:value="-0.3280933386195" calcext:value-type="float">
            <text:p>-0.3280933386195</text:p>
          </table:table-cell>
          <table:table-cell table:style-name="ce2" office:value-type="float" office:value="-0.3255016746548" calcext:value-type="float">
            <text:p>-0.3255016746548</text:p>
          </table:table-cell>
          <table:table-cell table:style-name="ce2" office:value-type="float" office:value="-0.3374336491514" calcext:value-type="float">
            <text:p>-0.3374336491514</text:p>
          </table:table-cell>
          <table:table-cell table:style-name="ce1" office:value-type="float" office:value="-0.3350279333165" calcext:value-type="float">
            <text:p>-0.3350279333165</text:p>
          </table:table-cell>
          <table:table-cell table:style-name="ce1" office:value-type="float" office:value="-0.3371419766953" calcext:value-type="float">
            <text:p>-0.3371419766953</text:p>
          </table:table-cell>
          <table:table-cell table:style-name="ce2" office:value-type="float" office:value="-0.3405043643156" calcext:value-type="float">
            <text:p>-0.3405043643156</text:p>
          </table:table-cell>
          <table:table-cell table:style-name="ce2" office:value-type="float" office:value="-0.3341419705098" calcext:value-type="float">
            <text:p>-0.3341419705098</text:p>
          </table:table-cell>
        </table:table-row>
        <table:table-row table:style-name="ro1">
          <table:table-cell table:style-name="ce1" office:value-type="float" office:value="-0.3324741475413" calcext:value-type="float">
            <text:p>-0.3324741475413</text:p>
          </table:table-cell>
          <table:table-cell table:style-name="ce1" office:value-type="float" office:value="-0.3339711411851" calcext:value-type="float">
            <text:p>-0.3339711411851</text:p>
          </table:table-cell>
          <table:table-cell table:style-name="ce1" office:value-type="float" office:value="-0.3349437516335" calcext:value-type="float">
            <text:p>-0.3349437516335</text:p>
          </table:table-cell>
          <table:table-cell table:style-name="ce1" office:value-type="float" office:value="-0.3339724691177" calcext:value-type="float">
            <text:p>-0.3339724691177</text:p>
          </table:table-cell>
          <table:table-cell table:style-name="ce1" office:value-type="float" office:value="-0.3324740622834" calcext:value-type="float">
            <text:p>-0.3324740622834</text:p>
          </table:table-cell>
          <table:table-cell table:style-name="ce1" office:value-type="float" office:value="-0.3329177904942" calcext:value-type="float">
            <text:p>-0.3329177904942</text:p>
          </table:table-cell>
          <table:table-cell table:style-name="ce1" office:value-type="float" office:value="-0.3331823916142" calcext:value-type="float">
            <text:p>-0.3331823916142</text:p>
          </table:table-cell>
          <table:table-cell table:style-name="ce1" office:value-type="float" office:value="-0.3289650042187" calcext:value-type="float">
            <text:p>-0.3289650042187</text:p>
          </table:table-cell>
          <table:table-cell table:style-name="ce1" office:value-type="float" office:value="-0.325655812708" calcext:value-type="float">
            <text:p>-0.325655812708</text:p>
          </table:table-cell>
          <table:table-cell table:style-name="ce1" office:value-type="float" office:value="-0.3289655180417" calcext:value-type="float">
            <text:p>-0.3289655180417</text:p>
          </table:table-cell>
          <table:table-cell table:style-name="ce1" office:value-type="float" office:value="-0.3331823993212" calcext:value-type="float">
            <text:p>-0.3331823993212</text:p>
          </table:table-cell>
          <table:table-cell table:style-name="ce1" office:value-type="float" office:value="-0.3346884276977" calcext:value-type="float">
            <text:p>-0.3346884276977</text:p>
          </table:table-cell>
          <table:table-cell table:style-name="ce1" office:value-type="float" office:value="-0.3343764652094" calcext:value-type="float">
            <text:p>-0.3343764652094</text:p>
          </table:table-cell>
          <table:table-cell table:style-name="ce1" office:value-type="float" office:value="-0.3257777775429" calcext:value-type="float">
            <text:p>-0.3257777775429</text:p>
          </table:table-cell>
          <table:table-cell table:style-name="ce2" office:value-type="float" office:value="-0.3221490859866" calcext:value-type="float">
            <text:p>-0.3221490859866</text:p>
          </table:table-cell>
          <table:table-cell table:style-name="ce2" office:value-type="float" office:value="-0.335710280578" calcext:value-type="float">
            <text:p>-0.335710280578</text:p>
          </table:table-cell>
          <table:table-cell table:style-name="ce1" office:value-type="float" office:value="-0.3333172017705" calcext:value-type="float">
            <text:p>-0.3333172017705</text:p>
          </table:table-cell>
          <table:table-cell table:style-name="ce1" office:value-type="float" office:value="-0.335527561712" calcext:value-type="float">
            <text:p>-0.335527561712</text:p>
          </table:table-cell>
          <table:table-cell table:style-name="ce2" office:value-type="float" office:value="-0.3389435216596" calcext:value-type="float">
            <text:p>-0.3389435216596</text:p>
          </table:table-cell>
          <table:table-cell table:style-name="ce2" office:value-type="float" office:value="-0.3323685971663" calcext:value-type="float">
            <text:p>-0.3323685971663</text:p>
          </table:table-cell>
        </table:table-row>
        <table:table-row table:style-name="ro1">
          <table:table-cell table:style-name="ce1" office:value-type="float" office:value="-0.1860093898049" calcext:value-type="float">
            <text:p>-0.1860093898049</text:p>
          </table:table-cell>
          <table:table-cell table:style-name="ce1" office:value-type="float" office:value="-0.176484556395" calcext:value-type="float">
            <text:p>-0.176484556395</text:p>
          </table:table-cell>
          <table:table-cell table:style-name="ce1" office:value-type="float" office:value="-0.1919218494949" calcext:value-type="float">
            <text:p>-0.1919218494949</text:p>
          </table:table-cell>
          <table:table-cell table:style-name="ce1" office:value-type="float" office:value="-0.1765171519735" calcext:value-type="float">
            <text:p>-0.1765171519735</text:p>
          </table:table-cell>
          <table:table-cell table:style-name="ce1" office:value-type="float" office:value="-0.1859961770201" calcext:value-type="float">
            <text:p>-0.1859961770201</text:p>
          </table:table-cell>
          <table:table-cell table:style-name="ce1" office:value-type="float" office:value="-0.1879890194947" calcext:value-type="float">
            <text:p>-0.1879890194947</text:p>
          </table:table-cell>
          <table:table-cell table:style-name="ce1" office:value-type="float" office:value="-0.1857571899924" calcext:value-type="float">
            <text:p>-0.1857571899924</text:p>
          </table:table-cell>
          <table:table-cell table:style-name="ce1" office:value-type="float" office:value="-0.1765028615155" calcext:value-type="float">
            <text:p>-0.1765028615155</text:p>
          </table:table-cell>
          <table:table-cell table:style-name="ce1" office:value-type="float" office:value="-0.1912886922023" calcext:value-type="float">
            <text:p>-0.1912886922023</text:p>
          </table:table-cell>
          <table:table-cell table:style-name="ce1" office:value-type="float" office:value="-0.1765272036034" calcext:value-type="float">
            <text:p>-0.1765272036034</text:p>
          </table:table-cell>
          <table:table-cell table:style-name="ce1" office:value-type="float" office:value="-0.1856491593125" calcext:value-type="float">
            <text:p>-0.1856491593125</text:p>
          </table:table-cell>
          <table:table-cell table:style-name="ce1" office:value-type="float" office:value="-0.188962293" calcext:value-type="float">
            <text:p>-0.188962293</text:p>
          </table:table-cell>
          <table:table-cell table:style-name="ce1" office:value-type="float" office:value="-0.18616751177" calcext:value-type="float">
            <text:p>-0.18616751177</text:p>
          </table:table-cell>
          <table:table-cell table:style-name="ce1" office:value-type="float" office:value="-0.1775969798824" calcext:value-type="float">
            <text:p>-0.1775969798824</text:p>
          </table:table-cell>
          <table:table-cell table:style-name="ce2" office:value-type="float" office:value="-0.1928898727823" calcext:value-type="float">
            <text:p>-0.1928898727823</text:p>
          </table:table-cell>
          <table:table-cell table:style-name="ce2" office:value-type="float" office:value="-0.1907009037385" calcext:value-type="float">
            <text:p>-0.1907009037385</text:p>
          </table:table-cell>
          <table:table-cell table:style-name="ce1" office:value-type="float" office:value="-0.1776209637525" calcext:value-type="float">
            <text:p>-0.1776209637525</text:p>
          </table:table-cell>
          <table:table-cell table:style-name="ce1" office:value-type="float" office:value="-0.1762079653191" calcext:value-type="float">
            <text:p>-0.1762079653191</text:p>
          </table:table-cell>
          <table:table-cell table:style-name="ce2" office:value-type="float" office:value="-0.1926887959218" calcext:value-type="float">
            <text:p>-0.1926887959218</text:p>
          </table:table-cell>
          <table:table-cell table:style-name="ce2" office:value-type="float" office:value="-0.191290010641" calcext:value-type="float">
            <text:p>-0.191290010641</text:p>
          </table:table-cell>
        </table:table-row>
        <table:table-row table:style-name="ro1">
          <table:table-cell table:style-name="ce1" office:value-type="float" office:value="-0.1832396493949" calcext:value-type="float">
            <text:p>-0.1832396493949</text:p>
          </table:table-cell>
          <table:table-cell table:style-name="ce1" office:value-type="float" office:value="-0.175572353952" calcext:value-type="float">
            <text:p>-0.175572353952</text:p>
          </table:table-cell>
          <table:table-cell table:style-name="ce1" office:value-type="float" office:value="-0.1910522122098" calcext:value-type="float">
            <text:p>-0.1910522122098</text:p>
          </table:table-cell>
          <table:table-cell table:style-name="ce1" office:value-type="float" office:value="-0.1755584485506" calcext:value-type="float">
            <text:p>-0.1755584485506</text:p>
          </table:table-cell>
          <table:table-cell table:style-name="ce1" office:value-type="float" office:value="-0.1832458858301" calcext:value-type="float">
            <text:p>-0.1832458858301</text:p>
          </table:table-cell>
          <table:table-cell table:style-name="ce1" office:value-type="float" office:value="-0.1876587971289" calcext:value-type="float">
            <text:p>-0.1876587971289</text:p>
          </table:table-cell>
          <table:table-cell table:style-name="ce1" office:value-type="float" office:value="-0.1845430045522" calcext:value-type="float">
            <text:p>-0.1845430045522</text:p>
          </table:table-cell>
          <table:table-cell table:style-name="ce1" office:value-type="float" office:value="-0.1749259646848" calcext:value-type="float">
            <text:p>-0.1749259646848</text:p>
          </table:table-cell>
          <table:table-cell table:style-name="ce1" office:value-type="float" office:value="-0.1900137042289" calcext:value-type="float">
            <text:p>-0.1900137042289</text:p>
          </table:table-cell>
          <table:table-cell table:style-name="ce1" office:value-type="float" office:value="-0.1750347401105" calcext:value-type="float">
            <text:p>-0.1750347401105</text:p>
          </table:table-cell>
          <table:table-cell table:style-name="ce1" office:value-type="float" office:value="-0.1845175672627" calcext:value-type="float">
            <text:p>-0.1845175672627</text:p>
          </table:table-cell>
          <table:table-cell table:style-name="ce1" office:value-type="float" office:value="-0.1885220798041" calcext:value-type="float">
            <text:p>-0.1885220798041</text:p>
          </table:table-cell>
          <table:table-cell table:style-name="ce1" office:value-type="float" office:value="-0.1844491959534" calcext:value-type="float">
            <text:p>-0.1844491959534</text:p>
          </table:table-cell>
          <table:table-cell table:style-name="ce1" office:value-type="float" office:value="-0.1740903766294" calcext:value-type="float">
            <text:p>-0.1740903766294</text:p>
          </table:table-cell>
          <table:table-cell table:style-name="ce2" office:value-type="float" office:value="-0.1878050992388" calcext:value-type="float">
            <text:p>-0.1878050992388</text:p>
          </table:table-cell>
          <table:table-cell table:style-name="ce2" office:value-type="float" office:value="-0.1902561528733" calcext:value-type="float">
            <text:p>-0.1902561528733</text:p>
          </table:table-cell>
          <table:table-cell table:style-name="ce1" office:value-type="float" office:value="-0.1773541007022" calcext:value-type="float">
            <text:p>-0.1773541007022</text:p>
          </table:table-cell>
          <table:table-cell table:style-name="ce1" office:value-type="float" office:value="-0.1752250759037" calcext:value-type="float">
            <text:p>-0.1752250759037</text:p>
          </table:table-cell>
          <table:table-cell table:style-name="ce2" office:value-type="float" office:value="-0.191857082252" calcext:value-type="float">
            <text:p>-0.191857082252</text:p>
          </table:table-cell>
          <table:table-cell table:style-name="ce2" office:value-type="float" office:value="-0.1912330344492" calcext:value-type="float">
            <text:p>-0.1912330344492</text:p>
          </table:table-cell>
        </table:table-row>
        <table:table-row table:style-name="ro1">
          <table:table-cell table:style-name="ce1" office:value-type="float" office:value="-0.1774035876194" calcext:value-type="float">
            <text:p>-0.1774035876194</text:p>
          </table:table-cell>
          <table:table-cell table:style-name="ce1" office:value-type="float" office:value="-0.1700346203081" calcext:value-type="float">
            <text:p>-0.1700346203081</text:p>
          </table:table-cell>
          <table:table-cell table:style-name="ce1" office:value-type="float" office:value="-0.1838411109208" calcext:value-type="float">
            <text:p>-0.1838411109208</text:p>
          </table:table-cell>
          <table:table-cell table:style-name="ce1" office:value-type="float" office:value="-0.1700154809547" calcext:value-type="float">
            <text:p>-0.1700154809547</text:p>
          </table:table-cell>
          <table:table-cell table:style-name="ce1" office:value-type="float" office:value="-0.1774050538949" calcext:value-type="float">
            <text:p>-0.1774050538949</text:p>
          </table:table-cell>
          <table:table-cell table:style-name="ce1" office:value-type="float" office:value="-0.1832227674583" calcext:value-type="float">
            <text:p>-0.1832227674583</text:p>
          </table:table-cell>
          <table:table-cell table:style-name="ce1" office:value-type="float" office:value="-0.1831678160781" calcext:value-type="float">
            <text:p>-0.1831678160781</text:p>
          </table:table-cell>
          <table:table-cell table:style-name="ce1" office:value-type="float" office:value="-0.1741183197357" calcext:value-type="float">
            <text:p>-0.1741183197357</text:p>
          </table:table-cell>
          <table:table-cell table:style-name="ce1" office:value-type="float" office:value="-0.1841152867408" calcext:value-type="float">
            <text:p>-0.1841152867408</text:p>
          </table:table-cell>
          <table:table-cell table:style-name="ce1" office:value-type="float" office:value="-0.1741120994411" calcext:value-type="float">
            <text:p>-0.1741120994411</text:p>
          </table:table-cell>
          <table:table-cell table:style-name="ce1" office:value-type="float" office:value="-0.183150704129" calcext:value-type="float">
            <text:p>-0.183150704129</text:p>
          </table:table-cell>
          <table:table-cell table:style-name="ce1" office:value-type="float" office:value="-0.1811564319006" calcext:value-type="float">
            <text:p>-0.1811564319006</text:p>
          </table:table-cell>
          <table:table-cell table:style-name="ce1" office:value-type="float" office:value="-0.1809619962164" calcext:value-type="float">
            <text:p>-0.1809619962164</text:p>
          </table:table-cell>
          <table:table-cell table:style-name="ce1" office:value-type="float" office:value="-0.1738744684061" calcext:value-type="float">
            <text:p>-0.1738744684061</text:p>
          </table:table-cell>
          <table:table-cell table:style-name="ce2" office:value-type="float" office:value="-0.1801886877444" calcext:value-type="float">
            <text:p>-0.1801886877444</text:p>
          </table:table-cell>
          <table:table-cell table:style-name="ce2" office:value-type="float" office:value="-0.1810597569697" calcext:value-type="float">
            <text:p>-0.1810597569697</text:p>
          </table:table-cell>
          <table:table-cell table:style-name="ce1" office:value-type="float" office:value="-0.1724583987029" calcext:value-type="float">
            <text:p>-0.1724583987029</text:p>
          </table:table-cell>
          <table:table-cell table:style-name="ce1" office:value-type="float" office:value="-0.1687989789633" calcext:value-type="float">
            <text:p>-0.1687989789633</text:p>
          </table:table-cell>
          <table:table-cell table:style-name="ce2" office:value-type="float" office:value="-0.1836450437165" calcext:value-type="float">
            <text:p>-0.1836450437165</text:p>
          </table:table-cell>
          <table:table-cell table:style-name="ce2" office:value-type="float" office:value="-0.1851654282524" calcext:value-type="float">
            <text:p>-0.1851654282524</text:p>
          </table:table-cell>
        </table:table-row>
        <table:table-row table:style-name="ro1">
          <table:table-cell table:style-name="ce1" office:value-type="float" office:value="-0.1686026708787" calcext:value-type="float">
            <text:p>-0.1686026708787</text:p>
          </table:table-cell>
          <table:table-cell table:style-name="ce1" office:value-type="float" office:value="-0.1688311597425" calcext:value-type="float">
            <text:p>-0.1688311597425</text:p>
          </table:table-cell>
          <table:table-cell table:style-name="ce1" office:value-type="float" office:value="-0.1828907611222" calcext:value-type="float">
            <text:p>-0.1828907611222</text:p>
          </table:table-cell>
          <table:table-cell table:style-name="ce1" office:value-type="float" office:value="-0.168884245908" calcext:value-type="float">
            <text:p>-0.168884245908</text:p>
          </table:table-cell>
          <table:table-cell table:style-name="ce1" office:value-type="float" office:value="-0.1687841339105" calcext:value-type="float">
            <text:p>-0.1687841339105</text:p>
          </table:table-cell>
          <table:table-cell table:style-name="ce1" office:value-type="float" office:value="-0.183161534906" calcext:value-type="float">
            <text:p>-0.183161534906</text:p>
          </table:table-cell>
          <table:table-cell table:style-name="ce1" office:value-type="float" office:value="-0.1777450095389" calcext:value-type="float">
            <text:p>-0.1777450095389</text:p>
          </table:table-cell>
          <table:table-cell table:style-name="ce1" office:value-type="float" office:value="-0.1731855985524" calcext:value-type="float">
            <text:p>-0.1731855985524</text:p>
          </table:table-cell>
          <table:table-cell table:style-name="ce1" office:value-type="float" office:value="-0.1789934810787" calcext:value-type="float">
            <text:p>-0.1789934810787</text:p>
          </table:table-cell>
          <table:table-cell table:style-name="ce1" office:value-type="float" office:value="-0.1731631185321" calcext:value-type="float">
            <text:p>-0.1731631185321</text:p>
          </table:table-cell>
          <table:table-cell table:style-name="ce1" office:value-type="float" office:value="-0.177698956867" calcext:value-type="float">
            <text:p>-0.177698956867</text:p>
          </table:table-cell>
          <table:table-cell table:style-name="ce1" office:value-type="float" office:value="-0.1810453276964" calcext:value-type="float">
            <text:p>-0.1810453276964</text:p>
          </table:table-cell>
          <table:table-cell table:style-name="ce1" office:value-type="float" office:value="-0.1794923676471" calcext:value-type="float">
            <text:p>-0.1794923676471</text:p>
          </table:table-cell>
          <table:table-cell table:style-name="ce1" office:value-type="float" office:value="-0.1728135977151" calcext:value-type="float">
            <text:p>-0.1728135977151</text:p>
          </table:table-cell>
          <table:table-cell table:style-name="ce2" office:value-type="float" office:value="-0.1796958397944" calcext:value-type="float">
            <text:p>-0.1796958397944</text:p>
          </table:table-cell>
          <table:table-cell table:style-name="ce2" office:value-type="float" office:value="-0.1809173538033" calcext:value-type="float">
            <text:p>-0.1809173538033</text:p>
          </table:table-cell>
          <table:table-cell table:style-name="ce1" office:value-type="float" office:value="-0.1723967248819" calcext:value-type="float">
            <text:p>-0.1723967248819</text:p>
          </table:table-cell>
          <table:table-cell table:style-name="ce1" office:value-type="float" office:value="-0.168683506788" calcext:value-type="float">
            <text:p>-0.168683506788</text:p>
          </table:table-cell>
          <table:table-cell table:style-name="ce2" office:value-type="float" office:value="-0.1835624150914" calcext:value-type="float">
            <text:p>-0.1835624150914</text:p>
          </table:table-cell>
          <table:table-cell table:style-name="ce2" office:value-type="float" office:value="-0.1851531394934" calcext:value-type="float">
            <text:p>-0.1851531394934</text:p>
          </table:table-cell>
        </table:table-row>
        <table:table-row table:style-name="ro1">
          <table:table-cell table:style-name="ce1" office:value-type="float" office:value="-0.1611487655601" calcext:value-type="float">
            <text:p>-0.1611487655601</text:p>
          </table:table-cell>
          <table:table-cell table:style-name="ce1" office:value-type="float" office:value="-0.1670269524931" calcext:value-type="float">
            <text:p>-0.1670269524931</text:p>
          </table:table-cell>
          <table:table-cell table:style-name="ce1" office:value-type="float" office:value="-0.1745330044769" calcext:value-type="float">
            <text:p>-0.1745330044769</text:p>
          </table:table-cell>
          <table:table-cell table:style-name="ce1" office:value-type="float" office:value="-0.167213323803" calcext:value-type="float">
            <text:p>-0.167213323803</text:p>
          </table:table-cell>
          <table:table-cell table:style-name="ce1" office:value-type="float" office:value="-0.1610924776675" calcext:value-type="float">
            <text:p>-0.1610924776675</text:p>
          </table:table-cell>
          <table:table-cell table:style-name="ce1" office:value-type="float" office:value="-0.1756823415333" calcext:value-type="float">
            <text:p>-0.1756823415333</text:p>
          </table:table-cell>
          <table:table-cell table:style-name="ce1" office:value-type="float" office:value="-0.1670574399319" calcext:value-type="float">
            <text:p>-0.1670574399319</text:p>
          </table:table-cell>
          <table:table-cell table:style-name="ce1" office:value-type="float" office:value="-0.1683614791673" calcext:value-type="float">
            <text:p>-0.1683614791673</text:p>
          </table:table-cell>
          <table:table-cell table:style-name="ce1" office:value-type="float" office:value="-0.170839572261" calcext:value-type="float">
            <text:p>-0.170839572261</text:p>
          </table:table-cell>
          <table:table-cell table:style-name="ce1" office:value-type="float" office:value="-0.1682816096339" calcext:value-type="float">
            <text:p>-0.1682816096339</text:p>
          </table:table-cell>
          <table:table-cell table:style-name="ce1" office:value-type="float" office:value="-0.1670089971423" calcext:value-type="float">
            <text:p>-0.1670089971423</text:p>
          </table:table-cell>
          <table:table-cell table:style-name="ce1" office:value-type="float" office:value="-0.170576279419" calcext:value-type="float">
            <text:p>-0.170576279419</text:p>
          </table:table-cell>
          <table:table-cell table:style-name="ce1" office:value-type="float" office:value="-0.1709423164507" calcext:value-type="float">
            <text:p>-0.1709423164507</text:p>
          </table:table-cell>
          <table:table-cell table:style-name="ce1" office:value-type="float" office:value="-0.1682038155972" calcext:value-type="float">
            <text:p>-0.1682038155972</text:p>
          </table:table-cell>
          <table:table-cell table:style-name="ce2" office:value-type="float" office:value="-0.1709537731213" calcext:value-type="float">
            <text:p>-0.1709537731213</text:p>
          </table:table-cell>
          <table:table-cell table:style-name="ce2" office:value-type="float" office:value="-0.1684723585779" calcext:value-type="float">
            <text:p>-0.1684723585779</text:p>
          </table:table-cell>
          <table:table-cell table:style-name="ce1" office:value-type="float" office:value="-0.1647209952119" calcext:value-type="float">
            <text:p>-0.1647209952119</text:p>
          </table:table-cell>
          <table:table-cell table:style-name="ce1" office:value-type="float" office:value="-0.162598865979" calcext:value-type="float">
            <text:p>-0.162598865979</text:p>
          </table:table-cell>
          <table:table-cell table:style-name="ce2" office:value-type="float" office:value="-0.17332221652" calcext:value-type="float">
            <text:p>-0.17332221652</text:p>
          </table:table-cell>
          <table:table-cell table:style-name="ce2" office:value-type="float" office:value="-0.1774212282208" calcext:value-type="float">
            <text:p>-0.1774212282208</text:p>
          </table:table-cell>
        </table:table-row>
        <table:table-row table:style-name="ro1">
          <table:table-cell table:style-name="ce1" office:value-type="float" office:value="-0.05823332418347" calcext:value-type="float">
            <text:p>-0.05823332418347</text:p>
          </table:table-cell>
          <table:table-cell table:style-name="ce1" office:value-type="float" office:value="-0.06675077845113" calcext:value-type="float">
            <text:p>-0.06675077845113</text:p>
          </table:table-cell>
          <table:table-cell table:style-name="ce1" office:value-type="float" office:value="-0.07150270433126" calcext:value-type="float">
            <text:p>-0.07150270433126</text:p>
          </table:table-cell>
          <table:table-cell table:style-name="ce1" office:value-type="float" office:value="-0.06553151451336" calcext:value-type="float">
            <text:p>-0.06553151451336</text:p>
          </table:table-cell>
          <table:table-cell table:style-name="ce1" office:value-type="float" office:value="-0.05813898540853" calcext:value-type="float">
            <text:p>-0.05813898540853</text:p>
          </table:table-cell>
          <table:table-cell table:style-name="ce1" office:value-type="float" office:value="-0.07559296150837" calcext:value-type="float">
            <text:p>-0.07559296150837</text:p>
          </table:table-cell>
          <table:table-cell table:style-name="ce1" office:value-type="float" office:value="-0.0582565981477" calcext:value-type="float">
            <text:p>-0.0582565981477</text:p>
          </table:table-cell>
          <table:table-cell table:style-name="ce1" office:value-type="float" office:value="-0.07049680133302" calcext:value-type="float">
            <text:p>-0.07049680133302</text:p>
          </table:table-cell>
          <table:table-cell table:style-name="ce1" office:value-type="float" office:value="-0.07574343227644" calcext:value-type="float">
            <text:p>-0.07574343227644</text:p>
          </table:table-cell>
          <table:table-cell table:style-name="ce1" office:value-type="float" office:value="-0.07068378156863" calcext:value-type="float">
            <text:p>-0.07068378156863</text:p>
          </table:table-cell>
          <table:table-cell table:style-name="ce1" office:value-type="float" office:value="-0.05881856924787" calcext:value-type="float">
            <text:p>-0.05881856924787</text:p>
          </table:table-cell>
          <table:table-cell table:style-name="ce1" office:value-type="float" office:value="-0.06824745156119" calcext:value-type="float">
            <text:p>-0.06824745156119</text:p>
          </table:table-cell>
          <table:table-cell table:style-name="ce1" office:value-type="float" office:value="-0.05938698399924" calcext:value-type="float">
            <text:p>-0.05938698399924</text:p>
          </table:table-cell>
          <table:table-cell table:style-name="ce1" office:value-type="float" office:value="-0.07216277462552" calcext:value-type="float">
            <text:p>-0.07216277462552</text:p>
          </table:table-cell>
          <table:table-cell table:style-name="ce2" office:value-type="float" office:value="-0.07464533711139" calcext:value-type="float">
            <text:p>-0.07464533711139</text:p>
          </table:table-cell>
          <table:table-cell table:style-name="ce2" office:value-type="float" office:value="-0.0657248323727" calcext:value-type="float">
            <text:p>-0.0657248323727</text:p>
          </table:table-cell>
          <table:table-cell table:style-name="ce1" office:value-type="float" office:value="-0.06250826993899" calcext:value-type="float">
            <text:p>-0.06250826993899</text:p>
          </table:table-cell>
          <table:table-cell table:style-name="ce1" office:value-type="float" office:value="-0.06163570781689" calcext:value-type="float">
            <text:p>-0.06163570781689</text:p>
          </table:table-cell>
          <table:table-cell table:style-name="ce2" office:value-type="float" office:value="-0.07271134303803" calcext:value-type="float">
            <text:p>-0.07271134303803</text:p>
          </table:table-cell>
          <table:table-cell table:style-name="ce2" office:value-type="float" office:value="-0.07839826780415" calcext:value-type="float">
            <text:p>-0.07839826780415</text:p>
          </table:table-cell>
        </table:table-row>
        <table:table-row table:style-name="ro1">
          <table:table-cell table:style-name="ce1" office:value-type="float" office:value="-0.05652156188615" calcext:value-type="float">
            <text:p>-0.05652156188615</text:p>
          </table:table-cell>
          <table:table-cell table:style-name="ce1" office:value-type="float" office:value="-0.06164469151423" calcext:value-type="float">
            <text:p>-0.06164469151423</text:p>
          </table:table-cell>
          <table:table-cell table:style-name="ce1" office:value-type="float" office:value="-0.06215185073508" calcext:value-type="float">
            <text:p>-0.06215185073508</text:p>
          </table:table-cell>
          <table:table-cell table:style-name="ce1" office:value-type="float" office:value="-0.06226790211148" calcext:value-type="float">
            <text:p>-0.06226790211148</text:p>
          </table:table-cell>
          <table:table-cell table:style-name="ce1" office:value-type="float" office:value="-0.05652608969935" calcext:value-type="float">
            <text:p>-0.05652608969935</text:p>
          </table:table-cell>
          <table:table-cell table:style-name="ce1" office:value-type="float" office:value="-0.06560181454735" calcext:value-type="float">
            <text:p>-0.06560181454735</text:p>
          </table:table-cell>
          <table:table-cell table:style-name="ce1" office:value-type="float" office:value="-0.05713149902574" calcext:value-type="float">
            <text:p>-0.05713149902574</text:p>
          </table:table-cell>
          <table:table-cell table:style-name="ce1" office:value-type="float" office:value="-0.06687649774835" calcext:value-type="float">
            <text:p>-0.06687649774835</text:p>
          </table:table-cell>
          <table:table-cell table:style-name="ce1" office:value-type="float" office:value="-0.0691601081683" calcext:value-type="float">
            <text:p>-0.0691601081683</text:p>
          </table:table-cell>
          <table:table-cell table:style-name="ce1" office:value-type="float" office:value="-0.06606376981772" calcext:value-type="float">
            <text:p>-0.06606376981772</text:p>
          </table:table-cell>
          <table:table-cell table:style-name="ce1" office:value-type="float" office:value="-0.0569045669219" calcext:value-type="float">
            <text:p>-0.0569045669219</text:p>
          </table:table-cell>
          <table:table-cell table:style-name="ce1" office:value-type="float" office:value="-0.05640425542378" calcext:value-type="float">
            <text:p>-0.05640425542378</text:p>
          </table:table-cell>
          <table:table-cell table:style-name="ce1" office:value-type="float" office:value="-0.05779578106534" calcext:value-type="float">
            <text:p>-0.05779578106534</text:p>
          </table:table-cell>
          <table:table-cell table:style-name="ce1" office:value-type="float" office:value="-0.07029429110837" calcext:value-type="float">
            <text:p>-0.07029429110837</text:p>
          </table:table-cell>
          <table:table-cell table:style-name="ce2" office:value-type="float" office:value="-0.07184441396112" calcext:value-type="float">
            <text:p>-0.07184441396112</text:p>
          </table:table-cell>
          <table:table-cell table:style-name="ce2" office:value-type="float" office:value="-0.05220178471794" calcext:value-type="float">
            <text:p>-0.05220178471794</text:p>
          </table:table-cell>
          <table:table-cell table:style-name="ce1" office:value-type="float" office:value="-0.05697233397932" calcext:value-type="float">
            <text:p>-0.05697233397932</text:p>
          </table:table-cell>
          <table:table-cell table:style-name="ce1" office:value-type="float" office:value="-0.05875991730842" calcext:value-type="float">
            <text:p>-0.05875991730842</text:p>
          </table:table-cell>
          <table:table-cell table:style-name="ce2" office:value-type="float" office:value="-0.0619508411045" calcext:value-type="float">
            <text:p>-0.0619508411045</text:p>
          </table:table-cell>
          <table:table-cell table:style-name="ce2" office:value-type="float" office:value="-0.06960658031981" calcext:value-type="float">
            <text:p>-0.06960658031981</text:p>
          </table:table-cell>
        </table:table-row>
        <table:table-row table:style-name="ro1">
          <table:table-cell table:style-name="ce1" office:value-type="float" office:value="-0.05438815669315" calcext:value-type="float">
            <text:p>-0.05438815669315</text:p>
          </table:table-cell>
          <table:table-cell table:style-name="ce1" office:value-type="float" office:value="-0.05787270420792" calcext:value-type="float">
            <text:p>-0.05787270420792</text:p>
          </table:table-cell>
          <table:table-cell table:style-name="ce1" office:value-type="float" office:value="-0.06204250331274" calcext:value-type="float">
            <text:p>-0.06204250331274</text:p>
          </table:table-cell>
          <table:table-cell table:style-name="ce1" office:value-type="float" office:value="-0.05802666532962" calcext:value-type="float">
            <text:p>-0.05802666532962</text:p>
          </table:table-cell>
          <table:table-cell table:style-name="ce1" office:value-type="float" office:value="-0.05427060706417" calcext:value-type="float">
            <text:p>-0.05427060706417</text:p>
          </table:table-cell>
          <table:table-cell table:style-name="ce1" office:value-type="float" office:value="-0.06528851275928" calcext:value-type="float">
            <text:p>-0.06528851275928</text:p>
          </table:table-cell>
          <table:table-cell table:style-name="ce1" office:value-type="float" office:value="-0.04987677736255" calcext:value-type="float">
            <text:p>-0.04987677736255</text:p>
          </table:table-cell>
          <table:table-cell table:style-name="ce1" office:value-type="float" office:value="-0.05983311817725" calcext:value-type="float">
            <text:p>-0.05983311817725</text:p>
          </table:table-cell>
          <table:table-cell table:style-name="ce1" office:value-type="float" office:value="-0.06555754734222" calcext:value-type="float">
            <text:p>-0.06555754734222</text:p>
          </table:table-cell>
          <table:table-cell table:style-name="ce1" office:value-type="float" office:value="-0.05995765349459" calcext:value-type="float">
            <text:p>-0.05995765349459</text:p>
          </table:table-cell>
          <table:table-cell table:style-name="ce1" office:value-type="float" office:value="-0.0499021050182" calcext:value-type="float">
            <text:p>-0.0499021050182</text:p>
          </table:table-cell>
          <table:table-cell table:style-name="ce1" office:value-type="float" office:value="-0.05614224534387" calcext:value-type="float">
            <text:p>-0.05614224534387</text:p>
          </table:table-cell>
          <table:table-cell table:style-name="ce1" office:value-type="float" office:value="-0.05310634263521" calcext:value-type="float">
            <text:p>-0.05310634263521</text:p>
          </table:table-cell>
          <table:table-cell table:style-name="ce1" office:value-type="float" office:value="-0.05958129344934" calcext:value-type="float">
            <text:p>-0.05958129344934</text:p>
          </table:table-cell>
          <table:table-cell table:style-name="ce2" office:value-type="float" office:value="-0.06856647881735" calcext:value-type="float">
            <text:p>-0.06856647881735</text:p>
          </table:table-cell>
          <table:table-cell table:style-name="ce2" office:value-type="float" office:value="-0.05211811225577" calcext:value-type="float">
            <text:p>-0.05211811225577</text:p>
          </table:table-cell>
          <table:table-cell table:style-name="ce1" office:value-type="float" office:value="-0.05568973630032" calcext:value-type="float">
            <text:p>-0.05568973630032</text:p>
          </table:table-cell>
          <table:table-cell table:style-name="ce1" office:value-type="float" office:value="-0.05754736597633" calcext:value-type="float">
            <text:p>-0.05754736597633</text:p>
          </table:table-cell>
          <table:table-cell table:style-name="ce2" office:value-type="float" office:value="-0.06148267876146" calcext:value-type="float">
            <text:p>-0.06148267876146</text:p>
          </table:table-cell>
          <table:table-cell table:style-name="ce2" office:value-type="float" office:value="-0.06923402680945" calcext:value-type="float">
            <text:p>-0.06923402680945</text:p>
          </table:table-cell>
        </table:table-row>
        <table:table-row table:style-name="ro1">
          <table:table-cell table:style-name="ce1" office:value-type="float" office:value="-0.04934029971169" calcext:value-type="float">
            <text:p>-0.04934029971169</text:p>
          </table:table-cell>
          <table:table-cell table:style-name="ce1" office:value-type="float" office:value="-0.05733346968295" calcext:value-type="float">
            <text:p>-0.05733346968295</text:p>
          </table:table-cell>
          <table:table-cell table:style-name="ce1" office:value-type="float" office:value="-0.06165466139696" calcext:value-type="float">
            <text:p>-0.06165466139696</text:p>
          </table:table-cell>
          <table:table-cell table:style-name="ce1" office:value-type="float" office:value="-0.05725033210899" calcext:value-type="float">
            <text:p>-0.05725033210899</text:p>
          </table:table-cell>
          <table:table-cell table:style-name="ce1" office:value-type="float" office:value="-0.04938465484622" calcext:value-type="float">
            <text:p>-0.04938465484622</text:p>
          </table:table-cell>
          <table:table-cell table:style-name="ce1" office:value-type="float" office:value="-0.03857791845254" calcext:value-type="float">
            <text:p>-0.03857791845254</text:p>
          </table:table-cell>
          <table:table-cell table:style-name="ce1" office:value-type="float" office:value="-0.04723912592193" calcext:value-type="float">
            <text:p>-0.04723912592193</text:p>
          </table:table-cell>
          <table:table-cell table:style-name="ce1" office:value-type="float" office:value="-0.05923964450747" calcext:value-type="float">
            <text:p>-0.05923964450747</text:p>
          </table:table-cell>
          <table:table-cell table:style-name="ce1" office:value-type="float" office:value="-0.06249318545488" calcext:value-type="float">
            <text:p>-0.06249318545488</text:p>
          </table:table-cell>
          <table:table-cell table:style-name="ce1" office:value-type="float" office:value="-0.05902464780173" calcext:value-type="float">
            <text:p>-0.05902464780173</text:p>
          </table:table-cell>
          <table:table-cell table:style-name="ce1" office:value-type="float" office:value="-0.04750956377938" calcext:value-type="float">
            <text:p>-0.04750956377938</text:p>
          </table:table-cell>
          <table:table-cell table:style-name="ce1" office:value-type="float" office:value="-0.04176079236115" calcext:value-type="float">
            <text:p>-0.04176079236115</text:p>
          </table:table-cell>
          <table:table-cell table:style-name="ce1" office:value-type="float" office:value="-0.0488273767836" calcext:value-type="float">
            <text:p>-0.0488273767836</text:p>
          </table:table-cell>
          <table:table-cell table:style-name="ce1" office:value-type="float" office:value="-0.05737556468338" calcext:value-type="float">
            <text:p>-0.05737556468338</text:p>
          </table:table-cell>
          <table:table-cell table:style-name="ce2" office:value-type="float" office:value="-0.06368149058434" calcext:value-type="float">
            <text:p>-0.06368149058434</text:p>
          </table:table-cell>
          <table:table-cell table:style-name="ce2" office:value-type="float" office:value="-0.04395134202045" calcext:value-type="float">
            <text:p>-0.04395134202045</text:p>
          </table:table-cell>
          <table:table-cell table:style-name="ce1" office:value-type="float" office:value="-0.05201860331814" calcext:value-type="float">
            <text:p>-0.05201860331814</text:p>
          </table:table-cell>
          <table:table-cell table:style-name="ce1" office:value-type="float" office:value="-0.05595397109895" calcext:value-type="float">
            <text:p>-0.05595397109895</text:p>
          </table:table-cell>
          <table:table-cell table:style-name="ce2" office:value-type="float" office:value="-0.05657386731265" calcext:value-type="float">
            <text:p>-0.05657386731265</text:p>
          </table:table-cell>
          <table:table-cell table:style-name="ce2" office:value-type="float" office:value="-0.03604820921686" calcext:value-type="float">
            <text:p>-0.03604820921686</text:p>
          </table:table-cell>
        </table:table-row>
        <table:table-row table:style-name="ro1">
          <table:table-cell table:style-name="ce1" office:value-type="float" office:value="-0.04562505469252" calcext:value-type="float">
            <text:p>-0.04562505469252</text:p>
          </table:table-cell>
          <table:table-cell table:style-name="ce1" office:value-type="float" office:value="-0.05446112893793" calcext:value-type="float">
            <text:p>-0.05446112893793</text:p>
          </table:table-cell>
          <table:table-cell table:style-name="ce1" office:value-type="float" office:value="-0.06009786571954" calcext:value-type="float">
            <text:p>-0.06009786571954</text:p>
          </table:table-cell>
          <table:table-cell table:style-name="ce1" office:value-type="float" office:value="-0.05447455696483" calcext:value-type="float">
            <text:p>-0.05447455696483</text:p>
          </table:table-cell>
          <table:table-cell table:style-name="ce1" office:value-type="float" office:value="-0.04558598735417" calcext:value-type="float">
            <text:p>-0.04558598735417</text:p>
          </table:table-cell>
          <table:table-cell table:style-name="ce1" office:value-type="float" office:value="-0.03674590777551" calcext:value-type="float">
            <text:p>-0.03674590777551</text:p>
          </table:table-cell>
          <table:table-cell table:style-name="ce1" office:value-type="float" office:value="-0.04269658925925" calcext:value-type="float">
            <text:p>-0.04269658925925</text:p>
          </table:table-cell>
          <table:table-cell table:style-name="ce1" office:value-type="float" office:value="-0.05681549990348" calcext:value-type="float">
            <text:p>-0.05681549990348</text:p>
          </table:table-cell>
          <table:table-cell table:style-name="ce1" office:value-type="float" office:value="-0.06205222154543" calcext:value-type="float">
            <text:p>-0.06205222154543</text:p>
          </table:table-cell>
          <table:table-cell table:style-name="ce1" office:value-type="float" office:value="-0.05642617452129" calcext:value-type="float">
            <text:p>-0.05642617452129</text:p>
          </table:table-cell>
          <table:table-cell table:style-name="ce1" office:value-type="float" office:value="-0.04276728971208" calcext:value-type="float">
            <text:p>-0.04276728971208</text:p>
          </table:table-cell>
          <table:table-cell table:style-name="ce1" office:value-type="float" office:value="-0.03973464711109" calcext:value-type="float">
            <text:p>-0.03973464711109</text:p>
          </table:table-cell>
          <table:table-cell table:style-name="ce1" office:value-type="float" office:value="-0.04028042876119" calcext:value-type="float">
            <text:p>-0.04028042876119</text:p>
          </table:table-cell>
          <table:table-cell table:style-name="ce1" office:value-type="float" office:value="-0.05382976255585" calcext:value-type="float">
            <text:p>-0.05382976255585</text:p>
          </table:table-cell>
          <table:table-cell table:style-name="ce2" office:value-type="float" office:value="-0.06264895350421" calcext:value-type="float">
            <text:p>-0.06264895350421</text:p>
          </table:table-cell>
          <table:table-cell table:style-name="ce2" office:value-type="float" office:value="-0.04227950662276" calcext:value-type="float">
            <text:p>-0.04227950662276</text:p>
          </table:table-cell>
          <table:table-cell table:style-name="ce1" office:value-type="float" office:value="-0.05157465055755" calcext:value-type="float">
            <text:p>-0.05157465055755</text:p>
          </table:table-cell>
          <table:table-cell table:style-name="ce1" office:value-type="float" office:value="-0.05465698761421" calcext:value-type="float">
            <text:p>-0.05465698761421</text:p>
          </table:table-cell>
          <table:table-cell table:style-name="ce2" office:value-type="float" office:value="-0.05637995312637" calcext:value-type="float">
            <text:p>-0.05637995312637</text:p>
          </table:table-cell>
          <table:table-cell table:style-name="ce2" office:value-type="float" office:value="-0.0347529500915" calcext:value-type="float">
            <text:p>-0.0347529500915</text:p>
          </table:table-cell>
        </table:table-row>
        <table:table-row table:style-name="ro1">
          <table:table-cell table:style-name="ce1" office:value-type="float" office:value="-0.04393663072542" calcext:value-type="float">
            <text:p>-0.04393663072542</text:p>
          </table:table-cell>
          <table:table-cell table:style-name="ce1" office:value-type="float" office:value="-0.0524463839307" calcext:value-type="float">
            <text:p>-0.0524463839307</text:p>
          </table:table-cell>
          <table:table-cell table:style-name="ce1" office:value-type="float" office:value="-0.05671485019488" calcext:value-type="float">
            <text:p>-0.05671485019488</text:p>
          </table:table-cell>
          <table:table-cell table:style-name="ce1" office:value-type="float" office:value="-0.05234544090776" calcext:value-type="float">
            <text:p>-0.05234544090776</text:p>
          </table:table-cell>
          <table:table-cell table:style-name="ce1" office:value-type="float" office:value="-0.04368823963192" calcext:value-type="float">
            <text:p>-0.04368823963192</text:p>
          </table:table-cell>
          <table:table-cell table:style-name="ce1" office:value-type="float" office:value="-0.03531355511409" calcext:value-type="float">
            <text:p>-0.03531355511409</text:p>
          </table:table-cell>
          <table:table-cell table:style-name="ce1" office:value-type="float" office:value="-0.0367960793601" calcext:value-type="float">
            <text:p>-0.0367960793601</text:p>
          </table:table-cell>
          <table:table-cell table:style-name="ce1" office:value-type="float" office:value="-0.05379141582159" calcext:value-type="float">
            <text:p>-0.05379141582159</text:p>
          </table:table-cell>
          <table:table-cell table:style-name="ce1" office:value-type="float" office:value="-0.05741408292199" calcext:value-type="float">
            <text:p>-0.05741408292199</text:p>
          </table:table-cell>
          <table:table-cell table:style-name="ce1" office:value-type="float" office:value="-0.05334593268845" calcext:value-type="float">
            <text:p>-0.05334593268845</text:p>
          </table:table-cell>
          <table:table-cell table:style-name="ce1" office:value-type="float" office:value="-0.0366688947982" calcext:value-type="float">
            <text:p>-0.0366688947982</text:p>
          </table:table-cell>
          <table:table-cell table:style-name="ce1" office:value-type="float" office:value="-0.03565618977728" calcext:value-type="float">
            <text:p>-0.03565618977728</text:p>
          </table:table-cell>
          <table:table-cell table:style-name="ce1" office:value-type="float" office:value="-0.03808228719117" calcext:value-type="float">
            <text:p>-0.03808228719117</text:p>
          </table:table-cell>
          <table:table-cell table:style-name="ce1" office:value-type="float" office:value="-0.05226456066797" calcext:value-type="float">
            <text:p>-0.05226456066797</text:p>
          </table:table-cell>
          <table:table-cell table:style-name="ce2" office:value-type="float" office:value="-0.06223765129295" calcext:value-type="float">
            <text:p>-0.06223765129295</text:p>
          </table:table-cell>
          <table:table-cell table:style-name="ce2" office:value-type="float" office:value="-0.03604195270569" calcext:value-type="float">
            <text:p>-0.03604195270569</text:p>
          </table:table-cell>
          <table:table-cell table:style-name="ce1" office:value-type="float" office:value="-0.04239768850202" calcext:value-type="float">
            <text:p>-0.04239768850202</text:p>
          </table:table-cell>
          <table:table-cell table:style-name="ce1" office:value-type="float" office:value="-0.05059513734708" calcext:value-type="float">
            <text:p>-0.05059513734708</text:p>
          </table:table-cell>
          <table:table-cell table:style-name="ce2" office:value-type="float" office:value="-0.05409537293989" calcext:value-type="float">
            <text:p>-0.05409537293989</text:p>
          </table:table-cell>
          <table:table-cell table:style-name="ce2" office:value-type="float" office:value="-0.03419632744278" calcext:value-type="float">
            <text:p>-0.03419632744278</text:p>
          </table:table-cell>
        </table:table-row>
        <table:table-row table:style-name="ro1">
          <table:table-cell table:style-name="ce1" office:value-type="float" office:value="-0.04311533293609" calcext:value-type="float">
            <text:p>-0.04311533293609</text:p>
          </table:table-cell>
          <table:table-cell table:style-name="ce1" office:value-type="float" office:value="-0.05048951513318" calcext:value-type="float">
            <text:p>-0.05048951513318</text:p>
          </table:table-cell>
          <table:table-cell table:style-name="ce1" office:value-type="float" office:value="-0.05645692679915" calcext:value-type="float">
            <text:p>-0.05645692679915</text:p>
          </table:table-cell>
          <table:table-cell table:style-name="ce1" office:value-type="float" office:value="-0.05069246541564" calcext:value-type="float">
            <text:p>-0.05069246541564</text:p>
          </table:table-cell>
          <table:table-cell table:style-name="ce1" office:value-type="float" office:value="-0.04315340262318" calcext:value-type="float">
            <text:p>-0.04315340262318</text:p>
          </table:table-cell>
          <table:table-cell table:style-name="ce1" office:value-type="float" office:value="-0.03435109211053" calcext:value-type="float">
            <text:p>-0.03435109211053</text:p>
          </table:table-cell>
          <table:table-cell table:style-name="ce1" office:value-type="float" office:value="-0.03599444154536" calcext:value-type="float">
            <text:p>-0.03599444154536</text:p>
          </table:table-cell>
          <table:table-cell table:style-name="ce1" office:value-type="float" office:value="-0.04956728295675" calcext:value-type="float">
            <text:p>-0.04956728295675</text:p>
          </table:table-cell>
          <table:table-cell table:style-name="ce1" office:value-type="float" office:value="-0.05621970815465" calcext:value-type="float">
            <text:p>-0.05621970815465</text:p>
          </table:table-cell>
          <table:table-cell table:style-name="ce1" office:value-type="float" office:value="-0.04950492924945" calcext:value-type="float">
            <text:p>-0.04950492924945</text:p>
          </table:table-cell>
          <table:table-cell table:style-name="ce1" office:value-type="float" office:value="-0.03617936084913" calcext:value-type="float">
            <text:p>-0.03617936084913</text:p>
          </table:table-cell>
          <table:table-cell table:style-name="ce1" office:value-type="float" office:value="-0.0347891392296" calcext:value-type="float">
            <text:p>-0.0347891392296</text:p>
          </table:table-cell>
          <table:table-cell table:style-name="ce1" office:value-type="float" office:value="-0.03479117576335" calcext:value-type="float">
            <text:p>-0.03479117576335</text:p>
          </table:table-cell>
          <table:table-cell table:style-name="ce1" office:value-type="float" office:value="-0.05113125907312" calcext:value-type="float">
            <text:p>-0.05113125907312</text:p>
          </table:table-cell>
          <table:table-cell table:style-name="ce2" office:value-type="float" office:value="-0.05688423371855" calcext:value-type="float">
            <text:p>-0.05688423371855</text:p>
          </table:table-cell>
          <table:table-cell table:style-name="ce2" office:value-type="float" office:value="-0.03523881296509" calcext:value-type="float">
            <text:p>-0.03523881296509</text:p>
          </table:table-cell>
          <table:table-cell table:style-name="ce1" office:value-type="float" office:value="-0.04211341385793" calcext:value-type="float">
            <text:p>-0.04211341385793</text:p>
          </table:table-cell>
          <table:table-cell table:style-name="ce1" office:value-type="float" office:value="-0.05016668938836" calcext:value-type="float">
            <text:p>-0.05016668938836</text:p>
          </table:table-cell>
          <table:table-cell table:style-name="ce2" office:value-type="float" office:value="-0.05254045361972" calcext:value-type="float">
            <text:p>-0.05254045361972</text:p>
          </table:table-cell>
          <table:table-cell table:style-name="ce2" office:value-type="float" office:value="-0.03336642452623" calcext:value-type="float">
            <text:p>-0.03336642452623</text:p>
          </table:table-cell>
        </table:table-row>
        <table:table-row table:style-name="ro1">
          <table:table-cell table:style-name="ce1" office:value-type="float" office:value="-0.03874092027736" calcext:value-type="float">
            <text:p>-0.03874092027736</text:p>
          </table:table-cell>
          <table:table-cell table:style-name="ce1" office:value-type="float" office:value="-0.04589681560072" calcext:value-type="float">
            <text:p>-0.04589681560072</text:p>
          </table:table-cell>
          <table:table-cell table:style-name="ce1" office:value-type="float" office:value="-0.05077672904681" calcext:value-type="float">
            <text:p>-0.05077672904681</text:p>
          </table:table-cell>
          <table:table-cell table:style-name="ce1" office:value-type="float" office:value="-0.04584214332219" calcext:value-type="float">
            <text:p>-0.04584214332219</text:p>
          </table:table-cell>
          <table:table-cell table:style-name="ce1" office:value-type="float" office:value="-0.03957561597415" calcext:value-type="float">
            <text:p>-0.03957561597415</text:p>
          </table:table-cell>
          <table:table-cell table:style-name="ce1" office:value-type="float" office:value="-0.03385820772646" calcext:value-type="float">
            <text:p>-0.03385820772646</text:p>
          </table:table-cell>
          <table:table-cell table:style-name="ce1" office:value-type="float" office:value="-0.03502992477023" calcext:value-type="float">
            <text:p>-0.03502992477023</text:p>
          </table:table-cell>
          <table:table-cell table:style-name="ce1" office:value-type="float" office:value="-0.04778714348009" calcext:value-type="float">
            <text:p>-0.04778714348009</text:p>
          </table:table-cell>
          <table:table-cell table:style-name="ce1" office:value-type="float" office:value="-0.05610339148798" calcext:value-type="float">
            <text:p>-0.05610339148798</text:p>
          </table:table-cell>
          <table:table-cell table:style-name="ce1" office:value-type="float" office:value="-0.04748337295617" calcext:value-type="float">
            <text:p>-0.04748337295617</text:p>
          </table:table-cell>
          <table:table-cell table:style-name="ce1" office:value-type="float" office:value="-0.0350106124385" calcext:value-type="float">
            <text:p>-0.0350106124385</text:p>
          </table:table-cell>
          <table:table-cell table:style-name="ce1" office:value-type="float" office:value="-0.03447205581333" calcext:value-type="float">
            <text:p>-0.03447205581333</text:p>
          </table:table-cell>
          <table:table-cell table:style-name="ce1" office:value-type="float" office:value="-0.033793464209" calcext:value-type="float">
            <text:p>-0.033793464209</text:p>
          </table:table-cell>
          <table:table-cell table:style-name="ce1" office:value-type="float" office:value="-0.05008021749213" calcext:value-type="float">
            <text:p>-0.05008021749213</text:p>
          </table:table-cell>
          <table:table-cell table:style-name="ce2" office:value-type="float" office:value="-0.05673937579714" calcext:value-type="float">
            <text:p>-0.05673937579714</text:p>
          </table:table-cell>
          <table:table-cell table:style-name="ce2" office:value-type="float" office:value="-0.03477177232745" calcext:value-type="float">
            <text:p>-0.03477177232745</text:p>
          </table:table-cell>
          <table:table-cell table:style-name="ce1" office:value-type="float" office:value="-0.03873022683684" calcext:value-type="float">
            <text:p>-0.03873022683684</text:p>
          </table:table-cell>
          <table:table-cell table:style-name="ce1" office:value-type="float" office:value="-0.04505937956622" calcext:value-type="float">
            <text:p>-0.04505937956622</text:p>
          </table:table-cell>
          <table:table-cell table:style-name="ce2" office:value-type="float" office:value="-0.05007018608096" calcext:value-type="float">
            <text:p>-0.05007018608096</text:p>
          </table:table-cell>
          <table:table-cell table:style-name="ce2" office:value-type="float" office:value="-0.03332835075016" calcext:value-type="float">
            <text:p>-0.03332835075016</text:p>
          </table:table-cell>
        </table:table-row>
        <table:table-row table:style-name="ro1">
          <table:table-cell table:style-name="ce1" office:value-type="float" office:value="-0.0365488166351" calcext:value-type="float">
            <text:p>-0.0365488166351</text:p>
          </table:table-cell>
          <table:table-cell table:style-name="ce1" office:value-type="float" office:value="-0.04429330202635" calcext:value-type="float">
            <text:p>-0.04429330202635</text:p>
          </table:table-cell>
          <table:table-cell table:style-name="ce1" office:value-type="float" office:value="-0.04938946406071" calcext:value-type="float">
            <text:p>-0.04938946406071</text:p>
          </table:table-cell>
          <table:table-cell table:style-name="ce1" office:value-type="float" office:value="-0.04481536954199" calcext:value-type="float">
            <text:p>-0.04481536954199</text:p>
          </table:table-cell>
          <table:table-cell table:style-name="ce1" office:value-type="float" office:value="-0.03652655380421" calcext:value-type="float">
            <text:p>-0.03652655380421</text:p>
          </table:table-cell>
          <table:table-cell table:style-name="ce1" office:value-type="float" office:value="-0.03375278730497" calcext:value-type="float">
            <text:p>-0.03375278730497</text:p>
          </table:table-cell>
          <table:table-cell table:style-name="ce1" office:value-type="float" office:value="-0.03450652555254" calcext:value-type="float">
            <text:p>-0.03450652555254</text:p>
          </table:table-cell>
          <table:table-cell table:style-name="ce1" office:value-type="float" office:value="-0.04617226648976" calcext:value-type="float">
            <text:p>-0.04617226648976</text:p>
          </table:table-cell>
          <table:table-cell table:style-name="ce1" office:value-type="float" office:value="-0.05030005705074" calcext:value-type="float">
            <text:p>-0.05030005705074</text:p>
          </table:table-cell>
          <table:table-cell table:style-name="ce1" office:value-type="float" office:value="-0.04613818214639" calcext:value-type="float">
            <text:p>-0.04613818214639</text:p>
          </table:table-cell>
          <table:table-cell table:style-name="ce1" office:value-type="float" office:value="-0.03438195180706" calcext:value-type="float">
            <text:p>-0.03438195180706</text:p>
          </table:table-cell>
          <table:table-cell table:style-name="ce1" office:value-type="float" office:value="-0.03419796288334" calcext:value-type="float">
            <text:p>-0.03419796288334</text:p>
          </table:table-cell>
          <table:table-cell table:style-name="ce1" office:value-type="float" office:value="-0.02836872929467" calcext:value-type="float">
            <text:p>-0.02836872929467</text:p>
          </table:table-cell>
          <table:table-cell table:style-name="ce1" office:value-type="float" office:value="-0.04775875507866" calcext:value-type="float">
            <text:p>-0.04775875507866</text:p>
          </table:table-cell>
          <table:table-cell table:style-name="ce2" office:value-type="float" office:value="-0.05380801543836" calcext:value-type="float">
            <text:p>-0.05380801543836</text:p>
          </table:table-cell>
          <table:table-cell table:style-name="ce2" office:value-type="float" office:value="-0.03460891349003" calcext:value-type="float">
            <text:p>-0.03460891349003</text:p>
          </table:table-cell>
          <table:table-cell table:style-name="ce1" office:value-type="float" office:value="-0.03854167306709" calcext:value-type="float">
            <text:p>-0.03854167306709</text:p>
          </table:table-cell>
          <table:table-cell table:style-name="ce1" office:value-type="float" office:value="-0.04406388446172" calcext:value-type="float">
            <text:p>-0.04406388446172</text:p>
          </table:table-cell>
          <table:table-cell table:style-name="ce2" office:value-type="float" office:value="-0.05001893728142" calcext:value-type="float">
            <text:p>-0.05001893728142</text:p>
          </table:table-cell>
          <table:table-cell table:style-name="ce2" office:value-type="float" office:value="-0.03304871621723" calcext:value-type="float">
            <text:p>-0.03304871621723</text:p>
          </table:table-cell>
        </table:table-row>
        <table:table-row table:style-name="ro1">
          <table:table-cell table:style-name="ce1" office:value-type="float" office:value="-0.0349570953648" calcext:value-type="float">
            <text:p>-0.0349570953648</text:p>
          </table:table-cell>
          <table:table-cell table:style-name="ce1" office:value-type="float" office:value="-0.0414329783685" calcext:value-type="float">
            <text:p>-0.0414329783685</text:p>
          </table:table-cell>
          <table:table-cell table:style-name="ce1" office:value-type="float" office:value="-0.04720987939881" calcext:value-type="float">
            <text:p>-0.04720987939881</text:p>
          </table:table-cell>
          <table:table-cell table:style-name="ce1" office:value-type="float" office:value="-0.04158985262739" calcext:value-type="float">
            <text:p>-0.04158985262739</text:p>
          </table:table-cell>
          <table:table-cell table:style-name="ce1" office:value-type="float" office:value="-0.03455657139287" calcext:value-type="float">
            <text:p>-0.03455657139287</text:p>
          </table:table-cell>
          <table:table-cell table:style-name="ce1" office:value-type="float" office:value="-0.03331392230613" calcext:value-type="float">
            <text:p>-0.03331392230613</text:p>
          </table:table-cell>
          <table:table-cell table:style-name="ce1" office:value-type="float" office:value="-0.03048338953965" calcext:value-type="float">
            <text:p>-0.03048338953965</text:p>
          </table:table-cell>
          <table:table-cell table:style-name="ce1" office:value-type="float" office:value="-0.04165642354173" calcext:value-type="float">
            <text:p>-0.04165642354173</text:p>
          </table:table-cell>
          <table:table-cell table:style-name="ce1" office:value-type="float" office:value="-0.04956196831689" calcext:value-type="float">
            <text:p>-0.04956196831689</text:p>
          </table:table-cell>
          <table:table-cell table:style-name="ce1" office:value-type="float" office:value="-0.04160864702178" calcext:value-type="float">
            <text:p>-0.04160864702178</text:p>
          </table:table-cell>
          <table:table-cell table:style-name="ce1" office:value-type="float" office:value="-0.03140985870673" calcext:value-type="float">
            <text:p>-0.03140985870673</text:p>
          </table:table-cell>
          <table:table-cell table:style-name="ce1" office:value-type="float" office:value="-0.03366472594101" calcext:value-type="float">
            <text:p>-0.03366472594101</text:p>
          </table:table-cell>
          <table:table-cell table:style-name="ce1" office:value-type="float" office:value="-0.02704422831291" calcext:value-type="float">
            <text:p>-0.02704422831291</text:p>
          </table:table-cell>
          <table:table-cell table:style-name="ce1" office:value-type="float" office:value="-0.04569502094384" calcext:value-type="float">
            <text:p>-0.04569502094384</text:p>
          </table:table-cell>
          <table:table-cell table:style-name="ce2" office:value-type="float" office:value="-0.05018621376359" calcext:value-type="float">
            <text:p>-0.05018621376359</text:p>
          </table:table-cell>
          <table:table-cell table:style-name="ce2" office:value-type="float" office:value="-0.03388421925262" calcext:value-type="float">
            <text:p>-0.03388421925262</text:p>
          </table:table-cell>
          <table:table-cell table:style-name="ce1" office:value-type="float" office:value="-0.03612184356725" calcext:value-type="float">
            <text:p>-0.03612184356725</text:p>
          </table:table-cell>
          <table:table-cell table:style-name="ce1" office:value-type="float" office:value="-0.03986747571538" calcext:value-type="float">
            <text:p>-0.03986747571538</text:p>
          </table:table-cell>
          <table:table-cell table:style-name="ce2" office:value-type="float" office:value="-0.0498936997184" calcext:value-type="float">
            <text:p>-0.0498936997184</text:p>
          </table:table-cell>
          <table:table-cell table:style-name="ce2" office:value-type="float" office:value="-0.03279565767567" calcext:value-type="float">
            <text:p>-0.03279565767567</text:p>
          </table:table-cell>
        </table:table-row>
        <table:table-row table:style-name="ro1">
          <table:table-cell table:style-name="ce1" office:value-type="float" office:value="-0.03251509120938" calcext:value-type="float">
            <text:p>-0.03251509120938</text:p>
          </table:table-cell>
          <table:table-cell table:style-name="ce1" office:value-type="float" office:value="-0.03971056951354" calcext:value-type="float">
            <text:p>-0.03971056951354</text:p>
          </table:table-cell>
          <table:table-cell table:style-name="ce1" office:value-type="float" office:value="-0.04561577609972" calcext:value-type="float">
            <text:p>-0.04561577609972</text:p>
          </table:table-cell>
          <table:table-cell table:style-name="ce1" office:value-type="float" office:value="-0.03983976632356" calcext:value-type="float">
            <text:p>-0.03983976632356</text:p>
          </table:table-cell>
          <table:table-cell table:style-name="ce1" office:value-type="float" office:value="-0.03327762945941" calcext:value-type="float">
            <text:p>-0.03327762945941</text:p>
          </table:table-cell>
          <table:table-cell table:style-name="ce1" office:value-type="float" office:value="-0.03230056909082" calcext:value-type="float">
            <text:p>-0.03230056909082</text:p>
          </table:table-cell>
          <table:table-cell table:style-name="ce1" office:value-type="float" office:value="-0.02997285038627" calcext:value-type="float">
            <text:p>-0.02997285038627</text:p>
          </table:table-cell>
          <table:table-cell table:style-name="ce1" office:value-type="float" office:value="-0.04023958907068" calcext:value-type="float">
            <text:p>-0.04023958907068</text:p>
          </table:table-cell>
          <table:table-cell table:style-name="ce1" office:value-type="float" office:value="-0.04907637602181" calcext:value-type="float">
            <text:p>-0.04907637602181</text:p>
          </table:table-cell>
          <table:table-cell table:style-name="ce1" office:value-type="float" office:value="-0.0397578019879" calcext:value-type="float">
            <text:p>-0.0397578019879</text:p>
          </table:table-cell>
          <table:table-cell table:style-name="ce1" office:value-type="float" office:value="-0.03009500753543" calcext:value-type="float">
            <text:p>-0.03009500753543</text:p>
          </table:table-cell>
          <table:table-cell table:style-name="ce1" office:value-type="float" office:value="-0.03305762777743" calcext:value-type="float">
            <text:p>-0.03305762777743</text:p>
          </table:table-cell>
          <table:table-cell table:style-name="ce1" office:value-type="float" office:value="-0.02525262714963" calcext:value-type="float">
            <text:p>-0.02525262714963</text:p>
          </table:table-cell>
          <table:table-cell table:style-name="ce1" office:value-type="float" office:value="-0.04373041226541" calcext:value-type="float">
            <text:p>-0.04373041226541</text:p>
          </table:table-cell>
          <table:table-cell table:style-name="ce2" office:value-type="float" office:value="-0.04977970989975" calcext:value-type="float">
            <text:p>-0.04977970989975</text:p>
          </table:table-cell>
          <table:table-cell table:style-name="ce2" office:value-type="float" office:value="-0.03366389963707" calcext:value-type="float">
            <text:p>-0.03366389963707</text:p>
          </table:table-cell>
          <table:table-cell table:style-name="ce1" office:value-type="float" office:value="-0.03568480206825" calcext:value-type="float">
            <text:p>-0.03568480206825</text:p>
          </table:table-cell>
          <table:table-cell table:style-name="ce1" office:value-type="float" office:value="-0.03853893620572" calcext:value-type="float">
            <text:p>-0.03853893620572</text:p>
          </table:table-cell>
          <table:table-cell table:style-name="ce2" office:value-type="float" office:value="-0.04658719483853" calcext:value-type="float">
            <text:p>-0.04658719483853</text:p>
          </table:table-cell>
          <table:table-cell table:style-name="ce2" office:value-type="float" office:value="-0.03218157787812" calcext:value-type="float">
            <text:p>-0.03218157787812</text:p>
          </table:table-cell>
        </table:table-row>
        <table:table-row table:style-name="ro1">
          <table:table-cell table:style-name="ce1" office:value-type="float" office:value="-0.02886239342832" calcext:value-type="float">
            <text:p>-0.02886239342832</text:p>
          </table:table-cell>
          <table:table-cell table:style-name="ce1" office:value-type="float" office:value="-0.0330456279563" calcext:value-type="float">
            <text:p>-0.0330456279563</text:p>
          </table:table-cell>
          <table:table-cell table:style-name="ce1" office:value-type="float" office:value="-0.04464678670959" calcext:value-type="float">
            <text:p>-0.04464678670959</text:p>
          </table:table-cell>
          <table:table-cell table:style-name="ce1" office:value-type="float" office:value="-0.0333048499733" calcext:value-type="float">
            <text:p>-0.0333048499733</text:p>
          </table:table-cell>
          <table:table-cell table:style-name="ce1" office:value-type="float" office:value="-0.0281798070313" calcext:value-type="float">
            <text:p>-0.0281798070313</text:p>
          </table:table-cell>
          <table:table-cell table:style-name="ce1" office:value-type="float" office:value="-0.03048536048208" calcext:value-type="float">
            <text:p>-0.03048536048208</text:p>
          </table:table-cell>
          <table:table-cell table:style-name="ce1" office:value-type="float" office:value="-0.02655436480153" calcext:value-type="float">
            <text:p>-0.02655436480153</text:p>
          </table:table-cell>
          <table:table-cell table:style-name="ce1" office:value-type="float" office:value="-0.03957152783736" calcext:value-type="float">
            <text:p>-0.03957152783736</text:p>
          </table:table-cell>
          <table:table-cell table:style-name="ce1" office:value-type="float" office:value="-0.04513571692565" calcext:value-type="float">
            <text:p>-0.04513571692565</text:p>
          </table:table-cell>
          <table:table-cell table:style-name="ce1" office:value-type="float" office:value="-0.03915537149628" calcext:value-type="float">
            <text:p>-0.03915537149628</text:p>
          </table:table-cell>
          <table:table-cell table:style-name="ce1" office:value-type="float" office:value="-0.0258247574297" calcext:value-type="float">
            <text:p>-0.0258247574297</text:p>
          </table:table-cell>
          <table:table-cell table:style-name="ce1" office:value-type="float" office:value="-0.0222826475432" calcext:value-type="float">
            <text:p>-0.0222826475432</text:p>
          </table:table-cell>
          <table:table-cell table:style-name="ce1" office:value-type="float" office:value="-0.02264810193724" calcext:value-type="float">
            <text:p>-0.02264810193724</text:p>
          </table:table-cell>
          <table:table-cell table:style-name="ce1" office:value-type="float" office:value="-0.04280677014873" calcext:value-type="float">
            <text:p>-0.04280677014873</text:p>
          </table:table-cell>
          <table:table-cell table:style-name="ce2" office:value-type="float" office:value="-0.04689199716252" calcext:value-type="float">
            <text:p>-0.04689199716252</text:p>
          </table:table-cell>
          <table:table-cell table:style-name="ce2" office:value-type="float" office:value="-0.01367791777177" calcext:value-type="float">
            <text:p>-0.01367791777177</text:p>
          </table:table-cell>
          <table:table-cell table:style-name="ce1" office:value-type="float" office:value="-0.0303409702983" calcext:value-type="float">
            <text:p>-0.0303409702983</text:p>
          </table:table-cell>
          <table:table-cell table:style-name="ce1" office:value-type="float" office:value="-0.03088388448796" calcext:value-type="float">
            <text:p>-0.03088388448796</text:p>
          </table:table-cell>
          <table:table-cell table:style-name="ce2" office:value-type="float" office:value="-0.04471067223549" calcext:value-type="float">
            <text:p>-0.04471067223549</text:p>
          </table:table-cell>
          <table:table-cell table:style-name="ce2" office:value-type="float" office:value="-0.0321382118132" calcext:value-type="float">
            <text:p>-0.0321382118132</text:p>
          </table:table-cell>
        </table:table-row>
        <table:table-row table:style-name="ro1">
          <table:table-cell table:style-name="ce1" office:value-type="float" office:value="-0.02683540619947" calcext:value-type="float">
            <text:p>-0.02683540619947</text:p>
          </table:table-cell>
          <table:table-cell table:style-name="ce1" office:value-type="float" office:value="-0.03188229959775" calcext:value-type="float">
            <text:p>-0.03188229959775</text:p>
          </table:table-cell>
          <table:table-cell table:style-name="ce1" office:value-type="float" office:value="-0.04409112723989" calcext:value-type="float">
            <text:p>-0.04409112723989</text:p>
          </table:table-cell>
          <table:table-cell table:style-name="ce1" office:value-type="float" office:value="-0.03185028211943" calcext:value-type="float">
            <text:p>-0.03185028211943</text:p>
          </table:table-cell>
          <table:table-cell table:style-name="ce1" office:value-type="float" office:value="-0.02687598699782" calcext:value-type="float">
            <text:p>-0.02687598699782</text:p>
          </table:table-cell>
          <table:table-cell table:style-name="ce1" office:value-type="float" office:value="-0.02998286058927" calcext:value-type="float">
            <text:p>-0.02998286058927</text:p>
          </table:table-cell>
          <table:table-cell table:style-name="ce1" office:value-type="float" office:value="-0.02387964750213" calcext:value-type="float">
            <text:p>-0.02387964750213</text:p>
          </table:table-cell>
          <table:table-cell table:style-name="ce1" office:value-type="float" office:value="-0.03721354109571" calcext:value-type="float">
            <text:p>-0.03721354109571</text:p>
          </table:table-cell>
          <table:table-cell table:style-name="ce1" office:value-type="float" office:value="-0.04464167574903" calcext:value-type="float">
            <text:p>-0.04464167574903</text:p>
          </table:table-cell>
          <table:table-cell table:style-name="ce1" office:value-type="float" office:value="-0.03640552471304" calcext:value-type="float">
            <text:p>-0.03640552471304</text:p>
          </table:table-cell>
          <table:table-cell table:style-name="ce1" office:value-type="float" office:value="-0.02340716195451" calcext:value-type="float">
            <text:p>-0.02340716195451</text:p>
          </table:table-cell>
          <table:table-cell table:style-name="ce1" office:value-type="float" office:value="-0.02192805022705" calcext:value-type="float">
            <text:p>-0.02192805022705</text:p>
          </table:table-cell>
          <table:table-cell table:style-name="ce1" office:value-type="float" office:value="-0.02127910552484" calcext:value-type="float">
            <text:p>-0.02127910552484</text:p>
          </table:table-cell>
          <table:table-cell table:style-name="ce1" office:value-type="float" office:value="-0.03914949290937" calcext:value-type="float">
            <text:p>-0.03914949290937</text:p>
          </table:table-cell>
          <table:table-cell table:style-name="ce2" office:value-type="float" office:value="-0.04514082362039" calcext:value-type="float">
            <text:p>-0.04514082362039</text:p>
          </table:table-cell>
          <table:table-cell table:style-name="ce2" office:value-type="float" office:value="-0.01295439525799" calcext:value-type="float">
            <text:p>-0.01295439525799</text:p>
          </table:table-cell>
          <table:table-cell table:style-name="ce1" office:value-type="float" office:value="-0.02969660309985" calcext:value-type="float">
            <text:p>-0.02969660309985</text:p>
          </table:table-cell>
          <table:table-cell table:style-name="ce1" office:value-type="float" office:value="-0.02942714134836" calcext:value-type="float">
            <text:p>-0.02942714134836</text:p>
          </table:table-cell>
          <table:table-cell table:style-name="ce2" office:value-type="float" office:value="-0.04444283712609" calcext:value-type="float">
            <text:p>-0.04444283712609</text:p>
          </table:table-cell>
          <table:table-cell table:style-name="ce2" office:value-type="float" office:value="-0.03159711725528" calcext:value-type="float">
            <text:p>-0.03159711725528</text:p>
          </table:table-cell>
        </table:table-row>
        <table:table-row table:style-name="ro1">
          <table:table-cell table:style-name="ce1" office:value-type="float" office:value="-0.02426845696031" calcext:value-type="float">
            <text:p>-0.02426845696031</text:p>
          </table:table-cell>
          <table:table-cell table:style-name="ce1" office:value-type="float" office:value="-0.02909707597394" calcext:value-type="float">
            <text:p>-0.02909707597394</text:p>
          </table:table-cell>
          <table:table-cell table:style-name="ce1" office:value-type="float" office:value="-0.03670583295548" calcext:value-type="float">
            <text:p>-0.03670583295548</text:p>
          </table:table-cell>
          <table:table-cell table:style-name="ce1" office:value-type="float" office:value="-0.02921447094062" calcext:value-type="float">
            <text:p>-0.02921447094062</text:p>
          </table:table-cell>
          <table:table-cell table:style-name="ce1" office:value-type="float" office:value="-0.02416349021056" calcext:value-type="float">
            <text:p>-0.02416349021056</text:p>
          </table:table-cell>
          <table:table-cell table:style-name="ce1" office:value-type="float" office:value="-0.01951713040024" calcext:value-type="float">
            <text:p>-0.01951713040024</text:p>
          </table:table-cell>
          <table:table-cell table:style-name="ce1" office:value-type="float" office:value="-0.02088431646492" calcext:value-type="float">
            <text:p>-0.02088431646492</text:p>
          </table:table-cell>
          <table:table-cell table:style-name="ce1" office:value-type="float" office:value="-0.03324994202468" calcext:value-type="float">
            <text:p>-0.03324994202468</text:p>
          </table:table-cell>
          <table:table-cell table:style-name="ce1" office:value-type="float" office:value="-0.04433617523124" calcext:value-type="float">
            <text:p>-0.04433617523124</text:p>
          </table:table-cell>
          <table:table-cell table:style-name="ce1" office:value-type="float" office:value="-0.03343990824074" calcext:value-type="float">
            <text:p>-0.03343990824074</text:p>
          </table:table-cell>
          <table:table-cell table:style-name="ce1" office:value-type="float" office:value="-0.02085652671201" calcext:value-type="float">
            <text:p>-0.02085652671201</text:p>
          </table:table-cell>
          <table:table-cell table:style-name="ce1" office:value-type="float" office:value="-0.0143742562453" calcext:value-type="float">
            <text:p>-0.0143742562453</text:p>
          </table:table-cell>
          <table:table-cell table:style-name="ce1" office:value-type="float" office:value="-0.01868093252977" calcext:value-type="float">
            <text:p>-0.01868093252977</text:p>
          </table:table-cell>
          <table:table-cell table:style-name="ce1" office:value-type="float" office:value="-0.03290498429121" calcext:value-type="float">
            <text:p>-0.03290498429121</text:p>
          </table:table-cell>
          <table:table-cell table:style-name="ce2" office:value-type="float" office:value="-0.04456975823226" calcext:value-type="float">
            <text:p>-0.04456975823226</text:p>
          </table:table-cell>
          <table:table-cell table:style-name="ce2" office:value-type="float" office:value="-0.01063074075856" calcext:value-type="float">
            <text:p>-0.01063074075856</text:p>
          </table:table-cell>
          <table:table-cell table:style-name="ce1" office:value-type="float" office:value="-0.02408092065135" calcext:value-type="float">
            <text:p>-0.02408092065135</text:p>
          </table:table-cell>
          <table:table-cell table:style-name="ce1" office:value-type="float" office:value="-0.02037734525631" calcext:value-type="float">
            <text:p>-0.02037734525631</text:p>
          </table:table-cell>
          <table:table-cell table:style-name="ce2" office:value-type="float" office:value="-0.01829856160684" calcext:value-type="float">
            <text:p>-0.01829856160684</text:p>
          </table:table-cell>
          <table:table-cell table:style-name="ce2" office:value-type="float" office:value="-0.02136556839117" calcext:value-type="float">
            <text:p>-0.02136556839117</text:p>
          </table:table-cell>
        </table:table-row>
        <table:table-row table:style-name="ro1">
          <table:table-cell table:style-name="ce1" office:value-type="float" office:value="-0.02112981219982" calcext:value-type="float">
            <text:p>-0.02112981219982</text:p>
          </table:table-cell>
          <table:table-cell table:style-name="ce1" office:value-type="float" office:value="-0.0249257339257" calcext:value-type="float">
            <text:p>-0.0249257339257</text:p>
          </table:table-cell>
          <table:table-cell table:style-name="ce1" office:value-type="float" office:value="-0.02848299826175" calcext:value-type="float">
            <text:p>-0.02848299826175</text:p>
          </table:table-cell>
          <table:table-cell table:style-name="ce1" office:value-type="float" office:value="-0.02466699733462" calcext:value-type="float">
            <text:p>-0.02466699733462</text:p>
          </table:table-cell>
          <table:table-cell table:style-name="ce1" office:value-type="float" office:value="-0.02184312538311" calcext:value-type="float">
            <text:p>-0.02184312538311</text:p>
          </table:table-cell>
          <table:table-cell table:style-name="ce1" office:value-type="float" office:value="-0.0185209756258" calcext:value-type="float">
            <text:p>-0.0185209756258</text:p>
          </table:table-cell>
          <table:table-cell table:style-name="ce1" office:value-type="float" office:value="-0.01840608227352" calcext:value-type="float">
            <text:p>-0.01840608227352</text:p>
          </table:table-cell>
          <table:table-cell table:style-name="ce1" office:value-type="float" office:value="-0.02806469864331" calcext:value-type="float">
            <text:p>-0.02806469864331</text:p>
          </table:table-cell>
          <table:table-cell table:style-name="ce1" office:value-type="float" office:value="-0.04183934450308" calcext:value-type="float">
            <text:p>-0.04183934450308</text:p>
          </table:table-cell>
          <table:table-cell table:style-name="ce1" office:value-type="float" office:value="-0.02721855191554" calcext:value-type="float">
            <text:p>-0.02721855191554</text:p>
          </table:table-cell>
          <table:table-cell table:style-name="ce1" office:value-type="float" office:value="-0.01826380041853" calcext:value-type="float">
            <text:p>-0.01826380041853</text:p>
          </table:table-cell>
          <table:table-cell table:style-name="ce1" office:value-type="float" office:value="-0.01244405741625" calcext:value-type="float">
            <text:p>-0.01244405741625</text:p>
          </table:table-cell>
          <table:table-cell table:style-name="ce1" office:value-type="float" office:value="-0.01707333172358" calcext:value-type="float">
            <text:p>-0.01707333172358</text:p>
          </table:table-cell>
          <table:table-cell table:style-name="ce1" office:value-type="float" office:value="-0.0295040923182" calcext:value-type="float">
            <text:p>-0.0295040923182</text:p>
          </table:table-cell>
          <table:table-cell table:style-name="ce2" office:value-type="float" office:value="-0.04432769480894" calcext:value-type="float">
            <text:p>-0.04432769480894</text:p>
          </table:table-cell>
          <table:table-cell table:style-name="ce2" office:value-type="float" office:value="-0.009168191349068" calcext:value-type="float">
            <text:p>-0.009168191349068</text:p>
          </table:table-cell>
          <table:table-cell table:style-name="ce1" office:value-type="float" office:value="-0.02275512820412" calcext:value-type="float">
            <text:p>-0.02275512820412</text:p>
          </table:table-cell>
          <table:table-cell table:style-name="ce1" office:value-type="float" office:value="-0.0198596143891" calcext:value-type="float">
            <text:p>-0.0198596143891</text:p>
          </table:table-cell>
          <table:table-cell table:style-name="ce2" office:value-type="float" office:value="-0.01785315659586" calcext:value-type="float">
            <text:p>-0.01785315659586</text:p>
          </table:table-cell>
          <table:table-cell table:style-name="ce2" office:value-type="float" office:value="-0.02110651681925" calcext:value-type="float">
            <text:p>-0.02110651681925</text:p>
          </table:table-cell>
        </table:table-row>
        <table:table-row table:style-name="ro1">
          <table:table-cell table:style-name="ce1" office:value-type="float" office:value="-0.01679362327984" calcext:value-type="float">
            <text:p>-0.01679362327984</text:p>
          </table:table-cell>
          <table:table-cell table:style-name="ce1" office:value-type="float" office:value="-0.0224147625012" calcext:value-type="float">
            <text:p>-0.0224147625012</text:p>
          </table:table-cell>
          <table:table-cell table:style-name="ce1" office:value-type="float" office:value="-0.01969426079221" calcext:value-type="float">
            <text:p>-0.01969426079221</text:p>
          </table:table-cell>
          <table:table-cell table:style-name="ce1" office:value-type="float" office:value="-0.02083632440881" calcext:value-type="float">
            <text:p>-0.02083632440881</text:p>
          </table:table-cell>
          <table:table-cell table:style-name="ce1" office:value-type="float" office:value="-0.01669226669096" calcext:value-type="float">
            <text:p>-0.01669226669096</text:p>
          </table:table-cell>
          <table:table-cell table:style-name="ce1" office:value-type="float" office:value="-0.009685317617975" calcext:value-type="float">
            <text:p>-0.009685317617975</text:p>
          </table:table-cell>
          <table:table-cell table:style-name="ce1" office:value-type="float" office:value="-0.01419101592258" calcext:value-type="float">
            <text:p>-0.01419101592258</text:p>
          </table:table-cell>
          <table:table-cell table:style-name="ce1" office:value-type="float" office:value="-0.02527404219701" calcext:value-type="float">
            <text:p>-0.02527404219701</text:p>
          </table:table-cell>
          <table:table-cell table:style-name="ce1" office:value-type="float" office:value="-0.0331228129371" calcext:value-type="float">
            <text:p>-0.0331228129371</text:p>
          </table:table-cell>
          <table:table-cell table:style-name="ce1" office:value-type="float" office:value="-0.02323897398137" calcext:value-type="float">
            <text:p>-0.02323897398137</text:p>
          </table:table-cell>
          <table:table-cell table:style-name="ce1" office:value-type="float" office:value="-0.01504113544556" calcext:value-type="float">
            <text:p>-0.01504113544556</text:p>
          </table:table-cell>
          <table:table-cell table:style-name="ce1" office:value-type="float" office:value="-0.00713325453529" calcext:value-type="float">
            <text:p>-0.00713325453529</text:p>
          </table:table-cell>
          <table:table-cell table:style-name="ce1" office:value-type="float" office:value="-0.01529338510094" calcext:value-type="float">
            <text:p>-0.01529338510094</text:p>
          </table:table-cell>
          <table:table-cell table:style-name="ce1" office:value-type="float" office:value="-0.02495930407233" calcext:value-type="float">
            <text:p>-0.02495930407233</text:p>
          </table:table-cell>
          <table:table-cell table:style-name="ce2" office:value-type="float" office:value="-0.04014148681695" calcext:value-type="float">
            <text:p>-0.04014148681695</text:p>
          </table:table-cell>
          <table:table-cell table:style-name="ce2" office:value-type="float" office:value="-0.007884813116959" calcext:value-type="float">
            <text:p>-0.007884813116959</text:p>
          </table:table-cell>
          <table:table-cell table:style-name="ce1" office:value-type="float" office:value="-0.01729636214243" calcext:value-type="float">
            <text:p>-0.01729636214243</text:p>
          </table:table-cell>
          <table:table-cell table:style-name="ce1" office:value-type="float" office:value="-0.01969580139243" calcext:value-type="float">
            <text:p>-0.01969580139243</text:p>
          </table:table-cell>
          <table:table-cell table:style-name="ce2" office:value-type="float" office:value="-0.01370502154216" calcext:value-type="float">
            <text:p>-0.01370502154216</text:p>
          </table:table-cell>
          <table:table-cell table:style-name="ce2" office:value-type="float" office:value="-0.01122063711123" calcext:value-type="float">
            <text:p>-0.01122063711123</text:p>
          </table:table-cell>
        </table:table-row>
        <table:table-row table:style-name="ro1">
          <table:table-cell table:style-name="ce1" office:value-type="float" office:value="-0.01435180030524" calcext:value-type="float">
            <text:p>-0.01435180030524</text:p>
          </table:table-cell>
          <table:table-cell table:style-name="ce1" office:value-type="float" office:value="-0.01577385002361" calcext:value-type="float">
            <text:p>-0.01577385002361</text:p>
          </table:table-cell>
          <table:table-cell table:style-name="ce1" office:value-type="float" office:value="-0.01038598144449" calcext:value-type="float">
            <text:p>-0.01038598144449</text:p>
          </table:table-cell>
          <table:table-cell table:style-name="ce1" office:value-type="float" office:value="-0.01849756770791" calcext:value-type="float">
            <text:p>-0.01849756770791</text:p>
          </table:table-cell>
          <table:table-cell table:style-name="ce1" office:value-type="float" office:value="-0.01377355058488" calcext:value-type="float">
            <text:p>-0.01377355058488</text:p>
          </table:table-cell>
          <table:table-cell table:style-name="ce1" office:value-type="float" office:value="-0.007963811466551" calcext:value-type="float">
            <text:p>-0.007963811466551</text:p>
          </table:table-cell>
          <table:table-cell table:style-name="ce1" office:value-type="float" office:value="-0.01327567680336" calcext:value-type="float">
            <text:p>-0.01327567680336</text:p>
          </table:table-cell>
          <table:table-cell table:style-name="ce1" office:value-type="float" office:value="-0.02215412190219" calcext:value-type="float">
            <text:p>-0.02215412190219</text:p>
          </table:table-cell>
          <table:table-cell table:style-name="ce1" office:value-type="float" office:value="-0.0206286537925" calcext:value-type="float">
            <text:p>-0.0206286537925</text:p>
          </table:table-cell>
          <table:table-cell table:style-name="ce1" office:value-type="float" office:value="-0.02120431302428" calcext:value-type="float">
            <text:p>-0.02120431302428</text:p>
          </table:table-cell>
          <table:table-cell table:style-name="ce1" office:value-type="float" office:value="-0.01215470247027" calcext:value-type="float">
            <text:p>-0.01215470247027</text:p>
          </table:table-cell>
          <table:table-cell table:style-name="ce1" office:value-type="float" office:value="-0.005575518663343" calcext:value-type="float">
            <text:p>-0.005575518663343</text:p>
          </table:table-cell>
          <table:table-cell table:style-name="ce1" office:value-type="float" office:value="-0.01293232532025" calcext:value-type="float">
            <text:p>-0.01293232532025</text:p>
          </table:table-cell>
          <table:table-cell table:style-name="ce1" office:value-type="float" office:value="-0.02229938255511" calcext:value-type="float">
            <text:p>-0.02229938255511</text:p>
          </table:table-cell>
          <table:table-cell table:style-name="ce2" office:value-type="float" office:value="-0.02452676305117" calcext:value-type="float">
            <text:p>-0.02452676305117</text:p>
          </table:table-cell>
          <table:table-cell table:style-name="ce2" office:value-type="float" office:value="-0.005240023549247" calcext:value-type="float">
            <text:p>-0.005240023549247</text:p>
          </table:table-cell>
          <table:table-cell table:style-name="ce1" office:value-type="float" office:value="-0.01511404036023" calcext:value-type="float">
            <text:p>-0.01511404036023</text:p>
          </table:table-cell>
          <table:table-cell table:style-name="ce1" office:value-type="float" office:value="-0.0193071987844" calcext:value-type="float">
            <text:p>-0.0193071987844</text:p>
          </table:table-cell>
          <table:table-cell table:style-name="ce2" office:value-type="float" office:value="-0.01312439777681" calcext:value-type="float">
            <text:p>-0.01312439777681</text:p>
          </table:table-cell>
          <table:table-cell table:style-name="ce2" office:value-type="float" office:value="-0.01080511162465" calcext:value-type="float">
            <text:p>-0.01080511162465</text:p>
          </table:table-cell>
        </table:table-row>
        <table:table-row table:style-name="ro1">
          <table:table-cell table:style-name="ce1" office:value-type="float" office:value="-0.01259248649478" calcext:value-type="float">
            <text:p>-0.01259248649478</text:p>
          </table:table-cell>
          <table:table-cell table:style-name="ce1" office:value-type="float" office:value="-0.01310210681624" calcext:value-type="float">
            <text:p>-0.01310210681624</text:p>
          </table:table-cell>
          <table:table-cell table:style-name="ce1" office:value-type="float" office:value="-0.004668522933293" calcext:value-type="float">
            <text:p>-0.004668522933293</text:p>
          </table:table-cell>
          <table:table-cell table:style-name="ce1" office:value-type="float" office:value="-0.01365586858249" calcext:value-type="float">
            <text:p>-0.01365586858249</text:p>
          </table:table-cell>
          <table:table-cell table:style-name="ce1" office:value-type="float" office:value="-0.01259462039361" calcext:value-type="float">
            <text:p>-0.01259462039361</text:p>
          </table:table-cell>
          <table:table-cell table:style-name="ce1" office:value-type="float" office:value="-0.006598386121039" calcext:value-type="float">
            <text:p>-0.006598386121039</text:p>
          </table:table-cell>
          <table:table-cell table:style-name="ce1" office:value-type="float" office:value="-0.01040859410267" calcext:value-type="float">
            <text:p>-0.01040859410267</text:p>
          </table:table-cell>
          <table:table-cell table:style-name="ce1" office:value-type="float" office:value="-0.01457665464574" calcext:value-type="float">
            <text:p>-0.01457665464574</text:p>
          </table:table-cell>
          <table:table-cell table:style-name="ce1" office:value-type="float" office:value="-0.006417624333967" calcext:value-type="float">
            <text:p>-0.006417624333967</text:p>
          </table:table-cell>
          <table:table-cell table:style-name="ce1" office:value-type="float" office:value="-0.009908084941805" calcext:value-type="float">
            <text:p>-0.009908084941805</text:p>
          </table:table-cell>
          <table:table-cell table:style-name="ce1" office:value-type="float" office:value="-0.01054409824333" calcext:value-type="float">
            <text:p>-0.01054409824333</text:p>
          </table:table-cell>
          <table:table-cell table:style-name="ce1" office:value-type="float" office:value="-0.002072582168466" calcext:value-type="float">
            <text:p>-0.002072582168466</text:p>
          </table:table-cell>
          <table:table-cell table:style-name="ce1" office:value-type="float" office:value="-0.01037936119789" calcext:value-type="float">
            <text:p>-0.01037936119789</text:p>
          </table:table-cell>
          <table:table-cell table:style-name="ce1" office:value-type="float" office:value="-0.0151011500952" calcext:value-type="float">
            <text:p>-0.0151011500952</text:p>
          </table:table-cell>
          <table:table-cell table:style-name="ce2" office:value-type="float" office:value="-0.009403614072508" calcext:value-type="float">
            <text:p>-0.009403614072508</text:p>
          </table:table-cell>
          <table:table-cell table:style-name="ce2" office:value-type="float" office:value="-0.004221920903739" calcext:value-type="float">
            <text:p>-0.004221920903739</text:p>
          </table:table-cell>
          <table:table-cell table:style-name="ce1" office:value-type="float" office:value="-0.01241562032518" calcext:value-type="float">
            <text:p>-0.01241562032518</text:p>
          </table:table-cell>
          <table:table-cell table:style-name="ce1" office:value-type="float" office:value="-0.01863561973027" calcext:value-type="float">
            <text:p>-0.01863561973027</text:p>
          </table:table-cell>
          <table:table-cell table:style-name="ce2" office:value-type="float" office:value="-0.008638641016897" calcext:value-type="float">
            <text:p>-0.008638641016897</text:p>
          </table:table-cell>
          <table:table-cell table:style-name="ce2" office:value-type="float" office:value="-0.004763244837812" calcext:value-type="float">
            <text:p>-0.004763244837812</text:p>
          </table:table-cell>
        </table:table-row>
        <table:table-row table:style-name="ro1">
          <table:table-cell table:style-name="ce1" office:value-type="float" office:value="-0.009510378878802" calcext:value-type="float">
            <text:p>-0.009510378878802</text:p>
          </table:table-cell>
          <table:table-cell table:style-name="ce1" office:value-type="float" office:value="-0.007918668730505" calcext:value-type="float">
            <text:p>-0.007918668730505</text:p>
          </table:table-cell>
          <table:table-cell table:style-name="ce1" office:value-type="float" office:value="0.00007137270224879" calcext:value-type="float">
            <text:p>7.137270224879E-05</text:p>
          </table:table-cell>
          <table:table-cell table:style-name="ce1" office:value-type="float" office:value="-0.007102956233298" calcext:value-type="float">
            <text:p>-0.007102956233298</text:p>
          </table:table-cell>
          <table:table-cell table:style-name="ce1" office:value-type="float" office:value="-0.008441530119886" calcext:value-type="float">
            <text:p>-0.008441530119886</text:p>
          </table:table-cell>
          <table:table-cell table:style-name="ce1" office:value-type="float" office:value="-0.00186413101246" calcext:value-type="float">
            <text:p>-0.00186413101246</text:p>
          </table:table-cell>
          <table:table-cell table:style-name="ce1" office:value-type="float" office:value="-0.006569449026342" calcext:value-type="float">
            <text:p>-0.006569449026342</text:p>
          </table:table-cell>
          <table:table-cell table:style-name="ce1" office:value-type="float" office:value="-0.002315335822534" calcext:value-type="float">
            <text:p>-0.002315335822534</text:p>
          </table:table-cell>
          <table:table-cell table:style-name="ce1" office:value-type="float" office:value="0.009268155711283" calcext:value-type="float">
            <text:p>0.009268155711283</text:p>
          </table:table-cell>
          <table:table-cell table:style-name="ce1" office:value-type="float" office:value="0.004078557491418" calcext:value-type="float">
            <text:p>0.004078557491418</text:p>
          </table:table-cell>
          <table:table-cell table:style-name="ce1" office:value-type="float" office:value="-0.006109190283655" calcext:value-type="float">
            <text:p>-0.006109190283655</text:p>
          </table:table-cell>
          <table:table-cell table:style-name="ce1" office:value-type="float" office:value="0.0001980476458352" calcext:value-type="float">
            <text:p>0.000198047645835</text:p>
          </table:table-cell>
          <table:table-cell table:style-name="ce1" office:value-type="float" office:value="-0.008770128040549" calcext:value-type="float">
            <text:p>-0.008770128040549</text:p>
          </table:table-cell>
          <table:table-cell table:style-name="ce1" office:value-type="float" office:value="-0.002055771996734" calcext:value-type="float">
            <text:p>-0.002055771996734</text:p>
          </table:table-cell>
          <table:table-cell table:style-name="ce2" office:value-type="float" office:value="0.01532082062373" calcext:value-type="float">
            <text:p>0.01532082062373</text:p>
          </table:table-cell>
          <table:table-cell table:style-name="ce2" office:value-type="float" office:value="-0.003232823930197" calcext:value-type="float">
            <text:p>-0.003232823930197</text:p>
          </table:table-cell>
          <table:table-cell table:style-name="ce1" office:value-type="float" office:value="-0.009737998301449" calcext:value-type="float">
            <text:p>-0.009737998301449</text:p>
          </table:table-cell>
          <table:table-cell table:style-name="ce1" office:value-type="float" office:value="-0.01765341070164" calcext:value-type="float">
            <text:p>-0.01765341070164</text:p>
          </table:table-cell>
          <table:table-cell table:style-name="ce2" office:value-type="float" office:value="-0.005798889998916" calcext:value-type="float">
            <text:p>-0.005798889998916</text:p>
          </table:table-cell>
          <table:table-cell table:style-name="ce2" office:value-type="float" office:value="-0.004169538372832" calcext:value-type="float">
            <text:p>-0.004169538372832</text:p>
          </table:table-cell>
        </table:table-row>
        <table:table-row table:style-name="ro1" table:number-rows-repeated="104845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number-columns-repeated="20" table:default-cell-style-name="ce1"/>
        <table:table-row table:style-name="ro1">
          <table:table-cell office:value-type="float" office:value="-2.548036029486" calcext:value-type="float">
            <text:p>-2.548036029486</text:p>
          </table:table-cell>
          <table:table-cell office:value-type="float" office:value="-2.548829971055" calcext:value-type="float">
            <text:p>-2.548829971055</text:p>
          </table:table-cell>
          <table:table-cell office:value-type="float" office:value="-2.549223723616" calcext:value-type="float">
            <text:p>-2.549223723616</text:p>
          </table:table-cell>
          <table:table-cell office:value-type="float" office:value="-2.548829971064" calcext:value-type="float">
            <text:p>-2.548829971064</text:p>
          </table:table-cell>
          <table:table-cell office:value-type="float" office:value="-2.548036029485" calcext:value-type="float">
            <text:p>-2.548036029485</text:p>
          </table:table-cell>
          <table:table-cell office:value-type="float" office:value="-2.547634700976" calcext:value-type="float">
            <text:p>-2.547634700976</text:p>
          </table:table-cell>
          <table:table-cell office:value-type="float" office:value="-2.548068451727" calcext:value-type="float">
            <text:p>-2.548068451727</text:p>
          </table:table-cell>
          <table:table-cell office:value-type="float" office:value="-2.548905797897" calcext:value-type="float">
            <text:p>-2.548905797897</text:p>
          </table:table-cell>
          <table:table-cell office:value-type="float" office:value="-2.549315449261" calcext:value-type="float">
            <text:p>-2.549315449261</text:p>
          </table:table-cell>
          <table:table-cell office:value-type="float" office:value="-2.5489057979" calcext:value-type="float">
            <text:p>-2.5489057979</text:p>
          </table:table-cell>
          <table:table-cell office:value-type="float" office:value="-2.54806845173" calcext:value-type="float">
            <text:p>-2.54806845173</text:p>
          </table:table-cell>
          <table:table-cell office:value-type="float" office:value="-2.54763510754" calcext:value-type="float">
            <text:p>-2.54763510754</text:p>
          </table:table-cell>
          <table:table-cell office:value-type="float" office:value="-2.548083029245" calcext:value-type="float">
            <text:p>-2.548083029245</text:p>
          </table:table-cell>
          <table:table-cell office:value-type="float" office:value="-2.548936281371" calcext:value-type="float">
            <text:p>-2.548936281371</text:p>
          </table:table-cell>
          <table:table-cell office:value-type="float" office:value="-2.549351334487" calcext:value-type="float">
            <text:p>-2.549351334487</text:p>
          </table:table-cell>
          <table:table-cell office:value-type="float" office:value="-2.547635310872" calcext:value-type="float">
            <text:p>-2.547635310872</text:p>
          </table:table-cell>
          <table:table-cell office:value-type="float" office:value="-2.548017029745" calcext:value-type="float">
            <text:p>-2.548017029745</text:p>
          </table:table-cell>
          <table:table-cell office:value-type="float" office:value="-2.548778804226" calcext:value-type="float">
            <text:p>-2.548778804226</text:p>
          </table:table-cell>
          <table:table-cell office:value-type="float" office:value="-2.549158061716" calcext:value-type="float">
            <text:p>-2.549158061716</text:p>
          </table:table-cell>
          <table:table-cell office:value-type="float" office:value="-2.547634497741" calcext:value-type="float">
            <text:p>-2.547634497741</text:p>
          </table:table-cell>
        </table:table-row>
        <table:table-row table:style-name="ro1">
          <table:table-cell office:value-type="float" office:value="-2.547999753137" calcext:value-type="float">
            <text:p>-2.547999753137</text:p>
          </table:table-cell>
          <table:table-cell office:value-type="float" office:value="-2.54880043746" calcext:value-type="float">
            <text:p>-2.54880043746</text:p>
          </table:table-cell>
          <table:table-cell office:value-type="float" office:value="-2.549193401231" calcext:value-type="float">
            <text:p>-2.549193401231</text:p>
          </table:table-cell>
          <table:table-cell office:value-type="float" office:value="-2.548800437392" calcext:value-type="float">
            <text:p>-2.548800437392</text:p>
          </table:table-cell>
          <table:table-cell office:value-type="float" office:value="-2.547999753024" calcext:value-type="float">
            <text:p>-2.547999753024</text:p>
          </table:table-cell>
          <table:table-cell office:value-type="float" office:value="-2.547574871712" calcext:value-type="float">
            <text:p>-2.547574871712</text:p>
          </table:table-cell>
          <table:table-cell office:value-type="float" office:value="-2.548038887257" calcext:value-type="float">
            <text:p>-2.548038887257</text:p>
          </table:table-cell>
          <table:table-cell office:value-type="float" office:value="-2.548863135647" calcext:value-type="float">
            <text:p>-2.548863135647</text:p>
          </table:table-cell>
          <table:table-cell office:value-type="float" office:value="-2.549264651606" calcext:value-type="float">
            <text:p>-2.549264651606</text:p>
          </table:table-cell>
          <table:table-cell office:value-type="float" office:value="-2.548863135616" calcext:value-type="float">
            <text:p>-2.548863135616</text:p>
          </table:table-cell>
          <table:table-cell office:value-type="float" office:value="-2.548038887188" calcext:value-type="float">
            <text:p>-2.548038887188</text:p>
          </table:table-cell>
          <table:table-cell office:value-type="float" office:value="-2.547575277876" calcext:value-type="float">
            <text:p>-2.547575277876</text:p>
          </table:table-cell>
          <table:table-cell office:value-type="float" office:value="-2.548052724892" calcext:value-type="float">
            <text:p>-2.548052724892</text:p>
          </table:table-cell>
          <table:table-cell office:value-type="float" office:value="-2.54888552421" calcext:value-type="float">
            <text:p>-2.54888552421</text:p>
          </table:table-cell>
          <table:table-cell office:value-type="float" office:value="-2.549290472623" calcext:value-type="float">
            <text:p>-2.549290472623</text:p>
          </table:table-cell>
          <table:table-cell office:value-type="float" office:value="-2.54757548101" calcext:value-type="float">
            <text:p>-2.54757548101</text:p>
          </table:table-cell>
          <table:table-cell office:value-type="float" office:value="-2.54795721957" calcext:value-type="float">
            <text:p>-2.54795721957</text:p>
          </table:table-cell>
          <table:table-cell office:value-type="float" office:value="-2.548719031543" calcext:value-type="float">
            <text:p>-2.548719031543</text:p>
          </table:table-cell>
          <table:table-cell office:value-type="float" office:value="-2.549098307644" calcext:value-type="float">
            <text:p>-2.549098307644</text:p>
          </table:table-cell>
          <table:table-cell office:value-type="float" office:value="-2.54757466868" calcext:value-type="float">
            <text:p>-2.54757466868</text:p>
          </table:table-cell>
        </table:table-row>
        <table:table-row table:style-name="ro1">
          <table:table-cell office:value-type="float" office:value="-2.547930783266" calcext:value-type="float">
            <text:p>-2.547930783266</text:p>
          </table:table-cell>
          <table:table-cell office:value-type="float" office:value="-2.548703021355" calcext:value-type="float">
            <text:p>-2.548703021355</text:p>
          </table:table-cell>
          <table:table-cell office:value-type="float" office:value="-2.549086746903" calcext:value-type="float">
            <text:p>-2.549086746903</text:p>
          </table:table-cell>
          <table:table-cell office:value-type="float" office:value="-2.548703021366" calcext:value-type="float">
            <text:p>-2.548703021366</text:p>
          </table:table-cell>
          <table:table-cell office:value-type="float" office:value="-2.547930783249" calcext:value-type="float">
            <text:p>-2.547930783249</text:p>
          </table:table-cell>
          <table:table-cell office:value-type="float" office:value="-2.547556779408" calcext:value-type="float">
            <text:p>-2.547556779408</text:p>
          </table:table-cell>
          <table:table-cell office:value-type="float" office:value="-2.547941539731" calcext:value-type="float">
            <text:p>-2.547941539731</text:p>
          </table:table-cell>
          <table:table-cell office:value-type="float" office:value="-2.548724836136" calcext:value-type="float">
            <text:p>-2.548724836136</text:p>
          </table:table-cell>
          <table:table-cell office:value-type="float" office:value="-2.549112264582" calcext:value-type="float">
            <text:p>-2.549112264582</text:p>
          </table:table-cell>
          <table:table-cell office:value-type="float" office:value="-2.548724836147" calcext:value-type="float">
            <text:p>-2.548724836147</text:p>
          </table:table-cell>
          <table:table-cell office:value-type="float" office:value="-2.547941539739" calcext:value-type="float">
            <text:p>-2.547941539739</text:p>
          </table:table-cell>
          <table:table-cell office:value-type="float" office:value="-2.547557241736" calcext:value-type="float">
            <text:p>-2.547557241736</text:p>
          </table:table-cell>
          <table:table-cell office:value-type="float" office:value="-2.54794616985" calcext:value-type="float">
            <text:p>-2.54794616985</text:p>
          </table:table-cell>
          <table:table-cell office:value-type="float" office:value="-2.548733153606" calcext:value-type="float">
            <text:p>-2.548733153606</text:p>
          </table:table-cell>
          <table:table-cell office:value-type="float" office:value="-2.549121929393" calcext:value-type="float">
            <text:p>-2.549121929393</text:p>
          </table:table-cell>
          <table:table-cell office:value-type="float" office:value="-2.547557473207" calcext:value-type="float">
            <text:p>-2.547557473207</text:p>
          </table:table-cell>
          <table:table-cell office:value-type="float" office:value="-2.547939380098" calcext:value-type="float">
            <text:p>-2.547939380098</text:p>
          </table:table-cell>
          <table:table-cell office:value-type="float" office:value="-2.548701755725" calcext:value-type="float">
            <text:p>-2.548701755725</text:p>
          </table:table-cell>
          <table:table-cell office:value-type="float" office:value="-2.549081312751" calcext:value-type="float">
            <text:p>-2.549081312751</text:p>
          </table:table-cell>
          <table:table-cell office:value-type="float" office:value="-2.547556548547" calcext:value-type="float">
            <text:p>-2.547556548547</text:p>
          </table:table-cell>
        </table:table-row>
        <table:table-row table:style-name="ro1">
          <table:table-cell office:value-type="float" office:value="-2.54789237149" calcext:value-type="float">
            <text:p>-2.54789237149</text:p>
          </table:table-cell>
          <table:table-cell office:value-type="float" office:value="-2.548637658928" calcext:value-type="float">
            <text:p>-2.548637658928</text:p>
          </table:table-cell>
          <table:table-cell office:value-type="float" office:value="-2.549012342317" calcext:value-type="float">
            <text:p>-2.549012342317</text:p>
          </table:table-cell>
          <table:table-cell office:value-type="float" office:value="-2.548637658952" calcext:value-type="float">
            <text:p>-2.548637658952</text:p>
          </table:table-cell>
          <table:table-cell office:value-type="float" office:value="-2.547892371601" calcext:value-type="float">
            <text:p>-2.547892371601</text:p>
          </table:table-cell>
          <table:table-cell office:value-type="float" office:value="-2.54752172919" calcext:value-type="float">
            <text:p>-2.54752172919</text:p>
          </table:table-cell>
          <table:table-cell office:value-type="float" office:value="-2.547876057807" calcext:value-type="float">
            <text:p>-2.547876057807</text:p>
          </table:table-cell>
          <table:table-cell office:value-type="float" office:value="-2.548617076377" calcext:value-type="float">
            <text:p>-2.548617076377</text:p>
          </table:table-cell>
          <table:table-cell office:value-type="float" office:value="-2.548989069484" calcext:value-type="float">
            <text:p>-2.548989069484</text:p>
          </table:table-cell>
          <table:table-cell office:value-type="float" office:value="-2.548617076386" calcext:value-type="float">
            <text:p>-2.548617076386</text:p>
          </table:table-cell>
          <table:table-cell office:value-type="float" office:value="-2.54787605783" calcext:value-type="float">
            <text:p>-2.54787605783</text:p>
          </table:table-cell>
          <table:table-cell office:value-type="float" office:value="-2.547522136913" calcext:value-type="float">
            <text:p>-2.547522136913</text:p>
          </table:table-cell>
          <table:table-cell office:value-type="float" office:value="-2.547871558515" calcext:value-type="float">
            <text:p>-2.547871558515</text:p>
          </table:table-cell>
          <table:table-cell office:value-type="float" office:value="-2.548609897207" calcext:value-type="float">
            <text:p>-2.548609897207</text:p>
          </table:table-cell>
          <table:table-cell office:value-type="float" office:value="-2.548980747244" calcext:value-type="float">
            <text:p>-2.548980747244</text:p>
          </table:table-cell>
          <table:table-cell office:value-type="float" office:value="-2.547522340708" calcext:value-type="float">
            <text:p>-2.547522340708</text:p>
          </table:table-cell>
          <table:table-cell office:value-type="float" office:value="-2.547904078273" calcext:value-type="float">
            <text:p>-2.547904078273</text:p>
          </table:table-cell>
          <table:table-cell office:value-type="float" office:value="-2.548665893284" calcext:value-type="float">
            <text:p>-2.548665893284</text:p>
          </table:table-cell>
          <table:table-cell office:value-type="float" office:value="-2.549045170145" calcext:value-type="float">
            <text:p>-2.549045170145</text:p>
          </table:table-cell>
          <table:table-cell office:value-type="float" office:value="-2.547521525265" calcext:value-type="float">
            <text:p>-2.547521525265</text:p>
          </table:table-cell>
        </table:table-row>
        <table:table-row table:style-name="ro1">
          <table:table-cell office:value-type="float" office:value="-2.547873392989" calcext:value-type="float">
            <text:p>-2.547873392989</text:p>
          </table:table-cell>
          <table:table-cell office:value-type="float" office:value="-2.548613327343" calcext:value-type="float">
            <text:p>-2.548613327343</text:p>
          </table:table-cell>
          <table:table-cell office:value-type="float" office:value="-2.548981962849" calcext:value-type="float">
            <text:p>-2.548981962849</text:p>
          </table:table-cell>
          <table:table-cell office:value-type="float" office:value="-2.548613327403" calcext:value-type="float">
            <text:p>-2.548613327403</text:p>
          </table:table-cell>
          <table:table-cell office:value-type="float" office:value="-2.547873393052" calcext:value-type="float">
            <text:p>-2.547873393052</text:p>
          </table:table-cell>
          <table:table-cell office:value-type="float" office:value="-2.547500491801" calcext:value-type="float">
            <text:p>-2.547500491801</text:p>
          </table:table-cell>
          <table:table-cell office:value-type="float" office:value="-2.547851618256" calcext:value-type="float">
            <text:p>-2.547851618256</text:p>
          </table:table-cell>
          <table:table-cell office:value-type="float" office:value="-2.548559038495" calcext:value-type="float">
            <text:p>-2.548559038495</text:p>
          </table:table-cell>
          <table:table-cell office:value-type="float" office:value="-2.548917234182" calcext:value-type="float">
            <text:p>-2.548917234182</text:p>
          </table:table-cell>
          <table:table-cell office:value-type="float" office:value="-2.548559038528" calcext:value-type="float">
            <text:p>-2.548559038528</text:p>
          </table:table-cell>
          <table:table-cell office:value-type="float" office:value="-2.547851618314" calcext:value-type="float">
            <text:p>-2.547851618314</text:p>
          </table:table-cell>
          <table:table-cell office:value-type="float" office:value="-2.54750095385" calcext:value-type="float">
            <text:p>-2.54750095385</text:p>
          </table:table-cell>
          <table:table-cell office:value-type="float" office:value="-2.547841078052" calcext:value-type="float">
            <text:p>-2.547841078052</text:p>
          </table:table-cell>
          <table:table-cell office:value-type="float" office:value="-2.548538062253" calcext:value-type="float">
            <text:p>-2.548538062253</text:p>
          </table:table-cell>
          <table:table-cell office:value-type="float" office:value="-2.548892700411" calcext:value-type="float">
            <text:p>-2.548892700411</text:p>
          </table:table-cell>
          <table:table-cell office:value-type="float" office:value="-2.547501185183" calcext:value-type="float">
            <text:p>-2.547501185183</text:p>
          </table:table-cell>
          <table:table-cell office:value-type="float" office:value="-2.547883097636" calcext:value-type="float">
            <text:p>-2.547883097636</text:p>
          </table:table-cell>
          <table:table-cell office:value-type="float" office:value="-2.548645482937" calcext:value-type="float">
            <text:p>-2.548645482937</text:p>
          </table:table-cell>
          <table:table-cell office:value-type="float" office:value="-2.549025044651" calcext:value-type="float">
            <text:p>-2.549025044651</text:p>
          </table:table-cell>
          <table:table-cell office:value-type="float" office:value="-2.54750026108" calcext:value-type="float">
            <text:p>-2.54750026108</text:p>
          </table:table-cell>
        </table:table-row>
        <table:table-row table:style-name="ro1">
          <table:table-cell office:value-type="float" office:value="-2.547822449568" calcext:value-type="float">
            <text:p>-2.547822449568</text:p>
          </table:table-cell>
          <table:table-cell office:value-type="float" office:value="-2.548542987823" calcext:value-type="float">
            <text:p>-2.548542987823</text:p>
          </table:table-cell>
          <table:table-cell office:value-type="float" office:value="-2.548905747299" calcext:value-type="float">
            <text:p>-2.548905747299</text:p>
          </table:table-cell>
          <table:table-cell office:value-type="float" office:value="-2.548542987826" calcext:value-type="float">
            <text:p>-2.548542987826</text:p>
          </table:table-cell>
          <table:table-cell office:value-type="float" office:value="-2.547822449562" calcext:value-type="float">
            <text:p>-2.547822449562</text:p>
          </table:table-cell>
          <table:table-cell office:value-type="float" office:value="-2.547470014405" calcext:value-type="float">
            <text:p>-2.547470014405</text:p>
          </table:table-cell>
          <table:table-cell office:value-type="float" office:value="-2.547781427968" calcext:value-type="float">
            <text:p>-2.547781427968</text:p>
          </table:table-cell>
          <table:table-cell office:value-type="float" office:value="-2.548461973746" calcext:value-type="float">
            <text:p>-2.548461973746</text:p>
          </table:table-cell>
          <table:table-cell office:value-type="float" office:value="-2.548810317295" calcext:value-type="float">
            <text:p>-2.548810317295</text:p>
          </table:table-cell>
          <table:table-cell office:value-type="float" office:value="-2.548461973759" calcext:value-type="float">
            <text:p>-2.548461973759</text:p>
          </table:table-cell>
          <table:table-cell office:value-type="float" office:value="-2.547781427982" calcext:value-type="float">
            <text:p>-2.547781427982</text:p>
          </table:table-cell>
          <table:table-cell office:value-type="float" office:value="-2.547470422179" calcext:value-type="float">
            <text:p>-2.547470422179</text:p>
          </table:table-cell>
          <table:table-cell office:value-type="float" office:value="-2.547765023927" calcext:value-type="float">
            <text:p>-2.547765023927</text:p>
          </table:table-cell>
          <table:table-cell office:value-type="float" office:value="-2.548431166153" calcext:value-type="float">
            <text:p>-2.548431166153</text:p>
          </table:table-cell>
          <table:table-cell office:value-type="float" office:value="-2.548774332168" calcext:value-type="float">
            <text:p>-2.548774332168</text:p>
          </table:table-cell>
          <table:table-cell office:value-type="float" office:value="-2.547470625988" calcext:value-type="float">
            <text:p>-2.547470625988</text:p>
          </table:table-cell>
          <table:table-cell office:value-type="float" office:value="-2.547852373535" calcext:value-type="float">
            <text:p>-2.547852373535</text:p>
          </table:table-cell>
          <table:table-cell office:value-type="float" office:value="-2.548614208425" calcext:value-type="float">
            <text:p>-2.548614208425</text:p>
          </table:table-cell>
          <table:table-cell office:value-type="float" office:value="-2.548993495044" calcext:value-type="float">
            <text:p>-2.548993495044</text:p>
          </table:table-cell>
          <table:table-cell office:value-type="float" office:value="-2.54746981044" calcext:value-type="float">
            <text:p>-2.54746981044</text:p>
          </table:table-cell>
        </table:table-row>
        <table:table-row table:style-name="ro1">
          <table:table-cell office:value-type="float" office:value="-2.538149018002" calcext:value-type="float">
            <text:p>-2.538149018002</text:p>
          </table:table-cell>
          <table:table-cell office:value-type="float" office:value="-2.538914576792" calcext:value-type="float">
            <text:p>-2.538914576792</text:p>
          </table:table-cell>
          <table:table-cell office:value-type="float" office:value="-2.539295566816" calcext:value-type="float">
            <text:p>-2.539295566816</text:p>
          </table:table-cell>
          <table:table-cell office:value-type="float" office:value="-2.538914576778" calcext:value-type="float">
            <text:p>-2.538914576778</text:p>
          </table:table-cell>
          <table:table-cell office:value-type="float" office:value="-2.538149017987" calcext:value-type="float">
            <text:p>-2.538149017987</text:p>
          </table:table-cell>
          <table:table-cell office:value-type="float" office:value="-2.537764420104" calcext:value-type="float">
            <text:p>-2.537764420104</text:p>
          </table:table-cell>
          <table:table-cell office:value-type="float" office:value="-2.538149382524" calcext:value-type="float">
            <text:p>-2.538149382524</text:p>
          </table:table-cell>
          <table:table-cell office:value-type="float" office:value="-2.538914259508" calcext:value-type="float">
            <text:p>-2.538914259508</text:p>
          </table:table-cell>
          <table:table-cell office:value-type="float" office:value="-2.539294904951" calcext:value-type="float">
            <text:p>-2.539294904951</text:p>
          </table:table-cell>
          <table:table-cell office:value-type="float" office:value="-2.538914259494" calcext:value-type="float">
            <text:p>-2.538914259494</text:p>
          </table:table-cell>
          <table:table-cell office:value-type="float" office:value="-2.538149382508" calcext:value-type="float">
            <text:p>-2.538149382508</text:p>
          </table:table-cell>
          <table:table-cell office:value-type="float" office:value="-2.537765120186" calcext:value-type="float">
            <text:p>-2.537765120186</text:p>
          </table:table-cell>
          <table:table-cell office:value-type="float" office:value="-2.538149564767" calcext:value-type="float">
            <text:p>-2.538149564767</text:p>
          </table:table-cell>
          <table:table-cell office:value-type="float" office:value="-2.538914100783" calcext:value-type="float">
            <text:p>-2.538914100783</text:p>
          </table:table-cell>
          <table:table-cell office:value-type="float" office:value="-2.539294573904" calcext:value-type="float">
            <text:p>-2.539294573904</text:p>
          </table:table-cell>
          <table:table-cell office:value-type="float" office:value="-2.537765470234" calcext:value-type="float">
            <text:p>-2.537765470234</text:p>
          </table:table-cell>
          <table:table-cell office:value-type="float" office:value="-2.538148835724" calcext:value-type="float">
            <text:p>-2.538148835724</text:p>
          </table:table-cell>
          <table:table-cell office:value-type="float" office:value="-2.538914735352" calcext:value-type="float">
            <text:p>-2.538914735352</text:p>
          </table:table-cell>
          <table:table-cell office:value-type="float" office:value="-2.539295897635" calcext:value-type="float">
            <text:p>-2.539295897635</text:p>
          </table:table-cell>
          <table:table-cell office:value-type="float" office:value="-2.53776407007" calcext:value-type="float">
            <text:p>-2.53776407007</text:p>
          </table:table-cell>
        </table:table-row>
        <table:table-row table:style-name="ro1">
          <table:table-cell office:value-type="float" office:value="-2.538096551043" calcext:value-type="float">
            <text:p>-2.538096551043</text:p>
          </table:table-cell>
          <table:table-cell office:value-type="float" office:value="-2.538862154098" calcext:value-type="float">
            <text:p>-2.538862154098</text:p>
          </table:table-cell>
          <table:table-cell office:value-type="float" office:value="-2.539243166332" calcext:value-type="float">
            <text:p>-2.539243166332</text:p>
          </table:table-cell>
          <table:table-cell office:value-type="float" office:value="-2.538862154111" calcext:value-type="float">
            <text:p>-2.538862154111</text:p>
          </table:table-cell>
          <table:table-cell office:value-type="float" office:value="-2.538096551055" calcext:value-type="float">
            <text:p>-2.538096551055</text:p>
          </table:table-cell>
          <table:table-cell office:value-type="float" office:value="-2.537711931097" calcext:value-type="float">
            <text:p>-2.537711931097</text:p>
          </table:table-cell>
          <table:table-cell office:value-type="float" office:value="-2.538096918938" calcext:value-type="float">
            <text:p>-2.538096918938</text:p>
          </table:table-cell>
          <table:table-cell office:value-type="float" office:value="-2.53886184709" calcext:value-type="float">
            <text:p>-2.53886184709</text:p>
          </table:table-cell>
          <table:table-cell office:value-type="float" office:value="-2.539242518181" calcext:value-type="float">
            <text:p>-2.539242518181</text:p>
          </table:table-cell>
          <table:table-cell office:value-type="float" office:value="-2.538861847103" calcext:value-type="float">
            <text:p>-2.538861847103</text:p>
          </table:table-cell>
          <table:table-cell office:value-type="float" office:value="-2.538096918951" calcext:value-type="float">
            <text:p>-2.538096918951</text:p>
          </table:table-cell>
          <table:table-cell office:value-type="float" office:value="-2.537712631086" calcext:value-type="float">
            <text:p>-2.537712631086</text:p>
          </table:table-cell>
          <table:table-cell office:value-type="float" office:value="-2.538097102874" calcext:value-type="float">
            <text:p>-2.538097102874</text:p>
          </table:table-cell>
          <table:table-cell office:value-type="float" office:value="-2.53886169351" calcext:value-type="float">
            <text:p>-2.53886169351</text:p>
          </table:table-cell>
          <table:table-cell office:value-type="float" office:value="-2.539242193987" calcext:value-type="float">
            <text:p>-2.539242193987</text:p>
          </table:table-cell>
          <table:table-cell office:value-type="float" office:value="-2.537712981081" calcext:value-type="float">
            <text:p>-2.537712981081</text:p>
          </table:table-cell>
          <table:table-cell office:value-type="float" office:value="-2.538096367085" calcext:value-type="float">
            <text:p>-2.538096367085</text:p>
          </table:table-cell>
          <table:table-cell office:value-type="float" office:value="-2.538862307527" calcext:value-type="float">
            <text:p>-2.538862307527</text:p>
          </table:table-cell>
          <table:table-cell office:value-type="float" office:value="-2.53924349029" calcext:value-type="float">
            <text:p>-2.53924349029</text:p>
          </table:table-cell>
          <table:table-cell office:value-type="float" office:value="-2.537711581103" calcext:value-type="float">
            <text:p>-2.537711581103</text:p>
          </table:table-cell>
        </table:table-row>
        <table:table-row table:style-name="ro1">
          <table:table-cell office:value-type="float" office:value="-1.629831318051" calcext:value-type="float">
            <text:p>-1.629831318051</text:p>
          </table:table-cell>
          <table:table-cell office:value-type="float" office:value="-1.623906569729" calcext:value-type="float">
            <text:p>-1.623906569729</text:p>
          </table:table-cell>
          <table:table-cell office:value-type="float" office:value="-1.625035992797" calcext:value-type="float">
            <text:p>-1.625035992797</text:p>
          </table:table-cell>
          <table:table-cell office:value-type="float" office:value="-1.623906566775" calcext:value-type="float">
            <text:p>-1.623906566775</text:p>
          </table:table-cell>
          <table:table-cell office:value-type="float" office:value="-1.629831328917" calcext:value-type="float">
            <text:p>-1.629831328917</text:p>
          </table:table-cell>
          <table:table-cell office:value-type="float" office:value="-1.634039069368" calcext:value-type="float">
            <text:p>-1.634039069368</text:p>
          </table:table-cell>
          <table:table-cell office:value-type="float" office:value="-1.62984722923" calcext:value-type="float">
            <text:p>-1.62984722923</text:p>
          </table:table-cell>
          <table:table-cell office:value-type="float" office:value="-1.62369809031" calcext:value-type="float">
            <text:p>-1.62369809031</text:p>
          </table:table-cell>
          <table:table-cell office:value-type="float" office:value="-1.62479004736" calcext:value-type="float">
            <text:p>-1.62479004736</text:p>
          </table:table-cell>
          <table:table-cell office:value-type="float" office:value="-1.623698085901" calcext:value-type="float">
            <text:p>-1.623698085901</text:p>
          </table:table-cell>
          <table:table-cell office:value-type="float" office:value="-1.629847229706" calcext:value-type="float">
            <text:p>-1.629847229706</text:p>
          </table:table-cell>
          <table:table-cell office:value-type="float" office:value="-1.634042842767" calcext:value-type="float">
            <text:p>-1.634042842767</text:p>
          </table:table-cell>
          <table:table-cell office:value-type="float" office:value="-1.629866635518" calcext:value-type="float">
            <text:p>-1.629866635518</text:p>
          </table:table-cell>
          <table:table-cell office:value-type="float" office:value="-1.623594638613" calcext:value-type="float">
            <text:p>-1.623594638613</text:p>
          </table:table-cell>
          <table:table-cell office:value-type="float" office:value="-1.624659685174" calcext:value-type="float">
            <text:p>-1.624659685174</text:p>
          </table:table-cell>
          <table:table-cell office:value-type="float" office:value="-1.634053136407" calcext:value-type="float">
            <text:p>-1.634053136407</text:p>
          </table:table-cell>
          <table:table-cell office:value-type="float" office:value="-1.629817375744" calcext:value-type="float">
            <text:p>-1.629817375744</text:p>
          </table:table-cell>
          <table:table-cell office:value-type="float" office:value="-1.624008398008" calcext:value-type="float">
            <text:p>-1.624008398008</text:p>
          </table:table-cell>
          <table:table-cell office:value-type="float" office:value="-1.625153626747" calcext:value-type="float">
            <text:p>-1.625153626747</text:p>
          </table:table-cell>
          <table:table-cell office:value-type="float" office:value="-1.634045616182" calcext:value-type="float">
            <text:p>-1.634045616182</text:p>
          </table:table-cell>
        </table:table-row>
        <table:table-row table:style-name="ro1">
          <table:table-cell office:value-type="float" office:value="-1.629786166853" calcext:value-type="float">
            <text:p>-1.629786166853</text:p>
          </table:table-cell>
          <table:table-cell office:value-type="float" office:value="-1.623888805596" calcext:value-type="float">
            <text:p>-1.623888805596</text:p>
          </table:table-cell>
          <table:table-cell office:value-type="float" office:value="-1.625017714645" calcext:value-type="float">
            <text:p>-1.625017714645</text:p>
          </table:table-cell>
          <table:table-cell office:value-type="float" office:value="-1.623888804842" calcext:value-type="float">
            <text:p>-1.623888804842</text:p>
          </table:table-cell>
          <table:table-cell office:value-type="float" office:value="-1.629786173688" calcext:value-type="float">
            <text:p>-1.629786173688</text:p>
          </table:table-cell>
          <table:table-cell office:value-type="float" office:value="-1.63398931114" calcext:value-type="float">
            <text:p>-1.63398931114</text:p>
          </table:table-cell>
          <table:table-cell office:value-type="float" office:value="-1.629808448463" calcext:value-type="float">
            <text:p>-1.629808448463</text:p>
          </table:table-cell>
          <table:table-cell office:value-type="float" office:value="-1.623664442147" calcext:value-type="float">
            <text:p>-1.623664442147</text:p>
          </table:table-cell>
          <table:table-cell office:value-type="float" office:value="-1.6247710482" calcext:value-type="float">
            <text:p>-1.6247710482</text:p>
          </table:table-cell>
          <table:table-cell office:value-type="float" office:value="-1.623664437981" calcext:value-type="float">
            <text:p>-1.623664437981</text:p>
          </table:table-cell>
          <table:table-cell office:value-type="float" office:value="-1.629808453171" calcext:value-type="float">
            <text:p>-1.629808453171</text:p>
          </table:table-cell>
          <table:table-cell office:value-type="float" office:value="-1.633992939597" calcext:value-type="float">
            <text:p>-1.633992939597</text:p>
          </table:table-cell>
          <table:table-cell office:value-type="float" office:value="-1.629823269642" calcext:value-type="float">
            <text:p>-1.629823269642</text:p>
          </table:table-cell>
          <table:table-cell office:value-type="float" office:value="-1.623535303052" calcext:value-type="float">
            <text:p>-1.623535303052</text:p>
          </table:table-cell>
          <table:table-cell office:value-type="float" office:value="-1.624638323692" calcext:value-type="float">
            <text:p>-1.624638323692</text:p>
          </table:table-cell>
          <table:table-cell office:value-type="float" office:value="-1.634003392249" calcext:value-type="float">
            <text:p>-1.634003392249</text:p>
          </table:table-cell>
          <table:table-cell office:value-type="float" office:value="-1.629769090639" calcext:value-type="float">
            <text:p>-1.629769090639</text:p>
          </table:table-cell>
          <table:table-cell office:value-type="float" office:value="-1.6239899706" calcext:value-type="float">
            <text:p>-1.6239899706</text:p>
          </table:table-cell>
          <table:table-cell office:value-type="float" office:value="-1.625132466325" calcext:value-type="float">
            <text:p>-1.625132466325</text:p>
          </table:table-cell>
          <table:table-cell office:value-type="float" office:value="-1.633996160723" calcext:value-type="float">
            <text:p>-1.633996160723</text:p>
          </table:table-cell>
        </table:table-row>
        <table:table-row table:style-name="ro1">
          <table:table-cell office:value-type="float" office:value="-1.629564281743" calcext:value-type="float">
            <text:p>-1.629564281743</text:p>
          </table:table-cell>
          <table:table-cell office:value-type="float" office:value="-1.623325125479" calcext:value-type="float">
            <text:p>-1.623325125479</text:p>
          </table:table-cell>
          <table:table-cell office:value-type="float" office:value="-1.624296419325" calcext:value-type="float">
            <text:p>-1.624296419325</text:p>
          </table:table-cell>
          <table:table-cell office:value-type="float" office:value="-1.623325147299" calcext:value-type="float">
            <text:p>-1.623325147299</text:p>
          </table:table-cell>
          <table:table-cell office:value-type="float" office:value="-1.629564317092" calcext:value-type="float">
            <text:p>-1.629564317092</text:p>
          </table:table-cell>
          <table:table-cell office:value-type="float" office:value="-1.633733517808" calcext:value-type="float">
            <text:p>-1.633733517808</text:p>
          </table:table-cell>
          <table:table-cell office:value-type="float" office:value="-1.629602163412" calcext:value-type="float">
            <text:p>-1.629602163412</text:p>
          </table:table-cell>
          <table:table-cell office:value-type="float" office:value="-1.623170876629" calcext:value-type="float">
            <text:p>-1.623170876629</text:p>
          </table:table-cell>
          <table:table-cell office:value-type="float" office:value="-1.624129212345" calcext:value-type="float">
            <text:p>-1.624129212345</text:p>
          </table:table-cell>
          <table:table-cell office:value-type="float" office:value="-1.623170887374" calcext:value-type="float">
            <text:p>-1.623170887374</text:p>
          </table:table-cell>
          <table:table-cell office:value-type="float" office:value="-1.629602191482" calcext:value-type="float">
            <text:p>-1.629602191482</text:p>
          </table:table-cell>
          <table:table-cell office:value-type="float" office:value="-1.633736411633" calcext:value-type="float">
            <text:p>-1.633736411633</text:p>
          </table:table-cell>
          <table:table-cell office:value-type="float" office:value="-1.629607186819" calcext:value-type="float">
            <text:p>-1.629607186819</text:p>
          </table:table-cell>
          <table:table-cell office:value-type="float" office:value="-1.623158730875" calcext:value-type="float">
            <text:p>-1.623158730875</text:p>
          </table:table-cell>
          <table:table-cell office:value-type="float" office:value="-1.624044371754" calcext:value-type="float">
            <text:p>-1.624044371754</text:p>
          </table:table-cell>
          <table:table-cell office:value-type="float" office:value="-1.633751427784" calcext:value-type="float">
            <text:p>-1.633751427784</text:p>
          </table:table-cell>
          <table:table-cell office:value-type="float" office:value="-1.62953148725" calcext:value-type="float">
            <text:p>-1.62953148725</text:p>
          </table:table-cell>
          <table:table-cell office:value-type="float" office:value="-1.623367008748" calcext:value-type="float">
            <text:p>-1.623367008748</text:p>
          </table:table-cell>
          <table:table-cell office:value-type="float" office:value="-1.624378190131" calcext:value-type="float">
            <text:p>-1.624378190131</text:p>
          </table:table-cell>
          <table:table-cell office:value-type="float" office:value="-1.633744583953" calcext:value-type="float">
            <text:p>-1.633744583953</text:p>
          </table:table-cell>
        </table:table-row>
        <table:table-row table:style-name="ro1">
          <table:table-cell office:value-type="float" office:value="-1.629427530542" calcext:value-type="float">
            <text:p>-1.629427530542</text:p>
          </table:table-cell>
          <table:table-cell office:value-type="float" office:value="-1.623244406144" calcext:value-type="float">
            <text:p>-1.623244406144</text:p>
          </table:table-cell>
          <table:table-cell office:value-type="float" office:value="-1.624268037407" calcext:value-type="float">
            <text:p>-1.624268037407</text:p>
          </table:table-cell>
          <table:table-cell office:value-type="float" office:value="-1.623244389089" calcext:value-type="float">
            <text:p>-1.623244389089</text:p>
          </table:table-cell>
          <table:table-cell office:value-type="float" office:value="-1.629427529647" calcext:value-type="float">
            <text:p>-1.629427529647</text:p>
          </table:table-cell>
          <table:table-cell office:value-type="float" office:value="-1.633684212374" calcext:value-type="float">
            <text:p>-1.633684212374</text:p>
          </table:table-cell>
          <table:table-cell office:value-type="float" office:value="-1.629525525001" calcext:value-type="float">
            <text:p>-1.629525525001</text:p>
          </table:table-cell>
          <table:table-cell office:value-type="float" office:value="-1.62311150339" calcext:value-type="float">
            <text:p>-1.62311150339</text:p>
          </table:table-cell>
          <table:table-cell office:value-type="float" office:value="-1.624096474882" calcext:value-type="float">
            <text:p>-1.624096474882</text:p>
          </table:table-cell>
          <table:table-cell office:value-type="float" office:value="-1.623111501707" calcext:value-type="float">
            <text:p>-1.623111501707</text:p>
          </table:table-cell>
          <table:table-cell office:value-type="float" office:value="-1.629525528901" calcext:value-type="float">
            <text:p>-1.629525528901</text:p>
          </table:table-cell>
          <table:table-cell office:value-type="float" office:value="-1.633686931976" calcext:value-type="float">
            <text:p>-1.633686931976</text:p>
          </table:table-cell>
          <table:table-cell office:value-type="float" office:value="-1.629562761666" calcext:value-type="float">
            <text:p>-1.629562761666</text:p>
          </table:table-cell>
          <table:table-cell office:value-type="float" office:value="-1.622970701406" calcext:value-type="float">
            <text:p>-1.622970701406</text:p>
          </table:table-cell>
          <table:table-cell office:value-type="float" office:value="-1.62400510565" calcext:value-type="float">
            <text:p>-1.62400510565</text:p>
          </table:table-cell>
          <table:table-cell office:value-type="float" office:value="-1.633701975499" calcext:value-type="float">
            <text:p>-1.633701975499</text:p>
          </table:table-cell>
          <table:table-cell office:value-type="float" office:value="-1.629483402297" calcext:value-type="float">
            <text:p>-1.629483402297</text:p>
          </table:table-cell>
          <table:table-cell office:value-type="float" office:value="-1.623343145461" calcext:value-type="float">
            <text:p>-1.623343145461</text:p>
          </table:table-cell>
          <table:table-cell office:value-type="float" office:value="-1.624349174297" calcext:value-type="float">
            <text:p>-1.624349174297</text:p>
          </table:table-cell>
          <table:table-cell office:value-type="float" office:value="-1.633695427386" calcext:value-type="float">
            <text:p>-1.633695427386</text:p>
          </table:table-cell>
        </table:table-row>
        <table:table-row table:style-name="ro1">
          <table:table-cell office:value-type="float" office:value="-1.629287320824" calcext:value-type="float">
            <text:p>-1.629287320824</text:p>
          </table:table-cell>
          <table:table-cell office:value-type="float" office:value="-1.622475802227" calcext:value-type="float">
            <text:p>-1.622475802227</text:p>
          </table:table-cell>
          <table:table-cell office:value-type="float" office:value="-1.623311652156" calcext:value-type="float">
            <text:p>-1.623311652156</text:p>
          </table:table-cell>
          <table:table-cell office:value-type="float" office:value="-1.622475836567" calcext:value-type="float">
            <text:p>-1.622475836567</text:p>
          </table:table-cell>
          <table:table-cell office:value-type="float" office:value="-1.629287294271" calcext:value-type="float">
            <text:p>-1.629287294271</text:p>
          </table:table-cell>
          <table:table-cell office:value-type="float" office:value="-1.633552676763" calcext:value-type="float">
            <text:p>-1.633552676763</text:p>
          </table:table-cell>
          <table:table-cell office:value-type="float" office:value="-1.629299930465" calcext:value-type="float">
            <text:p>-1.629299930465</text:p>
          </table:table-cell>
          <table:table-cell office:value-type="float" office:value="-1.622365097859" calcext:value-type="float">
            <text:p>-1.622365097859</text:p>
          </table:table-cell>
          <table:table-cell office:value-type="float" office:value="-1.623249008109" calcext:value-type="float">
            <text:p>-1.623249008109</text:p>
          </table:table-cell>
          <table:table-cell office:value-type="float" office:value="-1.62236507702" calcext:value-type="float">
            <text:p>-1.62236507702</text:p>
          </table:table-cell>
          <table:table-cell office:value-type="float" office:value="-1.629299925579" calcext:value-type="float">
            <text:p>-1.629299925579</text:p>
          </table:table-cell>
          <table:table-cell office:value-type="float" office:value="-1.633561623614" calcext:value-type="float">
            <text:p>-1.633561623614</text:p>
          </table:table-cell>
          <table:table-cell office:value-type="float" office:value="-1.629328078385" calcext:value-type="float">
            <text:p>-1.629328078385</text:p>
          </table:table-cell>
          <table:table-cell office:value-type="float" office:value="-1.622443473691" calcext:value-type="float">
            <text:p>-1.622443473691</text:p>
          </table:table-cell>
          <table:table-cell office:value-type="float" office:value="-1.623223799749" calcext:value-type="float">
            <text:p>-1.623223799749</text:p>
          </table:table-cell>
          <table:table-cell office:value-type="float" office:value="-1.633543697503" calcext:value-type="float">
            <text:p>-1.633543697503</text:p>
          </table:table-cell>
          <table:table-cell office:value-type="float" office:value="-1.629288089794" calcext:value-type="float">
            <text:p>-1.629288089794</text:p>
          </table:table-cell>
          <table:table-cell office:value-type="float" office:value="-1.622459420368" calcext:value-type="float">
            <text:p>-1.622459420368</text:p>
          </table:table-cell>
          <table:table-cell office:value-type="float" office:value="-1.623339621608" calcext:value-type="float">
            <text:p>-1.623339621608</text:p>
          </table:table-cell>
          <table:table-cell office:value-type="float" office:value="-1.633526828441" calcext:value-type="float">
            <text:p>-1.633526828441</text:p>
          </table:table-cell>
        </table:table-row>
        <table:table-row table:style-name="ro1">
          <table:table-cell office:value-type="float" office:value="-1.629246261563" calcext:value-type="float">
            <text:p>-1.629246261563</text:p>
          </table:table-cell>
          <table:table-cell office:value-type="float" office:value="-1.622293276373" calcext:value-type="float">
            <text:p>-1.622293276373</text:p>
          </table:table-cell>
          <table:table-cell office:value-type="float" office:value="-1.623259020069" calcext:value-type="float">
            <text:p>-1.623259020069</text:p>
          </table:table-cell>
          <table:table-cell office:value-type="float" office:value="-1.622293245916" calcext:value-type="float">
            <text:p>-1.622293245916</text:p>
          </table:table-cell>
          <table:table-cell office:value-type="float" office:value="-1.629246231025" calcext:value-type="float">
            <text:p>-1.629246231025</text:p>
          </table:table-cell>
          <table:table-cell office:value-type="float" office:value="-1.633504942226" calcext:value-type="float">
            <text:p>-1.633504942226</text:p>
          </table:table-cell>
          <table:table-cell office:value-type="float" office:value="-1.629081249738" calcext:value-type="float">
            <text:p>-1.629081249738</text:p>
          </table:table-cell>
          <table:table-cell office:value-type="float" office:value="-1.622317770946" calcext:value-type="float">
            <text:p>-1.622317770946</text:p>
          </table:table-cell>
          <table:table-cell office:value-type="float" office:value="-1.62320212232" calcext:value-type="float">
            <text:p>-1.62320212232</text:p>
          </table:table-cell>
          <table:table-cell office:value-type="float" office:value="-1.622317798258" calcext:value-type="float">
            <text:p>-1.622317798258</text:p>
          </table:table-cell>
          <table:table-cell office:value-type="float" office:value="-1.629081212805" calcext:value-type="float">
            <text:p>-1.629081212805</text:p>
          </table:table-cell>
          <table:table-cell office:value-type="float" office:value="-1.633513888638" calcext:value-type="float">
            <text:p>-1.633513888638</text:p>
          </table:table-cell>
          <table:table-cell office:value-type="float" office:value="-1.628985035303" calcext:value-type="float">
            <text:p>-1.628985035303</text:p>
          </table:table-cell>
          <table:table-cell office:value-type="float" office:value="-1.622203827987" calcext:value-type="float">
            <text:p>-1.622203827987</text:p>
          </table:table-cell>
          <table:table-cell office:value-type="float" office:value="-1.623171414785" calcext:value-type="float">
            <text:p>-1.623171414785</text:p>
          </table:table-cell>
          <table:table-cell office:value-type="float" office:value="-1.633495604593" calcext:value-type="float">
            <text:p>-1.633495604593</text:p>
          </table:table-cell>
          <table:table-cell office:value-type="float" office:value="-1.629240131514" calcext:value-type="float">
            <text:p>-1.629240131514</text:p>
          </table:table-cell>
          <table:table-cell office:value-type="float" office:value="-1.622420980882" calcext:value-type="float">
            <text:p>-1.622420980882</text:p>
          </table:table-cell>
          <table:table-cell office:value-type="float" office:value="-1.623294394494" calcext:value-type="float">
            <text:p>-1.623294394494</text:p>
          </table:table-cell>
          <table:table-cell office:value-type="float" office:value="-1.633478790263" calcext:value-type="float">
            <text:p>-1.633478790263</text:p>
          </table:table-cell>
        </table:table-row>
        <table:table-row table:style-name="ro1">
          <table:table-cell office:value-type="float" office:value="-1.62127392032" calcext:value-type="float">
            <text:p>-1.62127392032</text:p>
          </table:table-cell>
          <table:table-cell office:value-type="float" office:value="-1.621394222838" calcext:value-type="float">
            <text:p>-1.621394222838</text:p>
          </table:table-cell>
          <table:table-cell office:value-type="float" office:value="-1.620514842632" calcext:value-type="float">
            <text:p>-1.620514842632</text:p>
          </table:table-cell>
          <table:table-cell office:value-type="float" office:value="-1.621394209195" calcext:value-type="float">
            <text:p>-1.621394209195</text:p>
          </table:table-cell>
          <table:table-cell office:value-type="float" office:value="-1.621273923464" calcext:value-type="float">
            <text:p>-1.621273923464</text:p>
          </table:table-cell>
          <table:table-cell office:value-type="float" office:value="-1.62062297768" calcext:value-type="float">
            <text:p>-1.62062297768</text:p>
          </table:table-cell>
          <table:table-cell office:value-type="float" office:value="-1.621134195958" calcext:value-type="float">
            <text:p>-1.621134195958</text:p>
          </table:table-cell>
          <table:table-cell office:value-type="float" office:value="-1.6214203537" calcext:value-type="float">
            <text:p>-1.6214203537</text:p>
          </table:table-cell>
          <table:table-cell office:value-type="float" office:value="-1.620515817496" calcext:value-type="float">
            <text:p>-1.620515817496</text:p>
          </table:table-cell>
          <table:table-cell office:value-type="float" office:value="-1.621420362774" calcext:value-type="float">
            <text:p>-1.621420362774</text:p>
          </table:table-cell>
          <table:table-cell office:value-type="float" office:value="-1.621134197277" calcext:value-type="float">
            <text:p>-1.621134197277</text:p>
          </table:table-cell>
          <table:table-cell office:value-type="float" office:value="-1.620619609071" calcext:value-type="float">
            <text:p>-1.620619609071</text:p>
          </table:table-cell>
          <table:table-cell office:value-type="float" office:value="-1.621060602993" calcext:value-type="float">
            <text:p>-1.621060602993</text:p>
          </table:table-cell>
          <table:table-cell office:value-type="float" office:value="-1.621428983344" calcext:value-type="float">
            <text:p>-1.621428983344</text:p>
          </table:table-cell>
          <table:table-cell office:value-type="float" office:value="-1.620521814574" calcext:value-type="float">
            <text:p>-1.620521814574</text:p>
          </table:table-cell>
          <table:table-cell office:value-type="float" office:value="-1.62060865093" calcext:value-type="float">
            <text:p>-1.62060865093</text:p>
          </table:table-cell>
          <table:table-cell office:value-type="float" office:value="-1.621343902932" calcext:value-type="float">
            <text:p>-1.621343902932</text:p>
          </table:table-cell>
          <table:table-cell office:value-type="float" office:value="-1.621252766542" calcext:value-type="float">
            <text:p>-1.621252766542</text:p>
          </table:table-cell>
          <table:table-cell office:value-type="float" office:value="-1.620513694585" calcext:value-type="float">
            <text:p>-1.620513694585</text:p>
          </table:table-cell>
          <table:table-cell office:value-type="float" office:value="-1.620615281297" calcext:value-type="float">
            <text:p>-1.620615281297</text:p>
          </table:table-cell>
        </table:table-row>
        <table:table-row table:style-name="ro1">
          <table:table-cell office:value-type="float" office:value="-1.6212658489" calcext:value-type="float">
            <text:p>-1.6212658489</text:p>
          </table:table-cell>
          <table:table-cell office:value-type="float" office:value="-1.621269003001" calcext:value-type="float">
            <text:p>-1.621269003001</text:p>
          </table:table-cell>
          <table:table-cell office:value-type="float" office:value="-1.62045890714" calcext:value-type="float">
            <text:p>-1.62045890714</text:p>
          </table:table-cell>
          <table:table-cell office:value-type="float" office:value="-1.621269034989" calcext:value-type="float">
            <text:p>-1.621269034989</text:p>
          </table:table-cell>
          <table:table-cell office:value-type="float" office:value="-1.62126585066" calcext:value-type="float">
            <text:p>-1.62126585066</text:p>
          </table:table-cell>
          <table:table-cell office:value-type="float" office:value="-1.620616089463" calcext:value-type="float">
            <text:p>-1.620616089463</text:p>
          </table:table-cell>
          <table:table-cell office:value-type="float" office:value="-1.621122231903" calcext:value-type="float">
            <text:p>-1.621122231903</text:p>
          </table:table-cell>
          <table:table-cell office:value-type="float" office:value="-1.621286302711" calcext:value-type="float">
            <text:p>-1.621286302711</text:p>
          </table:table-cell>
          <table:table-cell office:value-type="float" office:value="-1.620462107483" calcext:value-type="float">
            <text:p>-1.620462107483</text:p>
          </table:table-cell>
          <table:table-cell office:value-type="float" office:value="-1.621286372581" calcext:value-type="float">
            <text:p>-1.621286372581</text:p>
          </table:table-cell>
          <table:table-cell office:value-type="float" office:value="-1.621122232522" calcext:value-type="float">
            <text:p>-1.621122232522</text:p>
          </table:table-cell>
          <table:table-cell office:value-type="float" office:value="-1.620609124195" calcext:value-type="float">
            <text:p>-1.620609124195</text:p>
          </table:table-cell>
          <table:table-cell office:value-type="float" office:value="-1.62104730845" calcext:value-type="float">
            <text:p>-1.62104730845</text:p>
          </table:table-cell>
          <table:table-cell office:value-type="float" office:value="-1.621212657625" calcext:value-type="float">
            <text:p>-1.621212657625</text:p>
          </table:table-cell>
          <table:table-cell office:value-type="float" office:value="-1.620462855332" calcext:value-type="float">
            <text:p>-1.620462855332</text:p>
          </table:table-cell>
          <table:table-cell office:value-type="float" office:value="-1.620595786234" calcext:value-type="float">
            <text:p>-1.620595786234</text:p>
          </table:table-cell>
          <table:table-cell office:value-type="float" office:value="-1.621330439289" calcext:value-type="float">
            <text:p>-1.621330439289</text:p>
          </table:table-cell>
          <table:table-cell office:value-type="float" office:value="-1.621231009524" calcext:value-type="float">
            <text:p>-1.621231009524</text:p>
          </table:table-cell>
          <table:table-cell office:value-type="float" office:value="-1.620461325718" calcext:value-type="float">
            <text:p>-1.620461325718</text:p>
          </table:table-cell>
          <table:table-cell office:value-type="float" office:value="-1.62060973581" calcext:value-type="float">
            <text:p>-1.62060973581</text:p>
          </table:table-cell>
        </table:table-row>
        <table:table-row table:style-name="ro1">
          <table:table-cell office:value-type="float" office:value="-1.620794280741" calcext:value-type="float">
            <text:p>-1.620794280741</text:p>
          </table:table-cell>
          <table:table-cell office:value-type="float" office:value="-1.620943240812" calcext:value-type="float">
            <text:p>-1.620943240812</text:p>
          </table:table-cell>
          <table:table-cell office:value-type="float" office:value="-1.619591931667" calcext:value-type="float">
            <text:p>-1.619591931667</text:p>
          </table:table-cell>
          <table:table-cell office:value-type="float" office:value="-1.620943225251" calcext:value-type="float">
            <text:p>-1.620943225251</text:p>
          </table:table-cell>
          <table:table-cell office:value-type="float" office:value="-1.620794291606" calcext:value-type="float">
            <text:p>-1.620794291606</text:p>
          </table:table-cell>
          <table:table-cell office:value-type="float" office:value="-1.61935210517" calcext:value-type="float">
            <text:p>-1.61935210517</text:p>
          </table:table-cell>
          <table:table-cell office:value-type="float" office:value="-1.62071215464" calcext:value-type="float">
            <text:p>-1.62071215464</text:p>
          </table:table-cell>
          <table:table-cell office:value-type="float" office:value="-1.621101951801" calcext:value-type="float">
            <text:p>-1.621101951801</text:p>
          </table:table-cell>
          <table:table-cell office:value-type="float" office:value="-1.61968753774" calcext:value-type="float">
            <text:p>-1.61968753774</text:p>
          </table:table-cell>
          <table:table-cell office:value-type="float" office:value="-1.621101934098" calcext:value-type="float">
            <text:p>-1.621101934098</text:p>
          </table:table-cell>
          <table:table-cell office:value-type="float" office:value="-1.620712158513" calcext:value-type="float">
            <text:p>-1.620712158513</text:p>
          </table:table-cell>
          <table:table-cell office:value-type="float" office:value="-1.61932475182" calcext:value-type="float">
            <text:p>-1.61932475182</text:p>
          </table:table-cell>
          <table:table-cell office:value-type="float" office:value="-1.620659377984" calcext:value-type="float">
            <text:p>-1.620659377984</text:p>
          </table:table-cell>
          <table:table-cell office:value-type="float" office:value="-1.621028976571" calcext:value-type="float">
            <text:p>-1.621028976571</text:p>
          </table:table-cell>
          <table:table-cell office:value-type="float" office:value="-1.619743449722" calcext:value-type="float">
            <text:p>-1.619743449722</text:p>
          </table:table-cell>
          <table:table-cell office:value-type="float" office:value="-1.619311515876" calcext:value-type="float">
            <text:p>-1.619311515876</text:p>
          </table:table-cell>
          <table:table-cell office:value-type="float" office:value="-1.620833377688" calcext:value-type="float">
            <text:p>-1.620833377688</text:p>
          </table:table-cell>
          <table:table-cell office:value-type="float" office:value="-1.620904509271" calcext:value-type="float">
            <text:p>-1.620904509271</text:p>
          </table:table-cell>
          <table:table-cell office:value-type="float" office:value="-1.619544445375" calcext:value-type="float">
            <text:p>-1.619544445375</text:p>
          </table:table-cell>
          <table:table-cell office:value-type="float" office:value="-1.619366171047" calcext:value-type="float">
            <text:p>-1.619366171047</text:p>
          </table:table-cell>
        </table:table-row>
        <table:table-row table:style-name="ro1">
          <table:table-cell office:value-type="float" office:value="-1.620759974532" calcext:value-type="float">
            <text:p>-1.620759974532</text:p>
          </table:table-cell>
          <table:table-cell office:value-type="float" office:value="-1.620912137492" calcext:value-type="float">
            <text:p>-1.620912137492</text:p>
          </table:table-cell>
          <table:table-cell office:value-type="float" office:value="-1.619554274961" calcext:value-type="float">
            <text:p>-1.619554274961</text:p>
          </table:table-cell>
          <table:table-cell office:value-type="float" office:value="-1.620912155636" calcext:value-type="float">
            <text:p>-1.620912155636</text:p>
          </table:table-cell>
          <table:table-cell office:value-type="float" office:value="-1.620759963269" calcext:value-type="float">
            <text:p>-1.620759963269</text:p>
          </table:table-cell>
          <table:table-cell office:value-type="float" office:value="-1.619290618846" calcext:value-type="float">
            <text:p>-1.619290618846</text:p>
          </table:table-cell>
          <table:table-cell office:value-type="float" office:value="-1.620659058412" calcext:value-type="float">
            <text:p>-1.620659058412</text:p>
          </table:table-cell>
          <table:table-cell office:value-type="float" office:value="-1.620747189522" calcext:value-type="float">
            <text:p>-1.620747189522</text:p>
          </table:table-cell>
          <table:table-cell office:value-type="float" office:value="-1.619651301606" calcext:value-type="float">
            <text:p>-1.619651301606</text:p>
          </table:table-cell>
          <table:table-cell office:value-type="float" office:value="-1.620747214405" calcext:value-type="float">
            <text:p>-1.620747214405</text:p>
          </table:table-cell>
          <table:table-cell office:value-type="float" office:value="-1.620659057557" calcext:value-type="float">
            <text:p>-1.620659057557</text:p>
          </table:table-cell>
          <table:table-cell office:value-type="float" office:value="-1.619261144195" calcext:value-type="float">
            <text:p>-1.619261144195</text:p>
          </table:table-cell>
          <table:table-cell office:value-type="float" office:value="-1.620608811754" calcext:value-type="float">
            <text:p>-1.620608811754</text:p>
          </table:table-cell>
          <table:table-cell office:value-type="float" office:value="-1.620953783201" calcext:value-type="float">
            <text:p>-1.620953783201</text:p>
          </table:table-cell>
          <table:table-cell office:value-type="float" office:value="-1.619698146599" calcext:value-type="float">
            <text:p>-1.619698146599</text:p>
          </table:table-cell>
          <table:table-cell office:value-type="float" office:value="-1.619246647071" calcext:value-type="float">
            <text:p>-1.619246647071</text:p>
          </table:table-cell>
          <table:table-cell office:value-type="float" office:value="-1.620816429201" calcext:value-type="float">
            <text:p>-1.620816429201</text:p>
          </table:table-cell>
          <table:table-cell office:value-type="float" office:value="-1.620862314779" calcext:value-type="float">
            <text:p>-1.620862314779</text:p>
          </table:table-cell>
          <table:table-cell office:value-type="float" office:value="-1.61951068709" calcext:value-type="float">
            <text:p>-1.61951068709</text:p>
          </table:table-cell>
          <table:table-cell office:value-type="float" office:value="-1.619305751228" calcext:value-type="float">
            <text:p>-1.619305751228</text:p>
          </table:table-cell>
        </table:table-row>
        <table:table-row table:style-name="ro1">
          <table:table-cell office:value-type="float" office:value="-1.620139171033" calcext:value-type="float">
            <text:p>-1.620139171033</text:p>
          </table:table-cell>
          <table:table-cell office:value-type="float" office:value="-1.620464370234" calcext:value-type="float">
            <text:p>-1.620464370234</text:p>
          </table:table-cell>
          <table:table-cell office:value-type="float" office:value="-1.618664790815" calcext:value-type="float">
            <text:p>-1.618664790815</text:p>
          </table:table-cell>
          <table:table-cell office:value-type="float" office:value="-1.620464383031" calcext:value-type="float">
            <text:p>-1.620464383031</text:p>
          </table:table-cell>
          <table:table-cell office:value-type="float" office:value="-1.620139180252" calcext:value-type="float">
            <text:p>-1.620139180252</text:p>
          </table:table-cell>
          <table:table-cell office:value-type="float" office:value="-1.619082562353" calcext:value-type="float">
            <text:p>-1.619082562353</text:p>
          </table:table-cell>
          <table:table-cell office:value-type="float" office:value="-1.620083000648" calcext:value-type="float">
            <text:p>-1.620083000648</text:p>
          </table:table-cell>
          <table:table-cell office:value-type="float" office:value="-1.620521906902" calcext:value-type="float">
            <text:p>-1.620521906902</text:p>
          </table:table-cell>
          <table:table-cell office:value-type="float" office:value="-1.618841590453" calcext:value-type="float">
            <text:p>-1.618841590453</text:p>
          </table:table-cell>
          <table:table-cell office:value-type="float" office:value="-1.620521836513" calcext:value-type="float">
            <text:p>-1.620521836513</text:p>
          </table:table-cell>
          <table:table-cell office:value-type="float" office:value="-1.6200829888" calcext:value-type="float">
            <text:p>-1.6200829888</text:p>
          </table:table-cell>
          <table:table-cell office:value-type="float" office:value="-1.619072776543" calcext:value-type="float">
            <text:p>-1.619072776543</text:p>
          </table:table-cell>
          <table:table-cell office:value-type="float" office:value="-1.620067520714" calcext:value-type="float">
            <text:p>-1.620067520714</text:p>
          </table:table-cell>
          <table:table-cell office:value-type="float" office:value="-1.620708493441" calcext:value-type="float">
            <text:p>-1.620708493441</text:p>
          </table:table-cell>
          <table:table-cell office:value-type="float" office:value="-1.618935954936" calcext:value-type="float">
            <text:p>-1.618935954936</text:p>
          </table:table-cell>
          <table:table-cell office:value-type="float" office:value="-1.619069692193" calcext:value-type="float">
            <text:p>-1.619069692193</text:p>
          </table:table-cell>
          <table:table-cell office:value-type="float" office:value="-1.620118247167" calcext:value-type="float">
            <text:p>-1.620118247167</text:p>
          </table:table-cell>
          <table:table-cell office:value-type="float" office:value="-1.620545323007" calcext:value-type="float">
            <text:p>-1.620545323007</text:p>
          </table:table-cell>
          <table:table-cell office:value-type="float" office:value="-1.618581891894" calcext:value-type="float">
            <text:p>-1.618581891894</text:p>
          </table:table-cell>
          <table:table-cell office:value-type="float" office:value="-1.619091033429" calcext:value-type="float">
            <text:p>-1.619091033429</text:p>
          </table:table-cell>
        </table:table-row>
        <table:table-row table:style-name="ro1">
          <table:table-cell office:value-type="float" office:value="-1.620048673705" calcext:value-type="float">
            <text:p>-1.620048673705</text:p>
          </table:table-cell>
          <table:table-cell office:value-type="float" office:value="-1.620384533763" calcext:value-type="float">
            <text:p>-1.620384533763</text:p>
          </table:table-cell>
          <table:table-cell office:value-type="float" office:value="-1.618642077563" calcext:value-type="float">
            <text:p>-1.618642077563</text:p>
          </table:table-cell>
          <table:table-cell office:value-type="float" office:value="-1.620384489747" calcext:value-type="float">
            <text:p>-1.620384489747</text:p>
          </table:table-cell>
          <table:table-cell office:value-type="float" office:value="-1.620048666374" calcext:value-type="float">
            <text:p>-1.620048666374</text:p>
          </table:table-cell>
          <table:table-cell office:value-type="float" office:value="-1.619028653054" calcext:value-type="float">
            <text:p>-1.619028653054</text:p>
          </table:table-cell>
          <table:table-cell office:value-type="float" office:value="-1.620024304097" calcext:value-type="float">
            <text:p>-1.620024304097</text:p>
          </table:table-cell>
          <table:table-cell office:value-type="float" office:value="-1.620393278196" calcext:value-type="float">
            <text:p>-1.620393278196</text:p>
          </table:table-cell>
          <table:table-cell office:value-type="float" office:value="-1.61881812987" calcext:value-type="float">
            <text:p>-1.61881812987</text:p>
          </table:table-cell>
          <table:table-cell office:value-type="float" office:value="-1.620393197698" calcext:value-type="float">
            <text:p>-1.620393197698</text:p>
          </table:table-cell>
          <table:table-cell office:value-type="float" office:value="-1.620024315853" calcext:value-type="float">
            <text:p>-1.620024315853</text:p>
          </table:table-cell>
          <table:table-cell office:value-type="float" office:value="-1.619012245676" calcext:value-type="float">
            <text:p>-1.619012245676</text:p>
          </table:table-cell>
          <table:table-cell office:value-type="float" office:value="-1.620007582767" calcext:value-type="float">
            <text:p>-1.620007582767</text:p>
          </table:table-cell>
          <table:table-cell office:value-type="float" office:value="-1.620148491986" calcext:value-type="float">
            <text:p>-1.620148491986</text:p>
          </table:table-cell>
          <table:table-cell office:value-type="float" office:value="-1.618909228385" calcext:value-type="float">
            <text:p>-1.618909228385</text:p>
          </table:table-cell>
          <table:table-cell office:value-type="float" office:value="-1.619006468234" calcext:value-type="float">
            <text:p>-1.619006468234</text:p>
          </table:table-cell>
          <table:table-cell office:value-type="float" office:value="-1.620085216496" calcext:value-type="float">
            <text:p>-1.620085216496</text:p>
          </table:table-cell>
          <table:table-cell office:value-type="float" office:value="-1.62049921488" calcext:value-type="float">
            <text:p>-1.62049921488</text:p>
          </table:table-cell>
          <table:table-cell office:value-type="float" office:value="-1.618557091822" calcext:value-type="float">
            <text:p>-1.618557091822</text:p>
          </table:table-cell>
          <table:table-cell office:value-type="float" office:value="-1.619040327092" calcext:value-type="float">
            <text:p>-1.619040327092</text:p>
          </table:table-cell>
        </table:table-row>
        <table:table-row table:style-name="ro1">
          <table:table-cell office:value-type="float" office:value="-1.61918449033" calcext:value-type="float">
            <text:p>-1.61918449033</text:p>
          </table:table-cell>
          <table:table-cell office:value-type="float" office:value="-1.61935910432" calcext:value-type="float">
            <text:p>-1.61935910432</text:p>
          </table:table-cell>
          <table:table-cell office:value-type="float" office:value="-1.61641692791" calcext:value-type="float">
            <text:p>-1.61641692791</text:p>
          </table:table-cell>
          <table:table-cell office:value-type="float" office:value="-1.61935904508" calcext:value-type="float">
            <text:p>-1.61935904508</text:p>
          </table:table-cell>
          <table:table-cell office:value-type="float" office:value="-1.619184473342" calcext:value-type="float">
            <text:p>-1.619184473342</text:p>
          </table:table-cell>
          <table:table-cell office:value-type="float" office:value="-1.618881980778" calcext:value-type="float">
            <text:p>-1.618881980778</text:p>
          </table:table-cell>
          <table:table-cell office:value-type="float" office:value="-1.619201176632" calcext:value-type="float">
            <text:p>-1.619201176632</text:p>
          </table:table-cell>
          <table:table-cell office:value-type="float" office:value="-1.619321293017" calcext:value-type="float">
            <text:p>-1.619321293017</text:p>
          </table:table-cell>
          <table:table-cell office:value-type="float" office:value="-1.616590750758" calcext:value-type="float">
            <text:p>-1.616590750758</text:p>
          </table:table-cell>
          <table:table-cell office:value-type="float" office:value="-1.619321322815" calcext:value-type="float">
            <text:p>-1.619321322815</text:p>
          </table:table-cell>
          <table:table-cell office:value-type="float" office:value="-1.619201178439" calcext:value-type="float">
            <text:p>-1.619201178439</text:p>
          </table:table-cell>
          <table:table-cell office:value-type="float" office:value="-1.618883773413" calcext:value-type="float">
            <text:p>-1.618883773413</text:p>
          </table:table-cell>
          <table:table-cell office:value-type="float" office:value="-1.619194589399" calcext:value-type="float">
            <text:p>-1.619194589399</text:p>
          </table:table-cell>
          <table:table-cell office:value-type="float" office:value="-1.619382112387" calcext:value-type="float">
            <text:p>-1.619382112387</text:p>
          </table:table-cell>
          <table:table-cell office:value-type="float" office:value="-1.616670008583" calcext:value-type="float">
            <text:p>-1.616670008583</text:p>
          </table:table-cell>
          <table:table-cell office:value-type="float" office:value="-1.618913553777" calcext:value-type="float">
            <text:p>-1.618913553777</text:p>
          </table:table-cell>
          <table:table-cell office:value-type="float" office:value="-1.619181289972" calcext:value-type="float">
            <text:p>-1.619181289972</text:p>
          </table:table-cell>
          <table:table-cell office:value-type="float" office:value="-1.619302070511" calcext:value-type="float">
            <text:p>-1.619302070511</text:p>
          </table:table-cell>
          <table:table-cell office:value-type="float" office:value="-1.616332279701" calcext:value-type="float">
            <text:p>-1.616332279701</text:p>
          </table:table-cell>
          <table:table-cell office:value-type="float" office:value="-1.618905384041" calcext:value-type="float">
            <text:p>-1.618905384041</text:p>
          </table:table-cell>
        </table:table-row>
        <table:table-row table:style-name="ro1">
          <table:table-cell office:value-type="float" office:value="-1.619114338892" calcext:value-type="float">
            <text:p>-1.619114338892</text:p>
          </table:table-cell>
          <table:table-cell office:value-type="float" office:value="-1.6192441976" calcext:value-type="float">
            <text:p>-1.6192441976</text:p>
          </table:table-cell>
          <table:table-cell office:value-type="float" office:value="-1.616383849701" calcext:value-type="float">
            <text:p>-1.616383849701</text:p>
          </table:table-cell>
          <table:table-cell office:value-type="float" office:value="-1.619244220691" calcext:value-type="float">
            <text:p>-1.619244220691</text:p>
          </table:table-cell>
          <table:table-cell office:value-type="float" office:value="-1.619114354258" calcext:value-type="float">
            <text:p>-1.619114354258</text:p>
          </table:table-cell>
          <table:table-cell office:value-type="float" office:value="-1.618867679862" calcext:value-type="float">
            <text:p>-1.618867679862</text:p>
          </table:table-cell>
          <table:table-cell office:value-type="float" office:value="-1.619133250052" calcext:value-type="float">
            <text:p>-1.619133250052</text:p>
          </table:table-cell>
          <table:table-cell office:value-type="float" office:value="-1.619264245836" calcext:value-type="float">
            <text:p>-1.619264245836</text:p>
          </table:table-cell>
          <table:table-cell office:value-type="float" office:value="-1.616529328787" calcext:value-type="float">
            <text:p>-1.616529328787</text:p>
          </table:table-cell>
          <table:table-cell office:value-type="float" office:value="-1.61926424794" calcext:value-type="float">
            <text:p>-1.61926424794</text:p>
          </table:table-cell>
          <table:table-cell office:value-type="float" office:value="-1.619133247358" calcext:value-type="float">
            <text:p>-1.619133247358</text:p>
          </table:table-cell>
          <table:table-cell office:value-type="float" office:value="-1.618859361547" calcext:value-type="float">
            <text:p>-1.618859361547</text:p>
          </table:table-cell>
          <table:table-cell office:value-type="float" office:value="-1.619151779427" calcext:value-type="float">
            <text:p>-1.619151779427</text:p>
          </table:table-cell>
          <table:table-cell office:value-type="float" office:value="-1.619189559647" calcext:value-type="float">
            <text:p>-1.619189559647</text:p>
          </table:table-cell>
          <table:table-cell office:value-type="float" office:value="-1.616585085169" calcext:value-type="float">
            <text:p>-1.616585085169</text:p>
          </table:table-cell>
          <table:table-cell office:value-type="float" office:value="-1.618854724552" calcext:value-type="float">
            <text:p>-1.618854724552</text:p>
          </table:table-cell>
          <table:table-cell office:value-type="float" office:value="-1.619146881244" calcext:value-type="float">
            <text:p>-1.619146881244</text:p>
          </table:table-cell>
          <table:table-cell office:value-type="float" office:value="-1.619288081828" calcext:value-type="float">
            <text:p>-1.619288081828</text:p>
          </table:table-cell>
          <table:table-cell office:value-type="float" office:value="-1.616279946116" calcext:value-type="float">
            <text:p>-1.616279946116</text:p>
          </table:table-cell>
          <table:table-cell office:value-type="float" office:value="-1.618872726821" calcext:value-type="float">
            <text:p>-1.618872726821</text:p>
          </table:table-cell>
        </table:table-row>
        <table:table-row table:style-name="ro1">
          <table:table-cell office:value-type="float" office:value="-1.618695562227" calcext:value-type="float">
            <text:p>-1.618695562227</text:p>
          </table:table-cell>
          <table:table-cell office:value-type="float" office:value="-1.618970603649" calcext:value-type="float">
            <text:p>-1.618970603649</text:p>
          </table:table-cell>
          <table:table-cell office:value-type="float" office:value="-1.616151414472" calcext:value-type="float">
            <text:p>-1.616151414472</text:p>
          </table:table-cell>
          <table:table-cell office:value-type="float" office:value="-1.618970576099" calcext:value-type="float">
            <text:p>-1.618970576099</text:p>
          </table:table-cell>
          <table:table-cell office:value-type="float" office:value="-1.618695552331" calcext:value-type="float">
            <text:p>-1.618695552331</text:p>
          </table:table-cell>
          <table:table-cell office:value-type="float" office:value="-1.618826902603" calcext:value-type="float">
            <text:p>-1.618826902603</text:p>
          </table:table-cell>
          <table:table-cell office:value-type="float" office:value="-1.618762944137" calcext:value-type="float">
            <text:p>-1.618762944137</text:p>
          </table:table-cell>
          <table:table-cell office:value-type="float" office:value="-1.61902983712" calcext:value-type="float">
            <text:p>-1.61902983712</text:p>
          </table:table-cell>
          <table:table-cell office:value-type="float" office:value="-1.616255730017" calcext:value-type="float">
            <text:p>-1.616255730017</text:p>
          </table:table-cell>
          <table:table-cell office:value-type="float" office:value="-1.619029814851" calcext:value-type="float">
            <text:p>-1.619029814851</text:p>
          </table:table-cell>
          <table:table-cell office:value-type="float" office:value="-1.618762933893" calcext:value-type="float">
            <text:p>-1.618762933893</text:p>
          </table:table-cell>
          <table:table-cell office:value-type="float" office:value="-1.618820675021" calcext:value-type="float">
            <text:p>-1.618820675021</text:p>
          </table:table-cell>
          <table:table-cell office:value-type="float" office:value="-1.618781452663" calcext:value-type="float">
            <text:p>-1.618781452663</text:p>
          </table:table-cell>
          <table:table-cell office:value-type="float" office:value="-1.619162654626" calcext:value-type="float">
            <text:p>-1.619162654626</text:p>
          </table:table-cell>
          <table:table-cell office:value-type="float" office:value="-1.616284750603" calcext:value-type="float">
            <text:p>-1.616284750603</text:p>
          </table:table-cell>
          <table:table-cell office:value-type="float" office:value="-1.618845187063" calcext:value-type="float">
            <text:p>-1.618845187063</text:p>
          </table:table-cell>
          <table:table-cell office:value-type="float" office:value="-1.618647747237" calcext:value-type="float">
            <text:p>-1.618647747237</text:p>
          </table:table-cell>
          <table:table-cell office:value-type="float" office:value="-1.618874648083" calcext:value-type="float">
            <text:p>-1.618874648083</text:p>
          </table:table-cell>
          <table:table-cell office:value-type="float" office:value="-1.615969378581" calcext:value-type="float">
            <text:p>-1.615969378581</text:p>
          </table:table-cell>
          <table:table-cell office:value-type="float" office:value="-1.618854799032" calcext:value-type="float">
            <text:p>-1.618854799032</text:p>
          </table:table-cell>
        </table:table-row>
        <table:table-row table:style-name="ro1">
          <table:table-cell office:value-type="float" office:value="-1.618657678323" calcext:value-type="float">
            <text:p>-1.618657678323</text:p>
          </table:table-cell>
          <table:table-cell office:value-type="float" office:value="-1.618829712717" calcext:value-type="float">
            <text:p>-1.618829712717</text:p>
          </table:table-cell>
          <table:table-cell office:value-type="float" office:value="-1.615969561664" calcext:value-type="float">
            <text:p>-1.615969561664</text:p>
          </table:table-cell>
          <table:table-cell office:value-type="float" office:value="-1.61882976505" calcext:value-type="float">
            <text:p>-1.61882976505</text:p>
          </table:table-cell>
          <table:table-cell office:value-type="float" office:value="-1.618657685641" calcext:value-type="float">
            <text:p>-1.618657685641</text:p>
          </table:table-cell>
          <table:table-cell office:value-type="float" office:value="-1.618807014535" calcext:value-type="float">
            <text:p>-1.618807014535</text:p>
          </table:table-cell>
          <table:table-cell office:value-type="float" office:value="-1.618695535481" calcext:value-type="float">
            <text:p>-1.618695535481</text:p>
          </table:table-cell>
          <table:table-cell office:value-type="float" office:value="-1.618866898258" calcext:value-type="float">
            <text:p>-1.618866898258</text:p>
          </table:table-cell>
          <table:table-cell office:value-type="float" office:value="-1.615938052137" calcext:value-type="float">
            <text:p>-1.615938052137</text:p>
          </table:table-cell>
          <table:table-cell office:value-type="float" office:value="-1.618866949325" calcext:value-type="float">
            <text:p>-1.618866949325</text:p>
          </table:table-cell>
          <table:table-cell office:value-type="float" office:value="-1.618695548369" calcext:value-type="float">
            <text:p>-1.618695548369</text:p>
          </table:table-cell>
          <table:table-cell office:value-type="float" office:value="-1.618799871244" calcext:value-type="float">
            <text:p>-1.618799871244</text:p>
          </table:table-cell>
          <table:table-cell office:value-type="float" office:value="-1.61874972166" calcext:value-type="float">
            <text:p>-1.61874972166</text:p>
          </table:table-cell>
          <table:table-cell office:value-type="float" office:value="-1.618842997077" calcext:value-type="float">
            <text:p>-1.618842997077</text:p>
          </table:table-cell>
          <table:table-cell office:value-type="float" office:value="-1.615922269333" calcext:value-type="float">
            <text:p>-1.615922269333</text:p>
          </table:table-cell>
          <table:table-cell office:value-type="float" office:value="-1.618796766924" calcext:value-type="float">
            <text:p>-1.618796766924</text:p>
          </table:table-cell>
          <table:table-cell office:value-type="float" office:value="-1.618630380651" calcext:value-type="float">
            <text:p>-1.618630380651</text:p>
          </table:table-cell>
          <table:table-cell office:value-type="float" office:value="-1.618855900002" calcext:value-type="float">
            <text:p>-1.618855900002</text:p>
          </table:table-cell>
          <table:table-cell office:value-type="float" office:value="-1.615914191917" calcext:value-type="float">
            <text:p>-1.615914191917</text:p>
          </table:table-cell>
          <table:table-cell office:value-type="float" office:value="-1.618809684987" calcext:value-type="float">
            <text:p>-1.618809684987</text:p>
          </table:table-cell>
        </table:table-row>
        <table:table-row table:style-name="ro1">
          <table:table-cell office:value-type="float" office:value="-1.618240832956" calcext:value-type="float">
            <text:p>-1.618240832956</text:p>
          </table:table-cell>
          <table:table-cell office:value-type="float" office:value="-1.618374689912" calcext:value-type="float">
            <text:p>-1.618374689912</text:p>
          </table:table-cell>
          <table:table-cell office:value-type="float" office:value="-1.615762216082" calcext:value-type="float">
            <text:p>-1.615762216082</text:p>
          </table:table-cell>
          <table:table-cell office:value-type="float" office:value="-1.618374683238" calcext:value-type="float">
            <text:p>-1.618374683238</text:p>
          </table:table-cell>
          <table:table-cell office:value-type="float" office:value="-1.61824082829" calcext:value-type="float">
            <text:p>-1.61824082829</text:p>
          </table:table-cell>
          <table:table-cell office:value-type="float" office:value="-1.618768769076" calcext:value-type="float">
            <text:p>-1.618768769076</text:p>
          </table:table-cell>
          <table:table-cell office:value-type="float" office:value="-1.61833045056" calcext:value-type="float">
            <text:p>-1.61833045056</text:p>
          </table:table-cell>
          <table:table-cell office:value-type="float" office:value="-1.618527792628" calcext:value-type="float">
            <text:p>-1.618527792628</text:p>
          </table:table-cell>
          <table:table-cell office:value-type="float" office:value="-1.615687615402" calcext:value-type="float">
            <text:p>-1.615687615402</text:p>
          </table:table-cell>
          <table:table-cell office:value-type="float" office:value="-1.618527777579" calcext:value-type="float">
            <text:p>-1.618527777579</text:p>
          </table:table-cell>
          <table:table-cell office:value-type="float" office:value="-1.61833044577" calcext:value-type="float">
            <text:p>-1.61833044577</text:p>
          </table:table-cell>
          <table:table-cell office:value-type="float" office:value="-1.61876263647" calcext:value-type="float">
            <text:p>-1.61876263647</text:p>
          </table:table-cell>
          <table:table-cell office:value-type="float" office:value="-1.618382306952" calcext:value-type="float">
            <text:p>-1.618382306952</text:p>
          </table:table-cell>
          <table:table-cell office:value-type="float" office:value="-1.61864033865" calcext:value-type="float">
            <text:p>-1.61864033865</text:p>
          </table:table-cell>
          <table:table-cell office:value-type="float" office:value="-1.61570903322" calcext:value-type="float">
            <text:p>-1.61570903322</text:p>
          </table:table-cell>
          <table:table-cell office:value-type="float" office:value="-1.618753871608" calcext:value-type="float">
            <text:p>-1.618753871608</text:p>
          </table:table-cell>
          <table:table-cell office:value-type="float" office:value="-1.618200303326" calcext:value-type="float">
            <text:p>-1.618200303326</text:p>
          </table:table-cell>
          <table:table-cell office:value-type="float" office:value="-1.618307380747" calcext:value-type="float">
            <text:p>-1.618307380747</text:p>
          </table:table-cell>
          <table:table-cell office:value-type="float" office:value="-1.615907919995" calcext:value-type="float">
            <text:p>-1.615907919995</text:p>
          </table:table-cell>
          <table:table-cell office:value-type="float" office:value="-1.618768507718" calcext:value-type="float">
            <text:p>-1.618768507718</text:p>
          </table:table-cell>
        </table:table-row>
        <table:table-row table:style-name="ro1">
          <table:table-cell office:value-type="float" office:value="-1.618229823351" calcext:value-type="float">
            <text:p>-1.618229823351</text:p>
          </table:table-cell>
          <table:table-cell office:value-type="float" office:value="-1.61835466213" calcext:value-type="float">
            <text:p>-1.61835466213</text:p>
          </table:table-cell>
          <table:table-cell office:value-type="float" office:value="-1.615644343695" calcext:value-type="float">
            <text:p>-1.615644343695</text:p>
          </table:table-cell>
          <table:table-cell office:value-type="float" office:value="-1.618354682617" calcext:value-type="float">
            <text:p>-1.618354682617</text:p>
          </table:table-cell>
          <table:table-cell office:value-type="float" office:value="-1.618229827028" calcext:value-type="float">
            <text:p>-1.618229827028</text:p>
          </table:table-cell>
          <table:table-cell office:value-type="float" office:value="-1.618710771278" calcext:value-type="float">
            <text:p>-1.618710771278</text:p>
          </table:table-cell>
          <table:table-cell office:value-type="float" office:value="-1.618324394629" calcext:value-type="float">
            <text:p>-1.618324394629</text:p>
          </table:table-cell>
          <table:table-cell office:value-type="float" office:value="-1.618495515866" calcext:value-type="float">
            <text:p>-1.618495515866</text:p>
          </table:table-cell>
          <table:table-cell office:value-type="float" office:value="-1.615630377437" calcext:value-type="float">
            <text:p>-1.615630377437</text:p>
          </table:table-cell>
          <table:table-cell office:value-type="float" office:value="-1.618495525224" calcext:value-type="float">
            <text:p>-1.618495525224</text:p>
          </table:table-cell>
          <table:table-cell office:value-type="float" office:value="-1.618324394056" calcext:value-type="float">
            <text:p>-1.618324394056</text:p>
          </table:table-cell>
          <table:table-cell office:value-type="float" office:value="-1.618710665134" calcext:value-type="float">
            <text:p>-1.618710665134</text:p>
          </table:table-cell>
          <table:table-cell office:value-type="float" office:value="-1.618365116346" calcext:value-type="float">
            <text:p>-1.618365116346</text:p>
          </table:table-cell>
          <table:table-cell office:value-type="float" office:value="-1.618532998687" calcext:value-type="float">
            <text:p>-1.618532998687</text:p>
          </table:table-cell>
          <table:table-cell office:value-type="float" office:value="-1.615651396903" calcext:value-type="float">
            <text:p>-1.615651396903</text:p>
          </table:table-cell>
          <table:table-cell office:value-type="float" office:value="-1.618704682296" calcext:value-type="float">
            <text:p>-1.618704682296</text:p>
          </table:table-cell>
          <table:table-cell office:value-type="float" office:value="-1.618185368614" calcext:value-type="float">
            <text:p>-1.618185368614</text:p>
          </table:table-cell>
          <table:table-cell office:value-type="float" office:value="-1.618286899985" calcext:value-type="float">
            <text:p>-1.618286899985</text:p>
          </table:table-cell>
          <table:table-cell office:value-type="float" office:value="-1.6158604822" calcext:value-type="float">
            <text:p>-1.6158604822</text:p>
          </table:table-cell>
          <table:table-cell office:value-type="float" office:value="-1.618708459122" calcext:value-type="float">
            <text:p>-1.618708459122</text:p>
          </table:table-cell>
        </table:table-row>
        <table:table-row table:style-name="ro1">
          <table:table-cell office:value-type="float" office:value="-1.615144536078" calcext:value-type="float">
            <text:p>-1.615144536078</text:p>
          </table:table-cell>
          <table:table-cell office:value-type="float" office:value="-1.615293822119" calcext:value-type="float">
            <text:p>-1.615293822119</text:p>
          </table:table-cell>
          <table:table-cell office:value-type="float" office:value="-1.615587896024" calcext:value-type="float">
            <text:p>-1.615587896024</text:p>
          </table:table-cell>
          <table:table-cell office:value-type="float" office:value="-1.615293822053" calcext:value-type="float">
            <text:p>-1.615293822053</text:p>
          </table:table-cell>
          <table:table-cell office:value-type="float" office:value="-1.615144536478" calcext:value-type="float">
            <text:p>-1.615144536478</text:p>
          </table:table-cell>
          <table:table-cell office:value-type="float" office:value="-1.617926380413" calcext:value-type="float">
            <text:p>-1.617926380413</text:p>
          </table:table-cell>
          <table:table-cell office:value-type="float" office:value="-1.615144866328" calcext:value-type="float">
            <text:p>-1.615144866328</text:p>
          </table:table-cell>
          <table:table-cell office:value-type="float" office:value="-1.615326351785" calcext:value-type="float">
            <text:p>-1.615326351785</text:p>
          </table:table-cell>
          <table:table-cell office:value-type="float" office:value="-1.615614678204" calcext:value-type="float">
            <text:p>-1.615614678204</text:p>
          </table:table-cell>
          <table:table-cell office:value-type="float" office:value="-1.615326351707" calcext:value-type="float">
            <text:p>-1.615326351707</text:p>
          </table:table-cell>
          <table:table-cell office:value-type="float" office:value="-1.615144866009" calcext:value-type="float">
            <text:p>-1.615144866009</text:p>
          </table:table-cell>
          <table:table-cell office:value-type="float" office:value="-1.617908033258" calcext:value-type="float">
            <text:p>-1.617908033258</text:p>
          </table:table-cell>
          <table:table-cell office:value-type="float" office:value="-1.6151443242" calcext:value-type="float">
            <text:p>-1.6151443242</text:p>
          </table:table-cell>
          <table:table-cell office:value-type="float" office:value="-1.615342900322" calcext:value-type="float">
            <text:p>-1.615342900322</text:p>
          </table:table-cell>
          <table:table-cell office:value-type="float" office:value="-1.615557821093" calcext:value-type="float">
            <text:p>-1.615557821093</text:p>
          </table:table-cell>
          <table:table-cell office:value-type="float" office:value="-1.617884249983" calcext:value-type="float">
            <text:p>-1.617884249983</text:p>
          </table:table-cell>
          <table:table-cell office:value-type="float" office:value="-1.615143957888" calcext:value-type="float">
            <text:p>-1.615143957888</text:p>
          </table:table-cell>
          <table:table-cell office:value-type="float" office:value="-1.615277795272" calcext:value-type="float">
            <text:p>-1.615277795272</text:p>
          </table:table-cell>
          <table:table-cell office:value-type="float" office:value="-1.615622528783" calcext:value-type="float">
            <text:p>-1.615622528783</text:p>
          </table:table-cell>
          <table:table-cell office:value-type="float" office:value="-1.617920060832" calcext:value-type="float">
            <text:p>-1.617920060832</text:p>
          </table:table-cell>
        </table:table-row>
        <table:table-row table:style-name="ro1">
          <table:table-cell office:value-type="float" office:value="-1.615107369537" calcext:value-type="float">
            <text:p>-1.615107369537</text:p>
          </table:table-cell>
          <table:table-cell office:value-type="float" office:value="-1.615237698774" calcext:value-type="float">
            <text:p>-1.615237698774</text:p>
          </table:table-cell>
          <table:table-cell office:value-type="float" office:value="-1.615583990653" calcext:value-type="float">
            <text:p>-1.615583990653</text:p>
          </table:table-cell>
          <table:table-cell office:value-type="float" office:value="-1.615237700192" calcext:value-type="float">
            <text:p>-1.615237700192</text:p>
          </table:table-cell>
          <table:table-cell office:value-type="float" office:value="-1.615107370816" calcext:value-type="float">
            <text:p>-1.615107370816</text:p>
          </table:table-cell>
          <table:table-cell office:value-type="float" office:value="-1.617895440095" calcext:value-type="float">
            <text:p>-1.617895440095</text:p>
          </table:table-cell>
          <table:table-cell office:value-type="float" office:value="-1.615107449937" calcext:value-type="float">
            <text:p>-1.615107449937</text:p>
          </table:table-cell>
          <table:table-cell office:value-type="float" office:value="-1.615269444836" calcext:value-type="float">
            <text:p>-1.615269444836</text:p>
          </table:table-cell>
          <table:table-cell office:value-type="float" office:value="-1.615346951169" calcext:value-type="float">
            <text:p>-1.615346951169</text:p>
          </table:table-cell>
          <table:table-cell office:value-type="float" office:value="-1.615269446252" calcext:value-type="float">
            <text:p>-1.615269446252</text:p>
          </table:table-cell>
          <table:table-cell office:value-type="float" office:value="-1.615107451256" calcext:value-type="float">
            <text:p>-1.615107451256</text:p>
          </table:table-cell>
          <table:table-cell office:value-type="float" office:value="-1.617882751019" calcext:value-type="float">
            <text:p>-1.617882751019</text:p>
          </table:table-cell>
          <table:table-cell office:value-type="float" office:value="-1.615106800736" calcext:value-type="float">
            <text:p>-1.615106800736</text:p>
          </table:table-cell>
          <table:table-cell office:value-type="float" office:value="-1.615285560553" calcext:value-type="float">
            <text:p>-1.615285560553</text:p>
          </table:table-cell>
          <table:table-cell office:value-type="float" office:value="-1.615259324946" calcext:value-type="float">
            <text:p>-1.615259324946</text:p>
          </table:table-cell>
          <table:table-cell office:value-type="float" office:value="-1.617861330702" calcext:value-type="float">
            <text:p>-1.617861330702</text:p>
          </table:table-cell>
          <table:table-cell office:value-type="float" office:value="-1.615106917925" calcext:value-type="float">
            <text:p>-1.615106917925</text:p>
          </table:table-cell>
          <table:table-cell office:value-type="float" office:value="-1.615222028347" calcext:value-type="float">
            <text:p>-1.615222028347</text:p>
          </table:table-cell>
          <table:table-cell office:value-type="float" office:value="-1.615566461456" calcext:value-type="float">
            <text:p>-1.615566461456</text:p>
          </table:table-cell>
          <table:table-cell office:value-type="float" office:value="-1.617886269638" calcext:value-type="float">
            <text:p>-1.617886269638</text:p>
          </table:table-cell>
        </table:table-row>
        <table:table-row table:style-name="ro1">
          <table:table-cell office:value-type="float" office:value="-1.61474390739" calcext:value-type="float">
            <text:p>-1.61474390739</text:p>
          </table:table-cell>
          <table:table-cell office:value-type="float" office:value="-1.609520658292" calcext:value-type="float">
            <text:p>-1.609520658292</text:p>
          </table:table-cell>
          <table:table-cell office:value-type="float" office:value="-1.610428133809" calcext:value-type="float">
            <text:p>-1.610428133809</text:p>
          </table:table-cell>
          <table:table-cell office:value-type="float" office:value="-1.609520658242" calcext:value-type="float">
            <text:p>-1.609520658242</text:p>
          </table:table-cell>
          <table:table-cell office:value-type="float" office:value="-1.614743905892" calcext:value-type="float">
            <text:p>-1.614743905892</text:p>
          </table:table-cell>
          <table:table-cell office:value-type="float" office:value="-1.614517038637" calcext:value-type="float">
            <text:p>-1.614517038637</text:p>
          </table:table-cell>
          <table:table-cell office:value-type="float" office:value="-1.614751699477" calcext:value-type="float">
            <text:p>-1.614751699477</text:p>
          </table:table-cell>
          <table:table-cell office:value-type="float" office:value="-1.609536392242" calcext:value-type="float">
            <text:p>-1.609536392242</text:p>
          </table:table-cell>
          <table:table-cell office:value-type="float" office:value="-1.610455441787" calcext:value-type="float">
            <text:p>-1.610455441787</text:p>
          </table:table-cell>
          <table:table-cell office:value-type="float" office:value="-1.609536392213" calcext:value-type="float">
            <text:p>-1.609536392213</text:p>
          </table:table-cell>
          <table:table-cell office:value-type="float" office:value="-1.614751698431" calcext:value-type="float">
            <text:p>-1.614751698431</text:p>
          </table:table-cell>
          <table:table-cell office:value-type="float" office:value="-1.614503397064" calcext:value-type="float">
            <text:p>-1.614503397064</text:p>
          </table:table-cell>
          <table:table-cell office:value-type="float" office:value="-1.61475527363" calcext:value-type="float">
            <text:p>-1.61475527363</text:p>
          </table:table-cell>
          <table:table-cell office:value-type="float" office:value="-1.609544288919" calcext:value-type="float">
            <text:p>-1.609544288919</text:p>
          </table:table-cell>
          <table:table-cell office:value-type="float" office:value="-1.610469141523" calcext:value-type="float">
            <text:p>-1.610469141523</text:p>
          </table:table-cell>
          <table:table-cell office:value-type="float" office:value="-1.614496529217" calcext:value-type="float">
            <text:p>-1.614496529217</text:p>
          </table:table-cell>
          <table:table-cell office:value-type="float" office:value="-1.614739620846" calcext:value-type="float">
            <text:p>-1.614739620846</text:p>
          </table:table-cell>
          <table:table-cell office:value-type="float" office:value="-1.609512820635" calcext:value-type="float">
            <text:p>-1.609512820635</text:p>
          </table:table-cell>
          <table:table-cell office:value-type="float" office:value="-1.610414525312" calcext:value-type="float">
            <text:p>-1.610414525312</text:p>
          </table:table-cell>
          <table:table-cell office:value-type="float" office:value="-1.614523811892" calcext:value-type="float">
            <text:p>-1.614523811892</text:p>
          </table:table-cell>
        </table:table-row>
        <table:table-row table:style-name="ro1">
          <table:table-cell office:value-type="float" office:value="-1.614684749511" calcext:value-type="float">
            <text:p>-1.614684749511</text:p>
          </table:table-cell>
          <table:table-cell office:value-type="float" office:value="-1.609473931874" calcext:value-type="float">
            <text:p>-1.609473931874</text:p>
          </table:table-cell>
          <table:table-cell office:value-type="float" office:value="-1.61038293988" calcext:value-type="float">
            <text:p>-1.61038293988</text:p>
          </table:table-cell>
          <table:table-cell office:value-type="float" office:value="-1.609473932005" calcext:value-type="float">
            <text:p>-1.609473932005</text:p>
          </table:table-cell>
          <table:table-cell office:value-type="float" office:value="-1.61468475099" calcext:value-type="float">
            <text:p>-1.61468475099</text:p>
          </table:table-cell>
          <table:table-cell office:value-type="float" office:value="-1.614454171342" calcext:value-type="float">
            <text:p>-1.614454171342</text:p>
          </table:table-cell>
          <table:table-cell office:value-type="float" office:value="-1.61469181942" calcext:value-type="float">
            <text:p>-1.61469181942</text:p>
          </table:table-cell>
          <table:table-cell office:value-type="float" office:value="-1.609489327053" calcext:value-type="float">
            <text:p>-1.609489327053</text:p>
          </table:table-cell>
          <table:table-cell office:value-type="float" office:value="-1.610409667352" calcext:value-type="float">
            <text:p>-1.610409667352</text:p>
          </table:table-cell>
          <table:table-cell office:value-type="float" office:value="-1.609489327162" calcext:value-type="float">
            <text:p>-1.609489327162</text:p>
          </table:table-cell>
          <table:table-cell office:value-type="float" office:value="-1.614691820951" calcext:value-type="float">
            <text:p>-1.614691820951</text:p>
          </table:table-cell>
          <table:table-cell office:value-type="float" office:value="-1.61444046742" calcext:value-type="float">
            <text:p>-1.61444046742</text:p>
          </table:table-cell>
          <table:table-cell office:value-type="float" office:value="-1.614695071288" calcext:value-type="float">
            <text:p>-1.614695071288</text:p>
          </table:table-cell>
          <table:table-cell office:value-type="float" office:value="-1.609497054242" calcext:value-type="float">
            <text:p>-1.609497054242</text:p>
          </table:table-cell>
          <table:table-cell office:value-type="float" office:value="-1.610423072077" calcext:value-type="float">
            <text:p>-1.610423072077</text:p>
          </table:table-cell>
          <table:table-cell office:value-type="float" office:value="-1.614433568948" calcext:value-type="float">
            <text:p>-1.614433568948</text:p>
          </table:table-cell>
          <table:table-cell office:value-type="float" office:value="-1.614680870236" calcext:value-type="float">
            <text:p>-1.614680870236</text:p>
          </table:table-cell>
          <table:table-cell office:value-type="float" office:value="-1.60946626349" calcext:value-type="float">
            <text:p>-1.60946626349</text:p>
          </table:table-cell>
          <table:table-cell office:value-type="float" office:value="-1.610369617386" calcext:value-type="float">
            <text:p>-1.610369617386</text:p>
          </table:table-cell>
          <table:table-cell office:value-type="float" office:value="-1.614460976349" calcext:value-type="float">
            <text:p>-1.614460976349</text:p>
          </table:table-cell>
        </table:table-row>
        <table:table-row table:style-name="ro1">
          <table:table-cell office:value-type="float" office:value="-1.607654134888" calcext:value-type="float">
            <text:p>-1.607654134888</text:p>
          </table:table-cell>
          <table:table-cell office:value-type="float" office:value="-1.606594742181" calcext:value-type="float">
            <text:p>-1.606594742181</text:p>
          </table:table-cell>
          <table:table-cell office:value-type="float" office:value="-1.602085966933" calcext:value-type="float">
            <text:p>-1.602085966933</text:p>
          </table:table-cell>
          <table:table-cell office:value-type="float" office:value="-1.606594742109" calcext:value-type="float">
            <text:p>-1.606594742109</text:p>
          </table:table-cell>
          <table:table-cell office:value-type="float" office:value="-1.607654135167" calcext:value-type="float">
            <text:p>-1.607654135167</text:p>
          </table:table-cell>
          <table:table-cell office:value-type="float" office:value="-1.606694045131" calcext:value-type="float">
            <text:p>-1.606694045131</text:p>
          </table:table-cell>
          <table:table-cell office:value-type="float" office:value="-1.607652455897" calcext:value-type="float">
            <text:p>-1.607652455897</text:p>
          </table:table-cell>
          <table:table-cell office:value-type="float" office:value="-1.606593529037" calcext:value-type="float">
            <text:p>-1.606593529037</text:p>
          </table:table-cell>
          <table:table-cell office:value-type="float" office:value="-1.602081671659" calcext:value-type="float">
            <text:p>-1.602081671659</text:p>
          </table:table-cell>
          <table:table-cell office:value-type="float" office:value="-1.606593528959" calcext:value-type="float">
            <text:p>-1.606593528959</text:p>
          </table:table-cell>
          <table:table-cell office:value-type="float" office:value="-1.607652456154" calcext:value-type="float">
            <text:p>-1.607652456154</text:p>
          </table:table-cell>
          <table:table-cell office:value-type="float" office:value="-1.606685085413" calcext:value-type="float">
            <text:p>-1.606685085413</text:p>
          </table:table-cell>
          <table:table-cell office:value-type="float" office:value="-1.607651629114" calcext:value-type="float">
            <text:p>-1.607651629114</text:p>
          </table:table-cell>
          <table:table-cell office:value-type="float" office:value="-1.606592921519" calcext:value-type="float">
            <text:p>-1.606592921519</text:p>
          </table:table-cell>
          <table:table-cell office:value-type="float" office:value="-1.602079524742" calcext:value-type="float">
            <text:p>-1.602079524742</text:p>
          </table:table-cell>
          <table:table-cell office:value-type="float" office:value="-1.606680639441" calcext:value-type="float">
            <text:p>-1.606680639441</text:p>
          </table:table-cell>
          <table:table-cell office:value-type="float" office:value="-1.607654986126" calcext:value-type="float">
            <text:p>-1.607654986126</text:p>
          </table:table-cell>
          <table:table-cell office:value-type="float" office:value="-1.606595347925" calcext:value-type="float">
            <text:p>-1.606595347925</text:p>
          </table:table-cell>
          <table:table-cell office:value-type="float" office:value="-1.602088115287" calcext:value-type="float">
            <text:p>-1.602088115287</text:p>
          </table:table-cell>
          <table:table-cell office:value-type="float" office:value="-1.606698558962" calcext:value-type="float">
            <text:p>-1.606698558962</text:p>
          </table:table-cell>
        </table:table-row>
        <table:table-row table:style-name="ro1">
          <table:table-cell office:value-type="float" office:value="-1.607604881869" calcext:value-type="float">
            <text:p>-1.607604881869</text:p>
          </table:table-cell>
          <table:table-cell office:value-type="float" office:value="-1.606549562008" calcext:value-type="float">
            <text:p>-1.606549562008</text:p>
          </table:table-cell>
          <table:table-cell office:value-type="float" office:value="-1.602040022453" calcext:value-type="float">
            <text:p>-1.602040022453</text:p>
          </table:table-cell>
          <table:table-cell office:value-type="float" office:value="-1.60654956204" calcext:value-type="float">
            <text:p>-1.60654956204</text:p>
          </table:table-cell>
          <table:table-cell office:value-type="float" office:value="-1.60760488174" calcext:value-type="float">
            <text:p>-1.60760488174</text:p>
          </table:table-cell>
          <table:table-cell office:value-type="float" office:value="-1.60664373658" calcext:value-type="float">
            <text:p>-1.60664373658</text:p>
          </table:table-cell>
          <table:table-cell office:value-type="float" office:value="-1.607603123391" calcext:value-type="float">
            <text:p>-1.607603123391</text:p>
          </table:table-cell>
          <table:table-cell office:value-type="float" office:value="-1.606548343909" calcext:value-type="float">
            <text:p>-1.606548343909</text:p>
          </table:table-cell>
          <table:table-cell office:value-type="float" office:value="-1.602035758793" calcext:value-type="float">
            <text:p>-1.602035758793</text:p>
          </table:table-cell>
          <table:table-cell office:value-type="float" office:value="-1.60654834396" calcext:value-type="float">
            <text:p>-1.60654834396</text:p>
          </table:table-cell>
          <table:table-cell office:value-type="float" office:value="-1.607603123263" calcext:value-type="float">
            <text:p>-1.607603123263</text:p>
          </table:table-cell>
          <table:table-cell office:value-type="float" office:value="-1.606634796736" calcext:value-type="float">
            <text:p>-1.606634796736</text:p>
          </table:table-cell>
          <table:table-cell office:value-type="float" office:value="-1.607602257353" calcext:value-type="float">
            <text:p>-1.607602257353</text:p>
          </table:table-cell>
          <table:table-cell office:value-type="float" office:value="-1.606547734647" calcext:value-type="float">
            <text:p>-1.606547734647</text:p>
          </table:table-cell>
          <table:table-cell office:value-type="float" office:value="-1.602033627672" calcext:value-type="float">
            <text:p>-1.602033627672</text:p>
          </table:table-cell>
          <table:table-cell office:value-type="float" office:value="-1.606630360574" calcext:value-type="float">
            <text:p>-1.606630360574</text:p>
          </table:table-cell>
          <table:table-cell office:value-type="float" office:value="-1.607605773338" calcext:value-type="float">
            <text:p>-1.607605773338</text:p>
          </table:table-cell>
          <table:table-cell office:value-type="float" office:value="-1.606550170946" calcext:value-type="float">
            <text:p>-1.606550170946</text:p>
          </table:table-cell>
          <table:table-cell office:value-type="float" office:value="-1.602042154987" calcext:value-type="float">
            <text:p>-1.602042154987</text:p>
          </table:table-cell>
          <table:table-cell office:value-type="float" office:value="-1.606648240359" calcext:value-type="float">
            <text:p>-1.606648240359</text:p>
          </table:table-cell>
        </table:table-row>
        <table:table-row table:style-name="ro1">
          <table:table-cell office:value-type="float" office:value="-1.001838384623" calcext:value-type="float">
            <text:p>-1.001838384623</text:p>
          </table:table-cell>
          <table:table-cell office:value-type="float" office:value="-1.01794583495" calcext:value-type="float">
            <text:p>-1.01794583495</text:p>
          </table:table-cell>
          <table:table-cell office:value-type="float" office:value="-1.027137183728" calcext:value-type="float">
            <text:p>-1.027137183728</text:p>
          </table:table-cell>
          <table:table-cell office:value-type="float" office:value="-1.017945831998" calcext:value-type="float">
            <text:p>-1.017945831998</text:p>
          </table:table-cell>
          <table:table-cell office:value-type="float" office:value="-1.001838383684" calcext:value-type="float">
            <text:p>-1.001838383684</text:p>
          </table:table-cell>
          <table:table-cell office:value-type="float" office:value="-1.000096340899" calcext:value-type="float">
            <text:p>-1.000096340899</text:p>
          </table:table-cell>
          <table:table-cell office:value-type="float" office:value="-1.004664381133" calcext:value-type="float">
            <text:p>-1.004664381133</text:p>
          </table:table-cell>
          <table:table-cell office:value-type="float" office:value="-1.02628412387" calcext:value-type="float">
            <text:p>-1.02628412387</text:p>
          </table:table-cell>
          <table:table-cell office:value-type="float" office:value="-1.036508478525" calcext:value-type="float">
            <text:p>-1.036508478525</text:p>
          </table:table-cell>
          <table:table-cell office:value-type="float" office:value="-1.02628412246" calcext:value-type="float">
            <text:p>-1.02628412246</text:p>
          </table:table-cell>
          <table:table-cell office:value-type="float" office:value="-1.004664380754" calcext:value-type="float">
            <text:p>-1.004664380754</text:p>
          </table:table-cell>
          <table:table-cell office:value-type="float" office:value="-1.000019835949" calcext:value-type="float">
            <text:p>-1.000019835949</text:p>
          </table:table-cell>
          <table:table-cell office:value-type="float" office:value="-1.00568284256" calcext:value-type="float">
            <text:p>-1.00568284256</text:p>
          </table:table-cell>
          <table:table-cell office:value-type="float" office:value="-1.02930368699" calcext:value-type="float">
            <text:p>-1.02930368699</text:p>
          </table:table-cell>
          <table:table-cell office:value-type="float" office:value="-1.039915425473" calcext:value-type="float">
            <text:p>-1.039915425473</text:p>
          </table:table-cell>
          <table:table-cell office:value-type="float" office:value="-0.9999230629373" calcext:value-type="float">
            <text:p>-0.9999230629373</text:p>
          </table:table-cell>
          <table:table-cell office:value-type="float" office:value="-0.9977474141137" calcext:value-type="float">
            <text:p>-0.9977474141137</text:p>
          </table:table-cell>
          <table:table-cell office:value-type="float" office:value="-1.008143250404" calcext:value-type="float">
            <text:p>-1.008143250404</text:p>
          </table:table-cell>
          <table:table-cell office:value-type="float" office:value="-1.016729529138" calcext:value-type="float">
            <text:p>-1.016729529138</text:p>
          </table:table-cell>
          <table:table-cell office:value-type="float" office:value="-1.000071613069" calcext:value-type="float">
            <text:p>-1.000071613069</text:p>
          </table:table-cell>
        </table:table-row>
        <table:table-row table:style-name="ro1">
          <table:table-cell office:value-type="float" office:value="-0.9999242316849" calcext:value-type="float">
            <text:p>-0.9999242316849</text:p>
          </table:table-cell>
          <table:table-cell office:value-type="float" office:value="-1.015559527143" calcext:value-type="float">
            <text:p>-1.015559527143</text:p>
          </table:table-cell>
          <table:table-cell office:value-type="float" office:value="-1.024622079481" calcext:value-type="float">
            <text:p>-1.024622079481</text:p>
          </table:table-cell>
          <table:table-cell office:value-type="float" office:value="-1.015559525964" calcext:value-type="float">
            <text:p>-1.015559525964</text:p>
          </table:table-cell>
          <table:table-cell office:value-type="float" office:value="-0.9999242300614" calcext:value-type="float">
            <text:p>-0.9999242300614</text:p>
          </table:table-cell>
          <table:table-cell office:value-type="float" office:value="-1.000075880529" calcext:value-type="float">
            <text:p>-1.000075880529</text:p>
          </table:table-cell>
          <table:table-cell office:value-type="float" office:value="-1.002835345755" calcext:value-type="float">
            <text:p>-1.002835345755</text:p>
          </table:table-cell>
          <table:table-cell office:value-type="float" office:value="-1.021944628555" calcext:value-type="float">
            <text:p>-1.021944628555</text:p>
          </table:table-cell>
          <table:table-cell office:value-type="float" office:value="-1.031651016374" calcext:value-type="float">
            <text:p>-1.031651016374</text:p>
          </table:table-cell>
          <table:table-cell office:value-type="float" office:value="-1.02194462784" calcext:value-type="float">
            <text:p>-1.02194462784</text:p>
          </table:table-cell>
          <table:table-cell office:value-type="float" office:value="-1.002835344635" calcext:value-type="float">
            <text:p>-1.002835344635</text:p>
          </table:table-cell>
          <table:table-cell office:value-type="float" office:value="-0.9999991510628" calcext:value-type="float">
            <text:p>-0.9999991510628</text:p>
          </table:table-cell>
          <table:table-cell office:value-type="float" office:value="-1.003893160733" calcext:value-type="float">
            <text:p>-1.003893160733</text:p>
          </table:table-cell>
          <table:table-cell office:value-type="float" office:value="-1.024306861531" calcext:value-type="float">
            <text:p>-1.024306861531</text:p>
          </table:table-cell>
          <table:table-cell office:value-type="float" office:value="-1.034259344331" calcext:value-type="float">
            <text:p>-1.034259344331</text:p>
          </table:table-cell>
          <table:table-cell office:value-type="float" office:value="-0.9999022912445" calcext:value-type="float">
            <text:p>-0.9999022912445</text:p>
          </table:table-cell>
          <table:table-cell office:value-type="float" office:value="-0.9977332756578" calcext:value-type="float">
            <text:p>-0.9977332756578</text:p>
          </table:table-cell>
          <table:table-cell office:value-type="float" office:value="-1.008130642747" calcext:value-type="float">
            <text:p>-1.008130642747</text:p>
          </table:table-cell>
          <table:table-cell office:value-type="float" office:value="-1.016715395427" calcext:value-type="float">
            <text:p>-1.016715395427</text:p>
          </table:table-cell>
          <table:table-cell office:value-type="float" office:value="-1.000051316654" calcext:value-type="float">
            <text:p>-1.000051316654</text:p>
          </table:table-cell>
        </table:table-row>
        <table:table-row table:style-name="ro1">
          <table:table-cell office:value-type="float" office:value="-0.9969402392748" calcext:value-type="float">
            <text:p>-0.9969402392748</text:p>
          </table:table-cell>
          <table:table-cell office:value-type="float" office:value="-1.011670108085" calcext:value-type="float">
            <text:p>-1.011670108085</text:p>
          </table:table-cell>
          <table:table-cell office:value-type="float" office:value="-1.020456421378" calcext:value-type="float">
            <text:p>-1.020456421378</text:p>
          </table:table-cell>
          <table:table-cell office:value-type="float" office:value="-1.011670106569" calcext:value-type="float">
            <text:p>-1.011670106569</text:p>
          </table:table-cell>
          <table:table-cell office:value-type="float" office:value="-0.996940237138" calcext:value-type="float">
            <text:p>-0.996940237138</text:p>
          </table:table-cell>
          <table:table-cell office:value-type="float" office:value="-0.9977340125256" calcext:value-type="float">
            <text:p>-0.9977340125256</text:p>
          </table:table-cell>
          <table:table-cell office:value-type="float" office:value="-0.9998638852786" calcext:value-type="float">
            <text:p>-0.9998638852786</text:p>
          </table:table-cell>
          <table:table-cell office:value-type="float" office:value="-1.01506036" calcext:value-type="float">
            <text:p>-1.01506036</text:p>
          </table:table-cell>
          <table:table-cell office:value-type="float" office:value="-1.023975528001" calcext:value-type="float">
            <text:p>-1.023975528001</text:p>
          </table:table-cell>
          <table:table-cell office:value-type="float" office:value="-1.015060358993" calcext:value-type="float">
            <text:p>-1.015060358993</text:p>
          </table:table-cell>
          <table:table-cell office:value-type="float" office:value="-0.9998638839731" calcext:value-type="float">
            <text:p>-0.9998638839731</text:p>
          </table:table-cell>
          <table:table-cell office:value-type="float" office:value="-0.9974428856741" calcext:value-type="float">
            <text:p>-0.9974428856741</text:p>
          </table:table-cell>
          <table:table-cell office:value-type="float" office:value="-1.000953101344" calcext:value-type="float">
            <text:p>-1.000953101344</text:p>
          </table:table-cell>
          <table:table-cell office:value-type="float" office:value="-1.016362549763" calcext:value-type="float">
            <text:p>-1.016362549763</text:p>
          </table:table-cell>
          <table:table-cell office:value-type="float" office:value="-1.025316086333" calcext:value-type="float">
            <text:p>-1.025316086333</text:p>
          </table:table-cell>
          <table:table-cell office:value-type="float" office:value="-0.997288468036" calcext:value-type="float">
            <text:p>-0.997288468036</text:p>
          </table:table-cell>
          <table:table-cell office:value-type="float" office:value="-0.9958609972104" calcext:value-type="float">
            <text:p>-0.9958609972104</text:p>
          </table:table-cell>
          <table:table-cell office:value-type="float" office:value="-1.007467245495" calcext:value-type="float">
            <text:p>-1.007467245495</text:p>
          </table:table-cell>
          <table:table-cell office:value-type="float" office:value="-1.015821336335" calcext:value-type="float">
            <text:p>-1.015821336335</text:p>
          </table:table-cell>
          <table:table-cell office:value-type="float" office:value="-0.9978716935113" calcext:value-type="float">
            <text:p>-0.9978716935113</text:p>
          </table:table-cell>
        </table:table-row>
        <table:table-row table:style-name="ro1">
          <table:table-cell office:value-type="float" office:value="-0.9939639965552" calcext:value-type="float">
            <text:p>-0.9939639965552</text:p>
          </table:table-cell>
          <table:table-cell office:value-type="float" office:value="-1.006839255577" calcext:value-type="float">
            <text:p>-1.006839255577</text:p>
          </table:table-cell>
          <table:table-cell office:value-type="float" office:value="-1.015132893156" calcext:value-type="float">
            <text:p>-1.015132893156</text:p>
          </table:table-cell>
          <table:table-cell office:value-type="float" office:value="-1.006839254675" calcext:value-type="float">
            <text:p>-1.006839254675</text:p>
          </table:table-cell>
          <table:table-cell office:value-type="float" office:value="-0.9939639951117" calcext:value-type="float">
            <text:p>-0.9939639951117</text:p>
          </table:table-cell>
          <table:table-cell office:value-type="float" office:value="-0.9977117828081" calcext:value-type="float">
            <text:p>-0.9977117828081</text:p>
          </table:table-cell>
          <table:table-cell office:value-type="float" office:value="-0.9965531292045" calcext:value-type="float">
            <text:p>-0.9965531292045</text:p>
          </table:table-cell>
          <table:table-cell office:value-type="float" office:value="-1.00671632451" calcext:value-type="float">
            <text:p>-1.00671632451</text:p>
          </table:table-cell>
          <table:table-cell office:value-type="float" office:value="-1.014683534503" calcext:value-type="float">
            <text:p>-1.014683534503</text:p>
          </table:table-cell>
          <table:table-cell office:value-type="float" office:value="-1.006716323364" calcext:value-type="float">
            <text:p>-1.006716323364</text:p>
          </table:table-cell>
          <table:table-cell office:value-type="float" office:value="-0.9965531279836" calcext:value-type="float">
            <text:p>-0.9965531279836</text:p>
          </table:table-cell>
          <table:table-cell office:value-type="float" office:value="-0.99742027563" calcext:value-type="float">
            <text:p>-0.99742027563</text:p>
          </table:table-cell>
          <table:table-cell office:value-type="float" office:value="-0.9976217532251" calcext:value-type="float">
            <text:p>-0.9976217532251</text:p>
          </table:table-cell>
          <table:table-cell office:value-type="float" office:value="-1.006662476289" calcext:value-type="float">
            <text:p>-1.006662476289</text:p>
          </table:table-cell>
          <table:table-cell office:value-type="float" office:value="-1.01447310767" calcext:value-type="float">
            <text:p>-1.01447310767</text:p>
          </table:table-cell>
          <table:table-cell office:value-type="float" office:value="-0.9972656364634" calcext:value-type="float">
            <text:p>-0.9972656364634</text:p>
          </table:table-cell>
          <table:table-cell office:value-type="float" office:value="-0.995844453741" calcext:value-type="float">
            <text:p>-0.995844453741</text:p>
          </table:table-cell>
          <table:table-cell office:value-type="float" office:value="-1.007451024519" calcext:value-type="float">
            <text:p>-1.007451024519</text:p>
          </table:table-cell>
          <table:table-cell office:value-type="float" office:value="-1.015804236518" calcext:value-type="float">
            <text:p>-1.015804236518</text:p>
          </table:table-cell>
          <table:table-cell office:value-type="float" office:value="-0.9978496168008" calcext:value-type="float">
            <text:p>-0.9978496168008</text:p>
          </table:table-cell>
        </table:table-row>
        <table:table-row table:style-name="ro1">
          <table:table-cell office:value-type="float" office:value="-0.9925813370901" calcext:value-type="float">
            <text:p>-0.9925813370901</text:p>
          </table:table-cell>
          <table:table-cell office:value-type="float" office:value="-1.001685092565" calcext:value-type="float">
            <text:p>-1.001685092565</text:p>
          </table:table-cell>
          <table:table-cell office:value-type="float" office:value="-1.009383633448" calcext:value-type="float">
            <text:p>-1.009383633448</text:p>
          </table:table-cell>
          <table:table-cell office:value-type="float" office:value="-1.001685092097" calcext:value-type="float">
            <text:p>-1.001685092097</text:p>
          </table:table-cell>
          <table:table-cell office:value-type="float" office:value="-0.9925813384451" calcext:value-type="float">
            <text:p>-0.9925813384451</text:p>
          </table:table-cell>
          <table:table-cell office:value-type="float" office:value="-0.9941616845707" calcext:value-type="float">
            <text:p>-0.9941616845707</text:p>
          </table:table-cell>
          <table:table-cell office:value-type="float" office:value="-0.9932184210733" calcext:value-type="float">
            <text:p>-0.9932184210733</text:p>
          </table:table-cell>
          <table:table-cell office:value-type="float" office:value="-0.998354360765" calcext:value-type="float">
            <text:p>-0.998354360765</text:p>
          </table:table-cell>
          <table:table-cell office:value-type="float" office:value="-1.005588985285" calcext:value-type="float">
            <text:p>-1.005588985285</text:p>
          </table:table-cell>
          <table:table-cell office:value-type="float" office:value="-0.9983543596853" calcext:value-type="float">
            <text:p>-0.9983543596853</text:p>
          </table:table-cell>
          <table:table-cell office:value-type="float" office:value="-0.9932184187978" calcext:value-type="float">
            <text:p>-0.9932184187978</text:p>
          </table:table-cell>
          <table:table-cell office:value-type="float" office:value="-0.993388079464" calcext:value-type="float">
            <text:p>-0.993388079464</text:p>
          </table:table-cell>
          <table:table-cell office:value-type="float" office:value="-0.9941503252063" calcext:value-type="float">
            <text:p>-0.9941503252063</text:p>
          </table:table-cell>
          <table:table-cell office:value-type="float" office:value="-0.9969819386457" calcext:value-type="float">
            <text:p>-0.9969819386457</text:p>
          </table:table-cell>
          <table:table-cell office:value-type="float" office:value="-1.004106315831" calcext:value-type="float">
            <text:p>-1.004106315831</text:p>
          </table:table-cell>
          <table:table-cell office:value-type="float" office:value="-0.9930802401592" calcext:value-type="float">
            <text:p>-0.9930802401592</text:p>
          </table:table-cell>
          <table:table-cell office:value-type="float" office:value="-0.992870138952" calcext:value-type="float">
            <text:p>-0.992870138952</text:p>
          </table:table-cell>
          <table:table-cell office:value-type="float" office:value="-1.006572242342" calcext:value-type="float">
            <text:p>-1.006572242342</text:p>
          </table:table-cell>
          <table:table-cell office:value-type="float" office:value="-1.01459734426" calcext:value-type="float">
            <text:p>-1.01459734426</text:p>
          </table:table-cell>
          <table:table-cell office:value-type="float" office:value="-0.9946213509776" calcext:value-type="float">
            <text:p>-0.9946213509776</text:p>
          </table:table-cell>
        </table:table-row>
        <table:table-row table:style-name="ro1">
          <table:table-cell office:value-type="float" office:value="-0.991798938764" calcext:value-type="float">
            <text:p>-0.991798938764</text:p>
          </table:table-cell>
          <table:table-cell office:value-type="float" office:value="-0.9970591775736" calcext:value-type="float">
            <text:p>-0.9970591775736</text:p>
          </table:table-cell>
          <table:table-cell office:value-type="float" office:value="-1.004375089821" calcext:value-type="float">
            <text:p>-1.004375089821</text:p>
          </table:table-cell>
          <table:table-cell office:value-type="float" office:value="-0.9970591824289" calcext:value-type="float">
            <text:p>-0.9970591824289</text:p>
          </table:table-cell>
          <table:table-cell office:value-type="float" office:value="-0.9917989358832" calcext:value-type="float">
            <text:p>-0.9917989358832</text:p>
          </table:table-cell>
          <table:table-cell office:value-type="float" office:value="-0.9941375280061" calcext:value-type="float">
            <text:p>-0.9941375280061</text:p>
          </table:table-cell>
          <table:table-cell office:value-type="float" office:value="-0.9899019422348" calcext:value-type="float">
            <text:p>-0.9899019422348</text:p>
          </table:table-cell>
          <table:table-cell office:value-type="float" office:value="-0.9925355591707" calcext:value-type="float">
            <text:p>-0.9925355591707</text:p>
          </table:table-cell>
          <table:table-cell office:value-type="float" office:value="-0.9995031765451" calcext:value-type="float">
            <text:p>-0.9995031765451</text:p>
          </table:table-cell>
          <table:table-cell office:value-type="float" office:value="-0.9925355628576" calcext:value-type="float">
            <text:p>-0.9925355628576</text:p>
          </table:table-cell>
          <table:table-cell office:value-type="float" office:value="-0.9899019422246" calcext:value-type="float">
            <text:p>-0.9899019422246</text:p>
          </table:table-cell>
          <table:table-cell office:value-type="float" office:value="-0.9933637669652" calcext:value-type="float">
            <text:p>-0.9933637669652</text:p>
          </table:table-cell>
          <table:table-cell office:value-type="float" office:value="-0.9904450667968" calcext:value-type="float">
            <text:p>-0.9904450667968</text:p>
          </table:table-cell>
          <table:table-cell office:value-type="float" office:value="-0.9918430858879" calcext:value-type="float">
            <text:p>-0.9918430858879</text:p>
          </table:table-cell>
          <table:table-cell office:value-type="float" office:value="-0.9984660774121" calcext:value-type="float">
            <text:p>-0.9984660774121</text:p>
          </table:table-cell>
          <table:table-cell office:value-type="float" office:value="-0.9930558330526" calcext:value-type="float">
            <text:p>-0.9930558330526</text:p>
          </table:table-cell>
          <table:table-cell office:value-type="float" office:value="-0.9928536892142" calcext:value-type="float">
            <text:p>-0.9928536892142</text:p>
          </table:table-cell>
          <table:table-cell office:value-type="float" office:value="-1.006557111137" calcext:value-type="float">
            <text:p>-1.006557111137</text:p>
          </table:table-cell>
          <table:table-cell office:value-type="float" office:value="-1.014579389476" calcext:value-type="float">
            <text:p>-1.014579389476</text:p>
          </table:table-cell>
          <table:table-cell office:value-type="float" office:value="-0.9945972227555" calcext:value-type="float">
            <text:p>-0.9945972227555</text:p>
          </table:table-cell>
        </table:table-row>
        <table:table-row table:style-name="ro1">
          <table:table-cell office:value-type="float" office:value="-0.9893889640692" calcext:value-type="float">
            <text:p>-0.9893889640692</text:p>
          </table:table-cell>
          <table:table-cell office:value-type="float" office:value="-0.9923778901606" calcext:value-type="float">
            <text:p>-0.9923778901606</text:p>
          </table:table-cell>
          <table:table-cell office:value-type="float" office:value="-0.9980398142972" calcext:value-type="float">
            <text:p>-0.9980398142972</text:p>
          </table:table-cell>
          <table:table-cell office:value-type="float" office:value="-0.9923778904473" calcext:value-type="float">
            <text:p>-0.9923778904473</text:p>
          </table:table-cell>
          <table:table-cell office:value-type="float" office:value="-0.9893889645204" calcext:value-type="float">
            <text:p>-0.9893889645204</text:p>
          </table:table-cell>
          <table:table-cell office:value-type="float" office:value="-0.9874022560466" calcext:value-type="float">
            <text:p>-0.9874022560466</text:p>
          </table:table-cell>
          <table:table-cell office:value-type="float" office:value="-0.9872379082008" calcext:value-type="float">
            <text:p>-0.9872379082008</text:p>
          </table:table-cell>
          <table:table-cell office:value-type="float" office:value="-0.9895957979508" calcext:value-type="float">
            <text:p>-0.9895957979508</text:p>
          </table:table-cell>
          <table:table-cell office:value-type="float" office:value="-0.994873514222" calcext:value-type="float">
            <text:p>-0.994873514222</text:p>
          </table:table-cell>
          <table:table-cell office:value-type="float" office:value="-0.989595798522" calcext:value-type="float">
            <text:p>-0.989595798522</text:p>
          </table:table-cell>
          <table:table-cell office:value-type="float" office:value="-0.9872379073548" calcext:value-type="float">
            <text:p>-0.9872379073548</text:p>
          </table:table-cell>
          <table:table-cell office:value-type="float" office:value="-0.9873448721998" calcext:value-type="float">
            <text:p>-0.9873448721998</text:p>
          </table:table-cell>
          <table:table-cell office:value-type="float" office:value="-0.9867633013446" calcext:value-type="float">
            <text:p>-0.9867633013446</text:p>
          </table:table-cell>
          <table:table-cell office:value-type="float" office:value="-0.9892619387754" calcext:value-type="float">
            <text:p>-0.9892619387754</text:p>
          </table:table-cell>
          <table:table-cell office:value-type="float" office:value="-0.9941800981865" calcext:value-type="float">
            <text:p>-0.9941800981865</text:p>
          </table:table-cell>
          <table:table-cell office:value-type="float" office:value="-0.9873730806876" calcext:value-type="float">
            <text:p>-0.9873730806876</text:p>
          </table:table-cell>
          <table:table-cell office:value-type="float" office:value="-0.9893968808241" calcext:value-type="float">
            <text:p>-0.9893968808241</text:p>
          </table:table-cell>
          <table:table-cell office:value-type="float" office:value="-0.9956956048601" calcext:value-type="float">
            <text:p>-0.9956956048601</text:p>
          </table:table-cell>
          <table:table-cell office:value-type="float" office:value="-1.001190471944" calcext:value-type="float">
            <text:p>-1.001190471944</text:p>
          </table:table-cell>
          <table:table-cell office:value-type="float" office:value="-0.9874692906185" calcext:value-type="float">
            <text:p>-0.9874692906185</text:p>
          </table:table-cell>
        </table:table-row>
        <table:table-row table:style-name="ro1">
          <table:table-cell office:value-type="float" office:value="-0.988581408464" calcext:value-type="float">
            <text:p>-0.988581408464</text:p>
          </table:table-cell>
          <table:table-cell office:value-type="float" office:value="-0.9921826084149" calcext:value-type="float">
            <text:p>-0.9921826084149</text:p>
          </table:table-cell>
          <table:table-cell office:value-type="float" office:value="-0.997946906064" calcext:value-type="float">
            <text:p>-0.997946906064</text:p>
          </table:table-cell>
          <table:table-cell office:value-type="float" office:value="-0.9921826091799" calcext:value-type="float">
            <text:p>-0.9921826091799</text:p>
          </table:table-cell>
          <table:table-cell office:value-type="float" office:value="-0.9885814078057" calcext:value-type="float">
            <text:p>-0.9885814078057</text:p>
          </table:table-cell>
          <table:table-cell office:value-type="float" office:value="-0.9873721150458" calcext:value-type="float">
            <text:p>-0.9873721150458</text:p>
          </table:table-cell>
          <table:table-cell office:value-type="float" office:value="-0.9869413573268" calcext:value-type="float">
            <text:p>-0.9869413573268</text:p>
          </table:table-cell>
          <table:table-cell office:value-type="float" office:value="-0.9893741713581" calcext:value-type="float">
            <text:p>-0.9893741713581</text:p>
          </table:table-cell>
          <table:table-cell office:value-type="float" office:value="-0.9947511249973" calcext:value-type="float">
            <text:p>-0.9947511249973</text:p>
          </table:table-cell>
          <table:table-cell office:value-type="float" office:value="-0.9893741716272" calcext:value-type="float">
            <text:p>-0.9893741716272</text:p>
          </table:table-cell>
          <table:table-cell office:value-type="float" office:value="-0.98694135256" calcext:value-type="float">
            <text:p>-0.98694135256</text:p>
          </table:table-cell>
          <table:table-cell office:value-type="float" office:value="-0.9873171655324" calcext:value-type="float">
            <text:p>-0.9873171655324</text:p>
          </table:table-cell>
          <table:table-cell office:value-type="float" office:value="-0.9839838533582" calcext:value-type="float">
            <text:p>-0.9839838533582</text:p>
          </table:table-cell>
          <table:table-cell office:value-type="float" office:value="-0.9890357363238" calcext:value-type="float">
            <text:p>-0.9890357363238</text:p>
          </table:table-cell>
          <table:table-cell office:value-type="float" office:value="-0.994164178435" calcext:value-type="float">
            <text:p>-0.994164178435</text:p>
          </table:table-cell>
          <table:table-cell office:value-type="float" office:value="-0.9873468104592" calcext:value-type="float">
            <text:p>-0.9873468104592</text:p>
          </table:table-cell>
          <table:table-cell office:value-type="float" office:value="-0.9893778766625" calcext:value-type="float">
            <text:p>-0.9893778766625</text:p>
          </table:table-cell>
          <table:table-cell office:value-type="float" office:value="-0.9956735961664" calcext:value-type="float">
            <text:p>-0.9956735961664</text:p>
          </table:table-cell>
          <table:table-cell office:value-type="float" office:value="-1.001163268714" calcext:value-type="float">
            <text:p>-1.001163268714</text:p>
          </table:table-cell>
          <table:table-cell office:value-type="float" office:value="-0.9874381530172" calcext:value-type="float">
            <text:p>-0.9874381530172</text:p>
          </table:table-cell>
        </table:table-row>
        <table:table-row table:style-name="ro1">
          <table:table-cell office:value-type="float" office:value="-0.9854251700567" calcext:value-type="float">
            <text:p>-0.9854251700567</text:p>
          </table:table-cell>
          <table:table-cell office:value-type="float" office:value="-0.9828186874178" calcext:value-type="float">
            <text:p>-0.9828186874178</text:p>
          </table:table-cell>
          <table:table-cell office:value-type="float" office:value="-0.9785732061568" calcext:value-type="float">
            <text:p>-0.9785732061568</text:p>
          </table:table-cell>
          <table:table-cell office:value-type="float" office:value="-0.9828186897373" calcext:value-type="float">
            <text:p>-0.9828186897373</text:p>
          </table:table-cell>
          <table:table-cell office:value-type="float" office:value="-0.985425171992" calcext:value-type="float">
            <text:p>-0.985425171992</text:p>
          </table:table-cell>
          <table:table-cell office:value-type="float" office:value="-0.9803842921136" calcext:value-type="float">
            <text:p>-0.9803842921136</text:p>
          </table:table-cell>
          <table:table-cell office:value-type="float" office:value="-0.9845019085166" calcext:value-type="float">
            <text:p>-0.9845019085166</text:p>
          </table:table-cell>
          <table:table-cell office:value-type="float" office:value="-0.9819608147351" calcext:value-type="float">
            <text:p>-0.9819608147351</text:p>
          </table:table-cell>
          <table:table-cell office:value-type="float" office:value="-0.9777699750755" calcext:value-type="float">
            <text:p>-0.9777699750755</text:p>
          </table:table-cell>
          <table:table-cell office:value-type="float" office:value="-0.9819608169681" calcext:value-type="float">
            <text:p>-0.9819608169681</text:p>
          </table:table-cell>
          <table:table-cell office:value-type="float" office:value="-0.9845019094626" calcext:value-type="float">
            <text:p>-0.9845019094626</text:p>
          </table:table-cell>
          <table:table-cell office:value-type="float" office:value="-0.9814869665803" calcext:value-type="float">
            <text:p>-0.9814869665803</text:p>
          </table:table-cell>
          <table:table-cell office:value-type="float" office:value="-0.9829072208055" calcext:value-type="float">
            <text:p>-0.9829072208055</text:p>
          </table:table-cell>
          <table:table-cell office:value-type="float" office:value="-0.9815837186913" calcext:value-type="float">
            <text:p>-0.9815837186913</text:p>
          </table:table-cell>
          <table:table-cell office:value-type="float" office:value="-0.9777770018397" calcext:value-type="float">
            <text:p>-0.9777770018397</text:p>
          </table:table-cell>
          <table:table-cell office:value-type="float" office:value="-0.9819062271687" calcext:value-type="float">
            <text:p>-0.9819062271687</text:p>
          </table:table-cell>
          <table:table-cell office:value-type="float" office:value="-0.9855067693521" calcext:value-type="float">
            <text:p>-0.9855067693521</text:p>
          </table:table-cell>
          <table:table-cell office:value-type="float" office:value="-0.9812042531518" calcext:value-type="float">
            <text:p>-0.9812042531518</text:p>
          </table:table-cell>
          <table:table-cell office:value-type="float" office:value="-0.9774835930265" calcext:value-type="float">
            <text:p>-0.9774835930265</text:p>
          </table:table-cell>
          <table:table-cell office:value-type="float" office:value="-0.979713962471" calcext:value-type="float">
            <text:p>-0.979713962471</text:p>
          </table:table-cell>
        </table:table-row>
        <table:table-row table:style-name="ro1">
          <table:table-cell office:value-type="float" office:value="-0.9846452953293" calcext:value-type="float">
            <text:p>-0.9846452953293</text:p>
          </table:table-cell>
          <table:table-cell office:value-type="float" office:value="-0.9822882288741" calcext:value-type="float">
            <text:p>-0.9822882288741</text:p>
          </table:table-cell>
          <table:table-cell office:value-type="float" office:value="-0.9782021557742" calcext:value-type="float">
            <text:p>-0.9782021557742</text:p>
          </table:table-cell>
          <table:table-cell office:value-type="float" office:value="-0.9822882292498" calcext:value-type="float">
            <text:p>-0.9822882292498</text:p>
          </table:table-cell>
          <table:table-cell office:value-type="float" office:value="-0.9846452931134" calcext:value-type="float">
            <text:p>-0.9846452931134</text:p>
          </table:table-cell>
          <table:table-cell office:value-type="float" office:value="-0.9803641189531" calcext:value-type="float">
            <text:p>-0.9803641189531</text:p>
          </table:table-cell>
          <table:table-cell office:value-type="float" office:value="-0.9832354818066" calcext:value-type="float">
            <text:p>-0.9832354818066</text:p>
          </table:table-cell>
          <table:table-cell office:value-type="float" office:value="-0.9815773949544" calcext:value-type="float">
            <text:p>-0.9815773949544</text:p>
          </table:table-cell>
          <table:table-cell office:value-type="float" office:value="-0.9776247752587" calcext:value-type="float">
            <text:p>-0.9776247752587</text:p>
          </table:table-cell>
          <table:table-cell office:value-type="float" office:value="-0.9815773947599" calcext:value-type="float">
            <text:p>-0.9815773947599</text:p>
          </table:table-cell>
          <table:table-cell office:value-type="float" office:value="-0.983235483386" calcext:value-type="float">
            <text:p>-0.983235483386</text:p>
          </table:table-cell>
          <table:table-cell office:value-type="float" office:value="-0.9814658278575" calcext:value-type="float">
            <text:p>-0.9814658278575</text:p>
          </table:table-cell>
          <table:table-cell office:value-type="float" office:value="-0.9824988809823" calcext:value-type="float">
            <text:p>-0.9824988809823</text:p>
          </table:table-cell>
          <table:table-cell office:value-type="float" office:value="-0.9811110424432" calcext:value-type="float">
            <text:p>-0.9811110424432</text:p>
          </table:table-cell>
          <table:table-cell office:value-type="float" office:value="-0.9766780171291" calcext:value-type="float">
            <text:p>-0.9766780171291</text:p>
          </table:table-cell>
          <table:table-cell office:value-type="float" office:value="-0.9818845084173" calcext:value-type="float">
            <text:p>-0.9818845084173</text:p>
          </table:table-cell>
          <table:table-cell office:value-type="float" office:value="-0.9854895641396" calcext:value-type="float">
            <text:p>-0.9854895641396</text:p>
          </table:table-cell>
          <table:table-cell office:value-type="float" office:value="-0.9811952343207" calcext:value-type="float">
            <text:p>-0.9811952343207</text:p>
          </table:table-cell>
          <table:table-cell office:value-type="float" office:value="-0.9774708377047" calcext:value-type="float">
            <text:p>-0.9774708377047</text:p>
          </table:table-cell>
          <table:table-cell office:value-type="float" office:value="-0.9796942192417" calcext:value-type="float">
            <text:p>-0.9796942192417</text:p>
          </table:table-cell>
        </table:table-row>
        <table:table-row table:style-name="ro1">
          <table:table-cell office:value-type="float" office:value="-0.9830167152827" calcext:value-type="float">
            <text:p>-0.9830167152827</text:p>
          </table:table-cell>
          <table:table-cell office:value-type="float" office:value="-0.9807423095374" calcext:value-type="float">
            <text:p>-0.9807423095374</text:p>
          </table:table-cell>
          <table:table-cell office:value-type="float" office:value="-0.9765300374406" calcext:value-type="float">
            <text:p>-0.9765300374406</text:p>
          </table:table-cell>
          <table:table-cell office:value-type="float" office:value="-0.9807423117773" calcext:value-type="float">
            <text:p>-0.9807423117773</text:p>
          </table:table-cell>
          <table:table-cell office:value-type="float" office:value="-0.9830167101309" calcext:value-type="float">
            <text:p>-0.9830167101309</text:p>
          </table:table-cell>
          <table:table-cell office:value-type="float" office:value="-0.976801654777" calcext:value-type="float">
            <text:p>-0.976801654777</text:p>
          </table:table-cell>
          <table:table-cell office:value-type="float" office:value="-0.9815898920733" calcext:value-type="float">
            <text:p>-0.9815898920733</text:p>
          </table:table-cell>
          <table:table-cell office:value-type="float" office:value="-0.9792492799169" calcext:value-type="float">
            <text:p>-0.9792492799169</text:p>
          </table:table-cell>
          <table:table-cell office:value-type="float" office:value="-0.9748154513267" calcext:value-type="float">
            <text:p>-0.9748154513267</text:p>
          </table:table-cell>
          <table:table-cell office:value-type="float" office:value="-0.9792492800753" calcext:value-type="float">
            <text:p>-0.9792492800753</text:p>
          </table:table-cell>
          <table:table-cell office:value-type="float" office:value="-0.9815898918476" calcext:value-type="float">
            <text:p>-0.9815898918476</text:p>
          </table:table-cell>
          <table:table-cell office:value-type="float" office:value="-0.9772255086275" calcext:value-type="float">
            <text:p>-0.9772255086275</text:p>
          </table:table-cell>
          <table:table-cell office:value-type="float" office:value="-0.9811818748763" calcext:value-type="float">
            <text:p>-0.9811818748763</text:p>
          </table:table-cell>
          <table:table-cell office:value-type="float" office:value="-0.9792128257643" calcext:value-type="float">
            <text:p>-0.9792128257643</text:p>
          </table:table-cell>
          <table:table-cell office:value-type="float" office:value="-0.9751610557348" calcext:value-type="float">
            <text:p>-0.9751610557348</text:p>
          </table:table-cell>
          <table:table-cell office:value-type="float" office:value="-0.9774311534219" calcext:value-type="float">
            <text:p>-0.9774311534219</text:p>
          </table:table-cell>
          <table:table-cell office:value-type="float" office:value="-0.9828206983502" calcext:value-type="float">
            <text:p>-0.9828206983502</text:p>
          </table:table-cell>
          <table:table-cell office:value-type="float" office:value="-0.9802280403869" calcext:value-type="float">
            <text:p>-0.9802280403869</text:p>
          </table:table-cell>
          <table:table-cell office:value-type="float" office:value="-0.9761415817906" calcext:value-type="float">
            <text:p>-0.9761415817906</text:p>
          </table:table-cell>
          <table:table-cell office:value-type="float" office:value="-0.9765837100994" calcext:value-type="float">
            <text:p>-0.9765837100994</text:p>
          </table:table-cell>
        </table:table-row>
        <table:table-row table:style-name="ro1">
          <table:table-cell office:value-type="float" office:value="-0.982123605511" calcext:value-type="float">
            <text:p>-0.982123605511</text:p>
          </table:table-cell>
          <table:table-cell office:value-type="float" office:value="-0.9791564219633" calcext:value-type="float">
            <text:p>-0.9791564219633</text:p>
          </table:table-cell>
          <table:table-cell office:value-type="float" office:value="-0.9748925669235" calcext:value-type="float">
            <text:p>-0.9748925669235</text:p>
          </table:table-cell>
          <table:table-cell office:value-type="float" office:value="-0.9791564226956" calcext:value-type="float">
            <text:p>-0.9791564226956</text:p>
          </table:table-cell>
          <table:table-cell office:value-type="float" office:value="-0.9821236069199" calcext:value-type="float">
            <text:p>-0.9821236069199</text:p>
          </table:table-cell>
          <table:table-cell office:value-type="float" office:value="-0.9767795428814" calcext:value-type="float">
            <text:p>-0.9767795428814</text:p>
          </table:table-cell>
          <table:table-cell office:value-type="float" office:value="-0.9807974465324" calcext:value-type="float">
            <text:p>-0.9807974465324</text:p>
          </table:table-cell>
          <table:table-cell office:value-type="float" office:value="-0.9791404723346" calcext:value-type="float">
            <text:p>-0.9791404723346</text:p>
          </table:table-cell>
          <table:table-cell office:value-type="float" office:value="-0.974779804805" calcext:value-type="float">
            <text:p>-0.974779804805</text:p>
          </table:table-cell>
          <table:table-cell office:value-type="float" office:value="-0.9791404722209" calcext:value-type="float">
            <text:p>-0.9791404722209</text:p>
          </table:table-cell>
          <table:table-cell office:value-type="float" office:value="-0.9807974482662" calcext:value-type="float">
            <text:p>-0.9807974482662</text:p>
          </table:table-cell>
          <table:table-cell office:value-type="float" office:value="-0.9772028637702" calcext:value-type="float">
            <text:p>-0.9772028637702</text:p>
          </table:table-cell>
          <table:table-cell office:value-type="float" office:value="-0.9811060622557" calcext:value-type="float">
            <text:p>-0.9811060622557</text:p>
          </table:table-cell>
          <table:table-cell office:value-type="float" office:value="-0.9769117840624" calcext:value-type="float">
            <text:p>-0.9769117840624</text:p>
          </table:table-cell>
          <table:table-cell office:value-type="float" office:value="-0.9726492363108" calcext:value-type="float">
            <text:p>-0.9726492363108</text:p>
          </table:table-cell>
          <table:table-cell office:value-type="float" office:value="-0.9774081797438" calcext:value-type="float">
            <text:p>-0.9774081797438</text:p>
          </table:table-cell>
          <table:table-cell office:value-type="float" office:value="-0.9828012655081" calcext:value-type="float">
            <text:p>-0.9828012655081</text:p>
          </table:table-cell>
          <table:table-cell office:value-type="float" office:value="-0.9802115692099" calcext:value-type="float">
            <text:p>-0.9802115692099</text:p>
          </table:table-cell>
          <table:table-cell office:value-type="float" office:value="-0.9761243895574" calcext:value-type="float">
            <text:p>-0.9761243895574</text:p>
          </table:table-cell>
          <table:table-cell office:value-type="float" office:value="-0.9765617953518" calcext:value-type="float">
            <text:p>-0.9765617953518</text:p>
          </table:table-cell>
        </table:table-row>
        <table:table-row table:style-name="ro1">
          <table:table-cell office:value-type="float" office:value="-0.9804832688281" calcext:value-type="float">
            <text:p>-0.9804832688281</text:p>
          </table:table-cell>
          <table:table-cell office:value-type="float" office:value="-0.9779112226714" calcext:value-type="float">
            <text:p>-0.9779112226714</text:p>
          </table:table-cell>
          <table:table-cell office:value-type="float" office:value="-0.9733432945497" calcext:value-type="float">
            <text:p>-0.9733432945497</text:p>
          </table:table-cell>
          <table:table-cell office:value-type="float" office:value="-0.9779112226294" calcext:value-type="float">
            <text:p>-0.9779112226294</text:p>
          </table:table-cell>
          <table:table-cell office:value-type="float" office:value="-0.98048326973" calcext:value-type="float">
            <text:p>-0.98048326973</text:p>
          </table:table-cell>
          <table:table-cell office:value-type="float" office:value="-0.9738621739042" calcext:value-type="float">
            <text:p>-0.9738621739042</text:p>
          </table:table-cell>
          <table:table-cell office:value-type="float" office:value="-0.9796404760603" calcext:value-type="float">
            <text:p>-0.9796404760603</text:p>
          </table:table-cell>
          <table:table-cell office:value-type="float" office:value="-0.9769401454515" calcext:value-type="float">
            <text:p>-0.9769401454515</text:p>
          </table:table-cell>
          <table:table-cell office:value-type="float" office:value="-0.9721485794135" calcext:value-type="float">
            <text:p>-0.9721485794135</text:p>
          </table:table-cell>
          <table:table-cell office:value-type="float" office:value="-0.9769401462786" calcext:value-type="float">
            <text:p>-0.9769401462786</text:p>
          </table:table-cell>
          <table:table-cell office:value-type="float" office:value="-0.9796404775856" calcext:value-type="float">
            <text:p>-0.9796404775856</text:p>
          </table:table-cell>
          <table:table-cell office:value-type="float" office:value="-0.9739748212835" calcext:value-type="float">
            <text:p>-0.9739748212835</text:p>
          </table:table-cell>
          <table:table-cell office:value-type="float" office:value="-0.9796342110343" calcext:value-type="float">
            <text:p>-0.9796342110343</text:p>
          </table:table-cell>
          <table:table-cell office:value-type="float" office:value="-0.9764266178952" calcext:value-type="float">
            <text:p>-0.9764266178952</text:p>
          </table:table-cell>
          <table:table-cell office:value-type="float" office:value="-0.9714763881175" calcext:value-type="float">
            <text:p>-0.9714763881175</text:p>
          </table:table-cell>
          <table:table-cell office:value-type="float" office:value="-0.9740974530197" calcext:value-type="float">
            <text:p>-0.9740974530197</text:p>
          </table:table-cell>
          <table:table-cell office:value-type="float" office:value="-0.9808796580488" calcext:value-type="float">
            <text:p>-0.9808796580488</text:p>
          </table:table-cell>
          <table:table-cell office:value-type="float" office:value="-0.9790658701068" calcext:value-type="float">
            <text:p>-0.9790658701068</text:p>
          </table:table-cell>
          <table:table-cell office:value-type="float" office:value="-0.9745741948492" calcext:value-type="float">
            <text:p>-0.9745741948492</text:p>
          </table:table-cell>
          <table:table-cell office:value-type="float" office:value="-0.9738869921573" calcext:value-type="float">
            <text:p>-0.9738869921573</text:p>
          </table:table-cell>
        </table:table-row>
        <table:table-row table:style-name="ro1">
          <table:table-cell office:value-type="float" office:value="-0.9794294135066" calcext:value-type="float">
            <text:p>-0.9794294135066</text:p>
          </table:table-cell>
          <table:table-cell office:value-type="float" office:value="-0.9777545295552" calcext:value-type="float">
            <text:p>-0.9777545295552</text:p>
          </table:table-cell>
          <table:table-cell office:value-type="float" office:value="-0.9733035827295" calcext:value-type="float">
            <text:p>-0.9733035827295</text:p>
          </table:table-cell>
          <table:table-cell office:value-type="float" office:value="-0.9777545265868" calcext:value-type="float">
            <text:p>-0.9777545265868</text:p>
          </table:table-cell>
          <table:table-cell office:value-type="float" office:value="-0.9794294266143" calcext:value-type="float">
            <text:p>-0.9794294266143</text:p>
          </table:table-cell>
          <table:table-cell office:value-type="float" office:value="-0.9738400651862" calcext:value-type="float">
            <text:p>-0.9738400651862</text:p>
          </table:table-cell>
          <table:table-cell office:value-type="float" office:value="-0.9793506255219" calcext:value-type="float">
            <text:p>-0.9793506255219</text:p>
          </table:table-cell>
          <table:table-cell office:value-type="float" office:value="-0.9759314417362" calcext:value-type="float">
            <text:p>-0.9759314417362</text:p>
          </table:table-cell>
          <table:table-cell office:value-type="float" office:value="-0.9711725335827" calcext:value-type="float">
            <text:p>-0.9711725335827</text:p>
          </table:table-cell>
          <table:table-cell office:value-type="float" office:value="-0.9759314411962" calcext:value-type="float">
            <text:p>-0.9759314411962</text:p>
          </table:table-cell>
          <table:table-cell office:value-type="float" office:value="-0.9793506339511" calcext:value-type="float">
            <text:p>-0.9793506339511</text:p>
          </table:table-cell>
          <table:table-cell office:value-type="float" office:value="-0.973952962378" calcext:value-type="float">
            <text:p>-0.973952962378</text:p>
          </table:table-cell>
          <table:table-cell office:value-type="float" office:value="-0.9796058086963" calcext:value-type="float">
            <text:p>-0.9796058086963</text:p>
          </table:table-cell>
          <table:table-cell office:value-type="float" office:value="-0.9749835824678" calcext:value-type="float">
            <text:p>-0.9749835824678</text:p>
          </table:table-cell>
          <table:table-cell office:value-type="float" office:value="-0.97013878747" calcext:value-type="float">
            <text:p>-0.97013878747</text:p>
          </table:table-cell>
          <table:table-cell office:value-type="float" office:value="-0.9740756816199" calcext:value-type="float">
            <text:p>-0.9740756816199</text:p>
          </table:table-cell>
          <table:table-cell office:value-type="float" office:value="-0.9808623698298" calcext:value-type="float">
            <text:p>-0.9808623698298</text:p>
          </table:table-cell>
          <table:table-cell office:value-type="float" office:value="-0.9790451883311" calcext:value-type="float">
            <text:p>-0.9790451883311</text:p>
          </table:table-cell>
          <table:table-cell office:value-type="float" office:value="-0.9745539228949" calcext:value-type="float">
            <text:p>-0.9745539228949</text:p>
          </table:table-cell>
          <table:table-cell office:value-type="float" office:value="-0.9738646949622" calcext:value-type="float">
            <text:p>-0.9738646949622</text:p>
          </table:table-cell>
        </table:table-row>
        <table:table-row table:style-name="ro1">
          <table:table-cell office:value-type="float" office:value="-0.9340121644084" calcext:value-type="float">
            <text:p>-0.9340121644084</text:p>
          </table:table-cell>
          <table:table-cell office:value-type="float" office:value="-0.9354594056968" calcext:value-type="float">
            <text:p>-0.9354594056968</text:p>
          </table:table-cell>
          <table:table-cell office:value-type="float" office:value="-0.9337453864629" calcext:value-type="float">
            <text:p>-0.9337453864629</text:p>
          </table:table-cell>
          <table:table-cell office:value-type="float" office:value="-0.9354594052735" calcext:value-type="float">
            <text:p>-0.9354594052735</text:p>
          </table:table-cell>
          <table:table-cell office:value-type="float" office:value="-0.9340121638643" calcext:value-type="float">
            <text:p>-0.9340121638643</text:p>
          </table:table-cell>
          <table:table-cell office:value-type="float" office:value="-0.9302650698795" calcext:value-type="float">
            <text:p>-0.9302650698795</text:p>
          </table:table-cell>
          <table:table-cell office:value-type="float" office:value="-0.9341134846014" calcext:value-type="float">
            <text:p>-0.9341134846014</text:p>
          </table:table-cell>
          <table:table-cell office:value-type="float" office:value="-0.9351856887193" calcext:value-type="float">
            <text:p>-0.9351856887193</text:p>
          </table:table-cell>
          <table:table-cell office:value-type="float" office:value="-0.9333012823629" calcext:value-type="float">
            <text:p>-0.9333012823629</text:p>
          </table:table-cell>
          <table:table-cell office:value-type="float" office:value="-0.935185688314" calcext:value-type="float">
            <text:p>-0.935185688314</text:p>
          </table:table-cell>
          <table:table-cell office:value-type="float" office:value="-0.9341134840791" calcext:value-type="float">
            <text:p>-0.9341134840791</text:p>
          </table:table-cell>
          <table:table-cell office:value-type="float" office:value="-0.9306262100134" calcext:value-type="float">
            <text:p>-0.9306262100134</text:p>
          </table:table-cell>
          <table:table-cell office:value-type="float" office:value="-0.9341650994618" calcext:value-type="float">
            <text:p>-0.9341650994618</text:p>
          </table:table-cell>
          <table:table-cell office:value-type="float" office:value="-0.9350509906666" calcext:value-type="float">
            <text:p>-0.9350509906666</text:p>
          </table:table-cell>
          <table:table-cell office:value-type="float" office:value="-0.9330868037457" calcext:value-type="float">
            <text:p>-0.9330868037457</text:p>
          </table:table-cell>
          <table:table-cell office:value-type="float" office:value="-0.9308080403091" calcext:value-type="float">
            <text:p>-0.9308080403091</text:p>
          </table:table-cell>
          <table:table-cell office:value-type="float" office:value="-0.9339624411581" calcext:value-type="float">
            <text:p>-0.9339624411581</text:p>
          </table:table-cell>
          <table:table-cell office:value-type="float" office:value="-0.9355980378444" calcext:value-type="float">
            <text:p>-0.9355980378444</text:p>
          </table:table-cell>
          <table:table-cell office:value-type="float" office:value="-0.9339735659188" calcext:value-type="float">
            <text:p>-0.9339735659188</text:p>
          </table:table-cell>
          <table:table-cell office:value-type="float" office:value="-0.9300857035737" calcext:value-type="float">
            <text:p>-0.9300857035737</text:p>
          </table:table-cell>
        </table:table-row>
        <table:table-row table:style-name="ro1">
          <table:table-cell office:value-type="float" office:value="-0.9339743479296" calcext:value-type="float">
            <text:p>-0.9339743479296</text:p>
          </table:table-cell>
          <table:table-cell office:value-type="float" office:value="-0.9354241099118" calcext:value-type="float">
            <text:p>-0.9354241099118</text:p>
          </table:table-cell>
          <table:table-cell office:value-type="float" office:value="-0.9337116983857" calcext:value-type="float">
            <text:p>-0.9337116983857</text:p>
          </table:table-cell>
          <table:table-cell office:value-type="float" office:value="-0.9354241100341" calcext:value-type="float">
            <text:p>-0.9354241100341</text:p>
          </table:table-cell>
          <table:table-cell office:value-type="float" office:value="-0.9339743476778" calcext:value-type="float">
            <text:p>-0.9339743476778</text:p>
          </table:table-cell>
          <table:table-cell office:value-type="float" office:value="-0.9302265086778" calcext:value-type="float">
            <text:p>-0.9302265086778</text:p>
          </table:table-cell>
          <table:table-cell office:value-type="float" office:value="-0.9340756867844" calcext:value-type="float">
            <text:p>-0.9340756867844</text:p>
          </table:table-cell>
          <table:table-cell office:value-type="float" office:value="-0.9351503129269" calcext:value-type="float">
            <text:p>-0.9351503129269</text:p>
          </table:table-cell>
          <table:table-cell office:value-type="float" office:value="-0.9332675217236" calcext:value-type="float">
            <text:p>-0.9332675217236</text:p>
          </table:table-cell>
          <table:table-cell office:value-type="float" office:value="-0.935150313047" calcext:value-type="float">
            <text:p>-0.935150313047</text:p>
          </table:table-cell>
          <table:table-cell office:value-type="float" office:value="-0.9340756865583" calcext:value-type="float">
            <text:p>-0.9340756865583</text:p>
          </table:table-cell>
          <table:table-cell office:value-type="float" office:value="-0.9305876817758" calcext:value-type="float">
            <text:p>-0.9305876817758</text:p>
          </table:table-cell>
          <table:table-cell office:value-type="float" office:value="-0.9341273106237" calcext:value-type="float">
            <text:p>-0.9341273106237</text:p>
          </table:table-cell>
          <table:table-cell office:value-type="float" office:value="-0.9350155561141" calcext:value-type="float">
            <text:p>-0.9350155561141</text:p>
          </table:table-cell>
          <table:table-cell office:value-type="float" office:value="-0.9330528254076" calcext:value-type="float">
            <text:p>-0.9330528254076</text:p>
          </table:table-cell>
          <table:table-cell office:value-type="float" office:value="-0.9307695283087" calcext:value-type="float">
            <text:p>-0.9307695283087</text:p>
          </table:table-cell>
          <table:table-cell office:value-type="float" office:value="-0.933924615014" calcext:value-type="float">
            <text:p>-0.933924615014</text:p>
          </table:table-cell>
          <table:table-cell office:value-type="float" office:value="-0.9355627768798" calcext:value-type="float">
            <text:p>-0.9355627768798</text:p>
          </table:table-cell>
          <table:table-cell office:value-type="float" office:value="-0.9339399017003" calcext:value-type="float">
            <text:p>-0.9339399017003</text:p>
          </table:table-cell>
          <table:table-cell office:value-type="float" office:value="-0.930047125645" calcext:value-type="float">
            <text:p>-0.930047125645</text:p>
          </table:table-cell>
        </table:table-row>
        <table:table-row table:style-name="ro1">
          <table:table-cell office:value-type="float" office:value="-0.496892288822" calcext:value-type="float">
            <text:p>-0.496892288822</text:p>
          </table:table-cell>
          <table:table-cell office:value-type="float" office:value="-0.5164503009563" calcext:value-type="float">
            <text:p>-0.5164503009563</text:p>
          </table:table-cell>
          <table:table-cell office:value-type="float" office:value="-0.5285182762739" calcext:value-type="float">
            <text:p>-0.5285182762739</text:p>
          </table:table-cell>
          <table:table-cell office:value-type="float" office:value="-0.5164502995096" calcext:value-type="float">
            <text:p>-0.5164502995096</text:p>
          </table:table-cell>
          <table:table-cell office:value-type="float" office:value="-0.4968922948261" calcext:value-type="float">
            <text:p>-0.4968922948261</text:p>
          </table:table-cell>
          <table:table-cell office:value-type="float" office:value="-0.5096591390753" calcext:value-type="float">
            <text:p>-0.5096591390753</text:p>
          </table:table-cell>
          <table:table-cell office:value-type="float" office:value="-0.4939170004679" calcext:value-type="float">
            <text:p>-0.4939170004679</text:p>
          </table:table-cell>
          <table:table-cell office:value-type="float" office:value="-0.5192464940417" calcext:value-type="float">
            <text:p>-0.5192464940417</text:p>
          </table:table-cell>
          <table:table-cell office:value-type="float" office:value="-0.5325920170797" calcext:value-type="float">
            <text:p>-0.5325920170797</text:p>
          </table:table-cell>
          <table:table-cell office:value-type="float" office:value="-0.5192464900012" calcext:value-type="float">
            <text:p>-0.5192464900012</text:p>
          </table:table-cell>
          <table:table-cell office:value-type="float" office:value="-0.4939169904837" calcext:value-type="float">
            <text:p>-0.4939169904837</text:p>
          </table:table-cell>
          <table:table-cell office:value-type="float" office:value="-0.5085370282806" calcext:value-type="float">
            <text:p>-0.5085370282806</text:p>
          </table:table-cell>
          <table:table-cell office:value-type="float" office:value="-0.4929642906009" calcext:value-type="float">
            <text:p>-0.4929642906009</text:p>
          </table:table-cell>
          <table:table-cell office:value-type="float" office:value="-0.5222718481702" calcext:value-type="float">
            <text:p>-0.5222718481702</text:p>
          </table:table-cell>
          <table:table-cell office:value-type="float" office:value="-0.5368829520346" calcext:value-type="float">
            <text:p>-0.5368829520346</text:p>
          </table:table-cell>
          <table:table-cell office:value-type="float" office:value="-0.5078841139008" calcext:value-type="float">
            <text:p>-0.5078841139008</text:p>
          </table:table-cell>
          <table:table-cell office:value-type="float" office:value="-0.4977774036143" calcext:value-type="float">
            <text:p>-0.4977774036143</text:p>
          </table:table-cell>
          <table:table-cell office:value-type="float" office:value="-0.5160545252447" calcext:value-type="float">
            <text:p>-0.5160545252447</text:p>
          </table:table-cell>
          <table:table-cell office:value-type="float" office:value="-0.5281242907636" calcext:value-type="float">
            <text:p>-0.5281242907636</text:p>
          </table:table-cell>
          <table:table-cell office:value-type="float" office:value="-0.5098728442275" calcext:value-type="float">
            <text:p>-0.5098728442275</text:p>
          </table:table-cell>
        </table:table-row>
        <table:table-row table:style-name="ro1">
          <table:table-cell office:value-type="float" office:value="-0.4968749908529" calcext:value-type="float">
            <text:p>-0.4968749908529</text:p>
          </table:table-cell>
          <table:table-cell office:value-type="float" office:value="-0.5161736315791" calcext:value-type="float">
            <text:p>-0.5161736315791</text:p>
          </table:table-cell>
          <table:table-cell office:value-type="float" office:value="-0.5282730534041" calcext:value-type="float">
            <text:p>-0.5282730534041</text:p>
          </table:table-cell>
          <table:table-cell office:value-type="float" office:value="-0.5161736278088" calcext:value-type="float">
            <text:p>-0.5161736278088</text:p>
          </table:table-cell>
          <table:table-cell office:value-type="float" office:value="-0.4968749952062" calcext:value-type="float">
            <text:p>-0.4968749952062</text:p>
          </table:table-cell>
          <table:table-cell office:value-type="float" office:value="-0.5096572402229" calcext:value-type="float">
            <text:p>-0.5096572402229</text:p>
          </table:table-cell>
          <table:table-cell office:value-type="float" office:value="-0.4938369031564" calcext:value-type="float">
            <text:p>-0.4938369031564</text:p>
          </table:table-cell>
          <table:table-cell office:value-type="float" office:value="-0.5163198366987" calcext:value-type="float">
            <text:p>-0.5163198366987</text:p>
          </table:table-cell>
          <table:table-cell office:value-type="float" office:value="-0.5288270545131" calcext:value-type="float">
            <text:p>-0.5288270545131</text:p>
          </table:table-cell>
          <table:table-cell office:value-type="float" office:value="-0.5163198339653" calcext:value-type="float">
            <text:p>-0.5163198339653</text:p>
          </table:table-cell>
          <table:table-cell office:value-type="float" office:value="-0.4938369064112" calcext:value-type="float">
            <text:p>-0.4938369064112</text:p>
          </table:table-cell>
          <table:table-cell office:value-type="float" office:value="-0.5085308498261" calcext:value-type="float">
            <text:p>-0.5085308498261</text:p>
          </table:table-cell>
          <table:table-cell office:value-type="float" office:value="-0.4910874459123" calcext:value-type="float">
            <text:p>-0.4910874459123</text:p>
          </table:table-cell>
          <table:table-cell office:value-type="float" office:value="-0.5134640674397" calcext:value-type="float">
            <text:p>-0.5134640674397</text:p>
          </table:table-cell>
          <table:table-cell office:value-type="float" office:value="-0.5266905592778" calcext:value-type="float">
            <text:p>-0.5266905592778</text:p>
          </table:table-cell>
          <table:table-cell office:value-type="float" office:value="-0.5078743950287" calcext:value-type="float">
            <text:p>-0.5078743950287</text:p>
          </table:table-cell>
          <table:table-cell office:value-type="float" office:value="-0.4977676710059" calcext:value-type="float">
            <text:p>-0.4977676710059</text:p>
          </table:table-cell>
          <table:table-cell office:value-type="float" office:value="-0.5160417418905" calcext:value-type="float">
            <text:p>-0.5160417418905</text:p>
          </table:table-cell>
          <table:table-cell office:value-type="float" office:value="-0.5281124038848" calcext:value-type="float">
            <text:p>-0.5281124038848</text:p>
          </table:table-cell>
          <table:table-cell office:value-type="float" office:value="-0.5098654439241" calcext:value-type="float">
            <text:p>-0.5098654439241</text:p>
          </table:table-cell>
        </table:table-row>
        <table:table-row table:style-name="ro1">
          <table:table-cell office:value-type="float" office:value="-0.4946649420514" calcext:value-type="float">
            <text:p>-0.4946649420514</text:p>
          </table:table-cell>
          <table:table-cell office:value-type="float" office:value="-0.5093875592308" calcext:value-type="float">
            <text:p>-0.5093875592308</text:p>
          </table:table-cell>
          <table:table-cell office:value-type="float" office:value="-0.5214828294258" calcext:value-type="float">
            <text:p>-0.5214828294258</text:p>
          </table:table-cell>
          <table:table-cell office:value-type="float" office:value="-0.5093875534602" calcext:value-type="float">
            <text:p>-0.5093875534602</text:p>
          </table:table-cell>
          <table:table-cell office:value-type="float" office:value="-0.4946649129529" calcext:value-type="float">
            <text:p>-0.4946649129529</text:p>
          </table:table-cell>
          <table:table-cell office:value-type="float" office:value="-0.5049341461651" calcext:value-type="float">
            <text:p>-0.5049341461651</text:p>
          </table:table-cell>
          <table:table-cell office:value-type="float" office:value="-0.492119186915" calcext:value-type="float">
            <text:p>-0.492119186915</text:p>
          </table:table-cell>
          <table:table-cell office:value-type="float" office:value="-0.5093294994717" calcext:value-type="float">
            <text:p>-0.5093294994717</text:p>
          </table:table-cell>
          <table:table-cell office:value-type="float" office:value="-0.5215768459743" calcext:value-type="float">
            <text:p>-0.5215768459743</text:p>
          </table:table-cell>
          <table:table-cell office:value-type="float" office:value="-0.5093295007032" calcext:value-type="float">
            <text:p>-0.5093295007032</text:p>
          </table:table-cell>
          <table:table-cell office:value-type="float" office:value="-0.4921191676389" calcext:value-type="float">
            <text:p>-0.4921191676389</text:p>
          </table:table-cell>
          <table:table-cell office:value-type="float" office:value="-0.501582017747" calcext:value-type="float">
            <text:p>-0.501582017747</text:p>
          </table:table-cell>
          <table:table-cell office:value-type="float" office:value="-0.4891216775663" calcext:value-type="float">
            <text:p>-0.4891216775663</text:p>
          </table:table-cell>
          <table:table-cell office:value-type="float" office:value="-0.5086812044765" calcext:value-type="float">
            <text:p>-0.5086812044765</text:p>
          </table:table-cell>
          <table:table-cell office:value-type="float" office:value="-0.5200993697938" calcext:value-type="float">
            <text:p>-0.5200993697938</text:p>
          </table:table-cell>
          <table:table-cell office:value-type="float" office:value="-0.5001238274035" calcext:value-type="float">
            <text:p>-0.5001238274035</text:p>
          </table:table-cell>
          <table:table-cell office:value-type="float" office:value="-0.4968338391018" calcext:value-type="float">
            <text:p>-0.4968338391018</text:p>
          </table:table-cell>
          <table:table-cell office:value-type="float" office:value="-0.5080743232851" calcext:value-type="float">
            <text:p>-0.5080743232851</text:p>
          </table:table-cell>
          <table:table-cell office:value-type="float" office:value="-0.520172746296" calcext:value-type="float">
            <text:p>-0.520172746296</text:p>
          </table:table-cell>
          <table:table-cell office:value-type="float" office:value="-0.5070678106824" calcext:value-type="float">
            <text:p>-0.5070678106824</text:p>
          </table:table-cell>
        </table:table-row>
        <table:table-row table:style-name="ro1">
          <table:table-cell office:value-type="float" office:value="-0.4943939635966" calcext:value-type="float">
            <text:p>-0.4943939635966</text:p>
          </table:table-cell>
          <table:table-cell office:value-type="float" office:value="-0.5075620661499" calcext:value-type="float">
            <text:p>-0.5075620661499</text:p>
          </table:table-cell>
          <table:table-cell office:value-type="float" office:value="-0.5196872376847" calcext:value-type="float">
            <text:p>-0.5196872376847</text:p>
          </table:table-cell>
          <table:table-cell office:value-type="float" office:value="-0.507562069795" calcext:value-type="float">
            <text:p>-0.507562069795</text:p>
          </table:table-cell>
          <table:table-cell office:value-type="float" office:value="-0.4943939477987" calcext:value-type="float">
            <text:p>-0.4943939477987</text:p>
          </table:table-cell>
          <table:table-cell office:value-type="float" office:value="-0.5049325941164" calcext:value-type="float">
            <text:p>-0.5049325941164</text:p>
          </table:table-cell>
          <table:table-cell office:value-type="float" office:value="-0.4904920219958" calcext:value-type="float">
            <text:p>-0.4904920219958</text:p>
          </table:table-cell>
          <table:table-cell office:value-type="float" office:value="-0.5044027066446" calcext:value-type="float">
            <text:p>-0.5044027066446</text:p>
          </table:table-cell>
          <table:table-cell office:value-type="float" office:value="-0.5163828697205" calcext:value-type="float">
            <text:p>-0.5163828697205</text:p>
          </table:table-cell>
          <table:table-cell office:value-type="float" office:value="-0.504402713578" calcext:value-type="float">
            <text:p>-0.504402713578</text:p>
          </table:table-cell>
          <table:table-cell office:value-type="float" office:value="-0.4904920168408" calcext:value-type="float">
            <text:p>-0.4904920168408</text:p>
          </table:table-cell>
          <table:table-cell office:value-type="float" office:value="-0.5015784204866" calcext:value-type="float">
            <text:p>-0.5015784204866</text:p>
          </table:table-cell>
          <table:table-cell office:value-type="float" office:value="-0.4883707426183" calcext:value-type="float">
            <text:p>-0.4883707426183</text:p>
          </table:table-cell>
          <table:table-cell office:value-type="float" office:value="-0.5031257256583" calcext:value-type="float">
            <text:p>-0.5031257256583</text:p>
          </table:table-cell>
          <table:table-cell office:value-type="float" office:value="-0.5157262454761" calcext:value-type="float">
            <text:p>-0.5157262454761</text:p>
          </table:table-cell>
          <table:table-cell office:value-type="float" office:value="-0.5001191014619" calcext:value-type="float">
            <text:p>-0.5001191014619</text:p>
          </table:table-cell>
          <table:table-cell office:value-type="float" office:value="-0.4968240003554" calcext:value-type="float">
            <text:p>-0.4968240003554</text:p>
          </table:table-cell>
          <table:table-cell office:value-type="float" office:value="-0.508065738293" calcext:value-type="float">
            <text:p>-0.508065738293</text:p>
          </table:table-cell>
          <table:table-cell office:value-type="float" office:value="-0.5201672962861" calcext:value-type="float">
            <text:p>-0.5201672962861</text:p>
          </table:table-cell>
          <table:table-cell office:value-type="float" office:value="-0.5070626843668" calcext:value-type="float">
            <text:p>-0.5070626843668</text:p>
          </table:table-cell>
        </table:table-row>
        <table:table-row table:style-name="ro1">
          <table:table-cell office:value-type="float" office:value="-0.4924398650965" calcext:value-type="float">
            <text:p>-0.4924398650965</text:p>
          </table:table-cell>
          <table:table-cell office:value-type="float" office:value="-0.4985519905352" calcext:value-type="float">
            <text:p>-0.4985519905352</text:p>
          </table:table-cell>
          <table:table-cell office:value-type="float" office:value="-0.5110272029005" calcext:value-type="float">
            <text:p>-0.5110272029005</text:p>
          </table:table-cell>
          <table:table-cell office:value-type="float" office:value="-0.4985519843085" calcext:value-type="float">
            <text:p>-0.4985519843085</text:p>
          </table:table-cell>
          <table:table-cell office:value-type="float" office:value="-0.4924398457541" calcext:value-type="float">
            <text:p>-0.4924398457541</text:p>
          </table:table-cell>
          <table:table-cell office:value-type="float" office:value="-0.4976090381662" calcext:value-type="float">
            <text:p>-0.4976090381662</text:p>
          </table:table-cell>
          <table:table-cell office:value-type="float" office:value="-0.4878099091884" calcext:value-type="float">
            <text:p>-0.4878099091884</text:p>
          </table:table-cell>
          <table:table-cell office:value-type="float" office:value="-0.4974254722133" calcext:value-type="float">
            <text:p>-0.4974254722133</text:p>
          </table:table-cell>
          <table:table-cell office:value-type="float" office:value="-0.5097615399336" calcext:value-type="float">
            <text:p>-0.5097615399336</text:p>
          </table:table-cell>
          <table:table-cell office:value-type="float" office:value="-0.497425477498" calcext:value-type="float">
            <text:p>-0.497425477498</text:p>
          </table:table-cell>
          <table:table-cell office:value-type="float" office:value="-0.4878099155814" calcext:value-type="float">
            <text:p>-0.4878099155814</text:p>
          </table:table-cell>
          <table:table-cell office:value-type="float" office:value="-0.4920134498225" calcext:value-type="float">
            <text:p>-0.4920134498225</text:p>
          </table:table-cell>
          <table:table-cell office:value-type="float" office:value="-0.4879258379676" calcext:value-type="float">
            <text:p>-0.4879258379676</text:p>
          </table:table-cell>
          <table:table-cell office:value-type="float" office:value="-0.5004671764558" calcext:value-type="float">
            <text:p>-0.5004671764558</text:p>
          </table:table-cell>
          <table:table-cell office:value-type="float" office:value="-0.5122853562512" calcext:value-type="float">
            <text:p>-0.5122853562512</text:p>
          </table:table-cell>
          <table:table-cell office:value-type="float" office:value="-0.4917707232563" calcext:value-type="float">
            <text:p>-0.4917707232563</text:p>
          </table:table-cell>
          <table:table-cell office:value-type="float" office:value="-0.4930547208516" calcext:value-type="float">
            <text:p>-0.4930547208516</text:p>
          </table:table-cell>
          <table:table-cell office:value-type="float" office:value="-0.4981475904279" calcext:value-type="float">
            <text:p>-0.4981475904279</text:p>
          </table:table-cell>
          <table:table-cell office:value-type="float" office:value="-0.5106255975978" calcext:value-type="float">
            <text:p>-0.5106255975978</text:p>
          </table:table-cell>
          <table:table-cell office:value-type="float" office:value="-0.5017451415439" calcext:value-type="float">
            <text:p>-0.5017451415439</text:p>
          </table:table-cell>
        </table:table-row>
        <table:table-row table:style-name="ro1">
          <table:table-cell office:value-type="float" office:value="-0.4919531234321" calcext:value-type="float">
            <text:p>-0.4919531234321</text:p>
          </table:table-cell>
          <table:table-cell office:value-type="float" office:value="-0.4949002995282" calcext:value-type="float">
            <text:p>-0.4949002995282</text:p>
          </table:table-cell>
          <table:table-cell office:value-type="float" office:value="-0.5078766398445" calcext:value-type="float">
            <text:p>-0.5078766398445</text:p>
          </table:table-cell>
          <table:table-cell office:value-type="float" office:value="-0.4949003165962" calcext:value-type="float">
            <text:p>-0.4949003165962</text:p>
          </table:table-cell>
          <table:table-cell office:value-type="float" office:value="-0.4919531335681" calcext:value-type="float">
            <text:p>-0.4919531335681</text:p>
          </table:table-cell>
          <table:table-cell office:value-type="float" office:value="-0.4976049068713" calcext:value-type="float">
            <text:p>-0.4976049068713</text:p>
          </table:table-cell>
          <table:table-cell office:value-type="float" office:value="-0.4866989657635" calcext:value-type="float">
            <text:p>-0.4866989657635</text:p>
          </table:table-cell>
          <table:table-cell office:value-type="float" office:value="-0.4956822243839" calcext:value-type="float">
            <text:p>-0.4956822243839</text:p>
          </table:table-cell>
          <table:table-cell office:value-type="float" office:value="-0.5084331420269" calcext:value-type="float">
            <text:p>-0.5084331420269</text:p>
          </table:table-cell>
          <table:table-cell office:value-type="float" office:value="-0.4956822213856" calcext:value-type="float">
            <text:p>-0.4956822213856</text:p>
          </table:table-cell>
          <table:table-cell office:value-type="float" office:value="-0.4866989362852" calcext:value-type="float">
            <text:p>-0.4866989362852</text:p>
          </table:table-cell>
          <table:table-cell office:value-type="float" office:value="-0.4920131788441" calcext:value-type="float">
            <text:p>-0.4920131788441</text:p>
          </table:table-cell>
          <table:table-cell office:value-type="float" office:value="-0.4850196508865" calcext:value-type="float">
            <text:p>-0.4850196508865</text:p>
          </table:table-cell>
          <table:table-cell office:value-type="float" office:value="-0.4952650467254" calcext:value-type="float">
            <text:p>-0.4952650467254</text:p>
          </table:table-cell>
          <table:table-cell office:value-type="float" office:value="-0.5083711714296" calcext:value-type="float">
            <text:p>-0.5083711714296</text:p>
          </table:table-cell>
          <table:table-cell office:value-type="float" office:value="-0.4917625620168" calcext:value-type="float">
            <text:p>-0.4917625620168</text:p>
          </table:table-cell>
          <table:table-cell office:value-type="float" office:value="-0.4930441090729" calcext:value-type="float">
            <text:p>-0.4930441090729</text:p>
          </table:table-cell>
          <table:table-cell office:value-type="float" office:value="-0.4981427753296" calcext:value-type="float">
            <text:p>-0.4981427753296</text:p>
          </table:table-cell>
          <table:table-cell office:value-type="float" office:value="-0.5106186482502" calcext:value-type="float">
            <text:p>-0.5106186482502</text:p>
          </table:table-cell>
          <table:table-cell office:value-type="float" office:value="-0.5017378597733" calcext:value-type="float">
            <text:p>-0.5017378597733</text:p>
          </table:table-cell>
        </table:table-row>
        <table:table-row table:style-name="ro1">
          <table:table-cell office:value-type="float" office:value="-0.4917310515526" calcext:value-type="float">
            <text:p>-0.4917310515526</text:p>
          </table:table-cell>
          <table:table-cell office:value-type="float" office:value="-0.4865357632257" calcext:value-type="float">
            <text:p>-0.4865357632257</text:p>
          </table:table-cell>
          <table:table-cell office:value-type="float" office:value="-0.4890332506412" calcext:value-type="float">
            <text:p>-0.4890332506412</text:p>
          </table:table-cell>
          <table:table-cell office:value-type="float" office:value="-0.4865357380847" calcext:value-type="float">
            <text:p>-0.4865357380847</text:p>
          </table:table-cell>
          <table:table-cell office:value-type="float" office:value="-0.4917310383764" calcext:value-type="float">
            <text:p>-0.4917310383764</text:p>
          </table:table-cell>
          <table:table-cell office:value-type="float" office:value="-0.4882888506026" calcext:value-type="float">
            <text:p>-0.4882888506026</text:p>
          </table:table-cell>
          <table:table-cell office:value-type="float" office:value="-0.4853664102957" calcext:value-type="float">
            <text:p>-0.4853664102957</text:p>
          </table:table-cell>
          <table:table-cell office:value-type="float" office:value="-0.4880218792301" calcext:value-type="float">
            <text:p>-0.4880218792301</text:p>
          </table:table-cell>
          <table:table-cell office:value-type="float" office:value="-0.493086152735" calcext:value-type="float">
            <text:p>-0.493086152735</text:p>
          </table:table-cell>
          <table:table-cell office:value-type="float" office:value="-0.4880218360238" calcext:value-type="float">
            <text:p>-0.4880218360238</text:p>
          </table:table-cell>
          <table:table-cell office:value-type="float" office:value="-0.4853664152354" calcext:value-type="float">
            <text:p>-0.4853664152354</text:p>
          </table:table-cell>
          <table:table-cell office:value-type="float" office:value="-0.4819114913858" calcext:value-type="float">
            <text:p>-0.4819114913858</text:p>
          </table:table-cell>
          <table:table-cell office:value-type="float" office:value="-0.4840072506201" calcext:value-type="float">
            <text:p>-0.4840072506201</text:p>
          </table:table-cell>
          <table:table-cell office:value-type="float" office:value="-0.4883042790798" calcext:value-type="float">
            <text:p>-0.4883042790798</text:p>
          </table:table-cell>
          <table:table-cell office:value-type="float" office:value="-0.4992357708778" calcext:value-type="float">
            <text:p>-0.4992357708778</text:p>
          </table:table-cell>
          <table:table-cell office:value-type="float" office:value="-0.4828957427249" calcext:value-type="float">
            <text:p>-0.4828957427249</text:p>
          </table:table-cell>
          <table:table-cell office:value-type="float" office:value="-0.4924149430413" calcext:value-type="float">
            <text:p>-0.4924149430413</text:p>
          </table:table-cell>
          <table:table-cell office:value-type="float" office:value="-0.4862126742467" calcext:value-type="float">
            <text:p>-0.4862126742467</text:p>
          </table:table-cell>
          <table:table-cell office:value-type="float" office:value="-0.4894881947038" calcext:value-type="float">
            <text:p>-0.4894881947038</text:p>
          </table:table-cell>
          <table:table-cell office:value-type="float" office:value="-0.4932729123857" calcext:value-type="float">
            <text:p>-0.4932729123857</text:p>
          </table:table-cell>
        </table:table-row>
        <table:table-row table:style-name="ro1">
          <table:table-cell office:value-type="float" office:value="-0.4878989793095" calcext:value-type="float">
            <text:p>-0.4878989793095</text:p>
          </table:table-cell>
          <table:table-cell office:value-type="float" office:value="-0.4863967718941" calcext:value-type="float">
            <text:p>-0.4863967718941</text:p>
          </table:table-cell>
          <table:table-cell office:value-type="float" office:value="-0.4889306090221" calcext:value-type="float">
            <text:p>-0.4889306090221</text:p>
          </table:table-cell>
          <table:table-cell office:value-type="float" office:value="-0.486396756147" calcext:value-type="float">
            <text:p>-0.486396756147</text:p>
          </table:table-cell>
          <table:table-cell office:value-type="float" office:value="-0.4878990036658" calcext:value-type="float">
            <text:p>-0.4878990036658</text:p>
          </table:table-cell>
          <table:table-cell office:value-type="float" office:value="-0.488285650133" calcext:value-type="float">
            <text:p>-0.488285650133</text:p>
          </table:table-cell>
          <table:table-cell office:value-type="float" office:value="-0.484103494475" calcext:value-type="float">
            <text:p>-0.484103494475</text:p>
          </table:table-cell>
          <table:table-cell office:value-type="float" office:value="-0.4863939426828" calcext:value-type="float">
            <text:p>-0.4863939426828</text:p>
          </table:table-cell>
          <table:table-cell office:value-type="float" office:value="-0.4890614278781" calcext:value-type="float">
            <text:p>-0.4890614278781</text:p>
          </table:table-cell>
          <table:table-cell office:value-type="float" office:value="-0.4863939177274" calcext:value-type="float">
            <text:p>-0.4863939177274</text:p>
          </table:table-cell>
          <table:table-cell office:value-type="float" office:value="-0.484103506794" calcext:value-type="float">
            <text:p>-0.484103506794</text:p>
          </table:table-cell>
          <table:table-cell office:value-type="float" office:value="-0.4819104808288" calcext:value-type="float">
            <text:p>-0.4819104808288</text:p>
          </table:table-cell>
          <table:table-cell office:value-type="float" office:value="-0.4832233853638" calcext:value-type="float">
            <text:p>-0.4832233853638</text:p>
          </table:table-cell>
          <table:table-cell office:value-type="float" office:value="-0.4854749334097" calcext:value-type="float">
            <text:p>-0.4854749334097</text:p>
          </table:table-cell>
          <table:table-cell office:value-type="float" office:value="-0.4910983458425" calcext:value-type="float">
            <text:p>-0.4910983458425</text:p>
          </table:table-cell>
          <table:table-cell office:value-type="float" office:value="-0.4828921006367" calcext:value-type="float">
            <text:p>-0.4828921006367</text:p>
          </table:table-cell>
          <table:table-cell office:value-type="float" office:value="-0.4924078490535" calcext:value-type="float">
            <text:p>-0.4924078490535</text:p>
          </table:table-cell>
          <table:table-cell office:value-type="float" office:value="-0.4862049206548" calcext:value-type="float">
            <text:p>-0.4862049206548</text:p>
          </table:table-cell>
          <table:table-cell office:value-type="float" office:value="-0.4894878208518" calcext:value-type="float">
            <text:p>-0.4894878208518</text:p>
          </table:table-cell>
          <table:table-cell office:value-type="float" office:value="-0.4932695313323" calcext:value-type="float">
            <text:p>-0.4932695313323</text:p>
          </table:table-cell>
        </table:table-row>
        <table:table-row table:style-name="ro1">
          <table:table-cell office:value-type="float" office:value="-0.4877823035043" calcext:value-type="float">
            <text:p>-0.4877823035043</text:p>
          </table:table-cell>
          <table:table-cell office:value-type="float" office:value="-0.4839590146169" calcext:value-type="float">
            <text:p>-0.4839590146169</text:p>
          </table:table-cell>
          <table:table-cell office:value-type="float" office:value="-0.4705158649818" calcext:value-type="float">
            <text:p>-0.4705158649818</text:p>
          </table:table-cell>
          <table:table-cell office:value-type="float" office:value="-0.4839590306992" calcext:value-type="float">
            <text:p>-0.4839590306992</text:p>
          </table:table-cell>
          <table:table-cell office:value-type="float" office:value="-0.487782284335" calcext:value-type="float">
            <text:p>-0.487782284335</text:p>
          </table:table-cell>
          <table:table-cell office:value-type="float" office:value="-0.4809475033354" calcext:value-type="float">
            <text:p>-0.4809475033354</text:p>
          </table:table-cell>
          <table:table-cell office:value-type="float" office:value="-0.4831966902797" calcext:value-type="float">
            <text:p>-0.4831966902797</text:p>
          </table:table-cell>
          <table:table-cell office:value-type="float" office:value="-0.484160175917" calcext:value-type="float">
            <text:p>-0.484160175917</text:p>
          </table:table-cell>
          <table:table-cell office:value-type="float" office:value="-0.4877457603199" calcext:value-type="float">
            <text:p>-0.4877457603199</text:p>
          </table:table-cell>
          <table:table-cell office:value-type="float" office:value="-0.4841601753943" calcext:value-type="float">
            <text:p>-0.4841601753943</text:p>
          </table:table-cell>
          <table:table-cell office:value-type="float" office:value="-0.4831966585429" calcext:value-type="float">
            <text:p>-0.4831966585429</text:p>
          </table:table-cell>
          <table:table-cell office:value-type="float" office:value="-0.4752396851684" calcext:value-type="float">
            <text:p>-0.4752396851684</text:p>
          </table:table-cell>
          <table:table-cell office:value-type="float" office:value="-0.4802906176326" calcext:value-type="float">
            <text:p>-0.4802906176326</text:p>
          </table:table-cell>
          <table:table-cell office:value-type="float" office:value="-0.4828505112623" calcext:value-type="float">
            <text:p>-0.4828505112623</text:p>
          </table:table-cell>
          <table:table-cell office:value-type="float" office:value="-0.4882997111063" calcext:value-type="float">
            <text:p>-0.4882997111063</text:p>
          </table:table-cell>
          <table:table-cell office:value-type="float" office:value="-0.4712356554518" calcext:value-type="float">
            <text:p>-0.4712356554518</text:p>
          </table:table-cell>
          <table:table-cell office:value-type="float" office:value="-0.4870403388212" calcext:value-type="float">
            <text:p>-0.4870403388212</text:p>
          </table:table-cell>
          <table:table-cell office:value-type="float" office:value="-0.4847841278249" calcext:value-type="float">
            <text:p>-0.4847841278249</text:p>
          </table:table-cell>
          <table:table-cell office:value-type="float" office:value="-0.465837962636" calcext:value-type="float">
            <text:p>-0.465837962636</text:p>
          </table:table-cell>
          <table:table-cell office:value-type="float" office:value="-0.4837179694802" calcext:value-type="float">
            <text:p>-0.4837179694802</text:p>
          </table:table-cell>
        </table:table-row>
        <table:table-row table:style-name="ro1">
          <table:table-cell office:value-type="float" office:value="-0.4848777757129" calcext:value-type="float">
            <text:p>-0.4848777757129</text:p>
          </table:table-cell>
          <table:table-cell office:value-type="float" office:value="-0.4835965926583" calcext:value-type="float">
            <text:p>-0.4835965926583</text:p>
          </table:table-cell>
          <table:table-cell office:value-type="float" office:value="-0.4653468890456" calcext:value-type="float">
            <text:p>-0.4653468890456</text:p>
          </table:table-cell>
          <table:table-cell office:value-type="float" office:value="-0.483596567684" calcext:value-type="float">
            <text:p>-0.483596567684</text:p>
          </table:table-cell>
          <table:table-cell office:value-type="float" office:value="-0.4848777789994" calcext:value-type="float">
            <text:p>-0.4848777789994</text:p>
          </table:table-cell>
          <table:table-cell office:value-type="float" office:value="-0.4809451616382" calcext:value-type="float">
            <text:p>-0.4809451616382</text:p>
          </table:table-cell>
          <table:table-cell office:value-type="float" office:value="-0.4811171097056" calcext:value-type="float">
            <text:p>-0.4811171097056</text:p>
          </table:table-cell>
          <table:table-cell office:value-type="float" office:value="-0.4829913615609" calcext:value-type="float">
            <text:p>-0.4829913615609</text:p>
          </table:table-cell>
          <table:table-cell office:value-type="float" office:value="-0.4816676407686" calcext:value-type="float">
            <text:p>-0.4816676407686</text:p>
          </table:table-cell>
          <table:table-cell office:value-type="float" office:value="-0.4829913638516" calcext:value-type="float">
            <text:p>-0.4829913638516</text:p>
          </table:table-cell>
          <table:table-cell office:value-type="float" office:value="-0.4811171336211" calcext:value-type="float">
            <text:p>-0.4811171336211</text:p>
          </table:table-cell>
          <table:table-cell office:value-type="float" office:value="-0.4752240011036" calcext:value-type="float">
            <text:p>-0.4752240011036</text:p>
          </table:table-cell>
          <table:table-cell office:value-type="float" office:value="-0.478017181841" calcext:value-type="float">
            <text:p>-0.478017181841</text:p>
          </table:table-cell>
          <table:table-cell office:value-type="float" office:value="-0.4823439175547" calcext:value-type="float">
            <text:p>-0.4823439175547</text:p>
          </table:table-cell>
          <table:table-cell office:value-type="float" office:value="-0.4859650491606" calcext:value-type="float">
            <text:p>-0.4859650491606</text:p>
          </table:table-cell>
          <table:table-cell office:value-type="float" office:value="-0.4712292964642" calcext:value-type="float">
            <text:p>-0.4712292964642</text:p>
          </table:table-cell>
          <table:table-cell office:value-type="float" office:value="-0.4870306696415" calcext:value-type="float">
            <text:p>-0.4870306696415</text:p>
          </table:table-cell>
          <table:table-cell office:value-type="float" office:value="-0.4847792781938" calcext:value-type="float">
            <text:p>-0.4847792781938</text:p>
          </table:table-cell>
          <table:table-cell office:value-type="float" office:value="-0.4658313680927" calcext:value-type="float">
            <text:p>-0.4658313680927</text:p>
          </table:table-cell>
          <table:table-cell office:value-type="float" office:value="-0.483712854543" calcext:value-type="float">
            <text:p>-0.483712854543</text:p>
          </table:table-cell>
        </table:table-row>
        <table:table-row table:style-name="ro1">
          <table:table-cell office:value-type="float" office:value="-0.4807513275701" calcext:value-type="float">
            <text:p>-0.4807513275701</text:p>
          </table:table-cell>
          <table:table-cell office:value-type="float" office:value="-0.4832238698169" calcext:value-type="float">
            <text:p>-0.4832238698169</text:p>
          </table:table-cell>
          <table:table-cell office:value-type="float" office:value="-0.465340578546" calcext:value-type="float">
            <text:p>-0.465340578546</text:p>
          </table:table-cell>
          <table:table-cell office:value-type="float" office:value="-0.4832238635592" calcext:value-type="float">
            <text:p>-0.4832238635592</text:p>
          </table:table-cell>
          <table:table-cell office:value-type="float" office:value="-0.4807513289549" calcext:value-type="float">
            <text:p>-0.4807513289549</text:p>
          </table:table-cell>
          <table:table-cell office:value-type="float" office:value="-0.4754856190797" calcext:value-type="float">
            <text:p>-0.4754856190797</text:p>
          </table:table-cell>
          <table:table-cell office:value-type="float" office:value="-0.4794953890479" calcext:value-type="float">
            <text:p>-0.4794953890479</text:p>
          </table:table-cell>
          <table:table-cell office:value-type="float" office:value="-0.4811508227281" calcext:value-type="float">
            <text:p>-0.4811508227281</text:p>
          </table:table-cell>
          <table:table-cell office:value-type="float" office:value="-0.4654347777984" calcext:value-type="float">
            <text:p>-0.4654347777984</text:p>
          </table:table-cell>
          <table:table-cell office:value-type="float" office:value="-0.4811508202324" calcext:value-type="float">
            <text:p>-0.4811508202324</text:p>
          </table:table-cell>
          <table:table-cell office:value-type="float" office:value="-0.4794953835142" calcext:value-type="float">
            <text:p>-0.4794953835142</text:p>
          </table:table-cell>
          <table:table-cell office:value-type="float" office:value="-0.4722361004907" calcext:value-type="float">
            <text:p>-0.4722361004907</text:p>
          </table:table-cell>
          <table:table-cell office:value-type="float" office:value="-0.4762906128413" calcext:value-type="float">
            <text:p>-0.4762906128413</text:p>
          </table:table-cell>
          <table:table-cell office:value-type="float" office:value="-0.4771677879868" calcext:value-type="float">
            <text:p>-0.4771677879868</text:p>
          </table:table-cell>
          <table:table-cell office:value-type="float" office:value="-0.4685097594952" calcext:value-type="float">
            <text:p>-0.4685097594952</text:p>
          </table:table-cell>
          <table:table-cell office:value-type="float" office:value="-0.4704562191775" calcext:value-type="float">
            <text:p>-0.4704562191775</text:p>
          </table:table-cell>
          <table:table-cell office:value-type="float" office:value="-0.4818811383808" calcext:value-type="float">
            <text:p>-0.4818811383808</text:p>
          </table:table-cell>
          <table:table-cell office:value-type="float" office:value="-0.4823608646587" calcext:value-type="float">
            <text:p>-0.4823608646587</text:p>
          </table:table-cell>
          <table:table-cell office:value-type="float" office:value="-0.4643593442664" calcext:value-type="float">
            <text:p>-0.4643593442664</text:p>
          </table:table-cell>
          <table:table-cell office:value-type="float" office:value="-0.4744470716489" calcext:value-type="float">
            <text:p>-0.4744470716489</text:p>
          </table:table-cell>
        </table:table-row>
        <table:table-row table:style-name="ro1">
          <table:table-cell office:value-type="float" office:value="-0.4768980292026" calcext:value-type="float">
            <text:p>-0.4768980292026</text:p>
          </table:table-cell>
          <table:table-cell office:value-type="float" office:value="-0.4817365869956" calcext:value-type="float">
            <text:p>-0.4817365869956</text:p>
          </table:table-cell>
          <table:table-cell office:value-type="float" office:value="-0.4640185239585" calcext:value-type="float">
            <text:p>-0.4640185239585</text:p>
          </table:table-cell>
          <table:table-cell office:value-type="float" office:value="-0.4817365964052" calcext:value-type="float">
            <text:p>-0.4817365964052</text:p>
          </table:table-cell>
          <table:table-cell office:value-type="float" office:value="-0.4768980329105" calcext:value-type="float">
            <text:p>-0.4768980329105</text:p>
          </table:table-cell>
          <table:table-cell office:value-type="float" office:value="-0.4754716450576" calcext:value-type="float">
            <text:p>-0.4754716450576</text:p>
          </table:table-cell>
          <table:table-cell office:value-type="float" office:value="-0.4777537176107" calcext:value-type="float">
            <text:p>-0.4777537176107</text:p>
          </table:table-cell>
          <table:table-cell office:value-type="float" office:value="-0.4765622497246" calcext:value-type="float">
            <text:p>-0.4765622497246</text:p>
          </table:table-cell>
          <table:table-cell office:value-type="float" office:value="-0.4642923026133" calcext:value-type="float">
            <text:p>-0.4642923026133</text:p>
          </table:table-cell>
          <table:table-cell office:value-type="float" office:value="-0.4765622644731" calcext:value-type="float">
            <text:p>-0.4765622644731</text:p>
          </table:table-cell>
          <table:table-cell office:value-type="float" office:value="-0.4777537076685" calcext:value-type="float">
            <text:p>-0.4777537076685</text:p>
          </table:table-cell>
          <table:table-cell office:value-type="float" office:value="-0.4722072825725" calcext:value-type="float">
            <text:p>-0.4722072825725</text:p>
          </table:table-cell>
          <table:table-cell office:value-type="float" office:value="-0.4734551413565" calcext:value-type="float">
            <text:p>-0.4734551413565</text:p>
          </table:table-cell>
          <table:table-cell office:value-type="float" office:value="-0.4745325984772" calcext:value-type="float">
            <text:p>-0.4745325984772</text:p>
          </table:table-cell>
          <table:table-cell office:value-type="float" office:value="-0.463695356169" calcext:value-type="float">
            <text:p>-0.463695356169</text:p>
          </table:table-cell>
          <table:table-cell office:value-type="float" office:value="-0.4704238292021" calcext:value-type="float">
            <text:p>-0.4704238292021</text:p>
          </table:table-cell>
          <table:table-cell office:value-type="float" office:value="-0.4818565370093" calcext:value-type="float">
            <text:p>-0.4818565370093</text:p>
          </table:table-cell>
          <table:table-cell office:value-type="float" office:value="-0.4823521710677" calcext:value-type="float">
            <text:p>-0.4823521710677</text:p>
          </table:table-cell>
          <table:table-cell office:value-type="float" office:value="-0.4643563324026" calcext:value-type="float">
            <text:p>-0.4643563324026</text:p>
          </table:table-cell>
          <table:table-cell office:value-type="float" office:value="-0.4744443263321" calcext:value-type="float">
            <text:p>-0.4744443263321</text:p>
          </table:table-cell>
        </table:table-row>
        <table:table-row table:style-name="ro1">
          <table:table-cell office:value-type="float" office:value="-0.4749920109498" calcext:value-type="float">
            <text:p>-0.4749920109498</text:p>
          </table:table-cell>
          <table:table-cell office:value-type="float" office:value="-0.4774783526057" calcext:value-type="float">
            <text:p>-0.4774783526057</text:p>
          </table:table-cell>
          <table:table-cell office:value-type="float" office:value="-0.4640106356889" calcext:value-type="float">
            <text:p>-0.4640106356889</text:p>
          </table:table-cell>
          <table:table-cell office:value-type="float" office:value="-0.4774783330124" calcext:value-type="float">
            <text:p>-0.4774783330124</text:p>
          </table:table-cell>
          <table:table-cell office:value-type="float" office:value="-0.4749919935141" calcext:value-type="float">
            <text:p>-0.4749919935141</text:p>
          </table:table-cell>
          <table:table-cell office:value-type="float" office:value="-0.4703963679992" calcext:value-type="float">
            <text:p>-0.4703963679992</text:p>
          </table:table-cell>
          <table:table-cell office:value-type="float" office:value="-0.4745832152786" calcext:value-type="float">
            <text:p>-0.4745832152786</text:p>
          </table:table-cell>
          <table:table-cell office:value-type="float" office:value="-0.472895375208" calcext:value-type="float">
            <text:p>-0.472895375208</text:p>
          </table:table-cell>
          <table:table-cell office:value-type="float" office:value="-0.4642652283288" calcext:value-type="float">
            <text:p>-0.4642652283288</text:p>
          </table:table-cell>
          <table:table-cell office:value-type="float" office:value="-0.4728953551355" calcext:value-type="float">
            <text:p>-0.4728953551355</text:p>
          </table:table-cell>
          <table:table-cell office:value-type="float" office:value="-0.4745832198797" calcext:value-type="float">
            <text:p>-0.4745832198797</text:p>
          </table:table-cell>
          <table:table-cell office:value-type="float" office:value="-0.4692759378513" calcext:value-type="float">
            <text:p>-0.4692759378513</text:p>
          </table:table-cell>
          <table:table-cell office:value-type="float" office:value="-0.4718377932177" calcext:value-type="float">
            <text:p>-0.4718377932177</text:p>
          </table:table-cell>
          <table:table-cell office:value-type="float" office:value="-0.4734290579206" calcext:value-type="float">
            <text:p>-0.4734290579206</text:p>
          </table:table-cell>
          <table:table-cell office:value-type="float" office:value="-0.4636553889188" calcext:value-type="float">
            <text:p>-0.4636553889188</text:p>
          </table:table-cell>
          <table:table-cell office:value-type="float" office:value="-0.4628178482579" calcext:value-type="float">
            <text:p>-0.4628178482579</text:p>
          </table:table-cell>
          <table:table-cell office:value-type="float" office:value="-0.4781352243286" calcext:value-type="float">
            <text:p>-0.4781352243286</text:p>
          </table:table-cell>
          <table:table-cell office:value-type="float" office:value="-0.477433350303" calcext:value-type="float">
            <text:p>-0.477433350303</text:p>
          </table:table-cell>
          <table:table-cell office:value-type="float" office:value="-0.4624631217605" calcext:value-type="float">
            <text:p>-0.4624631217605</text:p>
          </table:table-cell>
          <table:table-cell office:value-type="float" office:value="-0.4675772442751" calcext:value-type="float">
            <text:p>-0.4675772442751</text:p>
          </table:table-cell>
        </table:table-row>
        <table:table-row table:style-name="ro1">
          <table:table-cell office:value-type="float" office:value="-0.4734678130792" calcext:value-type="float">
            <text:p>-0.4734678130792</text:p>
          </table:table-cell>
          <table:table-cell office:value-type="float" office:value="-0.4756299551017" calcext:value-type="float">
            <text:p>-0.4756299551017</text:p>
          </table:table-cell>
          <table:table-cell office:value-type="float" office:value="-0.4639119003753" calcext:value-type="float">
            <text:p>-0.4639119003753</text:p>
          </table:table-cell>
          <table:table-cell office:value-type="float" office:value="-0.4756299641764" calcext:value-type="float">
            <text:p>-0.4756299641764</text:p>
          </table:table-cell>
          <table:table-cell office:value-type="float" office:value="-0.473467831338" calcext:value-type="float">
            <text:p>-0.473467831338</text:p>
          </table:table-cell>
          <table:table-cell office:value-type="float" office:value="-0.470364210799" calcext:value-type="float">
            <text:p>-0.470364210799</text:p>
          </table:table-cell>
          <table:table-cell office:value-type="float" office:value="-0.4698590871376" calcext:value-type="float">
            <text:p>-0.4698590871376</text:p>
          </table:table-cell>
          <table:table-cell office:value-type="float" office:value="-0.4727363998194" calcext:value-type="float">
            <text:p>-0.4727363998194</text:p>
          </table:table-cell>
          <table:table-cell office:value-type="float" office:value="-0.4633372734654" calcext:value-type="float">
            <text:p>-0.4633372734654</text:p>
          </table:table-cell>
          <table:table-cell office:value-type="float" office:value="-0.4727364006544" calcext:value-type="float">
            <text:p>-0.4727364006544</text:p>
          </table:table-cell>
          <table:table-cell office:value-type="float" office:value="-0.4698590916086" calcext:value-type="float">
            <text:p>-0.4698590916086</text:p>
          </table:table-cell>
          <table:table-cell office:value-type="float" office:value="-0.4692412768533" calcext:value-type="float">
            <text:p>-0.4692412768533</text:p>
          </table:table-cell>
          <table:table-cell office:value-type="float" office:value="-0.4681871615847" calcext:value-type="float">
            <text:p>-0.4681871615847</text:p>
          </table:table-cell>
          <table:table-cell office:value-type="float" office:value="-0.4729835846011" calcext:value-type="float">
            <text:p>-0.4729835846011</text:p>
          </table:table-cell>
          <table:table-cell office:value-type="float" office:value="-0.4629809650031" calcext:value-type="float">
            <text:p>-0.4629809650031</text:p>
          </table:table-cell>
          <table:table-cell office:value-type="float" office:value="-0.4628117188652" calcext:value-type="float">
            <text:p>-0.4628117188652</text:p>
          </table:table-cell>
          <table:table-cell office:value-type="float" office:value="-0.4781095596152" calcext:value-type="float">
            <text:p>-0.4781095596152</text:p>
          </table:table-cell>
          <table:table-cell office:value-type="float" office:value="-0.4774224250989" calcext:value-type="float">
            <text:p>-0.4774224250989</text:p>
          </table:table-cell>
          <table:table-cell office:value-type="float" office:value="-0.4624587024013" calcext:value-type="float">
            <text:p>-0.4624587024013</text:p>
          </table:table-cell>
          <table:table-cell office:value-type="float" office:value="-0.4675378780257" calcext:value-type="float">
            <text:p>-0.4675378780257</text:p>
          </table:table-cell>
        </table:table-row>
        <table:table-row table:style-name="ro1">
          <table:table-cell office:value-type="float" office:value="-0.4648338343025" calcext:value-type="float">
            <text:p>-0.4648338343025</text:p>
          </table:table-cell>
          <table:table-cell office:value-type="float" office:value="-0.4498191355862" calcext:value-type="float">
            <text:p>-0.4498191355862</text:p>
          </table:table-cell>
          <table:table-cell office:value-type="float" office:value="-0.4624005451849" calcext:value-type="float">
            <text:p>-0.4624005451849</text:p>
          </table:table-cell>
          <table:table-cell office:value-type="float" office:value="-0.4498191519246" calcext:value-type="float">
            <text:p>-0.4498191519246</text:p>
          </table:table-cell>
          <table:table-cell office:value-type="float" office:value="-0.4648338214737" calcext:value-type="float">
            <text:p>-0.4648338214737</text:p>
          </table:table-cell>
          <table:table-cell office:value-type="float" office:value="-0.4648378848281" calcext:value-type="float">
            <text:p>-0.4648378848281</text:p>
          </table:table-cell>
          <table:table-cell office:value-type="float" office:value="-0.4638985192276" calcext:value-type="float">
            <text:p>-0.4638985192276</text:p>
          </table:table-cell>
          <table:table-cell office:value-type="float" office:value="-0.4646252282709" calcext:value-type="float">
            <text:p>-0.4646252282709</text:p>
          </table:table-cell>
          <table:table-cell office:value-type="float" office:value="-0.4632614430113" calcext:value-type="float">
            <text:p>-0.4632614430113</text:p>
          </table:table-cell>
          <table:table-cell office:value-type="float" office:value="-0.4646252571929" calcext:value-type="float">
            <text:p>-0.4646252571929</text:p>
          </table:table-cell>
          <table:table-cell office:value-type="float" office:value="-0.4638985397577" calcext:value-type="float">
            <text:p>-0.4638985397577</text:p>
          </table:table-cell>
          <table:table-cell office:value-type="float" office:value="-0.4642616557615" calcext:value-type="float">
            <text:p>-0.4642616557615</text:p>
          </table:table-cell>
          <table:table-cell office:value-type="float" office:value="-0.4627437771961" calcext:value-type="float">
            <text:p>-0.4627437771961</text:p>
          </table:table-cell>
          <table:table-cell office:value-type="float" office:value="-0.4712882588228" calcext:value-type="float">
            <text:p>-0.4712882588228</text:p>
          </table:table-cell>
          <table:table-cell office:value-type="float" office:value="-0.4628961512507" calcext:value-type="float">
            <text:p>-0.4628961512507</text:p>
          </table:table-cell>
          <table:table-cell office:value-type="float" office:value="-0.4540041260748" calcext:value-type="float">
            <text:p>-0.4540041260748</text:p>
          </table:table-cell>
          <table:table-cell office:value-type="float" office:value="-0.4589948570092" calcext:value-type="float">
            <text:p>-0.4589948570092</text:p>
          </table:table-cell>
          <table:table-cell office:value-type="float" office:value="-0.4458957054062" calcext:value-type="float">
            <text:p>-0.4458957054062</text:p>
          </table:table-cell>
          <table:table-cell office:value-type="float" office:value="-0.4459849682929" calcext:value-type="float">
            <text:p>-0.4459849682929</text:p>
          </table:table-cell>
          <table:table-cell office:value-type="float" office:value="-0.4616051987709" calcext:value-type="float">
            <text:p>-0.4616051987709</text:p>
          </table:table-cell>
        </table:table-row>
        <table:table-row table:style-name="ro1">
          <table:table-cell office:value-type="float" office:value="-0.4646937144432" calcext:value-type="float">
            <text:p>-0.4646937144432</text:p>
          </table:table-cell>
          <table:table-cell office:value-type="float" office:value="-0.4470609355238" calcext:value-type="float">
            <text:p>-0.4470609355238</text:p>
          </table:table-cell>
          <table:table-cell office:value-type="float" office:value="-0.4621339364251" calcext:value-type="float">
            <text:p>-0.4621339364251</text:p>
          </table:table-cell>
          <table:table-cell office:value-type="float" office:value="-0.4470609585376" calcext:value-type="float">
            <text:p>-0.4470609585376</text:p>
          </table:table-cell>
          <table:table-cell office:value-type="float" office:value="-0.4646937118908" calcext:value-type="float">
            <text:p>-0.4646937118908</text:p>
          </table:table-cell>
          <table:table-cell office:value-type="float" office:value="-0.4648272737446" calcext:value-type="float">
            <text:p>-0.4648272737446</text:p>
          </table:table-cell>
          <table:table-cell office:value-type="float" office:value="-0.4635548663004" calcext:value-type="float">
            <text:p>-0.4635548663004</text:p>
          </table:table-cell>
          <table:table-cell office:value-type="float" office:value="-0.458697232716" calcext:value-type="float">
            <text:p>-0.458697232716</text:p>
          </table:table-cell>
          <table:table-cell office:value-type="float" office:value="-0.4620350039618" calcext:value-type="float">
            <text:p>-0.4620350039618</text:p>
          </table:table-cell>
          <table:table-cell office:value-type="float" office:value="-0.4586972538848" calcext:value-type="float">
            <text:p>-0.4586972538848</text:p>
          </table:table-cell>
          <table:table-cell office:value-type="float" office:value="-0.4635548600179" calcext:value-type="float">
            <text:p>-0.4635548600179</text:p>
          </table:table-cell>
          <table:table-cell office:value-type="float" office:value="-0.4642355437359" calcext:value-type="float">
            <text:p>-0.4642355437359</text:p>
          </table:table-cell>
          <table:table-cell office:value-type="float" office:value="-0.4624312193497" calcext:value-type="float">
            <text:p>-0.4624312193497</text:p>
          </table:table-cell>
          <table:table-cell office:value-type="float" office:value="-0.4637572705149" calcext:value-type="float">
            <text:p>-0.4637572705149</text:p>
          </table:table-cell>
          <table:table-cell office:value-type="float" office:value="-0.4619866511471" calcext:value-type="float">
            <text:p>-0.4619866511471</text:p>
          </table:table-cell>
          <table:table-cell office:value-type="float" office:value="-0.4539685477717" calcext:value-type="float">
            <text:p>-0.4539685477717</text:p>
          </table:table-cell>
          <table:table-cell office:value-type="float" office:value="-0.4589706889994" calcext:value-type="float">
            <text:p>-0.4589706889994</text:p>
          </table:table-cell>
          <table:table-cell office:value-type="float" office:value="-0.445884209602" calcext:value-type="float">
            <text:p>-0.445884209602</text:p>
          </table:table-cell>
          <table:table-cell office:value-type="float" office:value="-0.4459764142422" calcext:value-type="float">
            <text:p>-0.4459764142422</text:p>
          </table:table-cell>
          <table:table-cell office:value-type="float" office:value="-0.4615702381739" calcext:value-type="float">
            <text:p>-0.4615702381739</text:p>
          </table:table-cell>
        </table:table-row>
        <table:table-row table:style-name="ro1">
          <table:table-cell office:value-type="float" office:value="-0.4568472283093" calcext:value-type="float">
            <text:p>-0.4568472283093</text:p>
          </table:table-cell>
          <table:table-cell office:value-type="float" office:value="-0.4432363882462" calcext:value-type="float">
            <text:p>-0.4432363882462</text:p>
          </table:table-cell>
          <table:table-cell office:value-type="float" office:value="-0.4514618522066" calcext:value-type="float">
            <text:p>-0.4514618522066</text:p>
          </table:table-cell>
          <table:table-cell office:value-type="float" office:value="-0.4432363929962" calcext:value-type="float">
            <text:p>-0.4432363929962</text:p>
          </table:table-cell>
          <table:table-cell office:value-type="float" office:value="-0.4568472472846" calcext:value-type="float">
            <text:p>-0.4568472472846</text:p>
          </table:table-cell>
          <table:table-cell office:value-type="float" office:value="-0.4528552578585" calcext:value-type="float">
            <text:p>-0.4528552578585</text:p>
          </table:table-cell>
          <table:table-cell office:value-type="float" office:value="-0.4525499398963" calcext:value-type="float">
            <text:p>-0.4525499398963</text:p>
          </table:table-cell>
          <table:table-cell office:value-type="float" office:value="-0.4470709632477" calcext:value-type="float">
            <text:p>-0.4470709632477</text:p>
          </table:table-cell>
          <table:table-cell office:value-type="float" office:value="-0.4619916995318" calcext:value-type="float">
            <text:p>-0.4619916995318</text:p>
          </table:table-cell>
          <table:table-cell office:value-type="float" office:value="-0.447070989404" calcext:value-type="float">
            <text:p>-0.447070989404</text:p>
          </table:table-cell>
          <table:table-cell office:value-type="float" office:value="-0.4525499635155" calcext:value-type="float">
            <text:p>-0.4525499635155</text:p>
          </table:table-cell>
          <table:table-cell office:value-type="float" office:value="-0.4511383418772" calcext:value-type="float">
            <text:p>-0.4511383418772</text:p>
          </table:table-cell>
          <table:table-cell office:value-type="float" office:value="-0.4553427824158" calcext:value-type="float">
            <text:p>-0.4553427824158</text:p>
          </table:table-cell>
          <table:table-cell office:value-type="float" office:value="-0.4524273149384" calcext:value-type="float">
            <text:p>-0.4524273149384</text:p>
          </table:table-cell>
          <table:table-cell office:value-type="float" office:value="-0.4619493267688" calcext:value-type="float">
            <text:p>-0.4619493267688</text:p>
          </table:table-cell>
          <table:table-cell office:value-type="float" office:value="-0.4444876593014" calcext:value-type="float">
            <text:p>-0.4444876593014</text:p>
          </table:table-cell>
          <table:table-cell office:value-type="float" office:value="-0.4495477958874" calcext:value-type="float">
            <text:p>-0.4495477958874</text:p>
          </table:table-cell>
          <table:table-cell office:value-type="float" office:value="-0.4363725686329" calcext:value-type="float">
            <text:p>-0.4363725686329</text:p>
          </table:table-cell>
          <table:table-cell office:value-type="float" office:value="-0.4393997796274" calcext:value-type="float">
            <text:p>-0.4393997796274</text:p>
          </table:table-cell>
          <table:table-cell office:value-type="float" office:value="-0.450595453883" calcext:value-type="float">
            <text:p>-0.450595453883</text:p>
          </table:table-cell>
        </table:table-row>
        <table:table-row table:style-name="ro1">
          <table:table-cell office:value-type="float" office:value="-0.4483951521584" calcext:value-type="float">
            <text:p>-0.4483951521584</text:p>
          </table:table-cell>
          <table:table-cell office:value-type="float" office:value="-0.4387141052687" calcext:value-type="float">
            <text:p>-0.4387141052687</text:p>
          </table:table-cell>
          <table:table-cell office:value-type="float" office:value="-0.4458405031808" calcext:value-type="float">
            <text:p>-0.4458405031808</text:p>
          </table:table-cell>
          <table:table-cell office:value-type="float" office:value="-0.4387140997632" calcext:value-type="float">
            <text:p>-0.4387140997632</text:p>
          </table:table-cell>
          <table:table-cell office:value-type="float" office:value="-0.448395179118" calcext:value-type="float">
            <text:p>-0.448395179118</text:p>
          </table:table-cell>
          <table:table-cell office:value-type="float" office:value="-0.452835408696" calcext:value-type="float">
            <text:p>-0.452835408696</text:p>
          </table:table-cell>
          <table:table-cell office:value-type="float" office:value="-0.4523276979406" calcext:value-type="float">
            <text:p>-0.4523276979406</text:p>
          </table:table-cell>
          <table:table-cell office:value-type="float" office:value="-0.4423589846686" calcext:value-type="float">
            <text:p>-0.4423589846686</text:p>
          </table:table-cell>
          <table:table-cell office:value-type="float" office:value="-0.4455211706504" calcext:value-type="float">
            <text:p>-0.4455211706504</text:p>
          </table:table-cell>
          <table:table-cell office:value-type="float" office:value="-0.4423589899821" calcext:value-type="float">
            <text:p>-0.4423589899821</text:p>
          </table:table-cell>
          <table:table-cell office:value-type="float" office:value="-0.4523276823835" calcext:value-type="float">
            <text:p>-0.4523276823835</text:p>
          </table:table-cell>
          <table:table-cell office:value-type="float" office:value="-0.4510978068047" calcext:value-type="float">
            <text:p>-0.4510978068047</text:p>
          </table:table-cell>
          <table:table-cell office:value-type="float" office:value="-0.4523756997747" calcext:value-type="float">
            <text:p>-0.4523756997747</text:p>
          </table:table-cell>
          <table:table-cell office:value-type="float" office:value="-0.4413304314016" calcext:value-type="float">
            <text:p>-0.4413304314016</text:p>
          </table:table-cell>
          <table:table-cell office:value-type="float" office:value="-0.4453484503212" calcext:value-type="float">
            <text:p>-0.4453484503212</text:p>
          </table:table-cell>
          <table:table-cell office:value-type="float" office:value="-0.4444856189419" calcext:value-type="float">
            <text:p>-0.4444856189419</text:p>
          </table:table-cell>
          <table:table-cell office:value-type="float" office:value="-0.449522045433" calcext:value-type="float">
            <text:p>-0.449522045433</text:p>
          </table:table-cell>
          <table:table-cell office:value-type="float" office:value="-0.4363502146458" calcext:value-type="float">
            <text:p>-0.4363502146458</text:p>
          </table:table-cell>
          <table:table-cell office:value-type="float" office:value="-0.4393461262144" calcext:value-type="float">
            <text:p>-0.4393461262144</text:p>
          </table:table-cell>
          <table:table-cell office:value-type="float" office:value="-0.4505784004305" calcext:value-type="float">
            <text:p>-0.4505784004305</text:p>
          </table:table-cell>
        </table:table-row>
        <table:table-row table:style-name="ro1">
          <table:table-cell office:value-type="float" office:value="-0.4431538360779" calcext:value-type="float">
            <text:p>-0.4431538360779</text:p>
          </table:table-cell>
          <table:table-cell office:value-type="float" office:value="-0.4286043920333" calcext:value-type="float">
            <text:p>-0.4286043920333</text:p>
          </table:table-cell>
          <table:table-cell office:value-type="float" office:value="-0.4458324585004" calcext:value-type="float">
            <text:p>-0.4458324585004</text:p>
          </table:table-cell>
          <table:table-cell office:value-type="float" office:value="-0.4286044008932" calcext:value-type="float">
            <text:p>-0.4286044008932</text:p>
          </table:table-cell>
          <table:table-cell office:value-type="float" office:value="-0.4431538169067" calcext:value-type="float">
            <text:p>-0.4431538169067</text:p>
          </table:table-cell>
          <table:table-cell office:value-type="float" office:value="-0.4415343327275" calcext:value-type="float">
            <text:p>-0.4415343327275</text:p>
          </table:table-cell>
          <table:table-cell office:value-type="float" office:value="-0.4484150501487" calcext:value-type="float">
            <text:p>-0.4484150501487</text:p>
          </table:table-cell>
          <table:table-cell office:value-type="float" office:value="-0.4411357555711" calcext:value-type="float">
            <text:p>-0.4411357555711</text:p>
          </table:table-cell>
          <table:table-cell office:value-type="float" office:value="-0.4455140892087" calcext:value-type="float">
            <text:p>-0.4455140892087</text:p>
          </table:table-cell>
          <table:table-cell office:value-type="float" office:value="-0.4411357500584" calcext:value-type="float">
            <text:p>-0.4411357500584</text:p>
          </table:table-cell>
          <table:table-cell office:value-type="float" office:value="-0.4484150387037" calcext:value-type="float">
            <text:p>-0.4484150387037</text:p>
          </table:table-cell>
          <table:table-cell office:value-type="float" office:value="-0.4404136329521" calcext:value-type="float">
            <text:p>-0.4404136329521</text:p>
          </table:table-cell>
          <table:table-cell office:value-type="float" office:value="-0.4519085521102" calcext:value-type="float">
            <text:p>-0.4519085521102</text:p>
          </table:table-cell>
          <table:table-cell office:value-type="float" office:value="-0.4412850394859" calcext:value-type="float">
            <text:p>-0.4412850394859</text:p>
          </table:table-cell>
          <table:table-cell office:value-type="float" office:value="-0.4453419166176" calcext:value-type="float">
            <text:p>-0.4453419166176</text:p>
          </table:table-cell>
          <table:table-cell office:value-type="float" office:value="-0.441514044824" calcext:value-type="float">
            <text:p>-0.441514044824</text:p>
          </table:table-cell>
          <table:table-cell office:value-type="float" office:value="-0.4453559345139" calcext:value-type="float">
            <text:p>-0.4453559345139</text:p>
          </table:table-cell>
          <table:table-cell office:value-type="float" office:value="-0.4256506076589" calcext:value-type="float">
            <text:p>-0.4256506076589</text:p>
          </table:table-cell>
          <table:table-cell office:value-type="float" office:value="-0.4373452122379" calcext:value-type="float">
            <text:p>-0.4373452122379</text:p>
          </table:table-cell>
          <table:table-cell office:value-type="float" office:value="-0.4460935334506" calcext:value-type="float">
            <text:p>-0.4460935334506</text:p>
          </table:table-cell>
        </table:table-row>
        <table:table-row table:style-name="ro1">
          <table:table-cell office:value-type="float" office:value="-0.4410460314281" calcext:value-type="float">
            <text:p>-0.4410460314281</text:p>
          </table:table-cell>
          <table:table-cell office:value-type="float" office:value="-0.4256228326745" calcext:value-type="float">
            <text:p>-0.4256228326745</text:p>
          </table:table-cell>
          <table:table-cell office:value-type="float" office:value="-0.4354765476463" calcext:value-type="float">
            <text:p>-0.4354765476463</text:p>
          </table:table-cell>
          <table:table-cell office:value-type="float" office:value="-0.4256228553922" calcext:value-type="float">
            <text:p>-0.4256228553922</text:p>
          </table:table-cell>
          <table:table-cell office:value-type="float" office:value="-0.4410460613472" calcext:value-type="float">
            <text:p>-0.4410460613472</text:p>
          </table:table-cell>
          <table:table-cell office:value-type="float" office:value="-0.4415041368371" calcext:value-type="float">
            <text:p>-0.4415041368371</text:p>
          </table:table-cell>
          <table:table-cell office:value-type="float" office:value="-0.4426301187043" calcext:value-type="float">
            <text:p>-0.4426301187043</text:p>
          </table:table-cell>
          <table:table-cell office:value-type="float" office:value="-0.4321873318044" calcext:value-type="float">
            <text:p>-0.4321873318044</text:p>
          </table:table-cell>
          <table:table-cell office:value-type="float" office:value="-0.4440650699504" calcext:value-type="float">
            <text:p>-0.4440650699504</text:p>
          </table:table-cell>
          <table:table-cell office:value-type="float" office:value="-0.4321873193103" calcext:value-type="float">
            <text:p>-0.4321873193103</text:p>
          </table:table-cell>
          <table:table-cell office:value-type="float" office:value="-0.4426301449978" calcext:value-type="float">
            <text:p>-0.4426301449978</text:p>
          </table:table-cell>
          <table:table-cell office:value-type="float" office:value="-0.4403833102432" calcext:value-type="float">
            <text:p>-0.4403833102432</text:p>
          </table:table-cell>
          <table:table-cell office:value-type="float" office:value="-0.4449071568012" calcext:value-type="float">
            <text:p>-0.4449071568012</text:p>
          </table:table-cell>
          <table:table-cell office:value-type="float" office:value="-0.4389412096878" calcext:value-type="float">
            <text:p>-0.4389412096878</text:p>
          </table:table-cell>
          <table:table-cell office:value-type="float" office:value="-0.4423884137031" calcext:value-type="float">
            <text:p>-0.4423884137031</text:p>
          </table:table-cell>
          <table:table-cell office:value-type="float" office:value="-0.4415037135456" calcext:value-type="float">
            <text:p>-0.4415037135456</text:p>
          </table:table-cell>
          <table:table-cell office:value-type="float" office:value="-0.4453456914488" calcext:value-type="float">
            <text:p>-0.4453456914488</text:p>
          </table:table-cell>
          <table:table-cell office:value-type="float" office:value="-0.4256342457259" calcext:value-type="float">
            <text:p>-0.4256342457259</text:p>
          </table:table-cell>
          <table:table-cell office:value-type="float" office:value="-0.4373103792129" calcext:value-type="float">
            <text:p>-0.4373103792129</text:p>
          </table:table-cell>
          <table:table-cell office:value-type="float" office:value="-0.4460789212121" calcext:value-type="float">
            <text:p>-0.4460789212121</text:p>
          </table:table-cell>
        </table:table-row>
        <table:table-row table:style-name="ro1">
          <table:table-cell office:value-type="float" office:value="-0.4361835226891" calcext:value-type="float">
            <text:p>-0.4361835226891</text:p>
          </table:table-cell>
          <table:table-cell office:value-type="float" office:value="-0.4249368610007" calcext:value-type="float">
            <text:p>-0.4249368610007</text:p>
          </table:table-cell>
          <table:table-cell office:value-type="float" office:value="-0.4287131025285" calcext:value-type="float">
            <text:p>-0.4287131025285</text:p>
          </table:table-cell>
          <table:table-cell office:value-type="float" office:value="-0.4249368499708" calcext:value-type="float">
            <text:p>-0.4249368499708</text:p>
          </table:table-cell>
          <table:table-cell office:value-type="float" office:value="-0.4361835223892" calcext:value-type="float">
            <text:p>-0.4361835223892</text:p>
          </table:table-cell>
          <table:table-cell office:value-type="float" office:value="-0.432783637842" calcext:value-type="float">
            <text:p>-0.432783637842</text:p>
          </table:table-cell>
          <table:table-cell office:value-type="float" office:value="-0.4366671104775" calcext:value-type="float">
            <text:p>-0.4366671104775</text:p>
          </table:table-cell>
          <table:table-cell office:value-type="float" office:value="-0.4277613807431" calcext:value-type="float">
            <text:p>-0.4277613807431</text:p>
          </table:table-cell>
          <table:table-cell office:value-type="float" office:value="-0.4290335715286" calcext:value-type="float">
            <text:p>-0.4290335715286</text:p>
          </table:table-cell>
          <table:table-cell office:value-type="float" office:value="-0.4277613871223" calcext:value-type="float">
            <text:p>-0.4277613871223</text:p>
          </table:table-cell>
          <table:table-cell office:value-type="float" office:value="-0.4366671285344" calcext:value-type="float">
            <text:p>-0.4366671285344</text:p>
          </table:table-cell>
          <table:table-cell office:value-type="float" office:value="-0.4277215414717" calcext:value-type="float">
            <text:p>-0.4277215414717</text:p>
          </table:table-cell>
          <table:table-cell office:value-type="float" office:value="-0.4437999832331" calcext:value-type="float">
            <text:p>-0.4437999832331</text:p>
          </table:table-cell>
          <table:table-cell office:value-type="float" office:value="-0.4276071994036" calcext:value-type="float">
            <text:p>-0.4276071994036</text:p>
          </table:table-cell>
          <table:table-cell office:value-type="float" office:value="-0.4321879980857" calcext:value-type="float">
            <text:p>-0.4321879980857</text:p>
          </table:table-cell>
          <table:table-cell office:value-type="float" office:value="-0.4381401102242" calcext:value-type="float">
            <text:p>-0.4381401102242</text:p>
          </table:table-cell>
          <table:table-cell office:value-type="float" office:value="-0.4365320410988" calcext:value-type="float">
            <text:p>-0.4365320410988</text:p>
          </table:table-cell>
          <table:table-cell office:value-type="float" office:value="-0.4140074573947" calcext:value-type="float">
            <text:p>-0.4140074573947</text:p>
          </table:table-cell>
          <table:table-cell office:value-type="float" office:value="-0.430365779969" calcext:value-type="float">
            <text:p>-0.430365779969</text:p>
          </table:table-cell>
          <table:table-cell office:value-type="float" office:value="-0.4394573706341" calcext:value-type="float">
            <text:p>-0.4394573706341</text:p>
          </table:table-cell>
        </table:table-row>
        <table:table-row table:style-name="ro1">
          <table:table-cell office:value-type="float" office:value="-0.4351031282742" calcext:value-type="float">
            <text:p>-0.4351031282742</text:p>
          </table:table-cell>
          <table:table-cell office:value-type="float" office:value="-0.4171615781271" calcext:value-type="float">
            <text:p>-0.4171615781271</text:p>
          </table:table-cell>
          <table:table-cell office:value-type="float" office:value="-0.4273166053006" calcext:value-type="float">
            <text:p>-0.4273166053006</text:p>
          </table:table-cell>
          <table:table-cell office:value-type="float" office:value="-0.4171615927835" calcext:value-type="float">
            <text:p>-0.4171615927835</text:p>
          </table:table-cell>
          <table:table-cell office:value-type="float" office:value="-0.4351031353855" calcext:value-type="float">
            <text:p>-0.4351031353855</text:p>
          </table:table-cell>
          <table:table-cell office:value-type="float" office:value="-0.4327827996499" calcext:value-type="float">
            <text:p>-0.4327827996499</text:p>
          </table:table-cell>
          <table:table-cell office:value-type="float" office:value="-0.4365705514333" calcext:value-type="float">
            <text:p>-0.4365705514333</text:p>
          </table:table-cell>
          <table:table-cell office:value-type="float" office:value="-0.426586272102" calcext:value-type="float">
            <text:p>-0.426586272102</text:p>
          </table:table-cell>
          <table:table-cell office:value-type="float" office:value="-0.4268881602145" calcext:value-type="float">
            <text:p>-0.4268881602145</text:p>
          </table:table-cell>
          <table:table-cell office:value-type="float" office:value="-0.4265862706325" calcext:value-type="float">
            <text:p>-0.4265862706325</text:p>
          </table:table-cell>
          <table:table-cell office:value-type="float" office:value="-0.4365705393004" calcext:value-type="float">
            <text:p>-0.4365705393004</text:p>
          </table:table-cell>
          <table:table-cell office:value-type="float" office:value="-0.4277210640348" calcext:value-type="float">
            <text:p>-0.4277210640348</text:p>
          </table:table-cell>
          <table:table-cell office:value-type="float" office:value="-0.4400545416897" calcext:value-type="float">
            <text:p>-0.4400545416897</text:p>
          </table:table-cell>
          <table:table-cell office:value-type="float" office:value="-0.4244445942987" calcext:value-type="float">
            <text:p>-0.4244445942987</text:p>
          </table:table-cell>
          <table:table-cell office:value-type="float" office:value="-0.4291325065958" calcext:value-type="float">
            <text:p>-0.4291325065958</text:p>
          </table:table-cell>
          <table:table-cell office:value-type="float" office:value="-0.4381199322817" calcext:value-type="float">
            <text:p>-0.4381199322817</text:p>
          </table:table-cell>
          <table:table-cell office:value-type="float" office:value="-0.436513834483" calcext:value-type="float">
            <text:p>-0.436513834483</text:p>
          </table:table-cell>
          <table:table-cell office:value-type="float" office:value="-0.4140012417692" calcext:value-type="float">
            <text:p>-0.4140012417692</text:p>
          </table:table-cell>
          <table:table-cell office:value-type="float" office:value="-0.4303376222485" calcext:value-type="float">
            <text:p>-0.4303376222485</text:p>
          </table:table-cell>
          <table:table-cell office:value-type="float" office:value="-0.4394149787405" calcext:value-type="float">
            <text:p>-0.4394149787405</text:p>
          </table:table-cell>
        </table:table-row>
        <table:table-row table:style-name="ro1">
          <table:table-cell office:value-type="float" office:value="-0.4238545066235" calcext:value-type="float">
            <text:p>-0.4238545066235</text:p>
          </table:table-cell>
          <table:table-cell office:value-type="float" office:value="-0.4156794894822" calcext:value-type="float">
            <text:p>-0.4156794894822</text:p>
          </table:table-cell>
          <table:table-cell office:value-type="float" office:value="-0.4188733490934" calcext:value-type="float">
            <text:p>-0.4188733490934</text:p>
          </table:table-cell>
          <table:table-cell office:value-type="float" office:value="-0.4156794945814" calcext:value-type="float">
            <text:p>-0.4156794945814</text:p>
          </table:table-cell>
          <table:table-cell office:value-type="float" office:value="-0.4238545082747" calcext:value-type="float">
            <text:p>-0.4238545082747</text:p>
          </table:table-cell>
          <table:table-cell office:value-type="float" office:value="-0.4215593212004" calcext:value-type="float">
            <text:p>-0.4215593212004</text:p>
          </table:table-cell>
          <table:table-cell office:value-type="float" office:value="-0.4340787057357" calcext:value-type="float">
            <text:p>-0.4340787057357</text:p>
          </table:table-cell>
          <table:table-cell office:value-type="float" office:value="-0.4226382887924" calcext:value-type="float">
            <text:p>-0.4226382887924</text:p>
          </table:table-cell>
          <table:table-cell office:value-type="float" office:value="-0.4224495244452" calcext:value-type="float">
            <text:p>-0.4224495244452</text:p>
          </table:table-cell>
          <table:table-cell office:value-type="float" office:value="-0.4226382897226" calcext:value-type="float">
            <text:p>-0.4226382897226</text:p>
          </table:table-cell>
          <table:table-cell office:value-type="float" office:value="-0.4340787048978" calcext:value-type="float">
            <text:p>-0.4340787048978</text:p>
          </table:table-cell>
          <table:table-cell office:value-type="float" office:value="-0.4219120705415" calcext:value-type="float">
            <text:p>-0.4219120705415</text:p>
          </table:table-cell>
          <table:table-cell office:value-type="float" office:value="-0.4376461417868" calcext:value-type="float">
            <text:p>-0.4376461417868</text:p>
          </table:table-cell>
          <table:table-cell office:value-type="float" office:value="-0.4230294235936" calcext:value-type="float">
            <text:p>-0.4230294235936</text:p>
          </table:table-cell>
          <table:table-cell office:value-type="float" office:value="-0.4239318646895" calcext:value-type="float">
            <text:p>-0.4239318646895</text:p>
          </table:table-cell>
          <table:table-cell office:value-type="float" office:value="-0.4218765109743" calcext:value-type="float">
            <text:p>-0.4218765109743</text:p>
          </table:table-cell>
          <table:table-cell office:value-type="float" office:value="-0.4190285658667" calcext:value-type="float">
            <text:p>-0.4190285658667</text:p>
          </table:table-cell>
          <table:table-cell office:value-type="float" office:value="-0.4102315461392" calcext:value-type="float">
            <text:p>-0.4102315461392</text:p>
          </table:table-cell>
          <table:table-cell office:value-type="float" office:value="-0.4221449843909" calcext:value-type="float">
            <text:p>-0.4221449843909</text:p>
          </table:table-cell>
          <table:table-cell office:value-type="float" office:value="-0.4214046100972" calcext:value-type="float">
            <text:p>-0.4214046100972</text:p>
          </table:table-cell>
        </table:table-row>
        <table:table-row table:style-name="ro1">
          <table:table-cell office:value-type="float" office:value="-0.4192511238933" calcext:value-type="float">
            <text:p>-0.4192511238933</text:p>
          </table:table-cell>
          <table:table-cell office:value-type="float" office:value="-0.4143241736647" calcext:value-type="float">
            <text:p>-0.4143241736647</text:p>
          </table:table-cell>
          <table:table-cell office:value-type="float" office:value="-0.416722540227" calcext:value-type="float">
            <text:p>-0.416722540227</text:p>
          </table:table-cell>
          <table:table-cell office:value-type="float" office:value="-0.4143241738469" calcext:value-type="float">
            <text:p>-0.4143241738469</text:p>
          </table:table-cell>
          <table:table-cell office:value-type="float" office:value="-0.4192511197983" calcext:value-type="float">
            <text:p>-0.4192511197983</text:p>
          </table:table-cell>
          <table:table-cell office:value-type="float" office:value="-0.4215331333476" calcext:value-type="float">
            <text:p>-0.4215331333476</text:p>
          </table:table-cell>
          <table:table-cell office:value-type="float" office:value="-0.4282538252145" calcext:value-type="float">
            <text:p>-0.4282538252145</text:p>
          </table:table-cell>
          <table:table-cell office:value-type="float" office:value="-0.4121958635974" calcext:value-type="float">
            <text:p>-0.4121958635974</text:p>
          </table:table-cell>
          <table:table-cell office:value-type="float" office:value="-0.4173141284617" calcext:value-type="float">
            <text:p>-0.4173141284617</text:p>
          </table:table-cell>
          <table:table-cell office:value-type="float" office:value="-0.4121958799197" calcext:value-type="float">
            <text:p>-0.4121958799197</text:p>
          </table:table-cell>
          <table:table-cell office:value-type="float" office:value="-0.4282538298387" calcext:value-type="float">
            <text:p>-0.4282538298387</text:p>
          </table:table-cell>
          <table:table-cell office:value-type="float" office:value="-0.4218952001877" calcext:value-type="float">
            <text:p>-0.4218952001877</text:p>
          </table:table-cell>
          <table:table-cell office:value-type="float" office:value="-0.4316413238501" calcext:value-type="float">
            <text:p>-0.4316413238501</text:p>
          </table:table-cell>
          <table:table-cell office:value-type="float" office:value="-0.4177609863067" calcext:value-type="float">
            <text:p>-0.4177609863067</text:p>
          </table:table-cell>
          <table:table-cell office:value-type="float" office:value="-0.4201433219685" calcext:value-type="float">
            <text:p>-0.4201433219685</text:p>
          </table:table-cell>
          <table:table-cell office:value-type="float" office:value="-0.4218521082321" calcext:value-type="float">
            <text:p>-0.4218521082321</text:p>
          </table:table-cell>
          <table:table-cell office:value-type="float" office:value="-0.4190142153254" calcext:value-type="float">
            <text:p>-0.4190142153254</text:p>
          </table:table-cell>
          <table:table-cell office:value-type="float" office:value="-0.4102256020897" calcext:value-type="float">
            <text:p>-0.4102256020897</text:p>
          </table:table-cell>
          <table:table-cell office:value-type="float" office:value="-0.4221323948773" calcext:value-type="float">
            <text:p>-0.4221323948773</text:p>
          </table:table-cell>
          <table:table-cell office:value-type="float" office:value="-0.4213682808834" calcext:value-type="float">
            <text:p>-0.4213682808834</text:p>
          </table:table-cell>
        </table:table-row>
        <table:table-row table:style-name="ro1">
          <table:table-cell office:value-type="float" office:value="-0.4125503280816" calcext:value-type="float">
            <text:p>-0.4125503280816</text:p>
          </table:table-cell>
          <table:table-cell office:value-type="float" office:value="-0.4084508258165" calcext:value-type="float">
            <text:p>-0.4084508258165</text:p>
          </table:table-cell>
          <table:table-cell office:value-type="float" office:value="-0.4092092892731" calcext:value-type="float">
            <text:p>-0.4092092892731</text:p>
          </table:table-cell>
          <table:table-cell office:value-type="float" office:value="-0.4084508355052" calcext:value-type="float">
            <text:p>-0.4084508355052</text:p>
          </table:table-cell>
          <table:table-cell office:value-type="float" office:value="-0.4125503418157" calcext:value-type="float">
            <text:p>-0.4125503418157</text:p>
          </table:table-cell>
          <table:table-cell office:value-type="float" office:value="-0.4191742840293" calcext:value-type="float">
            <text:p>-0.4191742840293</text:p>
          </table:table-cell>
          <table:table-cell office:value-type="float" office:value="-0.4180955517349" calcext:value-type="float">
            <text:p>-0.4180955517349</text:p>
          </table:table-cell>
          <table:table-cell office:value-type="float" office:value="-0.4097153001645" calcext:value-type="float">
            <text:p>-0.4097153001645</text:p>
          </table:table-cell>
          <table:table-cell office:value-type="float" office:value="-0.4142221719574" calcext:value-type="float">
            <text:p>-0.4142221719574</text:p>
          </table:table-cell>
          <table:table-cell office:value-type="float" office:value="-0.409715304028" calcext:value-type="float">
            <text:p>-0.409715304028</text:p>
          </table:table-cell>
          <table:table-cell office:value-type="float" office:value="-0.418095552044" calcext:value-type="float">
            <text:p>-0.418095552044</text:p>
          </table:table-cell>
          <table:table-cell office:value-type="float" office:value="-0.4179138221628" calcext:value-type="float">
            <text:p>-0.4179138221628</text:p>
          </table:table-cell>
          <table:table-cell office:value-type="float" office:value="-0.4222792197563" calcext:value-type="float">
            <text:p>-0.4222792197563</text:p>
          </table:table-cell>
          <table:table-cell office:value-type="float" office:value="-0.4151286800921" calcext:value-type="float">
            <text:p>-0.4151286800921</text:p>
          </table:table-cell>
          <table:table-cell office:value-type="float" office:value="-0.4174885455361" calcext:value-type="float">
            <text:p>-0.4174885455361</text:p>
          </table:table-cell>
          <table:table-cell office:value-type="float" office:value="-0.4182218107629" calcext:value-type="float">
            <text:p>-0.4182218107629</text:p>
          </table:table-cell>
          <table:table-cell office:value-type="float" office:value="-0.4105691416143" calcext:value-type="float">
            <text:p>-0.4105691416143</text:p>
          </table:table-cell>
          <table:table-cell office:value-type="float" office:value="-0.4015041286879" calcext:value-type="float">
            <text:p>-0.4015041286879</text:p>
          </table:table-cell>
          <table:table-cell office:value-type="float" office:value="-0.4138689725727" calcext:value-type="float">
            <text:p>-0.4138689725727</text:p>
          </table:table-cell>
          <table:table-cell office:value-type="float" office:value="-0.4199568908858" calcext:value-type="float">
            <text:p>-0.4199568908858</text:p>
          </table:table-cell>
        </table:table-row>
        <table:table-row table:style-name="ro1">
          <table:table-cell office:value-type="float" office:value="-0.4072813803268" calcext:value-type="float">
            <text:p>-0.4072813803268</text:p>
          </table:table-cell>
          <table:table-cell office:value-type="float" office:value="-0.4070890706623" calcext:value-type="float">
            <text:p>-0.4070890706623</text:p>
          </table:table-cell>
          <table:table-cell office:value-type="float" office:value="-0.3996894554864" calcext:value-type="float">
            <text:p>-0.3996894554864</text:p>
          </table:table-cell>
          <table:table-cell office:value-type="float" office:value="-0.407089051166" calcext:value-type="float">
            <text:p>-0.407089051166</text:p>
          </table:table-cell>
          <table:table-cell office:value-type="float" office:value="-0.407281373295" calcext:value-type="float">
            <text:p>-0.407281373295</text:p>
          </table:table-cell>
          <table:table-cell office:value-type="float" office:value="-0.4191545074799" calcext:value-type="float">
            <text:p>-0.4191545074799</text:p>
          </table:table-cell>
          <table:table-cell office:value-type="float" office:value="-0.4131589053302" calcext:value-type="float">
            <text:p>-0.4131589053302</text:p>
          </table:table-cell>
          <table:table-cell office:value-type="float" office:value="-0.405498158536" calcext:value-type="float">
            <text:p>-0.405498158536</text:p>
          </table:table-cell>
          <table:table-cell office:value-type="float" office:value="-0.4134489807306" calcext:value-type="float">
            <text:p>-0.4134489807306</text:p>
          </table:table-cell>
          <table:table-cell office:value-type="float" office:value="-0.4054981745374" calcext:value-type="float">
            <text:p>-0.4054981745374</text:p>
          </table:table-cell>
          <table:table-cell office:value-type="float" office:value="-0.4131588997742" calcext:value-type="float">
            <text:p>-0.4131588997742</text:p>
          </table:table-cell>
          <table:table-cell office:value-type="float" office:value="-0.4178858422068" calcext:value-type="float">
            <text:p>-0.4178858422068</text:p>
          </table:table-cell>
          <table:table-cell office:value-type="float" office:value="-0.4170082059244" calcext:value-type="float">
            <text:p>-0.4170082059244</text:p>
          </table:table-cell>
          <table:table-cell office:value-type="float" office:value="-0.4108379185941" calcext:value-type="float">
            <text:p>-0.4108379185941</text:p>
          </table:table-cell>
          <table:table-cell office:value-type="float" office:value="-0.4154856379603" calcext:value-type="float">
            <text:p>-0.4154856379603</text:p>
          </table:table-cell>
          <table:table-cell office:value-type="float" office:value="-0.4181953672135" calcext:value-type="float">
            <text:p>-0.4181953672135</text:p>
          </table:table-cell>
          <table:table-cell office:value-type="float" office:value="-0.4105606835475" calcext:value-type="float">
            <text:p>-0.4105606835475</text:p>
          </table:table-cell>
          <table:table-cell office:value-type="float" office:value="-0.4014865581713" calcext:value-type="float">
            <text:p>-0.4014865581713</text:p>
          </table:table-cell>
          <table:table-cell office:value-type="float" office:value="-0.4138322386675" calcext:value-type="float">
            <text:p>-0.4138322386675</text:p>
          </table:table-cell>
          <table:table-cell office:value-type="float" office:value="-0.4199478866347" calcext:value-type="float">
            <text:p>-0.4199478866347</text:p>
          </table:table-cell>
        </table:table-row>
        <table:table-row table:style-name="ro1">
          <table:table-cell office:value-type="float" office:value="-0.4053826546065" calcext:value-type="float">
            <text:p>-0.4053826546065</text:p>
          </table:table-cell>
          <table:table-cell office:value-type="float" office:value="-0.4040314193079" calcext:value-type="float">
            <text:p>-0.4040314193079</text:p>
          </table:table-cell>
          <table:table-cell office:value-type="float" office:value="-0.3946951819712" calcext:value-type="float">
            <text:p>-0.3946951819712</text:p>
          </table:table-cell>
          <table:table-cell office:value-type="float" office:value="-0.4040314296688" calcext:value-type="float">
            <text:p>-0.4040314296688</text:p>
          </table:table-cell>
          <table:table-cell office:value-type="float" office:value="-0.4053826328209" calcext:value-type="float">
            <text:p>-0.4053826328209</text:p>
          </table:table-cell>
          <table:table-cell office:value-type="float" office:value="-0.4163760369845" calcext:value-type="float">
            <text:p>-0.4163760369845</text:p>
          </table:table-cell>
          <table:table-cell office:value-type="float" office:value="-0.4090961423183" calcext:value-type="float">
            <text:p>-0.4090961423183</text:p>
          </table:table-cell>
          <table:table-cell office:value-type="float" office:value="-0.4050173631493" calcext:value-type="float">
            <text:p>-0.4050173631493</text:p>
          </table:table-cell>
          <table:table-cell office:value-type="float" office:value="-0.4014057176592" calcext:value-type="float">
            <text:p>-0.4014057176592</text:p>
          </table:table-cell>
          <table:table-cell office:value-type="float" office:value="-0.4050173431662" calcext:value-type="float">
            <text:p>-0.4050173431662</text:p>
          </table:table-cell>
          <table:table-cell office:value-type="float" office:value="-0.4090961521114" calcext:value-type="float">
            <text:p>-0.4090961521114</text:p>
          </table:table-cell>
          <table:table-cell office:value-type="float" office:value="-0.4147478510243" calcext:value-type="float">
            <text:p>-0.4147478510243</text:p>
          </table:table-cell>
          <table:table-cell office:value-type="float" office:value="-0.4063175179211" calcext:value-type="float">
            <text:p>-0.4063175179211</text:p>
          </table:table-cell>
          <table:table-cell office:value-type="float" office:value="-0.406088766908" calcext:value-type="float">
            <text:p>-0.406088766908</text:p>
          </table:table-cell>
          <table:table-cell office:value-type="float" office:value="-0.4091798667153" calcext:value-type="float">
            <text:p>-0.4091798667153</text:p>
          </table:table-cell>
          <table:table-cell office:value-type="float" office:value="-0.4122518351283" calcext:value-type="float">
            <text:p>-0.4122518351283</text:p>
          </table:table-cell>
          <table:table-cell office:value-type="float" office:value="-0.4045064770162" calcext:value-type="float">
            <text:p>-0.4045064770162</text:p>
          </table:table-cell>
          <table:table-cell office:value-type="float" office:value="-0.3969363783575" calcext:value-type="float">
            <text:p>-0.3969363783575</text:p>
          </table:table-cell>
          <table:table-cell office:value-type="float" office:value="-0.3996470613966" calcext:value-type="float">
            <text:p>-0.3996470613966</text:p>
          </table:table-cell>
          <table:table-cell office:value-type="float" office:value="-0.4153534087821" calcext:value-type="float">
            <text:p>-0.4153534087821</text:p>
          </table:table-cell>
        </table:table-row>
        <table:table-row table:style-name="ro1">
          <table:table-cell office:value-type="float" office:value="-0.4043491516027" calcext:value-type="float">
            <text:p>-0.4043491516027</text:p>
          </table:table-cell>
          <table:table-cell office:value-type="float" office:value="-0.4015856418394" calcext:value-type="float">
            <text:p>-0.4015856418394</text:p>
          </table:table-cell>
          <table:table-cell office:value-type="float" office:value="-0.3908126687168" calcext:value-type="float">
            <text:p>-0.3908126687168</text:p>
          </table:table-cell>
          <table:table-cell office:value-type="float" office:value="-0.4015856349146" calcext:value-type="float">
            <text:p>-0.4015856349146</text:p>
          </table:table-cell>
          <table:table-cell office:value-type="float" office:value="-0.4043491293421" calcext:value-type="float">
            <text:p>-0.4043491293421</text:p>
          </table:table-cell>
          <table:table-cell office:value-type="float" office:value="-0.4163653669206" calcext:value-type="float">
            <text:p>-0.4163653669206</text:p>
          </table:table-cell>
          <table:table-cell office:value-type="float" office:value="-0.4015102456328" calcext:value-type="float">
            <text:p>-0.4015102456328</text:p>
          </table:table-cell>
          <table:table-cell office:value-type="float" office:value="-0.401532765621" calcext:value-type="float">
            <text:p>-0.401532765621</text:p>
          </table:table-cell>
          <table:table-cell office:value-type="float" office:value="-0.3887678790667" calcext:value-type="float">
            <text:p>-0.3887678790667</text:p>
          </table:table-cell>
          <table:table-cell office:value-type="float" office:value="-0.4015327589924" calcext:value-type="float">
            <text:p>-0.4015327589924</text:p>
          </table:table-cell>
          <table:table-cell office:value-type="float" office:value="-0.4015102362605" calcext:value-type="float">
            <text:p>-0.4015102362605</text:p>
          </table:table-cell>
          <table:table-cell office:value-type="float" office:value="-0.4147116269676" calcext:value-type="float">
            <text:p>-0.4147116269676</text:p>
          </table:table-cell>
          <table:table-cell office:value-type="float" office:value="-0.4005231581573" calcext:value-type="float">
            <text:p>-0.4005231581573</text:p>
          </table:table-cell>
          <table:table-cell office:value-type="float" office:value="-0.4014575301457" calcext:value-type="float">
            <text:p>-0.4014575301457</text:p>
          </table:table-cell>
          <table:table-cell office:value-type="float" office:value="-0.3901759123833" calcext:value-type="float">
            <text:p>-0.3901759123833</text:p>
          </table:table-cell>
          <table:table-cell office:value-type="float" office:value="-0.4122248540696" calcext:value-type="float">
            <text:p>-0.4122248540696</text:p>
          </table:table-cell>
          <table:table-cell office:value-type="float" office:value="-0.4044896820407" calcext:value-type="float">
            <text:p>-0.4044896820407</text:p>
          </table:table-cell>
          <table:table-cell office:value-type="float" office:value="-0.3969214524799" calcext:value-type="float">
            <text:p>-0.3969214524799</text:p>
          </table:table-cell>
          <table:table-cell office:value-type="float" office:value="-0.3996024536945" calcext:value-type="float">
            <text:p>-0.3996024536945</text:p>
          </table:table-cell>
          <table:table-cell office:value-type="float" office:value="-0.4153532089504" calcext:value-type="float">
            <text:p>-0.4153532089504</text:p>
          </table:table-cell>
        </table:table-row>
        <table:table-row table:style-name="ro1">
          <table:table-cell office:value-type="float" office:value="-0.401018487939" calcext:value-type="float">
            <text:p>-0.401018487939</text:p>
          </table:table-cell>
          <table:table-cell office:value-type="float" office:value="-0.3971911965817" calcext:value-type="float">
            <text:p>-0.3971911965817</text:p>
          </table:table-cell>
          <table:table-cell office:value-type="float" office:value="-0.3853013168063" calcext:value-type="float">
            <text:p>-0.3853013168063</text:p>
          </table:table-cell>
          <table:table-cell office:value-type="float" office:value="-0.3971912047149" calcext:value-type="float">
            <text:p>-0.3971912047149</text:p>
          </table:table-cell>
          <table:table-cell office:value-type="float" office:value="-0.4010184894795" calcext:value-type="float">
            <text:p>-0.4010184894795</text:p>
          </table:table-cell>
          <table:table-cell office:value-type="float" office:value="-0.4003620748249" calcext:value-type="float">
            <text:p>-0.4003620748249</text:p>
          </table:table-cell>
          <table:table-cell office:value-type="float" office:value="-0.3999288541939" calcext:value-type="float">
            <text:p>-0.3999288541939</text:p>
          </table:table-cell>
          <table:table-cell office:value-type="float" office:value="-0.4002458440632" calcext:value-type="float">
            <text:p>-0.4002458440632</text:p>
          </table:table-cell>
          <table:table-cell office:value-type="float" office:value="-0.3848846574765" calcext:value-type="float">
            <text:p>-0.3848846574765</text:p>
          </table:table-cell>
          <table:table-cell office:value-type="float" office:value="-0.4002458631101" calcext:value-type="float">
            <text:p>-0.4002458631101</text:p>
          </table:table-cell>
          <table:table-cell office:value-type="float" office:value="-0.3999288467325" calcext:value-type="float">
            <text:p>-0.3999288467325</text:p>
          </table:table-cell>
          <table:table-cell office:value-type="float" office:value="-0.3957279768591" calcext:value-type="float">
            <text:p>-0.3957279768591</text:p>
          </table:table-cell>
          <table:table-cell office:value-type="float" office:value="-0.3997032768173" calcext:value-type="float">
            <text:p>-0.3997032768173</text:p>
          </table:table-cell>
          <table:table-cell office:value-type="float" office:value="-0.3984692654695" calcext:value-type="float">
            <text:p>-0.3984692654695</text:p>
          </table:table-cell>
          <table:table-cell office:value-type="float" office:value="-0.3869562690441" calcext:value-type="float">
            <text:p>-0.3869562690441</text:p>
          </table:table-cell>
          <table:table-cell office:value-type="float" office:value="-0.4004554957242" calcext:value-type="float">
            <text:p>-0.4004554957242</text:p>
          </table:table-cell>
          <table:table-cell office:value-type="float" office:value="-0.3993886300438" calcext:value-type="float">
            <text:p>-0.3993886300438</text:p>
          </table:table-cell>
          <table:table-cell office:value-type="float" office:value="-0.3944981943847" calcext:value-type="float">
            <text:p>-0.3944981943847</text:p>
          </table:table-cell>
          <table:table-cell office:value-type="float" office:value="-0.3867155520023" calcext:value-type="float">
            <text:p>-0.3867155520023</text:p>
          </table:table-cell>
          <table:table-cell office:value-type="float" office:value="-0.4019755029257" calcext:value-type="float">
            <text:p>-0.4019755029257</text:p>
          </table:table-cell>
        </table:table-row>
        <table:table-row table:style-name="ro1">
          <table:table-cell office:value-type="float" office:value="-0.399773318072" calcext:value-type="float">
            <text:p>-0.399773318072</text:p>
          </table:table-cell>
          <table:table-cell office:value-type="float" office:value="-0.3958484810611" calcext:value-type="float">
            <text:p>-0.3958484810611</text:p>
          </table:table-cell>
          <table:table-cell office:value-type="float" office:value="-0.3835126137588" calcext:value-type="float">
            <text:p>-0.3835126137588</text:p>
          </table:table-cell>
          <table:table-cell office:value-type="float" office:value="-0.3958484640298" calcext:value-type="float">
            <text:p>-0.3958484640298</text:p>
          </table:table-cell>
          <table:table-cell office:value-type="float" office:value="-0.3997733231816" calcext:value-type="float">
            <text:p>-0.3997733231816</text:p>
          </table:table-cell>
          <table:table-cell office:value-type="float" office:value="-0.4003602834433" calcext:value-type="float">
            <text:p>-0.4003602834433</text:p>
          </table:table-cell>
          <table:table-cell office:value-type="float" office:value="-0.3972193632474" calcext:value-type="float">
            <text:p>-0.3972193632474</text:p>
          </table:table-cell>
          <table:table-cell office:value-type="float" office:value="-0.3974705668872" calcext:value-type="float">
            <text:p>-0.3974705668872</text:p>
          </table:table-cell>
          <table:table-cell office:value-type="float" office:value="-0.3792168943076" calcext:value-type="float">
            <text:p>-0.3792168943076</text:p>
          </table:table-cell>
          <table:table-cell office:value-type="float" office:value="-0.3974705795644" calcext:value-type="float">
            <text:p>-0.3974705795644</text:p>
          </table:table-cell>
          <table:table-cell office:value-type="float" office:value="-0.3972193779685" calcext:value-type="float">
            <text:p>-0.3972193779685</text:p>
          </table:table-cell>
          <table:table-cell office:value-type="float" office:value="-0.3957260156991" calcext:value-type="float">
            <text:p>-0.3957260156991</text:p>
          </table:table-cell>
          <table:table-cell office:value-type="float" office:value="-0.3949527964699" calcext:value-type="float">
            <text:p>-0.3949527964699</text:p>
          </table:table-cell>
          <table:table-cell office:value-type="float" office:value="-0.3975010727463" calcext:value-type="float">
            <text:p>-0.3975010727463</text:p>
          </table:table-cell>
          <table:table-cell office:value-type="float" office:value="-0.380333396733" calcext:value-type="float">
            <text:p>-0.380333396733</text:p>
          </table:table-cell>
          <table:table-cell office:value-type="float" office:value="-0.4004553758055" calcext:value-type="float">
            <text:p>-0.4004553758055</text:p>
          </table:table-cell>
          <table:table-cell office:value-type="float" office:value="-0.3993736793876" calcext:value-type="float">
            <text:p>-0.3993736793876</text:p>
          </table:table-cell>
          <table:table-cell office:value-type="float" office:value="-0.3944832465073" calcext:value-type="float">
            <text:p>-0.3944832465073</text:p>
          </table:table-cell>
          <table:table-cell office:value-type="float" office:value="-0.3866833693489" calcext:value-type="float">
            <text:p>-0.3866833693489</text:p>
          </table:table-cell>
          <table:table-cell office:value-type="float" office:value="-0.4019751500373" calcext:value-type="float">
            <text:p>-0.4019751500373</text:p>
          </table:table-cell>
        </table:table-row>
        <table:table-row table:style-name="ro1">
          <table:table-cell office:value-type="float" office:value="-0.3950441608752" calcext:value-type="float">
            <text:p>-0.3950441608752</text:p>
          </table:table-cell>
          <table:table-cell office:value-type="float" office:value="-0.3939165878904" calcext:value-type="float">
            <text:p>-0.3939165878904</text:p>
          </table:table-cell>
          <table:table-cell office:value-type="float" office:value="-0.382070735981" calcext:value-type="float">
            <text:p>-0.382070735981</text:p>
          </table:table-cell>
          <table:table-cell office:value-type="float" office:value="-0.3939165799268" calcext:value-type="float">
            <text:p>-0.3939165799268</text:p>
          </table:table-cell>
          <table:table-cell office:value-type="float" office:value="-0.3950441662051" calcext:value-type="float">
            <text:p>-0.3950441662051</text:p>
          </table:table-cell>
          <table:table-cell office:value-type="float" office:value="-0.3886019791683" calcext:value-type="float">
            <text:p>-0.3886019791683</text:p>
          </table:table-cell>
          <table:table-cell office:value-type="float" office:value="-0.3942961726909" calcext:value-type="float">
            <text:p>-0.3942961726909</text:p>
          </table:table-cell>
          <table:table-cell office:value-type="float" office:value="-0.3954679993517" calcext:value-type="float">
            <text:p>-0.3954679993517</text:p>
          </table:table-cell>
          <table:table-cell office:value-type="float" office:value="-0.3779010308269" calcext:value-type="float">
            <text:p>-0.3779010308269</text:p>
          </table:table-cell>
          <table:table-cell office:value-type="float" office:value="-0.3954680167999" calcext:value-type="float">
            <text:p>-0.3954680167999</text:p>
          </table:table-cell>
          <table:table-cell office:value-type="float" office:value="-0.3942961931592" calcext:value-type="float">
            <text:p>-0.3942961931592</text:p>
          </table:table-cell>
          <table:table-cell office:value-type="float" office:value="-0.3918111713248" calcext:value-type="float">
            <text:p>-0.3918111713248</text:p>
          </table:table-cell>
          <table:table-cell office:value-type="float" office:value="-0.3942478503446" calcext:value-type="float">
            <text:p>-0.3942478503446</text:p>
          </table:table-cell>
          <table:table-cell office:value-type="float" office:value="-0.3962102099751" calcext:value-type="float">
            <text:p>-0.3962102099751</text:p>
          </table:table-cell>
          <table:table-cell office:value-type="float" office:value="-0.3781042839347" calcext:value-type="float">
            <text:p>-0.3781042839347</text:p>
          </table:table-cell>
          <table:table-cell office:value-type="float" office:value="-0.396857716183" calcext:value-type="float">
            <text:p>-0.396857716183</text:p>
          </table:table-cell>
          <table:table-cell office:value-type="float" office:value="-0.387034109653" calcext:value-type="float">
            <text:p>-0.387034109653</text:p>
          </table:table-cell>
          <table:table-cell office:value-type="float" office:value="-0.393697276425" calcext:value-type="float">
            <text:p>-0.393697276425</text:p>
          </table:table-cell>
          <table:table-cell office:value-type="float" office:value="-0.3739534283159" calcext:value-type="float">
            <text:p>-0.3739534283159</text:p>
          </table:table-cell>
          <table:table-cell office:value-type="float" office:value="-0.3901497245359" calcext:value-type="float">
            <text:p>-0.3901497245359</text:p>
          </table:table-cell>
        </table:table-row>
        <table:table-row table:style-name="ro1">
          <table:table-cell office:value-type="float" office:value="-0.3911707754598" calcext:value-type="float">
            <text:p>-0.3911707754598</text:p>
          </table:table-cell>
          <table:table-cell office:value-type="float" office:value="-0.3878572200538" calcext:value-type="float">
            <text:p>-0.3878572200538</text:p>
          </table:table-cell>
          <table:table-cell office:value-type="float" office:value="-0.3787251452337" calcext:value-type="float">
            <text:p>-0.3787251452337</text:p>
          </table:table-cell>
          <table:table-cell office:value-type="float" office:value="-0.3878572114623" calcext:value-type="float">
            <text:p>-0.3878572114623</text:p>
          </table:table-cell>
          <table:table-cell office:value-type="float" office:value="-0.391170777073" calcext:value-type="float">
            <text:p>-0.391170777073</text:p>
          </table:table-cell>
          <table:table-cell office:value-type="float" office:value="-0.3885853251643" calcext:value-type="float">
            <text:p>-0.3885853251643</text:p>
          </table:table-cell>
          <table:table-cell office:value-type="float" office:value="-0.3915406405588" calcext:value-type="float">
            <text:p>-0.3915406405588</text:p>
          </table:table-cell>
          <table:table-cell office:value-type="float" office:value="-0.3917279876674" calcext:value-type="float">
            <text:p>-0.3917279876674</text:p>
          </table:table-cell>
          <table:table-cell office:value-type="float" office:value="-0.3684494409067" calcext:value-type="float">
            <text:p>-0.3684494409067</text:p>
          </table:table-cell>
          <table:table-cell office:value-type="float" office:value="-0.3917279612482" calcext:value-type="float">
            <text:p>-0.3917279612482</text:p>
          </table:table-cell>
          <table:table-cell office:value-type="float" office:value="-0.3915406381144" calcext:value-type="float">
            <text:p>-0.3915406381144</text:p>
          </table:table-cell>
          <table:table-cell office:value-type="float" office:value="-0.3918065169157" calcext:value-type="float">
            <text:p>-0.3918065169157</text:p>
          </table:table-cell>
          <table:table-cell office:value-type="float" office:value="-0.3929193143203" calcext:value-type="float">
            <text:p>-0.3929193143203</text:p>
          </table:table-cell>
          <table:table-cell office:value-type="float" office:value="-0.3880695637285" calcext:value-type="float">
            <text:p>-0.3880695637285</text:p>
          </table:table-cell>
          <table:table-cell office:value-type="float" office:value="-0.3701968742171" calcext:value-type="float">
            <text:p>-0.3701968742171</text:p>
          </table:table-cell>
          <table:table-cell office:value-type="float" office:value="-0.3968504823252" calcext:value-type="float">
            <text:p>-0.3968504823252</text:p>
          </table:table-cell>
          <table:table-cell office:value-type="float" office:value="-0.3870297168549" calcext:value-type="float">
            <text:p>-0.3870297168549</text:p>
          </table:table-cell>
          <table:table-cell office:value-type="float" office:value="-0.3936747091951" calcext:value-type="float">
            <text:p>-0.3936747091951</text:p>
          </table:table-cell>
          <table:table-cell office:value-type="float" office:value="-0.3739450376106" calcext:value-type="float">
            <text:p>-0.3739450376106</text:p>
          </table:table-cell>
          <table:table-cell office:value-type="float" office:value="-0.3901285501181" calcext:value-type="float">
            <text:p>-0.3901285501181</text:p>
          </table:table-cell>
        </table:table-row>
        <table:table-row table:style-name="ro1">
          <table:table-cell office:value-type="float" office:value="-0.3857374737206" calcext:value-type="float">
            <text:p>-0.3857374737206</text:p>
          </table:table-cell>
          <table:table-cell office:value-type="float" office:value="-0.3793698400224" calcext:value-type="float">
            <text:p>-0.3793698400224</text:p>
          </table:table-cell>
          <table:table-cell office:value-type="float" office:value="-0.3721295286667" calcext:value-type="float">
            <text:p>-0.3721295286667</text:p>
          </table:table-cell>
          <table:table-cell office:value-type="float" office:value="-0.3793698032743" calcext:value-type="float">
            <text:p>-0.3793698032743</text:p>
          </table:table-cell>
          <table:table-cell office:value-type="float" office:value="-0.3857374884324" calcext:value-type="float">
            <text:p>-0.3857374884324</text:p>
          </table:table-cell>
          <table:table-cell office:value-type="float" office:value="-0.3749964189557" calcext:value-type="float">
            <text:p>-0.3749964189557</text:p>
          </table:table-cell>
          <table:table-cell office:value-type="float" office:value="-0.3911256050977" calcext:value-type="float">
            <text:p>-0.3911256050977</text:p>
          </table:table-cell>
          <table:table-cell office:value-type="float" office:value="-0.3827812780001" calcext:value-type="float">
            <text:p>-0.3827812780001</text:p>
          </table:table-cell>
          <table:table-cell office:value-type="float" office:value="-0.3677030863063" calcext:value-type="float">
            <text:p>-0.3677030863063</text:p>
          </table:table-cell>
          <table:table-cell office:value-type="float" office:value="-0.3827812574236" calcext:value-type="float">
            <text:p>-0.3827812574236</text:p>
          </table:table-cell>
          <table:table-cell office:value-type="float" office:value="-0.3911256077414" calcext:value-type="float">
            <text:p>-0.3911256077414</text:p>
          </table:table-cell>
          <table:table-cell office:value-type="float" office:value="-0.3850814226182" calcext:value-type="float">
            <text:p>-0.3850814226182</text:p>
          </table:table-cell>
          <table:table-cell office:value-type="float" office:value="-0.3900239405019" calcext:value-type="float">
            <text:p>-0.3900239405019</text:p>
          </table:table-cell>
          <table:table-cell office:value-type="float" office:value="-0.3822762074971" calcext:value-type="float">
            <text:p>-0.3822762074971</text:p>
          </table:table-cell>
          <table:table-cell office:value-type="float" office:value="-0.3623784643376" calcext:value-type="float">
            <text:p>-0.3623784643376</text:p>
          </table:table-cell>
          <table:table-cell office:value-type="float" office:value="-0.3911713799144" calcext:value-type="float">
            <text:p>-0.3911713799144</text:p>
          </table:table-cell>
          <table:table-cell office:value-type="float" office:value="-0.3823511538789" calcext:value-type="float">
            <text:p>-0.3823511538789</text:p>
          </table:table-cell>
          <table:table-cell office:value-type="float" office:value="-0.3889654164358" calcext:value-type="float">
            <text:p>-0.3889654164358</text:p>
          </table:table-cell>
          <table:table-cell office:value-type="float" office:value="-0.3736262973606" calcext:value-type="float">
            <text:p>-0.3736262973606</text:p>
          </table:table-cell>
          <table:table-cell office:value-type="float" office:value="-0.3757723631684" calcext:value-type="float">
            <text:p>-0.3757723631684</text:p>
          </table:table-cell>
        </table:table-row>
        <table:table-row table:style-name="ro1">
          <table:table-cell office:value-type="float" office:value="-0.3807900399724" calcext:value-type="float">
            <text:p>-0.3807900399724</text:p>
          </table:table-cell>
          <table:table-cell office:value-type="float" office:value="-0.3792272529533" calcext:value-type="float">
            <text:p>-0.3792272529533</text:p>
          </table:table-cell>
          <table:table-cell office:value-type="float" office:value="-0.371202649251" calcext:value-type="float">
            <text:p>-0.371202649251</text:p>
          </table:table-cell>
          <table:table-cell office:value-type="float" office:value="-0.3792272504556" calcext:value-type="float">
            <text:p>-0.3792272504556</text:p>
          </table:table-cell>
          <table:table-cell office:value-type="float" office:value="-0.3807900314395" calcext:value-type="float">
            <text:p>-0.3807900314395</text:p>
          </table:table-cell>
          <table:table-cell office:value-type="float" office:value="-0.3749898974787" calcext:value-type="float">
            <text:p>-0.3749898974787</text:p>
          </table:table-cell>
          <table:table-cell office:value-type="float" office:value="-0.3875364592032" calcext:value-type="float">
            <text:p>-0.3875364592032</text:p>
          </table:table-cell>
          <table:table-cell office:value-type="float" office:value="-0.3756720635932" calcext:value-type="float">
            <text:p>-0.3756720635932</text:p>
          </table:table-cell>
          <table:table-cell office:value-type="float" office:value="-0.3654063973992" calcext:value-type="float">
            <text:p>-0.3654063973992</text:p>
          </table:table-cell>
          <table:table-cell office:value-type="float" office:value="-0.3756720487932" calcext:value-type="float">
            <text:p>-0.3756720487932</text:p>
          </table:table-cell>
          <table:table-cell office:value-type="float" office:value="-0.3875364585914" calcext:value-type="float">
            <text:p>-0.3875364585914</text:p>
          </table:table-cell>
          <table:table-cell office:value-type="float" office:value="-0.3850655357683" calcext:value-type="float">
            <text:p>-0.3850655357683</text:p>
          </table:table-cell>
          <table:table-cell office:value-type="float" office:value="-0.3892955358807" calcext:value-type="float">
            <text:p>-0.3892955358807</text:p>
          </table:table-cell>
          <table:table-cell office:value-type="float" office:value="-0.37313074565" calcext:value-type="float">
            <text:p>-0.37313074565</text:p>
          </table:table-cell>
          <table:table-cell office:value-type="float" office:value="-0.3590139113893" calcext:value-type="float">
            <text:p>-0.3590139113893</text:p>
          </table:table-cell>
          <table:table-cell office:value-type="float" office:value="-0.3911636768193" calcext:value-type="float">
            <text:p>-0.3911636768193</text:p>
          </table:table-cell>
          <table:table-cell office:value-type="float" office:value="-0.3823481890562" calcext:value-type="float">
            <text:p>-0.3823481890562</text:p>
          </table:table-cell>
          <table:table-cell office:value-type="float" office:value="-0.3889394597607" calcext:value-type="float">
            <text:p>-0.3889394597607</text:p>
          </table:table-cell>
          <table:table-cell office:value-type="float" office:value="-0.3736113054236" calcext:value-type="float">
            <text:p>-0.3736113054236</text:p>
          </table:table-cell>
          <table:table-cell office:value-type="float" office:value="-0.3757626310643" calcext:value-type="float">
            <text:p>-0.3757626310643</text:p>
          </table:table-cell>
        </table:table-row>
        <table:table-row table:style-name="ro1">
          <table:table-cell office:value-type="float" office:value="-0.3783326511406" calcext:value-type="float">
            <text:p>-0.3783326511406</text:p>
          </table:table-cell>
          <table:table-cell office:value-type="float" office:value="-0.3774368014247" calcext:value-type="float">
            <text:p>-0.3774368014247</text:p>
          </table:table-cell>
          <table:table-cell office:value-type="float" office:value="-0.3674759682137" calcext:value-type="float">
            <text:p>-0.3674759682137</text:p>
          </table:table-cell>
          <table:table-cell office:value-type="float" office:value="-0.3774368086632" calcext:value-type="float">
            <text:p>-0.3774368086632</text:p>
          </table:table-cell>
          <table:table-cell office:value-type="float" office:value="-0.3783326707595" calcext:value-type="float">
            <text:p>-0.3783326707595</text:p>
          </table:table-cell>
          <table:table-cell office:value-type="float" office:value="-0.3670012062756" calcext:value-type="float">
            <text:p>-0.3670012062756</text:p>
          </table:table-cell>
          <table:table-cell office:value-type="float" office:value="-0.382023841465" calcext:value-type="float">
            <text:p>-0.382023841465</text:p>
          </table:table-cell>
          <table:table-cell office:value-type="float" office:value="-0.3740971394104" calcext:value-type="float">
            <text:p>-0.3740971394104</text:p>
          </table:table-cell>
          <table:table-cell office:value-type="float" office:value="-0.3582304019905" calcext:value-type="float">
            <text:p>-0.3582304019905</text:p>
          </table:table-cell>
          <table:table-cell office:value-type="float" office:value="-0.3740971270768" calcext:value-type="float">
            <text:p>-0.3740971270768</text:p>
          </table:table-cell>
          <table:table-cell office:value-type="float" office:value="-0.3820238389797" calcext:value-type="float">
            <text:p>-0.3820238389797</text:p>
          </table:table-cell>
          <table:table-cell office:value-type="float" office:value="-0.3807642046691" calcext:value-type="float">
            <text:p>-0.3807642046691</text:p>
          </table:table-cell>
          <table:table-cell office:value-type="float" office:value="-0.3825526168096" calcext:value-type="float">
            <text:p>-0.3825526168096</text:p>
          </table:table-cell>
          <table:table-cell office:value-type="float" office:value="-0.372663712546" calcext:value-type="float">
            <text:p>-0.372663712546</text:p>
          </table:table-cell>
          <table:table-cell office:value-type="float" office:value="-0.3579631032075" calcext:value-type="float">
            <text:p>-0.3579631032075</text:p>
          </table:table-cell>
          <table:table-cell office:value-type="float" office:value="-0.3826549995229" calcext:value-type="float">
            <text:p>-0.3826549995229</text:p>
          </table:table-cell>
          <table:table-cell office:value-type="float" office:value="-0.3774137991924" calcext:value-type="float">
            <text:p>-0.3774137991924</text:p>
          </table:table-cell>
          <table:table-cell office:value-type="float" office:value="-0.3791330056651" calcext:value-type="float">
            <text:p>-0.3791330056651</text:p>
          </table:table-cell>
          <table:table-cell office:value-type="float" office:value="-0.3699745138722" calcext:value-type="float">
            <text:p>-0.3699745138722</text:p>
          </table:table-cell>
          <table:table-cell office:value-type="float" office:value="-0.3646708529768" calcext:value-type="float">
            <text:p>-0.3646708529768</text:p>
          </table:table-cell>
        </table:table-row>
        <table:table-row table:style-name="ro1">
          <table:table-cell office:value-type="float" office:value="-0.3775959929909" calcext:value-type="float">
            <text:p>-0.3775959929909</text:p>
          </table:table-cell>
          <table:table-cell office:value-type="float" office:value="-0.3680143631575" calcext:value-type="float">
            <text:p>-0.3680143631575</text:p>
          </table:table-cell>
          <table:table-cell office:value-type="float" office:value="-0.3656939197329" calcext:value-type="float">
            <text:p>-0.3656939197329</text:p>
          </table:table-cell>
          <table:table-cell office:value-type="float" office:value="-0.36801435619" calcext:value-type="float">
            <text:p>-0.36801435619</text:p>
          </table:table-cell>
          <table:table-cell office:value-type="float" office:value="-0.377595993072" calcext:value-type="float">
            <text:p>-0.377595993072</text:p>
          </table:table-cell>
          <table:table-cell office:value-type="float" office:value="-0.3669995595499" calcext:value-type="float">
            <text:p>-0.3669995595499</text:p>
          </table:table-cell>
          <table:table-cell office:value-type="float" office:value="-0.3783630956336" calcext:value-type="float">
            <text:p>-0.3783630956336</text:p>
          </table:table-cell>
          <table:table-cell office:value-type="float" office:value="-0.3651220044024" calcext:value-type="float">
            <text:p>-0.3651220044024</text:p>
          </table:table-cell>
          <table:table-cell office:value-type="float" office:value="-0.3536338290459" calcext:value-type="float">
            <text:p>-0.3536338290459</text:p>
          </table:table-cell>
          <table:table-cell office:value-type="float" office:value="-0.365121969483" calcext:value-type="float">
            <text:p>-0.365121969483</text:p>
          </table:table-cell>
          <table:table-cell office:value-type="float" office:value="-0.3783631071919" calcext:value-type="float">
            <text:p>-0.3783631071919</text:p>
          </table:table-cell>
          <table:table-cell office:value-type="float" office:value="-0.3807449867964" calcext:value-type="float">
            <text:p>-0.3807449867964</text:p>
          </table:table-cell>
          <table:table-cell office:value-type="float" office:value="-0.3791395862547" calcext:value-type="float">
            <text:p>-0.3791395862547</text:p>
          </table:table-cell>
          <table:table-cell office:value-type="float" office:value="-0.3626176434879" calcext:value-type="float">
            <text:p>-0.3626176434879</text:p>
          </table:table-cell>
          <table:table-cell office:value-type="float" office:value="-0.3486027188696" calcext:value-type="float">
            <text:p>-0.3486027188696</text:p>
          </table:table-cell>
          <table:table-cell office:value-type="float" office:value="-0.3826480040268" calcext:value-type="float">
            <text:p>-0.3826480040268</text:p>
          </table:table-cell>
          <table:table-cell office:value-type="float" office:value="-0.3773914266105" calcext:value-type="float">
            <text:p>-0.3773914266105</text:p>
          </table:table-cell>
          <table:table-cell office:value-type="float" office:value="-0.3791243156873" calcext:value-type="float">
            <text:p>-0.3791243156873</text:p>
          </table:table-cell>
          <table:table-cell office:value-type="float" office:value="-0.3699613174552" calcext:value-type="float">
            <text:p>-0.3699613174552</text:p>
          </table:table-cell>
          <table:table-cell office:value-type="float" office:value="-0.3646641865807" calcext:value-type="float">
            <text:p>-0.3646641865807</text:p>
          </table:table-cell>
        </table:table-row>
        <table:table-row table:style-name="ro1">
          <table:table-cell office:value-type="float" office:value="-0.3724458457281" calcext:value-type="float">
            <text:p>-0.3724458457281</text:p>
          </table:table-cell>
          <table:table-cell office:value-type="float" office:value="-0.3671853453705" calcext:value-type="float">
            <text:p>-0.3671853453705</text:p>
          </table:table-cell>
          <table:table-cell office:value-type="float" office:value="-0.3614193850817" calcext:value-type="float">
            <text:p>-0.3614193850817</text:p>
          </table:table-cell>
          <table:table-cell office:value-type="float" office:value="-0.3671853624464" calcext:value-type="float">
            <text:p>-0.3671853624464</text:p>
          </table:table-cell>
          <table:table-cell office:value-type="float" office:value="-0.3724458241042" calcext:value-type="float">
            <text:p>-0.3724458241042</text:p>
          </table:table-cell>
          <table:table-cell office:value-type="float" office:value="-0.3650464275427" calcext:value-type="float">
            <text:p>-0.3650464275427</text:p>
          </table:table-cell>
          <table:table-cell office:value-type="float" office:value="-0.3754797787837" calcext:value-type="float">
            <text:p>-0.3754797787837</text:p>
          </table:table-cell>
          <table:table-cell office:value-type="float" office:value="-0.361116010799" calcext:value-type="float">
            <text:p>-0.361116010799</text:p>
          </table:table-cell>
          <table:table-cell office:value-type="float" office:value="-0.3508515762407" calcext:value-type="float">
            <text:p>-0.3508515762407</text:p>
          </table:table-cell>
          <table:table-cell office:value-type="float" office:value="-0.3611160434276" calcext:value-type="float">
            <text:p>-0.3611160434276</text:p>
          </table:table-cell>
          <table:table-cell office:value-type="float" office:value="-0.3754797630405" calcext:value-type="float">
            <text:p>-0.3754797630405</text:p>
          </table:table-cell>
          <table:table-cell office:value-type="float" office:value="-0.3759007383602" calcext:value-type="float">
            <text:p>-0.3759007383602</text:p>
          </table:table-cell>
          <table:table-cell office:value-type="float" office:value="-0.3778455046506" calcext:value-type="float">
            <text:p>-0.3778455046506</text:p>
          </table:table-cell>
          <table:table-cell office:value-type="float" office:value="-0.3607898261694" calcext:value-type="float">
            <text:p>-0.3607898261694</text:p>
          </table:table-cell>
          <table:table-cell office:value-type="float" office:value="-0.3461707843437" calcext:value-type="float">
            <text:p>-0.3461707843437</text:p>
          </table:table-cell>
          <table:table-cell office:value-type="float" office:value="-0.3797428756086" calcext:value-type="float">
            <text:p>-0.3797428756086</text:p>
          </table:table-cell>
          <table:table-cell office:value-type="float" office:value="-0.3700187026473" calcext:value-type="float">
            <text:p>-0.3700187026473</text:p>
          </table:table-cell>
          <table:table-cell office:value-type="float" office:value="-0.3744665346854" calcext:value-type="float">
            <text:p>-0.3744665346854</text:p>
          </table:table-cell>
          <table:table-cell office:value-type="float" office:value="-0.3659167848202" calcext:value-type="float">
            <text:p>-0.3659167848202</text:p>
          </table:table-cell>
          <table:table-cell office:value-type="float" office:value="-0.3565848482799" calcext:value-type="float">
            <text:p>-0.3565848482799</text:p>
          </table:table-cell>
        </table:table-row>
        <table:table-row table:style-name="ro1">
          <table:table-cell office:value-type="float" office:value="-0.3722371192746" calcext:value-type="float">
            <text:p>-0.3722371192746</text:p>
          </table:table-cell>
          <table:table-cell office:value-type="float" office:value="-0.3670458790558" calcext:value-type="float">
            <text:p>-0.3670458790558</text:p>
          </table:table-cell>
          <table:table-cell office:value-type="float" office:value="-0.360112794298" calcext:value-type="float">
            <text:p>-0.360112794298</text:p>
          </table:table-cell>
          <table:table-cell office:value-type="float" office:value="-0.3670458912666" calcext:value-type="float">
            <text:p>-0.3670458912666</text:p>
          </table:table-cell>
          <table:table-cell office:value-type="float" office:value="-0.3722371440345" calcext:value-type="float">
            <text:p>-0.3722371440345</text:p>
          </table:table-cell>
          <table:table-cell office:value-type="float" office:value="-0.3650443244391" calcext:value-type="float">
            <text:p>-0.3650443244391</text:p>
          </table:table-cell>
          <table:table-cell office:value-type="float" office:value="-0.3754592612808" calcext:value-type="float">
            <text:p>-0.3754592612808</text:p>
          </table:table-cell>
          <table:table-cell office:value-type="float" office:value="-0.3587351000682" calcext:value-type="float">
            <text:p>-0.3587351000682</text:p>
          </table:table-cell>
          <table:table-cell office:value-type="float" office:value="-0.3498861704215" calcext:value-type="float">
            <text:p>-0.3498861704215</text:p>
          </table:table-cell>
          <table:table-cell office:value-type="float" office:value="-0.3587351383859" calcext:value-type="float">
            <text:p>-0.3587351383859</text:p>
          </table:table-cell>
          <table:table-cell office:value-type="float" office:value="-0.3754593086865" calcext:value-type="float">
            <text:p>-0.3754593086865</text:p>
          </table:table-cell>
          <table:table-cell office:value-type="float" office:value="-0.3758978713619" calcext:value-type="float">
            <text:p>-0.3758978713619</text:p>
          </table:table-cell>
          <table:table-cell office:value-type="float" office:value="-0.376008555456" calcext:value-type="float">
            <text:p>-0.376008555456</text:p>
          </table:table-cell>
          <table:table-cell office:value-type="float" office:value="-0.3597036045787" calcext:value-type="float">
            <text:p>-0.3597036045787</text:p>
          </table:table-cell>
          <table:table-cell office:value-type="float" office:value="-0.3458878459095" calcext:value-type="float">
            <text:p>-0.3458878459095</text:p>
          </table:table-cell>
          <table:table-cell office:value-type="float" office:value="-0.3797225110267" calcext:value-type="float">
            <text:p>-0.3797225110267</text:p>
          </table:table-cell>
          <table:table-cell office:value-type="float" office:value="-0.37001414002" calcext:value-type="float">
            <text:p>-0.37001414002</text:p>
          </table:table-cell>
          <table:table-cell office:value-type="float" office:value="-0.3744440545885" calcext:value-type="float">
            <text:p>-0.3744440545885</text:p>
          </table:table-cell>
          <table:table-cell office:value-type="float" office:value="-0.365903577788" calcext:value-type="float">
            <text:p>-0.365903577788</text:p>
          </table:table-cell>
          <table:table-cell office:value-type="float" office:value="-0.3565557201949" calcext:value-type="float">
            <text:p>-0.3565557201949</text:p>
          </table:table-cell>
        </table:table-row>
        <table:table-row table:style-name="ro1">
          <table:table-cell office:value-type="float" office:value="-0.3652125045337" calcext:value-type="float">
            <text:p>-0.3652125045337</text:p>
          </table:table-cell>
          <table:table-cell office:value-type="float" office:value="-0.3653744125875" calcext:value-type="float">
            <text:p>-0.3653744125875</text:p>
          </table:table-cell>
          <table:table-cell office:value-type="float" office:value="-0.3557124107431" calcext:value-type="float">
            <text:p>-0.3557124107431</text:p>
          </table:table-cell>
          <table:table-cell office:value-type="float" office:value="-0.3653744354847" calcext:value-type="float">
            <text:p>-0.3653744354847</text:p>
          </table:table-cell>
          <table:table-cell office:value-type="float" office:value="-0.3652126053308" calcext:value-type="float">
            <text:p>-0.3652126053308</text:p>
          </table:table-cell>
          <table:table-cell office:value-type="float" office:value="-0.3619178812583" calcext:value-type="float">
            <text:p>-0.3619178812583</text:p>
          </table:table-cell>
          <table:table-cell office:value-type="float" office:value="-0.3725079382472" calcext:value-type="float">
            <text:p>-0.3725079382472</text:p>
          </table:table-cell>
          <table:table-cell office:value-type="float" office:value="-0.3542333495648" calcext:value-type="float">
            <text:p>-0.3542333495648</text:p>
          </table:table-cell>
          <table:table-cell office:value-type="float" office:value="-0.3495963270485" calcext:value-type="float">
            <text:p>-0.3495963270485</text:p>
          </table:table-cell>
          <table:table-cell office:value-type="float" office:value="-0.3542333774361" calcext:value-type="float">
            <text:p>-0.3542333774361</text:p>
          </table:table-cell>
          <table:table-cell office:value-type="float" office:value="-0.372507956338" calcext:value-type="float">
            <text:p>-0.372507956338</text:p>
          </table:table-cell>
          <table:table-cell office:value-type="float" office:value="-0.3710515223984" calcext:value-type="float">
            <text:p>-0.3710515223984</text:p>
          </table:table-cell>
          <table:table-cell office:value-type="float" office:value="-0.3736977351114" calcext:value-type="float">
            <text:p>-0.3736977351114</text:p>
          </table:table-cell>
          <table:table-cell office:value-type="float" office:value="-0.3522745802105" calcext:value-type="float">
            <text:p>-0.3522745802105</text:p>
          </table:table-cell>
          <table:table-cell office:value-type="float" office:value="-0.3431337109381" calcext:value-type="float">
            <text:p>-0.3431337109381</text:p>
          </table:table-cell>
          <table:table-cell office:value-type="float" office:value="-0.3740906557392" calcext:value-type="float">
            <text:p>-0.3740906557392</text:p>
          </table:table-cell>
          <table:table-cell office:value-type="float" office:value="-0.3561773213746" calcext:value-type="float">
            <text:p>-0.3561773213746</text:p>
          </table:table-cell>
          <table:table-cell office:value-type="float" office:value="-0.3699099808306" calcext:value-type="float">
            <text:p>-0.3699099808306</text:p>
          </table:table-cell>
          <table:table-cell office:value-type="float" office:value="-0.3557744140167" calcext:value-type="float">
            <text:p>-0.3557744140167</text:p>
          </table:table-cell>
          <table:table-cell office:value-type="float" office:value="-0.3526092032209" calcext:value-type="float">
            <text:p>-0.3526092032209</text:p>
          </table:table-cell>
        </table:table-row>
        <table:table-row table:style-name="ro1">
          <table:table-cell office:value-type="float" office:value="-0.3640760133323" calcext:value-type="float">
            <text:p>-0.3640760133323</text:p>
          </table:table-cell>
          <table:table-cell office:value-type="float" office:value="-0.3622576420986" calcext:value-type="float">
            <text:p>-0.3622576420986</text:p>
          </table:table-cell>
          <table:table-cell office:value-type="float" office:value="-0.3553508335789" calcext:value-type="float">
            <text:p>-0.3553508335789</text:p>
          </table:table-cell>
          <table:table-cell office:value-type="float" office:value="-0.3622576686342" calcext:value-type="float">
            <text:p>-0.3622576686342</text:p>
          </table:table-cell>
          <table:table-cell office:value-type="float" office:value="-0.3640760132882" calcext:value-type="float">
            <text:p>-0.3640760132882</text:p>
          </table:table-cell>
          <table:table-cell office:value-type="float" office:value="-0.3618960541122" calcext:value-type="float">
            <text:p>-0.3618960541122</text:p>
          </table:table-cell>
          <table:table-cell office:value-type="float" office:value="-0.3674190639414" calcext:value-type="float">
            <text:p>-0.3674190639414</text:p>
          </table:table-cell>
          <table:table-cell office:value-type="float" office:value="-0.3528966960301" calcext:value-type="float">
            <text:p>-0.3528966960301</text:p>
          </table:table-cell>
          <table:table-cell office:value-type="float" office:value="-0.3478731536389" calcext:value-type="float">
            <text:p>-0.3478731536389</text:p>
          </table:table-cell>
          <table:table-cell office:value-type="float" office:value="-0.3528967142777" calcext:value-type="float">
            <text:p>-0.3528967142777</text:p>
          </table:table-cell>
          <table:table-cell office:value-type="float" office:value="-0.3674190775371" calcext:value-type="float">
            <text:p>-0.3674190775371</text:p>
          </table:table-cell>
          <table:table-cell office:value-type="float" office:value="-0.3710419658171" calcext:value-type="float">
            <text:p>-0.3710419658171</text:p>
          </table:table-cell>
          <table:table-cell office:value-type="float" office:value="-0.3692173332351" calcext:value-type="float">
            <text:p>-0.3692173332351</text:p>
          </table:table-cell>
          <table:table-cell office:value-type="float" office:value="-0.3499062713217" calcext:value-type="float">
            <text:p>-0.3499062713217</text:p>
          </table:table-cell>
          <table:table-cell office:value-type="float" office:value="-0.3389215658146" calcext:value-type="float">
            <text:p>-0.3389215658146</text:p>
          </table:table-cell>
          <table:table-cell office:value-type="float" office:value="-0.3740771875353" calcext:value-type="float">
            <text:p>-0.3740771875353</text:p>
          </table:table-cell>
          <table:table-cell office:value-type="float" office:value="-0.3561717623934" calcext:value-type="float">
            <text:p>-0.3561717623934</text:p>
          </table:table-cell>
          <table:table-cell office:value-type="float" office:value="-0.3698803271273" calcext:value-type="float">
            <text:p>-0.3698803271273</text:p>
          </table:table-cell>
          <table:table-cell office:value-type="float" office:value="-0.355766216528" calcext:value-type="float">
            <text:p>-0.355766216528</text:p>
          </table:table-cell>
          <table:table-cell office:value-type="float" office:value="-0.3525720517115" calcext:value-type="float">
            <text:p>-0.3525720517115</text:p>
          </table:table-cell>
        </table:table-row>
        <table:table-row table:style-name="ro1">
          <table:table-cell office:value-type="float" office:value="-0.3584796546458" calcext:value-type="float">
            <text:p>-0.3584796546458</text:p>
          </table:table-cell>
          <table:table-cell office:value-type="float" office:value="-0.3609806408494" calcext:value-type="float">
            <text:p>-0.3609806408494</text:p>
          </table:table-cell>
          <table:table-cell office:value-type="float" office:value="-0.348099536936" calcext:value-type="float">
            <text:p>-0.348099536936</text:p>
          </table:table-cell>
          <table:table-cell office:value-type="float" office:value="-0.3609806471952" calcext:value-type="float">
            <text:p>-0.3609806471952</text:p>
          </table:table-cell>
          <table:table-cell office:value-type="float" office:value="-0.3584796656054" calcext:value-type="float">
            <text:p>-0.3584796656054</text:p>
          </table:table-cell>
          <table:table-cell office:value-type="float" office:value="-0.3553747088163" calcext:value-type="float">
            <text:p>-0.3553747088163</text:p>
          </table:table-cell>
          <table:table-cell office:value-type="float" office:value="-0.3600977088401" calcext:value-type="float">
            <text:p>-0.3600977088401</text:p>
          </table:table-cell>
          <table:table-cell office:value-type="float" office:value="-0.3514397720312" calcext:value-type="float">
            <text:p>-0.3514397720312</text:p>
          </table:table-cell>
          <table:table-cell office:value-type="float" office:value="-0.3416486509431" calcext:value-type="float">
            <text:p>-0.3416486509431</text:p>
          </table:table-cell>
          <table:table-cell office:value-type="float" office:value="-0.3514398007557" calcext:value-type="float">
            <text:p>-0.3514398007557</text:p>
          </table:table-cell>
          <table:table-cell office:value-type="float" office:value="-0.3600977145229" calcext:value-type="float">
            <text:p>-0.3600977145229</text:p>
          </table:table-cell>
          <table:table-cell office:value-type="float" office:value="-0.3657149804372" calcext:value-type="float">
            <text:p>-0.3657149804372</text:p>
          </table:table-cell>
          <table:table-cell office:value-type="float" office:value="-0.3620137933919" calcext:value-type="float">
            <text:p>-0.3620137933919</text:p>
          </table:table-cell>
          <table:table-cell office:value-type="float" office:value="-0.3464748195234" calcext:value-type="float">
            <text:p>-0.3464748195234</text:p>
          </table:table-cell>
          <table:table-cell office:value-type="float" office:value="-0.3382235862819" calcext:value-type="float">
            <text:p>-0.3382235862819</text:p>
          </table:table-cell>
          <table:table-cell office:value-type="float" office:value="-0.3697100386874" calcext:value-type="float">
            <text:p>-0.3697100386874</text:p>
          </table:table-cell>
          <table:table-cell office:value-type="float" office:value="-0.3510242450218" calcext:value-type="float">
            <text:p>-0.3510242450218</text:p>
          </table:table-cell>
          <table:table-cell office:value-type="float" office:value="-0.3593121779912" calcext:value-type="float">
            <text:p>-0.3593121779912</text:p>
          </table:table-cell>
          <table:table-cell office:value-type="float" office:value="-0.3478054270714" calcext:value-type="float">
            <text:p>-0.3478054270714</text:p>
          </table:table-cell>
          <table:table-cell office:value-type="float" office:value="-0.3492082681462" calcext:value-type="float">
            <text:p>-0.3492082681462</text:p>
          </table:table-cell>
        </table:table-row>
        <table:table-row table:style-name="ro1">
          <table:table-cell office:value-type="float" office:value="-0.3499349362037" calcext:value-type="float">
            <text:p>-0.3499349362037</text:p>
          </table:table-cell>
          <table:table-cell office:value-type="float" office:value="-0.3538855600742" calcext:value-type="float">
            <text:p>-0.3538855600742</text:p>
          </table:table-cell>
          <table:table-cell office:value-type="float" office:value="-0.3424122245995" calcext:value-type="float">
            <text:p>-0.3424122245995</text:p>
          </table:table-cell>
          <table:table-cell office:value-type="float" office:value="-0.3538856569509" calcext:value-type="float">
            <text:p>-0.3538856569509</text:p>
          </table:table-cell>
          <table:table-cell office:value-type="float" office:value="-0.3499349447658" calcext:value-type="float">
            <text:p>-0.3499349447658</text:p>
          </table:table-cell>
          <table:table-cell office:value-type="float" office:value="-0.3553545484981" calcext:value-type="float">
            <text:p>-0.3553545484981</text:p>
          </table:table-cell>
          <table:table-cell office:value-type="float" office:value="-0.3510229169707" calcext:value-type="float">
            <text:p>-0.3510229169707</text:p>
          </table:table-cell>
          <table:table-cell office:value-type="float" office:value="-0.3468133963018" calcext:value-type="float">
            <text:p>-0.3468133963018</text:p>
          </table:table-cell>
          <table:table-cell office:value-type="float" office:value="-0.3380346674489" calcext:value-type="float">
            <text:p>-0.3380346674489</text:p>
          </table:table-cell>
          <table:table-cell office:value-type="float" office:value="-0.3468134098938" calcext:value-type="float">
            <text:p>-0.3468134098938</text:p>
          </table:table-cell>
          <table:table-cell office:value-type="float" office:value="-0.3510229178786" calcext:value-type="float">
            <text:p>-0.3510229178786</text:p>
          </table:table-cell>
          <table:table-cell office:value-type="float" office:value="-0.3657059892886" calcext:value-type="float">
            <text:p>-0.3657059892886</text:p>
          </table:table-cell>
          <table:table-cell office:value-type="float" office:value="-0.3528265432107" calcext:value-type="float">
            <text:p>-0.3528265432107</text:p>
          </table:table-cell>
          <table:table-cell office:value-type="float" office:value="-0.3423816816958" calcext:value-type="float">
            <text:p>-0.3423816816958</text:p>
          </table:table-cell>
          <table:table-cell office:value-type="float" office:value="-0.3323857579421" calcext:value-type="float">
            <text:p>-0.3323857579421</text:p>
          </table:table-cell>
          <table:table-cell office:value-type="float" office:value="-0.3697005082767" calcext:value-type="float">
            <text:p>-0.3697005082767</text:p>
          </table:table-cell>
          <table:table-cell office:value-type="float" office:value="-0.3510047058112" calcext:value-type="float">
            <text:p>-0.3510047058112</text:p>
          </table:table-cell>
          <table:table-cell office:value-type="float" office:value="-0.35929070419" calcext:value-type="float">
            <text:p>-0.35929070419</text:p>
          </table:table-cell>
          <table:table-cell office:value-type="float" office:value="-0.3477788322247" calcext:value-type="float">
            <text:p>-0.3477788322247</text:p>
          </table:table-cell>
          <table:table-cell office:value-type="float" office:value="-0.3491856370798" calcext:value-type="float">
            <text:p>-0.3491856370798</text:p>
          </table:table-cell>
        </table:table-row>
        <table:table-row table:style-name="ro1">
          <table:table-cell office:value-type="float" office:value="-0.3434943841978" calcext:value-type="float">
            <text:p>-0.3434943841978</text:p>
          </table:table-cell>
          <table:table-cell office:value-type="float" office:value="-0.3502573893254" calcext:value-type="float">
            <text:p>-0.3502573893254</text:p>
          </table:table-cell>
          <table:table-cell office:value-type="float" office:value="-0.3354613657619" calcext:value-type="float">
            <text:p>-0.3354613657619</text:p>
          </table:table-cell>
          <table:table-cell office:value-type="float" office:value="-0.3502573954366" calcext:value-type="float">
            <text:p>-0.3502573954366</text:p>
          </table:table-cell>
          <table:table-cell office:value-type="float" office:value="-0.3434943805843" calcext:value-type="float">
            <text:p>-0.3434943805843</text:p>
          </table:table-cell>
          <table:table-cell office:value-type="float" office:value="-0.3495025432976" calcext:value-type="float">
            <text:p>-0.3495025432976</text:p>
          </table:table-cell>
          <table:table-cell office:value-type="float" office:value="-0.3439279163972" calcext:value-type="float">
            <text:p>-0.3439279163972</text:p>
          </table:table-cell>
          <table:table-cell office:value-type="float" office:value="-0.3416010548915" calcext:value-type="float">
            <text:p>-0.3416010548915</text:p>
          </table:table-cell>
          <table:table-cell office:value-type="float" office:value="-0.3334567766894" calcext:value-type="float">
            <text:p>-0.3334567766894</text:p>
          </table:table-cell>
          <table:table-cell office:value-type="float" office:value="-0.3416010683542" calcext:value-type="float">
            <text:p>-0.3416010683542</text:p>
          </table:table-cell>
          <table:table-cell office:value-type="float" office:value="-0.3439279090909" calcext:value-type="float">
            <text:p>-0.3439279090909</text:p>
          </table:table-cell>
          <table:table-cell office:value-type="float" office:value="-0.3547787459416" calcext:value-type="float">
            <text:p>-0.3547787459416</text:p>
          </table:table-cell>
          <table:table-cell office:value-type="float" office:value="-0.3454438161254" calcext:value-type="float">
            <text:p>-0.3454438161254</text:p>
          </table:table-cell>
          <table:table-cell office:value-type="float" office:value="-0.3387677156595" calcext:value-type="float">
            <text:p>-0.3387677156595</text:p>
          </table:table-cell>
          <table:table-cell office:value-type="float" office:value="-0.3318160624022" calcext:value-type="float">
            <text:p>-0.3318160624022</text:p>
          </table:table-cell>
          <table:table-cell office:value-type="float" office:value="-0.3583862690533" calcext:value-type="float">
            <text:p>-0.3583862690533</text:p>
          </table:table-cell>
          <table:table-cell office:value-type="float" office:value="-0.3506478267814" calcext:value-type="float">
            <text:p>-0.3506478267814</text:p>
          </table:table-cell>
          <table:table-cell office:value-type="float" office:value="-0.3462112370854" calcext:value-type="float">
            <text:p>-0.3462112370854</text:p>
          </table:table-cell>
          <table:table-cell office:value-type="float" office:value="-0.3387899673972" calcext:value-type="float">
            <text:p>-0.3387899673972</text:p>
          </table:table-cell>
          <table:table-cell office:value-type="float" office:value="-0.3450353990443" calcext:value-type="float">
            <text:p>-0.3450353990443</text:p>
          </table:table-cell>
        </table:table-row>
        <table:table-row table:style-name="ro1">
          <table:table-cell office:value-type="float" office:value="-0.3417035831821" calcext:value-type="float">
            <text:p>-0.3417035831821</text:p>
          </table:table-cell>
          <table:table-cell office:value-type="float" office:value="-0.3415711384605" calcext:value-type="float">
            <text:p>-0.3415711384605</text:p>
          </table:table-cell>
          <table:table-cell office:value-type="float" office:value="-0.3351380038217" calcext:value-type="float">
            <text:p>-0.3351380038217</text:p>
          </table:table-cell>
          <table:table-cell office:value-type="float" office:value="-0.3415711264276" calcext:value-type="float">
            <text:p>-0.3415711264276</text:p>
          </table:table-cell>
          <table:table-cell office:value-type="float" office:value="-0.3417035867524" calcext:value-type="float">
            <text:p>-0.3417035867524</text:p>
          </table:table-cell>
          <table:table-cell office:value-type="float" office:value="-0.3494382550162" calcext:value-type="float">
            <text:p>-0.3494382550162</text:p>
          </table:table-cell>
          <table:table-cell office:value-type="float" office:value="-0.342775426626" calcext:value-type="float">
            <text:p>-0.342775426626</text:p>
          </table:table-cell>
          <table:table-cell office:value-type="float" office:value="-0.3364023986594" calcext:value-type="float">
            <text:p>-0.3364023986594</text:p>
          </table:table-cell>
          <table:table-cell office:value-type="float" office:value="-0.3333742972441" calcext:value-type="float">
            <text:p>-0.3333742972441</text:p>
          </table:table-cell>
          <table:table-cell office:value-type="float" office:value="-0.3364024029211" calcext:value-type="float">
            <text:p>-0.3364024029211</text:p>
          </table:table-cell>
          <table:table-cell office:value-type="float" office:value="-0.3427754485099" calcext:value-type="float">
            <text:p>-0.3427754485099</text:p>
          </table:table-cell>
          <table:table-cell office:value-type="float" office:value="-0.3547781351654" calcext:value-type="float">
            <text:p>-0.3547781351654</text:p>
          </table:table-cell>
          <table:table-cell office:value-type="float" office:value="-0.3453156169589" calcext:value-type="float">
            <text:p>-0.3453156169589</text:p>
          </table:table-cell>
          <table:table-cell office:value-type="float" office:value="-0.3337609182923" calcext:value-type="float">
            <text:p>-0.3337609182923</text:p>
          </table:table-cell>
          <table:table-cell office:value-type="float" office:value="-0.3304715023078" calcext:value-type="float">
            <text:p>-0.3304715023078</text:p>
          </table:table-cell>
          <table:table-cell office:value-type="float" office:value="-0.3583803558284" calcext:value-type="float">
            <text:p>-0.3583803558284</text:p>
          </table:table-cell>
          <table:table-cell office:value-type="float" office:value="-0.3506236464838" calcext:value-type="float">
            <text:p>-0.3506236464838</text:p>
          </table:table-cell>
          <table:table-cell office:value-type="float" office:value="-0.3461895184173" calcext:value-type="float">
            <text:p>-0.3461895184173</text:p>
          </table:table-cell>
          <table:table-cell office:value-type="float" office:value="-0.3387410625286" calcext:value-type="float">
            <text:p>-0.3387410625286</text:p>
          </table:table-cell>
          <table:table-cell office:value-type="float" office:value="-0.3450056245599" calcext:value-type="float">
            <text:p>-0.3450056245599</text:p>
          </table:table-cell>
        </table:table-row>
        <table:table-row table:style-name="ro1">
          <table:table-cell office:value-type="float" office:value="-0.3400650008466" calcext:value-type="float">
            <text:p>-0.3400650008466</text:p>
          </table:table-cell>
          <table:table-cell office:value-type="float" office:value="-0.3342928762149" calcext:value-type="float">
            <text:p>-0.3342928762149</text:p>
          </table:table-cell>
          <table:table-cell office:value-type="float" office:value="-0.335118158821" calcext:value-type="float">
            <text:p>-0.335118158821</text:p>
          </table:table-cell>
          <table:table-cell office:value-type="float" office:value="-0.334292890621" calcext:value-type="float">
            <text:p>-0.334292890621</text:p>
          </table:table-cell>
          <table:table-cell office:value-type="float" office:value="-0.3400649908347" calcext:value-type="float">
            <text:p>-0.3400649908347</text:p>
          </table:table-cell>
          <table:table-cell office:value-type="float" office:value="-0.3458161447399" calcext:value-type="float">
            <text:p>-0.3458161447399</text:p>
          </table:table-cell>
          <table:table-cell office:value-type="float" office:value="-0.3390703727348" calcext:value-type="float">
            <text:p>-0.3390703727348</text:p>
          </table:table-cell>
          <table:table-cell office:value-type="float" office:value="-0.3304501866549" calcext:value-type="float">
            <text:p>-0.3304501866549</text:p>
          </table:table-cell>
          <table:table-cell office:value-type="float" office:value="-0.3292283612149" calcext:value-type="float">
            <text:p>-0.3292283612149</text:p>
          </table:table-cell>
          <table:table-cell office:value-type="float" office:value="-0.3304501932095" calcext:value-type="float">
            <text:p>-0.3304501932095</text:p>
          </table:table-cell>
          <table:table-cell office:value-type="float" office:value="-0.3390703668192" calcext:value-type="float">
            <text:p>-0.3390703668192</text:p>
          </table:table-cell>
          <table:table-cell office:value-type="float" office:value="-0.3514797509946" calcext:value-type="float">
            <text:p>-0.3514797509946</text:p>
          </table:table-cell>
          <table:table-cell office:value-type="float" office:value="-0.3386495239639" calcext:value-type="float">
            <text:p>-0.3386495239639</text:p>
          </table:table-cell>
          <table:table-cell office:value-type="float" office:value="-0.3274430887865" calcext:value-type="float">
            <text:p>-0.3274430887865</text:p>
          </table:table-cell>
          <table:table-cell office:value-type="float" office:value="-0.3256170728229" calcext:value-type="float">
            <text:p>-0.3256170728229</text:p>
          </table:table-cell>
          <table:table-cell office:value-type="float" office:value="-0.351991236899" calcext:value-type="float">
            <text:p>-0.351991236899</text:p>
          </table:table-cell>
          <table:table-cell office:value-type="float" office:value="-0.3405521627468" calcext:value-type="float">
            <text:p>-0.3405521627468</text:p>
          </table:table-cell>
          <table:table-cell office:value-type="float" office:value="-0.3350535220393" calcext:value-type="float">
            <text:p>-0.3350535220393</text:p>
          </table:table-cell>
          <table:table-cell office:value-type="float" office:value="-0.3357061774806" calcext:value-type="float">
            <text:p>-0.3357061774806</text:p>
          </table:table-cell>
          <table:table-cell office:value-type="float" office:value="-0.3417751478724" calcext:value-type="float">
            <text:p>-0.3417751478724</text:p>
          </table:table-cell>
        </table:table-row>
        <table:table-row table:style-name="ro1">
          <table:table-cell office:value-type="float" office:value="-0.3399514074874" calcext:value-type="float">
            <text:p>-0.3399514074874</text:p>
          </table:table-cell>
          <table:table-cell office:value-type="float" office:value="-0.3311365249844" calcext:value-type="float">
            <text:p>-0.3311365249844</text:p>
          </table:table-cell>
          <table:table-cell office:value-type="float" office:value="-0.3312398762468" calcext:value-type="float">
            <text:p>-0.3312398762468</text:p>
          </table:table-cell>
          <table:table-cell office:value-type="float" office:value="-0.3311365115813" calcext:value-type="float">
            <text:p>-0.3311365115813</text:p>
          </table:table-cell>
          <table:table-cell office:value-type="float" office:value="-0.3399513809445" calcext:value-type="float">
            <text:p>-0.3399513809445</text:p>
          </table:table-cell>
          <table:table-cell office:value-type="float" office:value="-0.3458031813378" calcext:value-type="float">
            <text:p>-0.3458031813378</text:p>
          </table:table-cell>
          <table:table-cell office:value-type="float" office:value="-0.3389130886399" calcext:value-type="float">
            <text:p>-0.3389130886399</text:p>
          </table:table-cell>
          <table:table-cell office:value-type="float" office:value="-0.3262798997459" calcext:value-type="float">
            <text:p>-0.3262798997459</text:p>
          </table:table-cell>
          <table:table-cell office:value-type="float" office:value="-0.3244653866045" calcext:value-type="float">
            <text:p>-0.3244653866045</text:p>
          </table:table-cell>
          <table:table-cell office:value-type="float" office:value="-0.3262798901725" calcext:value-type="float">
            <text:p>-0.3262798901725</text:p>
          </table:table-cell>
          <table:table-cell office:value-type="float" office:value="-0.338913065825" calcext:value-type="float">
            <text:p>-0.338913065825</text:p>
          </table:table-cell>
          <table:table-cell office:value-type="float" office:value="-0.3513828971251" calcext:value-type="float">
            <text:p>-0.3513828971251</text:p>
          </table:table-cell>
          <table:table-cell office:value-type="float" office:value="-0.3384799494836" calcext:value-type="float">
            <text:p>-0.3384799494836</text:p>
          </table:table-cell>
          <table:table-cell office:value-type="float" office:value="-0.3232651244308" calcext:value-type="float">
            <text:p>-0.3232651244308</text:p>
          </table:table-cell>
          <table:table-cell office:value-type="float" office:value="-0.3215332243767" calcext:value-type="float">
            <text:p>-0.3215332243767</text:p>
          </table:table-cell>
          <table:table-cell office:value-type="float" office:value="-0.3518883057147" calcext:value-type="float">
            <text:p>-0.3518883057147</text:p>
          </table:table-cell>
          <table:table-cell office:value-type="float" office:value="-0.3405144525698" calcext:value-type="float">
            <text:p>-0.3405144525698</text:p>
          </table:table-cell>
          <table:table-cell office:value-type="float" office:value="-0.3349956593085" calcext:value-type="float">
            <text:p>-0.3349956593085</text:p>
          </table:table-cell>
          <table:table-cell office:value-type="float" office:value="-0.335686128338" calcext:value-type="float">
            <text:p>-0.335686128338</text:p>
          </table:table-cell>
          <table:table-cell office:value-type="float" office:value="-0.3417634112399" calcext:value-type="float">
            <text:p>-0.3417634112399</text:p>
          </table:table-cell>
        </table:table-row>
        <table:table-row table:style-name="ro1">
          <table:table-cell office:value-type="float" office:value="-0.3262472013326" calcext:value-type="float">
            <text:p>-0.3262472013326</text:p>
          </table:table-cell>
          <table:table-cell office:value-type="float" office:value="-0.3277882150368" calcext:value-type="float">
            <text:p>-0.3277882150368</text:p>
          </table:table-cell>
          <table:table-cell office:value-type="float" office:value="-0.3289174122923" calcext:value-type="float">
            <text:p>-0.3289174122923</text:p>
          </table:table-cell>
          <table:table-cell office:value-type="float" office:value="-0.3277882106291" calcext:value-type="float">
            <text:p>-0.3277882106291</text:p>
          </table:table-cell>
          <table:table-cell office:value-type="float" office:value="-0.3262472201168" calcext:value-type="float">
            <text:p>-0.3262472201168</text:p>
          </table:table-cell>
          <table:table-cell office:value-type="float" office:value="-0.3266871849699" calcext:value-type="float">
            <text:p>-0.3266871849699</text:p>
          </table:table-cell>
          <table:table-cell office:value-type="float" office:value="-0.3270287924056" calcext:value-type="float">
            <text:p>-0.3270287924056</text:p>
          </table:table-cell>
          <table:table-cell office:value-type="float" office:value="-0.3235631146945" calcext:value-type="float">
            <text:p>-0.3235631146945</text:p>
          </table:table-cell>
          <table:table-cell office:value-type="float" office:value="-0.3215762269851" calcext:value-type="float">
            <text:p>-0.3215762269851</text:p>
          </table:table-cell>
          <table:table-cell office:value-type="float" office:value="-0.3235631130069" calcext:value-type="float">
            <text:p>-0.3235631130069</text:p>
          </table:table-cell>
          <table:table-cell office:value-type="float" office:value="-0.3270288046193" calcext:value-type="float">
            <text:p>-0.3270288046193</text:p>
          </table:table-cell>
          <table:table-cell office:value-type="float" office:value="-0.3284594473082" calcext:value-type="float">
            <text:p>-0.3284594473082</text:p>
          </table:table-cell>
          <table:table-cell office:value-type="float" office:value="-0.3282995109847" calcext:value-type="float">
            <text:p>-0.3282995109847</text:p>
          </table:table-cell>
          <table:table-cell office:value-type="float" office:value="-0.3208849025779" calcext:value-type="float">
            <text:p>-0.3208849025779</text:p>
          </table:table-cell>
          <table:table-cell office:value-type="float" office:value="-0.318442362142" calcext:value-type="float">
            <text:p>-0.318442362142</text:p>
          </table:table-cell>
          <table:table-cell office:value-type="float" office:value="-0.3294835597055" calcext:value-type="float">
            <text:p>-0.3294835597055</text:p>
          </table:table-cell>
          <table:table-cell office:value-type="float" office:value="-0.3270889692622" calcext:value-type="float">
            <text:p>-0.3270889692622</text:p>
          </table:table-cell>
          <table:table-cell office:value-type="float" office:value="-0.3292770333692" calcext:value-type="float">
            <text:p>-0.3292770333692</text:p>
          </table:table-cell>
          <table:table-cell office:value-type="float" office:value="-0.3325878966447" calcext:value-type="float">
            <text:p>-0.3325878966447</text:p>
          </table:table-cell>
          <table:table-cell office:value-type="float" office:value="-0.326144706742" calcext:value-type="float">
            <text:p>-0.326144706742</text:p>
          </table:table-cell>
        </table:table-row>
        <table:table-row table:style-name="ro1">
          <table:table-cell office:value-type="float" office:value="-0.3261791757105" calcext:value-type="float">
            <text:p>-0.3261791757105</text:p>
          </table:table-cell>
          <table:table-cell office:value-type="float" office:value="-0.3276287669478" calcext:value-type="float">
            <text:p>-0.3276287669478</text:p>
          </table:table-cell>
          <table:table-cell office:value-type="float" office:value="-0.3282064477686" calcext:value-type="float">
            <text:p>-0.3282064477686</text:p>
          </table:table-cell>
          <table:table-cell office:value-type="float" office:value="-0.3276287528381" calcext:value-type="float">
            <text:p>-0.3276287528381</text:p>
          </table:table-cell>
          <table:table-cell office:value-type="float" office:value="-0.326179189023" calcext:value-type="float">
            <text:p>-0.326179189023</text:p>
          </table:table-cell>
          <table:table-cell office:value-type="float" office:value="-0.3266153067511" calcext:value-type="float">
            <text:p>-0.3266153067511</text:p>
          </table:table-cell>
          <table:table-cell office:value-type="float" office:value="-0.3268133021645" calcext:value-type="float">
            <text:p>-0.3268133021645</text:p>
          </table:table-cell>
          <table:table-cell office:value-type="float" office:value="-0.3221448627979" calcext:value-type="float">
            <text:p>-0.3221448627979</text:p>
          </table:table-cell>
          <table:table-cell office:value-type="float" office:value="-0.3185606112967" calcext:value-type="float">
            <text:p>-0.3185606112967</text:p>
          </table:table-cell>
          <table:table-cell office:value-type="float" office:value="-0.3221448570783" calcext:value-type="float">
            <text:p>-0.3221448570783</text:p>
          </table:table-cell>
          <table:table-cell office:value-type="float" office:value="-0.3268133198301" calcext:value-type="float">
            <text:p>-0.3268133198301</text:p>
          </table:table-cell>
          <table:table-cell office:value-type="float" office:value="-0.3283851980145" calcext:value-type="float">
            <text:p>-0.3283851980145</text:p>
          </table:table-cell>
          <table:table-cell office:value-type="float" office:value="-0.3279626783114" calcext:value-type="float">
            <text:p>-0.3279626783114</text:p>
          </table:table-cell>
          <table:table-cell office:value-type="float" office:value="-0.318830409433" calcext:value-type="float">
            <text:p>-0.318830409433</text:p>
          </table:table-cell>
          <table:table-cell office:value-type="float" office:value="-0.3150525770363" calcext:value-type="float">
            <text:p>-0.3150525770363</text:p>
          </table:table-cell>
          <table:table-cell office:value-type="float" office:value="-0.3294081645953" calcext:value-type="float">
            <text:p>-0.3294081645953</text:p>
          </table:table-cell>
          <table:table-cell office:value-type="float" office:value="-0.327051928942" calcext:value-type="float">
            <text:p>-0.327051928942</text:p>
          </table:table-cell>
          <table:table-cell office:value-type="float" office:value="-0.3292301242262" calcext:value-type="float">
            <text:p>-0.3292301242262</text:p>
          </table:table-cell>
          <table:table-cell office:value-type="float" office:value="-0.3325553744364" calcext:value-type="float">
            <text:p>-0.3325553744364</text:p>
          </table:table-cell>
          <table:table-cell office:value-type="float" office:value="-0.326073783613" calcext:value-type="float">
            <text:p>-0.326073783613</text:p>
          </table:table-cell>
        </table:table-row>
        <table:table-row table:style-name="ro1">
          <table:table-cell office:value-type="float" office:value="-0.1795671331082" calcext:value-type="float">
            <text:p>-0.1795671331082</text:p>
          </table:table-cell>
          <table:table-cell office:value-type="float" office:value="-0.1699209628539" calcext:value-type="float">
            <text:p>-0.1699209628539</text:p>
          </table:table-cell>
          <table:table-cell office:value-type="float" office:value="-0.1854728589804" calcext:value-type="float">
            <text:p>-0.1854728589804</text:p>
          </table:table-cell>
          <table:table-cell office:value-type="float" office:value="-0.1699195801346" calcext:value-type="float">
            <text:p>-0.1699195801346</text:p>
          </table:table-cell>
          <table:table-cell office:value-type="float" office:value="-0.1795663791522" calcext:value-type="float">
            <text:p>-0.1795663791522</text:p>
          </table:table-cell>
          <table:table-cell office:value-type="float" office:value="-0.1814507659692" calcext:value-type="float">
            <text:p>-0.1814507659692</text:p>
          </table:table-cell>
          <table:table-cell office:value-type="float" office:value="-0.1791332158988" calcext:value-type="float">
            <text:p>-0.1791332158988</text:p>
          </table:table-cell>
          <table:table-cell office:value-type="float" office:value="-0.1701900474008" calcext:value-type="float">
            <text:p>-0.1701900474008</text:p>
          </table:table-cell>
          <table:table-cell office:value-type="float" office:value="-0.1849698705212" calcext:value-type="float">
            <text:p>-0.1849698705212</text:p>
          </table:table-cell>
          <table:table-cell office:value-type="float" office:value="-0.1701901706424" calcext:value-type="float">
            <text:p>-0.1701901706424</text:p>
          </table:table-cell>
          <table:table-cell office:value-type="float" office:value="-0.1791287596141" calcext:value-type="float">
            <text:p>-0.1791287596141</text:p>
          </table:table-cell>
          <table:table-cell office:value-type="float" office:value="-0.1823312571568" calcext:value-type="float">
            <text:p>-0.1823312571568</text:p>
          </table:table-cell>
          <table:table-cell office:value-type="float" office:value="-0.1795495549682" calcext:value-type="float">
            <text:p>-0.1795495549682</text:p>
          </table:table-cell>
          <table:table-cell office:value-type="float" office:value="-0.171269579385" calcext:value-type="float">
            <text:p>-0.171269579385</text:p>
          </table:table-cell>
          <table:table-cell office:value-type="float" office:value="-0.1866557525899" calcext:value-type="float">
            <text:p>-0.1866557525899</text:p>
          </table:table-cell>
          <table:table-cell office:value-type="float" office:value="-0.1840688134386" calcext:value-type="float">
            <text:p>-0.1840688134386</text:p>
          </table:table-cell>
          <table:table-cell office:value-type="float" office:value="-0.1711963552006" calcext:value-type="float">
            <text:p>-0.1711963552006</text:p>
          </table:table-cell>
          <table:table-cell office:value-type="float" office:value="-0.1695809099845" calcext:value-type="float">
            <text:p>-0.1695809099845</text:p>
          </table:table-cell>
          <table:table-cell office:value-type="float" office:value="-0.1860822588032" calcext:value-type="float">
            <text:p>-0.1860822588032</text:p>
          </table:table-cell>
          <table:table-cell office:value-type="float" office:value="-0.184904577562" calcext:value-type="float">
            <text:p>-0.184904577562</text:p>
          </table:table-cell>
        </table:table-row>
        <table:table-row table:style-name="ro1">
          <table:table-cell office:value-type="float" office:value="-0.17685296664" calcext:value-type="float">
            <text:p>-0.17685296664</text:p>
          </table:table-cell>
          <table:table-cell office:value-type="float" office:value="-0.1698543389383" calcext:value-type="float">
            <text:p>-0.1698543389383</text:p>
          </table:table-cell>
          <table:table-cell office:value-type="float" office:value="-0.1850843613156" calcext:value-type="float">
            <text:p>-0.1850843613156</text:p>
          </table:table-cell>
          <table:table-cell office:value-type="float" office:value="-0.1698549944833" calcext:value-type="float">
            <text:p>-0.1698549944833</text:p>
          </table:table-cell>
          <table:table-cell office:value-type="float" office:value="-0.1768534913589" calcext:value-type="float">
            <text:p>-0.1768534913589</text:p>
          </table:table-cell>
          <table:table-cell office:value-type="float" office:value="-0.1813353864729" calcext:value-type="float">
            <text:p>-0.1813353864729</text:p>
          </table:table-cell>
          <table:table-cell office:value-type="float" office:value="-0.1781403263786" calcext:value-type="float">
            <text:p>-0.1781403263786</text:p>
          </table:table-cell>
          <table:table-cell office:value-type="float" office:value="-0.1686109519303" calcext:value-type="float">
            <text:p>-0.1686109519303</text:p>
          </table:table-cell>
          <table:table-cell office:value-type="float" office:value="-0.1839142899151" calcext:value-type="float">
            <text:p>-0.1839142899151</text:p>
          </table:table-cell>
          <table:table-cell office:value-type="float" office:value="-0.168614457751" calcext:value-type="float">
            <text:p>-0.168614457751</text:p>
          </table:table-cell>
          <table:table-cell office:value-type="float" office:value="-0.1781398938889" calcext:value-type="float">
            <text:p>-0.1781398938889</text:p>
          </table:table-cell>
          <table:table-cell office:value-type="float" office:value="-0.182209604382" calcext:value-type="float">
            <text:p>-0.182209604382</text:p>
          </table:table-cell>
          <table:table-cell office:value-type="float" office:value="-0.178066137752" calcext:value-type="float">
            <text:p>-0.178066137752</text:p>
          </table:table-cell>
          <table:table-cell office:value-type="float" office:value="-0.1678407399859" calcext:value-type="float">
            <text:p>-0.1678407399859</text:p>
          </table:table-cell>
          <table:table-cell office:value-type="float" office:value="-0.1816598382542" calcext:value-type="float">
            <text:p>-0.1816598382542</text:p>
          </table:table-cell>
          <table:table-cell office:value-type="float" office:value="-0.1839470106121" calcext:value-type="float">
            <text:p>-0.1839470106121</text:p>
          </table:table-cell>
          <table:table-cell office:value-type="float" office:value="-0.171113775343" calcext:value-type="float">
            <text:p>-0.171113775343</text:p>
          </table:table-cell>
          <table:table-cell office:value-type="float" office:value="-0.1695684065985" calcext:value-type="float">
            <text:p>-0.1695684065985</text:p>
          </table:table-cell>
          <table:table-cell office:value-type="float" office:value="-0.1860568608501" calcext:value-type="float">
            <text:p>-0.1860568608501</text:p>
          </table:table-cell>
          <table:table-cell office:value-type="float" office:value="-0.1847986200905" calcext:value-type="float">
            <text:p>-0.1847986200905</text:p>
          </table:table-cell>
        </table:table-row>
        <table:table-row table:style-name="ro1">
          <table:table-cell office:value-type="float" office:value="-0.1710629862225" calcext:value-type="float">
            <text:p>-0.1710629862225</text:p>
          </table:table-cell>
          <table:table-cell office:value-type="float" office:value="-0.1637792443025" calcext:value-type="float">
            <text:p>-0.1637792443025</text:p>
          </table:table-cell>
          <table:table-cell office:value-type="float" office:value="-0.1776765661244" calcext:value-type="float">
            <text:p>-0.1776765661244</text:p>
          </table:table-cell>
          <table:table-cell office:value-type="float" office:value="-0.1637815393769" calcext:value-type="float">
            <text:p>-0.1637815393769</text:p>
          </table:table-cell>
          <table:table-cell office:value-type="float" office:value="-0.1710648114209" calcext:value-type="float">
            <text:p>-0.1710648114209</text:p>
          </table:table-cell>
          <table:table-cell office:value-type="float" office:value="-0.176905217629" calcext:value-type="float">
            <text:p>-0.176905217629</text:p>
          </table:table-cell>
          <table:table-cell office:value-type="float" office:value="-0.1768649369092" calcext:value-type="float">
            <text:p>-0.1768649369092</text:p>
          </table:table-cell>
          <table:table-cell office:value-type="float" office:value="-0.1683170461222" calcext:value-type="float">
            <text:p>-0.1683170461222</text:p>
          </table:table-cell>
          <table:table-cell office:value-type="float" office:value="-0.1779184369765" calcext:value-type="float">
            <text:p>-0.1779184369765</text:p>
          </table:table-cell>
          <table:table-cell office:value-type="float" office:value="-0.1683203498577" calcext:value-type="float">
            <text:p>-0.1683203498577</text:p>
          </table:table-cell>
          <table:table-cell office:value-type="float" office:value="-0.1768651328795" calcext:value-type="float">
            <text:p>-0.1768651328795</text:p>
          </table:table-cell>
          <table:table-cell office:value-type="float" office:value="-0.1747263327879" calcext:value-type="float">
            <text:p>-0.1747263327879</text:p>
          </table:table-cell>
          <table:table-cell office:value-type="float" office:value="-0.1745605235135" calcext:value-type="float">
            <text:p>-0.1745605235135</text:p>
          </table:table-cell>
          <table:table-cell office:value-type="float" office:value="-0.1675773904794" calcext:value-type="float">
            <text:p>-0.1675773904794</text:p>
          </table:table-cell>
          <table:table-cell office:value-type="float" office:value="-0.1741005973143" calcext:value-type="float">
            <text:p>-0.1741005973143</text:p>
          </table:table-cell>
          <table:table-cell office:value-type="float" office:value="-0.1746142681619" calcext:value-type="float">
            <text:p>-0.1746142681619</text:p>
          </table:table-cell>
          <table:table-cell office:value-type="float" office:value="-0.1661803208464" calcext:value-type="float">
            <text:p>-0.1661803208464</text:p>
          </table:table-cell>
          <table:table-cell office:value-type="float" office:value="-0.1626964320637" calcext:value-type="float">
            <text:p>-0.1626964320637</text:p>
          </table:table-cell>
          <table:table-cell office:value-type="float" office:value="-0.1774153552489" calcext:value-type="float">
            <text:p>-0.1774153552489</text:p>
          </table:table-cell>
          <table:table-cell office:value-type="float" office:value="-0.1788709008488" calcext:value-type="float">
            <text:p>-0.1788709008488</text:p>
          </table:table-cell>
        </table:table-row>
        <table:table-row table:style-name="ro1">
          <table:table-cell office:value-type="float" office:value="-0.1623605990681" calcext:value-type="float">
            <text:p>-0.1623605990681</text:p>
          </table:table-cell>
          <table:table-cell office:value-type="float" office:value="-0.162806257362" calcext:value-type="float">
            <text:p>-0.162806257362</text:p>
          </table:table-cell>
          <table:table-cell office:value-type="float" office:value="-0.1767158999821" calcext:value-type="float">
            <text:p>-0.1767158999821</text:p>
          </table:table-cell>
          <table:table-cell office:value-type="float" office:value="-0.1628088936938" calcext:value-type="float">
            <text:p>-0.1628088936938</text:p>
          </table:table-cell>
          <table:table-cell office:value-type="float" office:value="-0.1623792258503" calcext:value-type="float">
            <text:p>-0.1623792258503</text:p>
          </table:table-cell>
          <table:table-cell office:value-type="float" office:value="-0.1767867089665" calcext:value-type="float">
            <text:p>-0.1767867089665</text:p>
          </table:table-cell>
          <table:table-cell office:value-type="float" office:value="-0.1713122162201" calcext:value-type="float">
            <text:p>-0.1713122162201</text:p>
          </table:table-cell>
          <table:table-cell office:value-type="float" office:value="-0.1669660094664" calcext:value-type="float">
            <text:p>-0.1669660094664</text:p>
          </table:table-cell>
          <table:table-cell office:value-type="float" office:value="-0.1727731845664" calcext:value-type="float">
            <text:p>-0.1727731845664</text:p>
          </table:table-cell>
          <table:table-cell office:value-type="float" office:value="-0.1669652353757" calcext:value-type="float">
            <text:p>-0.1669652353757</text:p>
          </table:table-cell>
          <table:table-cell office:value-type="float" office:value="-0.1713113556164" calcext:value-type="float">
            <text:p>-0.1713113556164</text:p>
          </table:table-cell>
          <table:table-cell office:value-type="float" office:value="-0.1746038809134" calcext:value-type="float">
            <text:p>-0.1746038809134</text:p>
          </table:table-cell>
          <table:table-cell office:value-type="float" office:value="-0.1731854061129" calcext:value-type="float">
            <text:p>-0.1731854061129</text:p>
          </table:table-cell>
          <table:table-cell office:value-type="float" office:value="-0.1670012367097" calcext:value-type="float">
            <text:p>-0.1670012367097</text:p>
          </table:table-cell>
          <table:table-cell office:value-type="float" office:value="-0.173486894469" calcext:value-type="float">
            <text:p>-0.173486894469</text:p>
          </table:table-cell>
          <table:table-cell office:value-type="float" office:value="-0.1744899552397" calcext:value-type="float">
            <text:p>-0.1744899552397</text:p>
          </table:table-cell>
          <table:table-cell office:value-type="float" office:value="-0.1660972356142" calcext:value-type="float">
            <text:p>-0.1660972356142</text:p>
          </table:table-cell>
          <table:table-cell office:value-type="float" office:value="-0.1626808246998" calcext:value-type="float">
            <text:p>-0.1626808246998</text:p>
          </table:table-cell>
          <table:table-cell office:value-type="float" office:value="-0.1774045101972" calcext:value-type="float">
            <text:p>-0.1774045101972</text:p>
          </table:table-cell>
          <table:table-cell office:value-type="float" office:value="-0.1787589430255" calcext:value-type="float">
            <text:p>-0.1787589430255</text:p>
          </table:table-cell>
        </table:table-row>
        <table:table-row table:style-name="ro1">
          <table:table-cell office:value-type="float" office:value="-0.1549412217228" calcext:value-type="float">
            <text:p>-0.1549412217228</text:p>
          </table:table-cell>
          <table:table-cell office:value-type="float" office:value="-0.1610174305871" calcext:value-type="float">
            <text:p>-0.1610174305871</text:p>
          </table:table-cell>
          <table:table-cell office:value-type="float" office:value="-0.1683518244442" calcext:value-type="float">
            <text:p>-0.1683518244442</text:p>
          </table:table-cell>
          <table:table-cell office:value-type="float" office:value="-0.1610741224102" calcext:value-type="float">
            <text:p>-0.1610741224102</text:p>
          </table:table-cell>
          <table:table-cell office:value-type="float" office:value="-0.1549244349288" calcext:value-type="float">
            <text:p>-0.1549244349288</text:p>
          </table:table-cell>
          <table:table-cell office:value-type="float" office:value="-0.1692603103218" calcext:value-type="float">
            <text:p>-0.1692603103218</text:p>
          </table:table-cell>
          <table:table-cell office:value-type="float" office:value="-0.1606841556803" calcext:value-type="float">
            <text:p>-0.1606841556803</text:p>
          </table:table-cell>
          <table:table-cell office:value-type="float" office:value="-0.1622063852275" calcext:value-type="float">
            <text:p>-0.1622063852275</text:p>
          </table:table-cell>
          <table:table-cell office:value-type="float" office:value="-0.1648882580703" calcext:value-type="float">
            <text:p>-0.1648882580703</text:p>
          </table:table-cell>
          <table:table-cell office:value-type="float" office:value="-0.1622071967608" calcext:value-type="float">
            <text:p>-0.1622071967608</text:p>
          </table:table-cell>
          <table:table-cell office:value-type="float" office:value="-0.1606832649317" calcext:value-type="float">
            <text:p>-0.1606832649317</text:p>
          </table:table-cell>
          <table:table-cell office:value-type="float" office:value="-0.1641041968495" calcext:value-type="float">
            <text:p>-0.1641041968495</text:p>
          </table:table-cell>
          <table:table-cell office:value-type="float" office:value="-0.1645271382807" calcext:value-type="float">
            <text:p>-0.1645271382807</text:p>
          </table:table-cell>
          <table:table-cell office:value-type="float" office:value="-0.1620631435109" calcext:value-type="float">
            <text:p>-0.1620631435109</text:p>
          </table:table-cell>
          <table:table-cell office:value-type="float" office:value="-0.1648638641457" calcext:value-type="float">
            <text:p>-0.1648638641457</text:p>
          </table:table-cell>
          <table:table-cell office:value-type="float" office:value="-0.1620556938951" calcext:value-type="float">
            <text:p>-0.1620556938951</text:p>
          </table:table-cell>
          <table:table-cell office:value-type="float" office:value="-0.1584599152509" calcext:value-type="float">
            <text:p>-0.1584599152509</text:p>
          </table:table-cell>
          <table:table-cell office:value-type="float" office:value="-0.1565395845899" calcext:value-type="float">
            <text:p>-0.1565395845899</text:p>
          </table:table-cell>
          <table:table-cell office:value-type="float" office:value="-0.1671288878788" calcext:value-type="float">
            <text:p>-0.1671288878788</text:p>
          </table:table-cell>
          <table:table-cell office:value-type="float" office:value="-0.1709767108667" calcext:value-type="float">
            <text:p>-0.1709767108667</text:p>
          </table:table-cell>
        </table:table-row>
        <table:table-row table:style-name="ro1">
          <table:table-cell office:value-type="float" office:value="-0.05180387332949" calcext:value-type="float">
            <text:p>-0.05180387332949</text:p>
          </table:table-cell>
          <table:table-cell office:value-type="float" office:value="-0.05917627585663" calcext:value-type="float">
            <text:p>-0.05917627585663</text:p>
          </table:table-cell>
          <table:table-cell office:value-type="float" office:value="-0.06540774214239" calcext:value-type="float">
            <text:p>-0.06540774214239</text:p>
          </table:table-cell>
          <table:table-cell office:value-type="float" office:value="-0.05879783548792" calcext:value-type="float">
            <text:p>-0.05879783548792</text:p>
          </table:table-cell>
          <table:table-cell office:value-type="float" office:value="-0.05180256900053" calcext:value-type="float">
            <text:p>-0.05180256900053</text:p>
          </table:table-cell>
          <table:table-cell office:value-type="float" office:value="-0.0693691549229" calcext:value-type="float">
            <text:p>-0.0693691549229</text:p>
          </table:table-cell>
          <table:table-cell office:value-type="float" office:value="-0.05187930191473" calcext:value-type="float">
            <text:p>-0.05187930191473</text:p>
          </table:table-cell>
          <table:table-cell office:value-type="float" office:value="-0.06337623365487" calcext:value-type="float">
            <text:p>-0.06337623365487</text:p>
          </table:table-cell>
          <table:table-cell office:value-type="float" office:value="-0.06614408066893" calcext:value-type="float">
            <text:p>-0.06614408066893</text:p>
          </table:table-cell>
          <table:table-cell office:value-type="float" office:value="-0.06345948115388" calcext:value-type="float">
            <text:p>-0.06345948115388</text:p>
          </table:table-cell>
          <table:table-cell office:value-type="float" office:value="-0.05187387892991" calcext:value-type="float">
            <text:p>-0.05187387892991</text:p>
          </table:table-cell>
          <table:table-cell office:value-type="float" office:value="-0.06226508604333" calcext:value-type="float">
            <text:p>-0.06226508604333</text:p>
          </table:table-cell>
          <table:table-cell office:value-type="float" office:value="-0.05303100234051" calcext:value-type="float">
            <text:p>-0.05303100234051</text:p>
          </table:table-cell>
          <table:table-cell office:value-type="float" office:value="-0.06432959876703" calcext:value-type="float">
            <text:p>-0.06432959876703</text:p>
          </table:table-cell>
          <table:table-cell office:value-type="float" office:value="-0.06615022594855" calcext:value-type="float">
            <text:p>-0.06615022594855</text:p>
          </table:table-cell>
          <table:table-cell office:value-type="float" office:value="-0.05977507674057" calcext:value-type="float">
            <text:p>-0.05977507674057</text:p>
          </table:table-cell>
          <table:table-cell office:value-type="float" office:value="-0.0565379928706" calcext:value-type="float">
            <text:p>-0.0565379928706</text:p>
          </table:table-cell>
          <table:table-cell office:value-type="float" office:value="-0.05493566953456" calcext:value-type="float">
            <text:p>-0.05493566953456</text:p>
          </table:table-cell>
          <table:table-cell office:value-type="float" office:value="-0.0668788927285" calcext:value-type="float">
            <text:p>-0.0668788927285</text:p>
          </table:table-cell>
          <table:table-cell office:value-type="float" office:value="-0.07198175679534" calcext:value-type="float">
            <text:p>-0.07198175679534</text:p>
          </table:table-cell>
        </table:table-row>
        <table:table-row table:style-name="ro1">
          <table:table-cell office:value-type="float" office:value="-0.05055551519958" calcext:value-type="float">
            <text:p>-0.05055551519958</text:p>
          </table:table-cell>
          <table:table-cell office:value-type="float" office:value="-0.05574159258998" calcext:value-type="float">
            <text:p>-0.05574159258998</text:p>
          </table:table-cell>
          <table:table-cell office:value-type="float" office:value="-0.0562141849401" calcext:value-type="float">
            <text:p>-0.0562141849401</text:p>
          </table:table-cell>
          <table:table-cell office:value-type="float" office:value="-0.0559073597442" calcext:value-type="float">
            <text:p>-0.0559073597442</text:p>
          </table:table-cell>
          <table:table-cell office:value-type="float" office:value="-0.05055275782743" calcext:value-type="float">
            <text:p>-0.05055275782743</text:p>
          </table:table-cell>
          <table:table-cell office:value-type="float" office:value="-0.05969588522124" calcext:value-type="float">
            <text:p>-0.05969588522124</text:p>
          </table:table-cell>
          <table:table-cell office:value-type="float" office:value="-0.05158069184751" calcext:value-type="float">
            <text:p>-0.05158069184751</text:p>
          </table:table-cell>
          <table:table-cell office:value-type="float" office:value="-0.0601547025615" calcext:value-type="float">
            <text:p>-0.0601547025615</text:p>
          </table:table-cell>
          <table:table-cell office:value-type="float" office:value="-0.06212964810462" calcext:value-type="float">
            <text:p>-0.06212964810462</text:p>
          </table:table-cell>
          <table:table-cell office:value-type="float" office:value="-0.0600463161995" calcext:value-type="float">
            <text:p>-0.0600463161995</text:p>
          </table:table-cell>
          <table:table-cell office:value-type="float" office:value="-0.05159180448354" calcext:value-type="float">
            <text:p>-0.05159180448354</text:p>
          </table:table-cell>
          <table:table-cell office:value-type="float" office:value="-0.05078568265236" calcext:value-type="float">
            <text:p>-0.05078568265236</text:p>
          </table:table-cell>
          <table:table-cell office:value-type="float" office:value="-0.05193443899033" calcext:value-type="float">
            <text:p>-0.05193443899033</text:p>
          </table:table-cell>
          <table:table-cell office:value-type="float" office:value="-0.0626751401319" calcext:value-type="float">
            <text:p>-0.0626751401319</text:p>
          </table:table-cell>
          <table:table-cell office:value-type="float" office:value="-0.06516606127472" calcext:value-type="float">
            <text:p>-0.06516606127472</text:p>
          </table:table-cell>
          <table:table-cell office:value-type="float" office:value="-0.04666138022743" calcext:value-type="float">
            <text:p>-0.04666138022743</text:p>
          </table:table-cell>
          <table:table-cell office:value-type="float" office:value="-0.05021762606557" calcext:value-type="float">
            <text:p>-0.05021762606557</text:p>
          </table:table-cell>
          <table:table-cell office:value-type="float" office:value="-0.05256852700334" calcext:value-type="float">
            <text:p>-0.05256852700334</text:p>
          </table:table-cell>
          <table:table-cell office:value-type="float" office:value="-0.05599970339928" calcext:value-type="float">
            <text:p>-0.05599970339928</text:p>
          </table:table-cell>
          <table:table-cell office:value-type="float" office:value="-0.06363278286656" calcext:value-type="float">
            <text:p>-0.06363278286656</text:p>
          </table:table-cell>
        </table:table-row>
        <table:table-row table:style-name="ro1">
          <table:table-cell office:value-type="float" office:value="-0.04840602838739" calcext:value-type="float">
            <text:p>-0.04840602838739</text:p>
          </table:table-cell>
          <table:table-cell office:value-type="float" office:value="-0.05224832590374" calcext:value-type="float">
            <text:p>-0.05224832590374</text:p>
          </table:table-cell>
          <table:table-cell office:value-type="float" office:value="-0.05617091970904" calcext:value-type="float">
            <text:p>-0.05617091970904</text:p>
          </table:table-cell>
          <table:table-cell office:value-type="float" office:value="-0.05228845223925" calcext:value-type="float">
            <text:p>-0.05228845223925</text:p>
          </table:table-cell>
          <table:table-cell office:value-type="float" office:value="-0.04840874626928" calcext:value-type="float">
            <text:p>-0.04840874626928</text:p>
          </table:table-cell>
          <table:table-cell office:value-type="float" office:value="-0.05949655953139" calcext:value-type="float">
            <text:p>-0.05949655953139</text:p>
          </table:table-cell>
          <table:table-cell office:value-type="float" office:value="-0.04418601279606" calcext:value-type="float">
            <text:p>-0.04418601279606</text:p>
          </table:table-cell>
          <table:table-cell office:value-type="float" office:value="-0.05361907489125" calcext:value-type="float">
            <text:p>-0.05361907489125</text:p>
          </table:table-cell>
          <table:table-cell office:value-type="float" office:value="-0.06150340889027" calcext:value-type="float">
            <text:p>-0.06150340889027</text:p>
          </table:table-cell>
          <table:table-cell office:value-type="float" office:value="-0.05358491958495" calcext:value-type="float">
            <text:p>-0.05358491958495</text:p>
          </table:table-cell>
          <table:table-cell office:value-type="float" office:value="-0.04419174892419" calcext:value-type="float">
            <text:p>-0.04419174892419</text:p>
          </table:table-cell>
          <table:table-cell office:value-type="float" office:value="-0.05060471800429" calcext:value-type="float">
            <text:p>-0.05060471800429</text:p>
          </table:table-cell>
          <table:table-cell office:value-type="float" office:value="-0.04739401896438" calcext:value-type="float">
            <text:p>-0.04739401896438</text:p>
          </table:table-cell>
          <table:table-cell office:value-type="float" office:value="-0.05390637598694" calcext:value-type="float">
            <text:p>-0.05390637598694</text:p>
          </table:table-cell>
          <table:table-cell office:value-type="float" office:value="-0.06395725026619" calcext:value-type="float">
            <text:p>-0.06395725026619</text:p>
          </table:table-cell>
          <table:table-cell office:value-type="float" office:value="-0.04648699854337" calcext:value-type="float">
            <text:p>-0.04648699854337</text:p>
          </table:table-cell>
          <table:table-cell office:value-type="float" office:value="-0.0501149667368" calcext:value-type="float">
            <text:p>-0.0501149667368</text:p>
          </table:table-cell>
          <table:table-cell office:value-type="float" office:value="-0.0521248618921" calcext:value-type="float">
            <text:p>-0.0521248618921</text:p>
          </table:table-cell>
          <table:table-cell office:value-type="float" office:value="-0.0559842933139" calcext:value-type="float">
            <text:p>-0.0559842933139</text:p>
          </table:table-cell>
          <table:table-cell office:value-type="float" office:value="-0.06340503997878" calcext:value-type="float">
            <text:p>-0.06340503997878</text:p>
          </table:table-cell>
        </table:table-row>
        <table:table-row table:style-name="ro1">
          <table:table-cell office:value-type="float" office:value="-0.04381483824395" calcext:value-type="float">
            <text:p>-0.04381483824395</text:p>
          </table:table-cell>
          <table:table-cell office:value-type="float" office:value="-0.0516797779015" calcext:value-type="float">
            <text:p>-0.0516797779015</text:p>
          </table:table-cell>
          <table:table-cell office:value-type="float" office:value="-0.05511655203239" calcext:value-type="float">
            <text:p>-0.05511655203239</text:p>
          </table:table-cell>
          <table:table-cell office:value-type="float" office:value="-0.05163400811635" calcext:value-type="float">
            <text:p>-0.05163400811635</text:p>
          </table:table-cell>
          <table:table-cell office:value-type="float" office:value="-0.04381479578829" calcext:value-type="float">
            <text:p>-0.04381479578829</text:p>
          </table:table-cell>
          <table:table-cell office:value-type="float" office:value="-0.03148337754486" calcext:value-type="float">
            <text:p>-0.03148337754486</text:p>
          </table:table-cell>
          <table:table-cell office:value-type="float" office:value="-0.04180868547936" calcext:value-type="float">
            <text:p>-0.04180868547936</text:p>
          </table:table-cell>
          <table:table-cell office:value-type="float" office:value="-0.05342093933502" calcext:value-type="float">
            <text:p>-0.05342093933502</text:p>
          </table:table-cell>
          <table:table-cell office:value-type="float" office:value="-0.05662471679366" calcext:value-type="float">
            <text:p>-0.05662471679366</text:p>
          </table:table-cell>
          <table:table-cell office:value-type="float" office:value="-0.05347797319647" calcext:value-type="float">
            <text:p>-0.05347797319647</text:p>
          </table:table-cell>
          <table:table-cell office:value-type="float" office:value="-0.04181238791381" calcext:value-type="float">
            <text:p>-0.04181238791381</text:p>
          </table:table-cell>
          <table:table-cell office:value-type="float" office:value="-0.03507526283215" calcext:value-type="float">
            <text:p>-0.03507526283215</text:p>
          </table:table-cell>
          <table:table-cell office:value-type="float" office:value="-0.04320110735441" calcext:value-type="float">
            <text:p>-0.04320110735441</text:p>
          </table:table-cell>
          <table:table-cell office:value-type="float" office:value="-0.05187901854981" calcext:value-type="float">
            <text:p>-0.05187901854981</text:p>
          </table:table-cell>
          <table:table-cell office:value-type="float" office:value="-0.05752017521964" calcext:value-type="float">
            <text:p>-0.05752017521964</text:p>
          </table:table-cell>
          <table:table-cell office:value-type="float" office:value="-0.03678119693973" calcext:value-type="float">
            <text:p>-0.03678119693973</text:p>
          </table:table-cell>
          <table:table-cell office:value-type="float" office:value="-0.04600932654567" calcext:value-type="float">
            <text:p>-0.04600932654567</text:p>
          </table:table-cell>
          <table:table-cell office:value-type="float" office:value="-0.04966470035825" calcext:value-type="float">
            <text:p>-0.04966470035825</text:p>
          </table:table-cell>
          <table:table-cell office:value-type="float" office:value="-0.05069580639509" calcext:value-type="float">
            <text:p>-0.05069580639509</text:p>
          </table:table-cell>
          <table:table-cell office:value-type="float" office:value="-0.02953258636271" calcext:value-type="float">
            <text:p>-0.02953258636271</text:p>
          </table:table-cell>
        </table:table-row>
        <table:table-row table:style-name="ro1">
          <table:table-cell office:value-type="float" office:value="-0.03990542691993" calcext:value-type="float">
            <text:p>-0.03990542691993</text:p>
          </table:table-cell>
          <table:table-cell office:value-type="float" office:value="-0.04884088472586" calcext:value-type="float">
            <text:p>-0.04884088472586</text:p>
          </table:table-cell>
          <table:table-cell office:value-type="float" office:value="-0.05417585449559" calcext:value-type="float">
            <text:p>-0.05417585449559</text:p>
          </table:table-cell>
          <table:table-cell office:value-type="float" office:value="-0.048837957254" calcext:value-type="float">
            <text:p>-0.048837957254</text:p>
          </table:table-cell>
          <table:table-cell office:value-type="float" office:value="-0.0398864932733" calcext:value-type="float">
            <text:p>-0.0398864932733</text:p>
          </table:table-cell>
          <table:table-cell office:value-type="float" office:value="-0.03146635375662" calcext:value-type="float">
            <text:p>-0.03146635375662</text:p>
          </table:table-cell>
          <table:table-cell office:value-type="float" office:value="-0.03714870698425" calcext:value-type="float">
            <text:p>-0.03714870698425</text:p>
          </table:table-cell>
          <table:table-cell office:value-type="float" office:value="-0.05127135493324" calcext:value-type="float">
            <text:p>-0.05127135493324</text:p>
          </table:table-cell>
          <table:table-cell office:value-type="float" office:value="-0.05647675994418" calcext:value-type="float">
            <text:p>-0.05647675994418</text:p>
          </table:table-cell>
          <table:table-cell office:value-type="float" office:value="-0.05125780793704" calcext:value-type="float">
            <text:p>-0.05125780793704</text:p>
          </table:table-cell>
          <table:table-cell office:value-type="float" office:value="-0.03715413475596" calcext:value-type="float">
            <text:p>-0.03715413475596</text:p>
          </table:table-cell>
          <table:table-cell office:value-type="float" office:value="-0.03505498972956" calcext:value-type="float">
            <text:p>-0.03505498972956</text:p>
          </table:table-cell>
          <table:table-cell office:value-type="float" office:value="-0.03486019010604" calcext:value-type="float">
            <text:p>-0.03486019010604</text:p>
          </table:table-cell>
          <table:table-cell office:value-type="float" office:value="-0.04861688577703" calcext:value-type="float">
            <text:p>-0.04861688577703</text:p>
          </table:table-cell>
          <table:table-cell office:value-type="float" office:value="-0.05681405342963" calcext:value-type="float">
            <text:p>-0.05681405342963</text:p>
          </table:table-cell>
          <table:table-cell office:value-type="float" office:value="-0.03676548253481" calcext:value-type="float">
            <text:p>-0.03676548253481</text:p>
          </table:table-cell>
          <table:table-cell office:value-type="float" office:value="-0.04590498992793" calcext:value-type="float">
            <text:p>-0.04590498992793</text:p>
          </table:table-cell>
          <table:table-cell office:value-type="float" office:value="-0.04959791590838" calcext:value-type="float">
            <text:p>-0.04959791590838</text:p>
          </table:table-cell>
          <table:table-cell office:value-type="float" office:value="-0.05068124793752" calcext:value-type="float">
            <text:p>-0.05068124793752</text:p>
          </table:table-cell>
          <table:table-cell office:value-type="float" office:value="-0.02948495437682" calcext:value-type="float">
            <text:p>-0.02948495437682</text:p>
          </table:table-cell>
        </table:table-row>
        <table:table-row table:style-name="ro1">
          <table:table-cell office:value-type="float" office:value="-0.03829018184286" calcext:value-type="float">
            <text:p>-0.03829018184286</text:p>
          </table:table-cell>
          <table:table-cell office:value-type="float" office:value="-0.04693853604053" calcext:value-type="float">
            <text:p>-0.04693853604053</text:p>
          </table:table-cell>
          <table:table-cell office:value-type="float" office:value="-0.05081718871819" calcext:value-type="float">
            <text:p>-0.05081718871819</text:p>
          </table:table-cell>
          <table:table-cell office:value-type="float" office:value="-0.04690377639646" calcext:value-type="float">
            <text:p>-0.04690377639646</text:p>
          </table:table-cell>
          <table:table-cell office:value-type="float" office:value="-0.03828186842494" calcext:value-type="float">
            <text:p>-0.03828186842494</text:p>
          </table:table-cell>
          <table:table-cell office:value-type="float" office:value="-0.02910280804914" calcext:value-type="float">
            <text:p>-0.02910280804914</text:p>
          </table:table-cell>
          <table:table-cell office:value-type="float" office:value="-0.03114078761109" calcext:value-type="float">
            <text:p>-0.03114078761109</text:p>
          </table:table-cell>
          <table:table-cell office:value-type="float" office:value="-0.04790476981328" calcext:value-type="float">
            <text:p>-0.04790476981328</text:p>
          </table:table-cell>
          <table:table-cell office:value-type="float" office:value="-0.05159636719995" calcext:value-type="float">
            <text:p>-0.05159636719995</text:p>
          </table:table-cell>
          <table:table-cell office:value-type="float" office:value="-0.04787240061097" calcext:value-type="float">
            <text:p>-0.04787240061097</text:p>
          </table:table-cell>
          <table:table-cell office:value-type="float" office:value="-0.03113895481266" calcext:value-type="float">
            <text:p>-0.03113895481266</text:p>
          </table:table-cell>
          <table:table-cell office:value-type="float" office:value="-0.02962193864492" calcext:value-type="float">
            <text:p>-0.02962193864492</text:p>
          </table:table-cell>
          <table:table-cell office:value-type="float" office:value="-0.03233488384715" calcext:value-type="float">
            <text:p>-0.03233488384715</text:p>
          </table:table-cell>
          <table:table-cell office:value-type="float" office:value="-0.04624758653247" calcext:value-type="float">
            <text:p>-0.04624758653247</text:p>
          </table:table-cell>
          <table:table-cell office:value-type="float" office:value="-0.05663526028206" calcext:value-type="float">
            <text:p>-0.05663526028206</text:p>
          </table:table-cell>
          <table:table-cell office:value-type="float" office:value="-0.02996998511909" calcext:value-type="float">
            <text:p>-0.02996998511909</text:p>
          </table:table-cell>
          <table:table-cell office:value-type="float" office:value="-0.0367262665995" calcext:value-type="float">
            <text:p>-0.0367262665995</text:p>
          </table:table-cell>
          <table:table-cell office:value-type="float" office:value="-0.04469159606702" calcext:value-type="float">
            <text:p>-0.04469159606702</text:p>
          </table:table-cell>
          <table:table-cell office:value-type="float" office:value="-0.04720497082963" calcext:value-type="float">
            <text:p>-0.04720497082963</text:p>
          </table:table-cell>
          <table:table-cell office:value-type="float" office:value="-0.02843230126695" calcext:value-type="float">
            <text:p>-0.02843230126695</text:p>
          </table:table-cell>
        </table:table-row>
        <table:table-row table:style-name="ro1">
          <table:table-cell office:value-type="float" office:value="-0.03767400119536" calcext:value-type="float">
            <text:p>-0.03767400119536</text:p>
          </table:table-cell>
          <table:table-cell office:value-type="float" office:value="-0.04461533356121" calcext:value-type="float">
            <text:p>-0.04461533356121</text:p>
          </table:table-cell>
          <table:table-cell office:value-type="float" office:value="-0.05079080197047" calcext:value-type="float">
            <text:p>-0.05079080197047</text:p>
          </table:table-cell>
          <table:table-cell office:value-type="float" office:value="-0.04465621943544" calcext:value-type="float">
            <text:p>-0.04465621943544</text:p>
          </table:table-cell>
          <table:table-cell office:value-type="float" office:value="-0.03767596423297" calcext:value-type="float">
            <text:p>-0.03767596423297</text:p>
          </table:table-cell>
          <table:table-cell office:value-type="float" office:value="-0.0290885096671" calcext:value-type="float">
            <text:p>-0.0290885096671</text:p>
          </table:table-cell>
          <table:table-cell office:value-type="float" office:value="-0.03073733211859" calcext:value-type="float">
            <text:p>-0.03073733211859</text:p>
          </table:table-cell>
          <table:table-cell office:value-type="float" office:value="-0.04374282713838" calcext:value-type="float">
            <text:p>-0.04374282713838</text:p>
          </table:table-cell>
          <table:table-cell office:value-type="float" office:value="-0.05067094119764" calcext:value-type="float">
            <text:p>-0.05067094119764</text:p>
          </table:table-cell>
          <table:table-cell office:value-type="float" office:value="-0.04373831986572" calcext:value-type="float">
            <text:p>-0.04373831986572</text:p>
          </table:table-cell>
          <table:table-cell office:value-type="float" office:value="-0.03074416243286" calcext:value-type="float">
            <text:p>-0.03074416243286</text:p>
          </table:table-cell>
          <table:table-cell office:value-type="float" office:value="-0.02961603436047" calcext:value-type="float">
            <text:p>-0.02961603436047</text:p>
          </table:table-cell>
          <table:table-cell office:value-type="float" office:value="-0.02958201635009" calcext:value-type="float">
            <text:p>-0.02958201635009</text:p>
          </table:table-cell>
          <table:table-cell office:value-type="float" office:value="-0.04598558741886" calcext:value-type="float">
            <text:p>-0.04598558741886</text:p>
          </table:table-cell>
          <table:table-cell office:value-type="float" office:value="-0.05114843172571" calcext:value-type="float">
            <text:p>-0.05114843172571</text:p>
          </table:table-cell>
          <table:table-cell office:value-type="float" office:value="-0.02996327284395" calcext:value-type="float">
            <text:p>-0.02996327284395</text:p>
          </table:table-cell>
          <table:table-cell office:value-type="float" office:value="-0.03671965548819" calcext:value-type="float">
            <text:p>-0.03671965548819</text:p>
          </table:table-cell>
          <table:table-cell office:value-type="float" office:value="-0.04464449613297" calcext:value-type="float">
            <text:p>-0.04464449613297</text:p>
          </table:table-cell>
          <table:table-cell office:value-type="float" office:value="-0.04716197741089" calcext:value-type="float">
            <text:p>-0.04716197741089</text:p>
          </table:table-cell>
          <table:table-cell office:value-type="float" office:value="-0.02842344735776" calcext:value-type="float">
            <text:p>-0.02842344735776</text:p>
          </table:table-cell>
        </table:table-row>
        <table:table-row table:style-name="ro1">
          <table:table-cell office:value-type="float" office:value="-0.03425018992894" calcext:value-type="float">
            <text:p>-0.03425018992894</text:p>
          </table:table-cell>
          <table:table-cell office:value-type="float" office:value="-0.03999337628096" calcext:value-type="float">
            <text:p>-0.03999337628096</text:p>
          </table:table-cell>
          <table:table-cell office:value-type="float" office:value="-0.04507500504443" calcext:value-type="float">
            <text:p>-0.04507500504443</text:p>
          </table:table-cell>
          <table:table-cell office:value-type="float" office:value="-0.04012010192112" calcext:value-type="float">
            <text:p>-0.04012010192112</text:p>
          </table:table-cell>
          <table:table-cell office:value-type="float" office:value="-0.03425165027362" calcext:value-type="float">
            <text:p>-0.03425165027362</text:p>
          </table:table-cell>
          <table:table-cell office:value-type="float" office:value="-0.02856261388698" calcext:value-type="float">
            <text:p>-0.02856261388698</text:p>
          </table:table-cell>
          <table:table-cell office:value-type="float" office:value="-0.02965266585447" calcext:value-type="float">
            <text:p>-0.02965266585447</text:p>
          </table:table-cell>
          <table:table-cell office:value-type="float" office:value="-0.04203577611341" calcext:value-type="float">
            <text:p>-0.04203577611341</text:p>
          </table:table-cell>
          <table:table-cell office:value-type="float" office:value="-0.05034937819293" calcext:value-type="float">
            <text:p>-0.05034937819293</text:p>
          </table:table-cell>
          <table:table-cell office:value-type="float" office:value="-0.0420299353745" calcext:value-type="float">
            <text:p>-0.0420299353745</text:p>
          </table:table-cell>
          <table:table-cell office:value-type="float" office:value="-0.02964656541845" calcext:value-type="float">
            <text:p>-0.02964656541845</text:p>
          </table:table-cell>
          <table:table-cell office:value-type="float" office:value="-0.02898694461029" calcext:value-type="float">
            <text:p>-0.02898694461029</text:p>
          </table:table-cell>
          <table:table-cell office:value-type="float" office:value="-0.02864558525646" calcext:value-type="float">
            <text:p>-0.02864558525646</text:p>
          </table:table-cell>
          <table:table-cell office:value-type="float" office:value="-0.04461852490729" calcext:value-type="float">
            <text:p>-0.04461852490729</text:p>
          </table:table-cell>
          <table:table-cell office:value-type="float" office:value="-0.05094007228869" calcext:value-type="float">
            <text:p>-0.05094007228869</text:p>
          </table:table-cell>
          <table:table-cell office:value-type="float" office:value="-0.02926701816476" calcext:value-type="float">
            <text:p>-0.02926701816476</text:p>
          </table:table-cell>
          <table:table-cell office:value-type="float" office:value="-0.0330020396474" calcext:value-type="float">
            <text:p>-0.0330020396474</text:p>
          </table:table-cell>
          <table:table-cell office:value-type="float" office:value="-0.0390693102426" calcext:value-type="float">
            <text:p>-0.0390693102426</text:p>
          </table:table-cell>
          <table:table-cell office:value-type="float" office:value="-0.04433828680591" calcext:value-type="float">
            <text:p>-0.04433828680591</text:p>
          </table:table-cell>
          <table:table-cell office:value-type="float" office:value="-0.02797735529227" calcext:value-type="float">
            <text:p>-0.02797735529227</text:p>
          </table:table-cell>
        </table:table-row>
        <table:table-row table:style-name="ro1">
          <table:table-cell office:value-type="float" office:value="-0.03113016886193" calcext:value-type="float">
            <text:p>-0.03113016886193</text:p>
          </table:table-cell>
          <table:table-cell office:value-type="float" office:value="-0.03929227285405" calcext:value-type="float">
            <text:p>-0.03929227285405</text:p>
          </table:table-cell>
          <table:table-cell office:value-type="float" office:value="-0.0437575480122" calcext:value-type="float">
            <text:p>-0.0437575480122</text:p>
          </table:table-cell>
          <table:table-cell office:value-type="float" office:value="-0.03931540978836" calcext:value-type="float">
            <text:p>-0.03931540978836</text:p>
          </table:table-cell>
          <table:table-cell office:value-type="float" office:value="-0.03112223221669" calcext:value-type="float">
            <text:p>-0.03112223221669</text:p>
          </table:table-cell>
          <table:table-cell office:value-type="float" office:value="-0.02855384409349" calcext:value-type="float">
            <text:p>-0.02855384409349</text:p>
          </table:table-cell>
          <table:table-cell office:value-type="float" office:value="-0.02909542867687" calcext:value-type="float">
            <text:p>-0.02909542867687</text:p>
          </table:table-cell>
          <table:table-cell office:value-type="float" office:value="-0.04068011689563" calcext:value-type="float">
            <text:p>-0.04068011689563</text:p>
          </table:table-cell>
          <table:table-cell office:value-type="float" office:value="-0.0446118072189" calcext:value-type="float">
            <text:p>-0.0446118072189</text:p>
          </table:table-cell>
          <table:table-cell office:value-type="float" office:value="-0.04068785008953" calcext:value-type="float">
            <text:p>-0.04068785008953</text:p>
          </table:table-cell>
          <table:table-cell office:value-type="float" office:value="-0.02909593080386" calcext:value-type="float">
            <text:p>-0.02909593080386</text:p>
          </table:table-cell>
          <table:table-cell office:value-type="float" office:value="-0.02898040809496" calcext:value-type="float">
            <text:p>-0.02898040809496</text:p>
          </table:table-cell>
          <table:table-cell office:value-type="float" office:value="-0.02341722439315" calcext:value-type="float">
            <text:p>-0.02341722439315</text:p>
          </table:table-cell>
          <table:table-cell office:value-type="float" office:value="-0.04196995774813" calcext:value-type="float">
            <text:p>-0.04196995774813</text:p>
          </table:table-cell>
          <table:table-cell office:value-type="float" office:value="-0.04815145849683" calcext:value-type="float">
            <text:p>-0.04815145849683</text:p>
          </table:table-cell>
          <table:table-cell office:value-type="float" office:value="-0.02926103945611" calcext:value-type="float">
            <text:p>-0.02926103945611</text:p>
          </table:table-cell>
          <table:table-cell office:value-type="float" office:value="-0.03294853780239" calcext:value-type="float">
            <text:p>-0.03294853780239</text:p>
          </table:table-cell>
          <table:table-cell office:value-type="float" office:value="-0.03891989700015" calcext:value-type="float">
            <text:p>-0.03891989700015</text:p>
          </table:table-cell>
          <table:table-cell office:value-type="float" office:value="-0.04432454740098" calcext:value-type="float">
            <text:p>-0.04432454740098</text:p>
          </table:table-cell>
          <table:table-cell office:value-type="float" office:value="-0.02796331744891" calcext:value-type="float">
            <text:p>-0.02796331744891</text:p>
          </table:table-cell>
        </table:table-row>
        <table:table-row table:style-name="ro1">
          <table:table-cell office:value-type="float" office:value="-0.02937494640301" calcext:value-type="float">
            <text:p>-0.02937494640301</text:p>
          </table:table-cell>
          <table:table-cell office:value-type="float" office:value="-0.0360484419664" calcext:value-type="float">
            <text:p>-0.0360484419664</text:p>
          </table:table-cell>
          <table:table-cell office:value-type="float" office:value="-0.04097613817061" calcext:value-type="float">
            <text:p>-0.04097613817061</text:p>
          </table:table-cell>
          <table:table-cell office:value-type="float" office:value="-0.03605051009297" calcext:value-type="float">
            <text:p>-0.03605051009297</text:p>
          </table:table-cell>
          <table:table-cell office:value-type="float" office:value="-0.02936516484501" calcext:value-type="float">
            <text:p>-0.02936516484501</text:p>
          </table:table-cell>
          <table:table-cell office:value-type="float" office:value="-0.0280129842622" calcext:value-type="float">
            <text:p>-0.0280129842622</text:p>
          </table:table-cell>
          <table:table-cell office:value-type="float" office:value="-0.02549618265505" calcext:value-type="float">
            <text:p>-0.02549618265505</text:p>
          </table:table-cell>
          <table:table-cell office:value-type="float" office:value="-0.03608216598917" calcext:value-type="float">
            <text:p>-0.03608216598917</text:p>
          </table:table-cell>
          <table:table-cell office:value-type="float" office:value="-0.04387439909253" calcext:value-type="float">
            <text:p>-0.04387439909253</text:p>
          </table:table-cell>
          <table:table-cell office:value-type="float" office:value="-0.03608440535411" calcext:value-type="float">
            <text:p>-0.03608440535411</text:p>
          </table:table-cell>
          <table:table-cell office:value-type="float" office:value="-0.02560404465836" calcext:value-type="float">
            <text:p>-0.02560404465836</text:p>
          </table:table-cell>
          <table:table-cell office:value-type="float" office:value="-0.02834211404277" calcext:value-type="float">
            <text:p>-0.02834211404277</text:p>
          </table:table-cell>
          <table:table-cell office:value-type="float" office:value="-0.02247760737651" calcext:value-type="float">
            <text:p>-0.02247760737651</text:p>
          </table:table-cell>
          <table:table-cell office:value-type="float" office:value="-0.04022209675573" calcext:value-type="float">
            <text:p>-0.04022209675573</text:p>
          </table:table-cell>
          <table:table-cell office:value-type="float" office:value="-0.0443919599501" calcext:value-type="float">
            <text:p>-0.0443919599501</text:p>
          </table:table-cell>
          <table:table-cell office:value-type="float" office:value="-0.02856334198787" calcext:value-type="float">
            <text:p>-0.02856334198787</text:p>
          </table:table-cell>
          <table:table-cell office:value-type="float" office:value="-0.03056615795746" calcext:value-type="float">
            <text:p>-0.03056615795746</text:p>
          </table:table-cell>
          <table:table-cell office:value-type="float" office:value="-0.03421062938776" calcext:value-type="float">
            <text:p>-0.03421062938776</text:p>
          </table:table-cell>
          <table:table-cell office:value-type="float" office:value="-0.04272184095682" calcext:value-type="float">
            <text:p>-0.04272184095682</text:p>
          </table:table-cell>
          <table:table-cell office:value-type="float" office:value="-0.02749957738402" calcext:value-type="float">
            <text:p>-0.02749957738402</text:p>
          </table:table-cell>
        </table:table-row>
        <table:table-row table:style-name="ro1">
          <table:table-cell office:value-type="float" office:value="-0.02799528698086" calcext:value-type="float">
            <text:p>-0.02799528698086</text:p>
          </table:table-cell>
          <table:table-cell office:value-type="float" office:value="-0.03458172428086" calcext:value-type="float">
            <text:p>-0.03458172428086</text:p>
          </table:table-cell>
          <table:table-cell office:value-type="float" office:value="-0.04012212404454" calcext:value-type="float">
            <text:p>-0.04012212404454</text:p>
          </table:table-cell>
          <table:table-cell office:value-type="float" office:value="-0.03454706440567" calcext:value-type="float">
            <text:p>-0.03454706440567</text:p>
          </table:table-cell>
          <table:table-cell office:value-type="float" office:value="-0.02801618587158" calcext:value-type="float">
            <text:p>-0.02801618587158</text:p>
          </table:table-cell>
          <table:table-cell office:value-type="float" office:value="-0.02800216947766" calcext:value-type="float">
            <text:p>-0.02800216947766</text:p>
          </table:table-cell>
          <table:table-cell office:value-type="float" office:value="-0.02474971335898" calcext:value-type="float">
            <text:p>-0.02474971335898</text:p>
          </table:table-cell>
          <table:table-cell office:value-type="float" office:value="-0.03435048691523" calcext:value-type="float">
            <text:p>-0.03435048691523</text:p>
          </table:table-cell>
          <table:table-cell office:value-type="float" office:value="-0.04325715254518" calcext:value-type="float">
            <text:p>-0.04325715254518</text:p>
          </table:table-cell>
          <table:table-cell office:value-type="float" office:value="-0.03435286180981" calcext:value-type="float">
            <text:p>-0.03435286180981</text:p>
          </table:table-cell>
          <table:table-cell office:value-type="float" office:value="-0.02475012461685" calcext:value-type="float">
            <text:p>-0.02475012461685</text:p>
          </table:table-cell>
          <table:table-cell office:value-type="float" office:value="-0.02833246215484" calcext:value-type="float">
            <text:p>-0.02833246215484</text:p>
          </table:table-cell>
          <table:table-cell office:value-type="float" office:value="-0.01999207361829" calcext:value-type="float">
            <text:p>-0.01999207361829</text:p>
          </table:table-cell>
          <table:table-cell office:value-type="float" office:value="-0.03802131895579" calcext:value-type="float">
            <text:p>-0.03802131895579</text:p>
          </table:table-cell>
          <table:table-cell office:value-type="float" office:value="-0.04420443341332" calcext:value-type="float">
            <text:p>-0.04420443341332</text:p>
          </table:table-cell>
          <table:table-cell office:value-type="float" office:value="-0.02855258471139" calcext:value-type="float">
            <text:p>-0.02855258471139</text:p>
          </table:table-cell>
          <table:table-cell office:value-type="float" office:value="-0.03054841608302" calcext:value-type="float">
            <text:p>-0.03054841608302</text:p>
          </table:table-cell>
          <table:table-cell office:value-type="float" office:value="-0.03399049605996" calcext:value-type="float">
            <text:p>-0.03399049605996</text:p>
          </table:table-cell>
          <table:table-cell office:value-type="float" office:value="-0.04231770968086" calcext:value-type="float">
            <text:p>-0.04231770968086</text:p>
          </table:table-cell>
          <table:table-cell office:value-type="float" office:value="-0.02749519523387" calcext:value-type="float">
            <text:p>-0.02749519523387</text:p>
          </table:table-cell>
        </table:table-row>
        <table:table-row table:style-name="ro1">
          <table:table-cell office:value-type="float" office:value="-0.02282911526111" calcext:value-type="float">
            <text:p>-0.02282911526111</text:p>
          </table:table-cell>
          <table:table-cell office:value-type="float" office:value="-0.0275465098527" calcext:value-type="float">
            <text:p>-0.0275465098527</text:p>
          </table:table-cell>
          <table:table-cell office:value-type="float" office:value="-0.03924878252263" calcext:value-type="float">
            <text:p>-0.03924878252263</text:p>
          </table:table-cell>
          <table:table-cell office:value-type="float" office:value="-0.02754717539934" calcext:value-type="float">
            <text:p>-0.02754717539934</text:p>
          </table:table-cell>
          <table:table-cell office:value-type="float" office:value="-0.02289455115343" calcext:value-type="float">
            <text:p>-0.02289455115343</text:p>
          </table:table-cell>
          <table:table-cell office:value-type="float" office:value="-0.02482481858106" calcext:value-type="float">
            <text:p>-0.02482481858106</text:p>
          </table:table-cell>
          <table:table-cell office:value-type="float" office:value="-0.02101209520424" calcext:value-type="float">
            <text:p>-0.02101209520424</text:p>
          </table:table-cell>
          <table:table-cell office:value-type="float" office:value="-0.03432823482722" calcext:value-type="float">
            <text:p>-0.03432823482722</text:p>
          </table:table-cell>
          <table:table-cell office:value-type="float" office:value="-0.03959746393704" calcext:value-type="float">
            <text:p>-0.03959746393704</text:p>
          </table:table-cell>
          <table:table-cell office:value-type="float" office:value="-0.03433154363912" calcext:value-type="float">
            <text:p>-0.03433154363912</text:p>
          </table:table-cell>
          <table:table-cell office:value-type="float" office:value="-0.02092065490465" calcext:value-type="float">
            <text:p>-0.02092065490465</text:p>
          </table:table-cell>
          <table:table-cell office:value-type="float" office:value="-0.01672983291717" calcext:value-type="float">
            <text:p>-0.01672983291717</text:p>
          </table:table-cell>
          <table:table-cell office:value-type="float" office:value="-0.01684149487562" calcext:value-type="float">
            <text:p>-0.01684149487562</text:p>
          </table:table-cell>
          <table:table-cell office:value-type="float" office:value="-0.03732353727286" calcext:value-type="float">
            <text:p>-0.03732353727286</text:p>
          </table:table-cell>
          <table:table-cell office:value-type="float" office:value="-0.04044507167054" calcext:value-type="float">
            <text:p>-0.04044507167054</text:p>
          </table:table-cell>
          <table:table-cell office:value-type="float" office:value="-0.007517025523794" calcext:value-type="float">
            <text:p>-0.007517025523794</text:p>
          </table:table-cell>
          <table:table-cell office:value-type="float" office:value="-0.02451629948274" calcext:value-type="float">
            <text:p>-0.02451629948274</text:p>
          </table:table-cell>
          <table:table-cell office:value-type="float" office:value="-0.02467534863796" calcext:value-type="float">
            <text:p>-0.02467534863796</text:p>
          </table:table-cell>
          <table:table-cell office:value-type="float" office:value="-0.03936316248069" calcext:value-type="float">
            <text:p>-0.03936316248069</text:p>
          </table:table-cell>
          <table:table-cell office:value-type="float" office:value="-0.026477055395" calcext:value-type="float">
            <text:p>-0.026477055395</text:p>
          </table:table-cell>
        </table:table-row>
        <table:table-row table:style-name="ro1">
          <table:table-cell office:value-type="float" office:value="-0.02252997222136" calcext:value-type="float">
            <text:p>-0.02252997222136</text:p>
          </table:table-cell>
          <table:table-cell office:value-type="float" office:value="-0.02634141604864" calcext:value-type="float">
            <text:p>-0.02634141604864</text:p>
          </table:table-cell>
          <table:table-cell office:value-type="float" office:value="-0.03889209311703" calcext:value-type="float">
            <text:p>-0.03889209311703</text:p>
          </table:table-cell>
          <table:table-cell office:value-type="float" office:value="-0.02634153702929" calcext:value-type="float">
            <text:p>-0.02634153702929</text:p>
          </table:table-cell>
          <table:table-cell office:value-type="float" office:value="-0.02246967666368" calcext:value-type="float">
            <text:p>-0.02246967666368</text:p>
          </table:table-cell>
          <table:table-cell office:value-type="float" office:value="-0.02479603922489" calcext:value-type="float">
            <text:p>-0.02479603922489</text:p>
          </table:table-cell>
          <table:table-cell office:value-type="float" office:value="-0.0184162920758" calcext:value-type="float">
            <text:p>-0.0184162920758</text:p>
          </table:table-cell>
          <table:table-cell office:value-type="float" office:value="-0.03133683176894" calcext:value-type="float">
            <text:p>-0.03133683176894</text:p>
          </table:table-cell>
          <table:table-cell office:value-type="float" office:value="-0.03928278654303" calcext:value-type="float">
            <text:p>-0.03928278654303</text:p>
          </table:table-cell>
          <table:table-cell office:value-type="float" office:value="-0.03132031976593" calcext:value-type="float">
            <text:p>-0.03132031976593</text:p>
          </table:table-cell>
          <table:table-cell office:value-type="float" office:value="-0.01830949762807" calcext:value-type="float">
            <text:p>-0.01830949762807</text:p>
          </table:table-cell>
          <table:table-cell office:value-type="float" office:value="-0.01671564550408" calcext:value-type="float">
            <text:p>-0.01671564550408</text:p>
          </table:table-cell>
          <table:table-cell office:value-type="float" office:value="-0.01660536996305" calcext:value-type="float">
            <text:p>-0.01660536996305</text:p>
          </table:table-cell>
          <table:table-cell office:value-type="float" office:value="-0.03320813515279" calcext:value-type="float">
            <text:p>-0.03320813515279</text:p>
          </table:table-cell>
          <table:table-cell office:value-type="float" office:value="-0.04017907073237" calcext:value-type="float">
            <text:p>-0.04017907073237</text:p>
          </table:table-cell>
          <table:table-cell office:value-type="float" office:value="-0.007362874139987" calcext:value-type="float">
            <text:p>-0.007362874139987</text:p>
          </table:table-cell>
          <table:table-cell office:value-type="float" office:value="-0.02449889412955" calcext:value-type="float">
            <text:p>-0.02449889412955</text:p>
          </table:table-cell>
          <table:table-cell office:value-type="float" office:value="-0.02455499499172" calcext:value-type="float">
            <text:p>-0.02455499499172</text:p>
          </table:table-cell>
          <table:table-cell office:value-type="float" office:value="-0.03935287665419" calcext:value-type="float">
            <text:p>-0.03935287665419</text:p>
          </table:table-cell>
          <table:table-cell office:value-type="float" office:value="-0.02645056491218" calcext:value-type="float">
            <text:p>-0.02645056491218</text:p>
          </table:table-cell>
        </table:table-row>
        <table:table-row table:style-name="ro1">
          <table:table-cell office:value-type="float" office:value="-0.0190405040753" calcext:value-type="float">
            <text:p>-0.0190405040753</text:p>
          </table:table-cell>
          <table:table-cell office:value-type="float" office:value="-0.02385503249492" calcext:value-type="float">
            <text:p>-0.02385503249492</text:p>
          </table:table-cell>
          <table:table-cell office:value-type="float" office:value="-0.03178443872963" calcext:value-type="float">
            <text:p>-0.03178443872963</text:p>
          </table:table-cell>
          <table:table-cell office:value-type="float" office:value="-0.02384792305876" calcext:value-type="float">
            <text:p>-0.02384792305876</text:p>
          </table:table-cell>
          <table:table-cell office:value-type="float" office:value="-0.01905734507738" calcext:value-type="float">
            <text:p>-0.01905734507738</text:p>
          </table:table-cell>
          <table:table-cell office:value-type="float" office:value="-0.01387228643124" calcext:value-type="float">
            <text:p>-0.01387228643124</text:p>
          </table:table-cell>
          <table:table-cell office:value-type="float" office:value="-0.01539350986341" calcext:value-type="float">
            <text:p>-0.01539350986341</text:p>
          </table:table-cell>
          <table:table-cell office:value-type="float" office:value="-0.02769664720773" calcext:value-type="float">
            <text:p>-0.02769664720773</text:p>
          </table:table-cell>
          <table:table-cell office:value-type="float" office:value="-0.03900515848843" calcext:value-type="float">
            <text:p>-0.03900515848843</text:p>
          </table:table-cell>
          <table:table-cell office:value-type="float" office:value="-0.02770724650262" calcext:value-type="float">
            <text:p>-0.02770724650262</text:p>
          </table:table-cell>
          <table:table-cell office:value-type="float" office:value="-0.01555895910268" calcext:value-type="float">
            <text:p>-0.01555895910268</text:p>
          </table:table-cell>
          <table:table-cell office:value-type="float" office:value="-0.00864482530083" calcext:value-type="float">
            <text:p>-0.00864482530083</text:p>
          </table:table-cell>
          <table:table-cell office:value-type="float" office:value="-0.01342592391041" calcext:value-type="float">
            <text:p>-0.01342592391041</text:p>
          </table:table-cell>
          <table:table-cell office:value-type="float" office:value="-0.02711125179004" calcext:value-type="float">
            <text:p>-0.02711125179004</text:p>
          </table:table-cell>
          <table:table-cell office:value-type="float" office:value="-0.03927212720097" calcext:value-type="float">
            <text:p>-0.03927212720097</text:p>
          </table:table-cell>
          <table:table-cell office:value-type="float" office:value="-0.004727221584883" calcext:value-type="float">
            <text:p>-0.004727221584883</text:p>
          </table:table-cell>
          <table:table-cell office:value-type="float" office:value="-0.01831704508918" calcext:value-type="float">
            <text:p>-0.01831704508918</text:p>
          </table:table-cell>
          <table:table-cell office:value-type="float" office:value="-0.01473209161957" calcext:value-type="float">
            <text:p>-0.01473209161957</text:p>
          </table:table-cell>
          <table:table-cell office:value-type="float" office:value="-0.01284991953774" calcext:value-type="float">
            <text:p>-0.01284991953774</text:p>
          </table:table-cell>
          <table:table-cell office:value-type="float" office:value="-0.01568270585332" calcext:value-type="float">
            <text:p>-0.01568270585332</text:p>
          </table:table-cell>
        </table:table-row>
        <table:table-row table:style-name="ro1">
          <table:table-cell office:value-type="float" office:value="-0.01705016670785" calcext:value-type="float">
            <text:p>-0.01705016670785</text:p>
          </table:table-cell>
          <table:table-cell office:value-type="float" office:value="-0.0197722466934" calcext:value-type="float">
            <text:p>-0.0197722466934</text:p>
          </table:table-cell>
          <table:table-cell office:value-type="float" office:value="-0.02297154194815" calcext:value-type="float">
            <text:p>-0.02297154194815</text:p>
          </table:table-cell>
          <table:table-cell office:value-type="float" office:value="-0.01963790350836" calcext:value-type="float">
            <text:p>-0.01963790350836</text:p>
          </table:table-cell>
          <table:table-cell office:value-type="float" office:value="-0.01707867487674" calcext:value-type="float">
            <text:p>-0.01707867487674</text:p>
          </table:table-cell>
          <table:table-cell office:value-type="float" office:value="-0.01377017097485" calcext:value-type="float">
            <text:p>-0.01377017097485</text:p>
          </table:table-cell>
          <table:table-cell office:value-type="float" office:value="-0.01400080889322" calcext:value-type="float">
            <text:p>-0.01400080889322</text:p>
          </table:table-cell>
          <table:table-cell office:value-type="float" office:value="-0.02251040958347" calcext:value-type="float">
            <text:p>-0.02251040958347</text:p>
          </table:table-cell>
          <table:table-cell office:value-type="float" office:value="-0.03621312278468" calcext:value-type="float">
            <text:p>-0.03621312278468</text:p>
          </table:table-cell>
          <table:table-cell office:value-type="float" office:value="-0.02239623207406" calcext:value-type="float">
            <text:p>-0.02239623207406</text:p>
          </table:table-cell>
          <table:table-cell office:value-type="float" office:value="-0.01368526845687" calcext:value-type="float">
            <text:p>-0.01368526845687</text:p>
          </table:table-cell>
          <table:table-cell office:value-type="float" office:value="-0.008137904299917" calcext:value-type="float">
            <text:p>-0.008137904299917</text:p>
          </table:table-cell>
          <table:table-cell office:value-type="float" office:value="-0.0111921429442" calcext:value-type="float">
            <text:p>-0.0111921429442</text:p>
          </table:table-cell>
          <table:table-cell office:value-type="float" office:value="-0.02359693044652" calcext:value-type="float">
            <text:p>-0.02359693044652</text:p>
          </table:table-cell>
          <table:table-cell office:value-type="float" office:value="-0.03905098164199" calcext:value-type="float">
            <text:p>-0.03905098164199</text:p>
          </table:table-cell>
          <table:table-cell office:value-type="float" office:value="-0.004107682177915" calcext:value-type="float">
            <text:p>-0.004107682177915</text:p>
          </table:table-cell>
          <table:table-cell office:value-type="float" office:value="-0.01791602628704" calcext:value-type="float">
            <text:p>-0.01791602628704</text:p>
          </table:table-cell>
          <table:table-cell office:value-type="float" office:value="-0.01444182475782" calcext:value-type="float">
            <text:p>-0.01444182475782</text:p>
          </table:table-cell>
          <table:table-cell office:value-type="float" office:value="-0.01257686400334" calcext:value-type="float">
            <text:p>-0.01257686400334</text:p>
          </table:table-cell>
          <table:table-cell office:value-type="float" office:value="-0.01567757179828" calcext:value-type="float">
            <text:p>-0.01567757179828</text:p>
          </table:table-cell>
        </table:table-row>
        <table:table-row table:style-name="ro1">
          <table:table-cell office:value-type="float" office:value="-0.01143643932357" calcext:value-type="float">
            <text:p>-0.01143643932357</text:p>
          </table:table-cell>
          <table:table-cell office:value-type="float" office:value="-0.01699884117656" calcext:value-type="float">
            <text:p>-0.01699884117656</text:p>
          </table:table-cell>
          <table:table-cell office:value-type="float" office:value="-0.01442082948289" calcext:value-type="float">
            <text:p>-0.01442082948289</text:p>
          </table:table-cell>
          <table:table-cell office:value-type="float" office:value="-0.016001677222" calcext:value-type="float">
            <text:p>-0.016001677222</text:p>
          </table:table-cell>
          <table:table-cell office:value-type="float" office:value="-0.01106812251973" calcext:value-type="float">
            <text:p>-0.01106812251973</text:p>
          </table:table-cell>
          <table:table-cell office:value-type="float" office:value="-0.003772050149104" calcext:value-type="float">
            <text:p>-0.003772050149104</text:p>
          </table:table-cell>
          <table:table-cell office:value-type="float" office:value="-0.009105140679707" calcext:value-type="float">
            <text:p>-0.009105140679707</text:p>
          </table:table-cell>
          <table:table-cell office:value-type="float" office:value="-0.01932266314546" calcext:value-type="float">
            <text:p>-0.01932266314546</text:p>
          </table:table-cell>
          <table:table-cell office:value-type="float" office:value="-0.02754807093456" calcext:value-type="float">
            <text:p>-0.02754807093456</text:p>
          </table:table-cell>
          <table:table-cell office:value-type="float" office:value="-0.01901537201761" calcext:value-type="float">
            <text:p>-0.01901537201761</text:p>
          </table:table-cell>
          <table:table-cell office:value-type="float" office:value="-0.009256142981322" calcext:value-type="float">
            <text:p>-0.009256142981322</text:p>
          </table:table-cell>
          <table:table-cell office:value-type="float" office:value="-0.001629334659147" calcext:value-type="float">
            <text:p>-0.001629334659147</text:p>
          </table:table-cell>
          <table:table-cell office:value-type="float" office:value="-0.009491420989136" calcext:value-type="float">
            <text:p>-0.009491420989136</text:p>
          </table:table-cell>
          <table:table-cell office:value-type="float" office:value="-0.01998282832831" calcext:value-type="float">
            <text:p>-0.01998282832831</text:p>
          </table:table-cell>
          <table:table-cell office:value-type="float" office:value="-0.03447857814875" calcext:value-type="float">
            <text:p>-0.03447857814875</text:p>
          </table:table-cell>
          <table:table-cell office:value-type="float" office:value="-0.001968084089706" calcext:value-type="float">
            <text:p>-0.001968084089706</text:p>
          </table:table-cell>
          <table:table-cell office:value-type="float" office:value="-0.01154959194197" calcext:value-type="float">
            <text:p>-0.01154959194197</text:p>
          </table:table-cell>
          <table:table-cell office:value-type="float" office:value="-0.01421411517258" calcext:value-type="float">
            <text:p>-0.01421411517258</text:p>
          </table:table-cell>
          <table:table-cell office:value-type="float" office:value="-0.00810879412449" calcext:value-type="float">
            <text:p>-0.00810879412449</text:p>
          </table:table-cell>
          <table:table-cell office:value-type="float" office:value="-0.00555291273198" calcext:value-type="float">
            <text:p>-0.00555291273198</text:p>
          </table:table-cell>
        </table:table-row>
        <table:table-row table:style-name="ro1">
          <table:table-cell office:value-type="float" office:value="-0.008533134557382" calcext:value-type="float">
            <text:p>-0.008533134557382</text:p>
          </table:table-cell>
          <table:table-cell office:value-type="float" office:value="-0.01393472862083" calcext:value-type="float">
            <text:p>-0.01393472862083</text:p>
          </table:table-cell>
          <table:table-cell office:value-type="float" office:value="-0.006336391997625" calcext:value-type="float">
            <text:p>-0.006336391997625</text:p>
          </table:table-cell>
          <table:table-cell office:value-type="float" office:value="-0.01475187578064" calcext:value-type="float">
            <text:p>-0.01475187578064</text:p>
          </table:table-cell>
          <table:table-cell office:value-type="float" office:value="-0.007960194304395" calcext:value-type="float">
            <text:p>-0.007960194304395</text:p>
          </table:table-cell>
          <table:table-cell office:value-type="float" office:value="-0.002337852443755" calcext:value-type="float">
            <text:p>-0.002337852443755</text:p>
          </table:table-cell>
          <table:table-cell office:value-type="float" office:value="-0.008312014508219" calcext:value-type="float">
            <text:p>-0.008312014508219</text:p>
          </table:table-cell>
          <table:table-cell office:value-type="float" office:value="-0.01672753444038" calcext:value-type="float">
            <text:p>-0.01672753444038</text:p>
          </table:table-cell>
          <table:table-cell office:value-type="float" office:value="-0.01496076770446" calcext:value-type="float">
            <text:p>-0.01496076770446</text:p>
          </table:table-cell>
          <table:table-cell office:value-type="float" office:value="-0.01659242531339" calcext:value-type="float">
            <text:p>-0.01659242531339</text:p>
          </table:table-cell>
          <table:table-cell office:value-type="float" office:value="-0.007585637695825" calcext:value-type="float">
            <text:p>-0.007585637695825</text:p>
          </table:table-cell>
          <table:table-cell office:value-type="float" office:value="-0.0002653654036351" calcext:value-type="float">
            <text:p>-0.000265365403635</text:p>
          </table:table-cell>
          <table:table-cell office:value-type="float" office:value="-0.007960875903294" calcext:value-type="float">
            <text:p>-0.007960875903294</text:p>
          </table:table-cell>
          <table:table-cell office:value-type="float" office:value="-0.01684431245193" calcext:value-type="float">
            <text:p>-0.01684431245193</text:p>
          </table:table-cell>
          <table:table-cell office:value-type="float" office:value="-0.01940190725069" calcext:value-type="float">
            <text:p>-0.01940190725069</text:p>
          </table:table-cell>
          <table:table-cell office:value-type="float" office:value="0.0002817213752893" calcext:value-type="float">
            <text:p>0.000281721375289</text:p>
          </table:table-cell>
          <table:table-cell office:value-type="float" office:value="-0.01055784471046" calcext:value-type="float">
            <text:p>-0.01055784471046</text:p>
          </table:table-cell>
          <table:table-cell office:value-type="float" office:value="-0.01384204446009" calcext:value-type="float">
            <text:p>-0.01384204446009</text:p>
          </table:table-cell>
          <table:table-cell office:value-type="float" office:value="-0.007667826551006" calcext:value-type="float">
            <text:p>-0.007667826551006</text:p>
          </table:table-cell>
          <table:table-cell office:value-type="float" office:value="-0.005232508844554" calcext:value-type="float">
            <text:p>-0.005232508844554</text:p>
          </table:table-cell>
        </table:table-row>
        <table:table-row table:style-name="ro1">
          <table:table-cell office:value-type="float" office:value="-0.007200831560324" calcext:value-type="float">
            <text:p>-0.007200831560324</text:p>
          </table:table-cell>
          <table:table-cell office:value-type="float" office:value="-0.009815971471324" calcext:value-type="float">
            <text:p>-0.009815971471324</text:p>
          </table:table-cell>
          <table:table-cell office:value-type="float" office:value="0.000728413540587" calcext:value-type="float">
            <text:p>0.000728413540587</text:p>
          </table:table-cell>
          <table:table-cell office:value-type="float" office:value="-0.009448311032757" calcext:value-type="float">
            <text:p>-0.009448311032757</text:p>
          </table:table-cell>
          <table:table-cell office:value-type="float" office:value="-0.006869261128177" calcext:value-type="float">
            <text:p>-0.006869261128177</text:p>
          </table:table-cell>
          <table:table-cell office:value-type="float" office:value="-0.001164008726362" calcext:value-type="float">
            <text:p>-0.001164008726362</text:p>
          </table:table-cell>
          <table:table-cell office:value-type="float" office:value="-0.006329452025959" calcext:value-type="float">
            <text:p>-0.006329452025959</text:p>
          </table:table-cell>
          <table:table-cell office:value-type="float" office:value="-0.009373223943231" calcext:value-type="float">
            <text:p>-0.009373223943231</text:p>
          </table:table-cell>
          <table:table-cell office:value-type="float" office:value="-0.001846114324386" calcext:value-type="float">
            <text:p>-0.001846114324386</text:p>
          </table:table-cell>
          <table:table-cell office:value-type="float" office:value="-0.008145793096917" calcext:value-type="float">
            <text:p>-0.008145793096917</text:p>
          </table:table-cell>
          <table:table-cell office:value-type="float" office:value="-0.006495726431433" calcext:value-type="float">
            <text:p>-0.006495726431433</text:p>
          </table:table-cell>
          <table:table-cell office:value-type="float" office:value="0.0037882548908" calcext:value-type="float">
            <text:p>0.0037882548908</text:p>
          </table:table-cell>
          <table:table-cell office:value-type="float" office:value="-0.005069191229075" calcext:value-type="float">
            <text:p>-0.005069191229075</text:p>
          </table:table-cell>
          <table:table-cell office:value-type="float" office:value="-0.009523371733575" calcext:value-type="float">
            <text:p>-0.009523371733575</text:p>
          </table:table-cell>
          <table:table-cell office:value-type="float" office:value="-0.003903399736026" calcext:value-type="float">
            <text:p>-0.003903399736026</text:p>
          </table:table-cell>
          <table:table-cell office:value-type="float" office:value="0.0006845455108889" calcext:value-type="float">
            <text:p>0.000684545510889</text:p>
          </table:table-cell>
          <table:table-cell office:value-type="float" office:value="-0.006551117932533" calcext:value-type="float">
            <text:p>-0.006551117932533</text:p>
          </table:table-cell>
          <table:table-cell office:value-type="float" office:value="-0.01307963889486" calcext:value-type="float">
            <text:p>-0.01307963889486</text:p>
          </table:table-cell>
          <table:table-cell office:value-type="float" office:value="-0.003251832032756" calcext:value-type="float">
            <text:p>-0.003251832032756</text:p>
          </table:table-cell>
          <table:table-cell office:value-type="float" office:value="0.0007236862949651" calcext:value-type="float">
            <text:p>0.000723686294965</text:p>
          </table:table-cell>
        </table:table-row>
        <table:table-row table:style-name="ro1">
          <table:table-cell table:style-name="ce7" table:number-columns-repeated="7"/>
          <table:table-cell table:style-name="Default"/>
          <table:table-cell table:style-name="ce7" table:number-columns-repeated="2"/>
          <table:table-cell table:style-name="ce7" office:value-type="float" office:value="-0.001273961202304" calcext:value-type="float">
            <text:p>-1.27E-03</text:p>
          </table:table-cell>
          <table:table-cell table:style-name="ce7" office:value-type="float" office:value="0.005492851580178" calcext:value-type="float">
            <text:p>5.49E-03</text:p>
          </table:table-cell>
          <table:table-cell table:style-name="ce7" office:value-type="float" office:value="-0.002986054649054" calcext:value-type="float">
            <text:p>-2.99E-03</text:p>
          </table:table-cell>
          <table:table-cell table:style-name="ce7" office:value-type="float" office:value="0.002701474876708" calcext:value-type="float">
            <text:p>2.70E-03</text:p>
          </table:table-cell>
          <table:table-cell table:style-name="ce7" office:value-type="float" office:value="0.01945443684396" calcext:value-type="float">
            <text:p>1.95E-02</text:p>
          </table:table-cell>
          <table:table-cell table:style-name="ce7" office:value-type="float" office:value="0.002133124767741" calcext:value-type="float">
            <text:p>2.13E-03</text:p>
          </table:table-cell>
          <table:table-cell table:style-name="ce7" office:value-type="float" office:value="-0.004078748177024" calcext:value-type="float">
            <text:p>-4.08E-03</text:p>
          </table:table-cell>
          <table:table-cell table:style-name="ce7" office:value-type="float" office:value="-0.01259822016627" calcext:value-type="float">
            <text:p>-1.26E-02</text:p>
          </table:table-cell>
          <table:table-cell table:style-name="ce7" office:value-type="float" office:value="-0.0003740123975431" calcext:value-type="float">
            <text:p>-3.74E-04</text:p>
          </table:table-cell>
          <table:table-cell table:style-name="ce7" office:value-type="float" office:value="0.001702970557651" calcext:value-type="float">
            <text:p>1.70E-03</text:p>
          </table:table-cell>
        </table:table-row>
        <table:table-row table:style-name="ro1" table:number-rows-repeated="2">
          <table:table-cell table:style-name="Default" table:number-columns-repeated="9"/>
          <table:table-cell table:style-name="ce7"/>
          <table:table-cell table:style-name="Default" table:number-columns-repeated="10"/>
        </table:table-row>
        <table:table-row table:style-name="ro1">
          <table:table-cell table:style-name="Default" table:number-columns-repeated="9"/>
          <table:table-cell table:style-name="ce7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00/00/0000</text:date>, <text:time style:data-style-name="N2" text:time-value="18:00:44.467272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2T17:13:13.520893870</meta:creation-date>
    <dc:date>2022-12-17T18:14:56.966639688</dc:date>
    <meta:editing-duration>PT15M32S</meta:editing-duration>
    <meta:editing-cycles>6</meta:editing-cycles>
    <meta:generator>LibreOffice/5.3.6.1$Linux_X86_64 LibreOffice_project/30$Build-1</meta:generator>
    <meta:document-statistic meta:table-count="2" meta:cell-count="4790" meta:object-count="0"/>
  </office:meta>
</office:document-meta>
</file>